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59/meta.xml" manifest:media-type="text/xml"/>
  <manifest:file-entry manifest:full-path="Object 59/content.xml" manifest:media-type="text/xml"/>
  <manifest:file-entry manifest:full-path="Object 59/styles.xml" manifest:media-type="text/xml"/>
  <manifest:file-entry manifest:full-path="Object 59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Object 51/meta.xml" manifest:media-type="text/xml"/>
  <manifest:file-entry manifest:full-path="Object 51/content.xml" manifest:media-type="text/xml"/>
  <manifest:file-entry manifest:full-path="Object 51/styles.xml" manifest:media-type="text/xml"/>
  <manifest:file-entry manifest:full-path="Object 51/" manifest:media-type="application/vnd.oasis.opendocument.chart"/>
  <manifest:file-entry manifest:full-path="Object 43/meta.xml" manifest:media-type="text/xml"/>
  <manifest:file-entry manifest:full-path="Object 43/content.xml" manifest:media-type="text/xml"/>
  <manifest:file-entry manifest:full-path="Object 43/styles.xml" manifest:media-type="text/xml"/>
  <manifest:file-entry manifest:full-path="Object 43/" manifest:media-type="application/vnd.oasis.opendocument.chart"/>
  <manifest:file-entry manifest:full-path="Object 60/meta.xml" manifest:media-type="text/xml"/>
  <manifest:file-entry manifest:full-path="Object 60/content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44/meta.xml" manifest:media-type="text/xml"/>
  <manifest:file-entry manifest:full-path="Object 44/content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53/meta.xml" manifest:media-type="text/xml"/>
  <manifest:file-entry manifest:full-path="Object 53/content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50/meta.xml" manifest:media-type="text/xml"/>
  <manifest:file-entry manifest:full-path="Object 50/content.xml" manifest:media-type="text/xml"/>
  <manifest:file-entry manifest:full-path="Object 50/styles.xml" manifest:media-type="text/xml"/>
  <manifest:file-entry manifest:full-path="Object 50/" manifest:media-type="application/vnd.oasis.opendocument.chart"/>
  <manifest:file-entry manifest:full-path="Object 42/meta.xml" manifest:media-type="text/xml"/>
  <manifest:file-entry manifest:full-path="Object 42/content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Object 40/meta.xml" manifest:media-type="text/xml"/>
  <manifest:file-entry manifest:full-path="Object 40/content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58/meta.xml" manifest:media-type="text/xml"/>
  <manifest:file-entry manifest:full-path="Object 58/content.xml" manifest:media-type="text/xml"/>
  <manifest:file-entry manifest:full-path="Object 58/styles.xml" manifest:media-type="text/xml"/>
  <manifest:file-entry manifest:full-path="Object 58/" manifest:media-type="application/vnd.oasis.opendocument.chart"/>
  <manifest:file-entry manifest:full-path="ObjectReplacements/Object 5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38/meta.xml" manifest:media-type="text/xml"/>
  <manifest:file-entry manifest:full-path="Object 38/content.xml" manifest:media-type="text/xml"/>
  <manifest:file-entry manifest:full-path="Object 38/styles.xml" manifest:media-type="text/xml"/>
  <manifest:file-entry manifest:full-path="Object 38/" manifest:media-type="application/vnd.oasis.opendocument.chart"/>
  <manifest:file-entry manifest:full-path="Object 55/meta.xml" manifest:media-type="text/xml"/>
  <manifest:file-entry manifest:full-path="Object 55/content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47/meta.xml" manifest:media-type="text/xml"/>
  <manifest:file-entry manifest:full-path="Object 47/content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Configurations2/" manifest:media-type="application/vnd.sun.xml.ui.configuration"/>
  <manifest:file-entry manifest:full-path="Object 39/meta.xml" manifest:media-type="text/xml"/>
  <manifest:file-entry manifest:full-path="Object 39/content.xml" manifest:media-type="text/xml"/>
  <manifest:file-entry manifest:full-path="Object 39/styles.xml" manifest:media-type="text/xml"/>
  <manifest:file-entry manifest:full-path="Object 39/" manifest:media-type="application/vnd.oasis.opendocument.chart"/>
  <manifest:file-entry manifest:full-path="Object 56/meta.xml" manifest:media-type="text/xml"/>
  <manifest:file-entry manifest:full-path="Object 56/content.xml" manifest:media-type="text/xml"/>
  <manifest:file-entry manifest:full-path="Object 56/styles.xml" manifest:media-type="text/xml"/>
  <manifest:file-entry manifest:full-path="Object 56/" manifest:media-type="application/vnd.oasis.opendocument.chart"/>
  <manifest:file-entry manifest:full-path="Object 48/meta.xml" manifest:media-type="text/xml"/>
  <manifest:file-entry manifest:full-path="Object 48/content.xml" manifest:media-type="text/xml"/>
  <manifest:file-entry manifest:full-path="Object 48/styles.xml" manifest:media-type="text/xml"/>
  <manifest:file-entry manifest:full-path="Object 48/" manifest:media-type="application/vnd.oasis.opendocument.chart"/>
  <manifest:file-entry manifest:full-path="Object 57/meta.xml" manifest:media-type="text/xml"/>
  <manifest:file-entry manifest:full-path="Object 57/content.xml" manifest:media-type="text/xml"/>
  <manifest:file-entry manifest:full-path="Object 57/styles.xml" manifest:media-type="text/xml"/>
  <manifest:file-entry manifest:full-path="Object 57/" manifest:media-type="application/vnd.oasis.opendocument.chart"/>
  <manifest:file-entry manifest:full-path="Object 49/meta.xml" manifest:media-type="text/xml"/>
  <manifest:file-entry manifest:full-path="Object 49/content.xml" manifest:media-type="text/xml"/>
  <manifest:file-entry manifest:full-path="Object 49/styles.xml" manifest:media-type="text/xml"/>
  <manifest:file-entry manifest:full-path="Object 49/" manifest:media-type="application/vnd.oasis.opendocument.chart"/>
  <manifest:file-entry manifest:full-path="Object 37/meta.xml" manifest:media-type="text/xml"/>
  <manifest:file-entry manifest:full-path="Object 37/content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54/meta.xml" manifest:media-type="text/xml"/>
  <manifest:file-entry manifest:full-path="Object 54/content.xml" manifest:media-type="text/xml"/>
  <manifest:file-entry manifest:full-path="Object 54/styles.xml" manifest:media-type="text/xml"/>
  <manifest:file-entry manifest:full-path="Object 54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4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office:value-type="string" calcext:value-type="string">
            <text:p>avg_adds</text:p>
          </table:table-cell>
          <table:table-cell office:value-type="string" calcext:value-type="string">
            <text:p>add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3.5" calcext:value-type="float">
            <text:p>1333.5</text:p>
          </table:table-cell>
          <table:table-cell office:value-type="float" office:value="732.317724761596" calcext:value-type="float">
            <text:p>732.3177247615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13.5" calcext:value-type="float">
            <text:p>4713.5</text:p>
          </table:table-cell>
          <table:table-cell office:value-type="float" office:value="1193.62022854843" calcext:value-type="float">
            <text:p>1193.620228548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777.5" calcext:value-type="float">
            <text:p>9777.5</text:p>
          </table:table-cell>
          <table:table-cell office:value-type="float" office:value="1701.05298271394" calcext:value-type="float">
            <text:p>1701.052982713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220.01829947413" calcext:value-type="float">
            <text:p>2220.018299474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67.5" calcext:value-type="float">
            <text:p>25267.5</text:p>
          </table:table-cell>
          <table:table-cell office:value-type="float" office:value="2738.98361623431" calcext:value-type="float">
            <text:p>2738.9836162343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775.5" calcext:value-type="float">
            <text:p>35775.5</text:p>
          </table:table-cell>
          <table:table-cell office:value-type="float" office:value="3292.54662077851" calcext:value-type="float">
            <text:p>3292.546620778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245.5" calcext:value-type="float">
            <text:p>48245.5</text:p>
          </table:table-cell>
          <table:table-cell office:value-type="float" office:value="3869.17475051205" calcext:value-type="float">
            <text:p>3869.1747505120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715.5" calcext:value-type="float">
            <text:p>62715.5</text:p>
          </table:table-cell>
          <table:table-cell office:value-type="float" office:value="4445.80288024559" calcext:value-type="float">
            <text:p>4445.802880245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185.5" calcext:value-type="float">
            <text:p>79185.5</text:p>
          </table:table-cell>
          <table:table-cell office:value-type="float" office:value="5022.43100997913" calcext:value-type="float">
            <text:p>5022.4310099791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861.5" calcext:value-type="float">
            <text:p>107861.5</text:p>
          </table:table-cell>
          <table:table-cell office:value-type="float" office:value="11203.8845607227" calcext:value-type="float">
            <text:p>11203.88456072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733.5" calcext:value-type="float">
            <text:p>158733.5</text:p>
          </table:table-cell>
          <table:table-cell office:value-type="float" office:value="17800.5103648744" calcext:value-type="float">
            <text:p>17800.51036487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3073.5" calcext:value-type="float">
            <text:p>233073.5</text:p>
          </table:table-cell>
          <table:table-cell office:value-type="float" office:value="24720.0479216769" calcext:value-type="float">
            <text:p>24720.04792167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1413.5" calcext:value-type="float">
            <text:p>331413.5</text:p>
          </table:table-cell>
          <table:table-cell office:value-type="float" office:value="31639.5854784793" calcext:value-type="float">
            <text:p>31639.585478479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3180" calcext:value-type="float">
            <text:p>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4677.5" calcext:value-type="float">
            <text:p>454677.5</text:p>
          </table:table-cell>
          <table:table-cell office:value-type="float" office:value="39066.5557894473" calcext:value-type="float">
            <text:p>39066.55578944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3827.5" calcext:value-type="float">
            <text:p>603827.5</text:p>
          </table:table-cell>
          <table:table-cell office:value-type="float" office:value="46562.7214759833" calcext:value-type="float">
            <text:p>46562.72147598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8977.5" calcext:value-type="float">
            <text:p>778977.5</text:p>
          </table:table-cell>
          <table:table-cell office:value-type="float" office:value="54058.8871625194" calcext:value-type="float">
            <text:p>54058.88716251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" calcext:value-type="float">
            <text:p>4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0127.5" calcext:value-type="float">
            <text:p>980127.5</text:p>
          </table:table-cell>
          <table:table-cell office:value-type="float" office:value="61555.0528490554" calcext:value-type="float">
            <text:p>61555.05284905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0" calcext:value-type="float">
            <text:p>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7277.5" calcext:value-type="float">
            <text:p>1207277.5</text:p>
          </table:table-cell>
          <table:table-cell office:value-type="float" office:value="69051.2185355914" calcext:value-type="float">
            <text:p>69051.218535591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" calcext:value-type="float">
            <text:p>12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3525.5" calcext:value-type="float">
            <text:p>1593525.5</text:p>
          </table:table-cell>
          <table:table-cell office:value-type="float" office:value="149640.765947151" calcext:value-type="float">
            <text:p>149640.7659471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0508" calcext:value-type="float">
            <text:p>2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9541.5" calcext:value-type="float">
            <text:p>2269541.5</text:p>
          </table:table-cell>
          <table:table-cell office:value-type="float" office:value="235858.20390491" calcext:value-type="float">
            <text:p>235858.203904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80" calcext:value-type="float">
            <text:p>27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45101.5" calcext:value-type="float">
            <text:p>3245101.5</text:p>
          </table:table-cell>
          <table:table-cell office:value-type="float" office:value="322352.423364941" calcext:value-type="float">
            <text:p>322352.42336494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30153.5" calcext:value-type="float">
            <text:p>4530153.5</text:p>
          </table:table-cell>
          <table:table-cell office:value-type="float" office:value="414059.361117763" calcext:value-type="float">
            <text:p>414059.3611177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4016" calcext:value-type="float">
            <text:p>44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34293.5" calcext:value-type="float">
            <text:p>6134293.5</text:p>
          </table:table-cell>
          <table:table-cell office:value-type="float" office:value="506319.861875129" calcext:value-type="float">
            <text:p>506319.8618751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0.55" calcext:value-type="float">
            <text:p>0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49788" calcext:value-type="float">
            <text:p>49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8433.5" calcext:value-type="float">
            <text:p>8058433.5</text:p>
          </table:table-cell>
          <table:table-cell office:value-type="float" office:value="598580.362632496" calcext:value-type="float">
            <text:p>598580.36263249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.1" calcext:value-type="float">
            <text:p>1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58560" calcext:value-type="float">
            <text:p>5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02573.5" calcext:value-type="float">
            <text:p>10302573.5</text:p>
          </table:table-cell>
          <table:table-cell office:value-type="float" office:value="690840.863389862" calcext:value-type="float">
            <text:p>690840.86338986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96" calcext:value-type="float">
            <text:p>6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875197.5" calcext:value-type="float">
            <text:p>12875197.5</text:p>
          </table:table-cell>
          <table:table-cell office:value-type="float" office:value="787760.519435475" calcext:value-type="float">
            <text:p>787760.51943547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74816" calcext:value-type="float">
            <text:p>7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785997.5" calcext:value-type="float">
            <text:p>15785997.5</text:p>
          </table:table-cell>
          <table:table-cell office:value-type="float" office:value="885787.301490177" calcext:value-type="float">
            <text:p>885787.30149017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9632" calcext:value-type="float">
            <text:p>159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81265.5" calcext:value-type="float">
            <text:p>20681265.5</text:p>
          </table:table-cell>
          <table:table-cell office:value-type="float" office:value="1886905.99520836" calcext:value-type="float">
            <text:p>1886905.995208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3.6" calcext:value-type="float">
            <text:p>3.6</text:p>
          </table:table-cell>
          <table:table-cell office:value-type="float" office:value="0.734846922835" calcext:value-type="float">
            <text:p>0.734846922835</text:p>
          </table:table-cell>
          <table:table-cell office:value-type="float" office:value="243696" calcext:value-type="float">
            <text:p>243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15885.5" calcext:value-type="float">
            <text:p>29115885.5</text:p>
          </table:table-cell>
          <table:table-cell office:value-type="float" office:value="2924836.62872873" calcext:value-type="float">
            <text:p>2924836.6287287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.55" calcext:value-type="float">
            <text:p>5.55</text:p>
          </table:table-cell>
          <table:table-cell office:value-type="float" office:value="0.804673846972" calcext:value-type="float">
            <text:p>0.804673846972</text:p>
          </table:table-cell>
          <table:table-cell office:value-type="float" office:value="339264" calcext:value-type="float">
            <text:p>33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226441.5" calcext:value-type="float">
            <text:p>41226441.5</text:p>
          </table:table-cell>
          <table:table-cell office:value-type="float" office:value="4004469.00859143" calcext:value-type="float">
            <text:p>4004469.008591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6.15" calcext:value-type="float">
            <text:p>6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408000" calcext:value-type="float">
            <text:p>40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10701.5" calcext:value-type="float">
            <text:p>57110701.5</text:p>
          </table:table-cell>
          <table:table-cell office:value-type="float" office:value="5100062.45508518" calcext:value-type="float">
            <text:p>5100062.455085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8.5" calcext:value-type="float">
            <text:p>8.5</text:p>
          </table:table-cell>
          <table:table-cell office:value-type="float" office:value="1.56524758425" calcext:value-type="float">
            <text:p>1.56524758425</text:p>
          </table:table-cell>
          <table:table-cell office:value-type="float" office:value="517392" calcext:value-type="float">
            <text:p>51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794961.5" calcext:value-type="float">
            <text:p>76794961.5</text:p>
          </table:table-cell>
          <table:table-cell office:value-type="float" office:value="6195655.90157894" calcext:value-type="float">
            <text:p>6195655.901578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9.2" calcext:value-type="float">
            <text:p>9.2</text:p>
          </table:table-cell>
          <table:table-cell office:value-type="float" office:value="0.678232998313" calcext:value-type="float">
            <text:p>0.678232998313</text:p>
          </table:table-cell>
          <table:table-cell office:value-type="float" office:value="589424" calcext:value-type="float">
            <text:p>58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326093.5" calcext:value-type="float">
            <text:p>100326093.5</text:p>
          </table:table-cell>
          <table:table-cell office:value-type="float" office:value="7316990.02778383" calcext:value-type="float">
            <text:p>7316990.027783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1.4" calcext:value-type="float">
            <text:p>11.4</text:p>
          </table:table-cell>
          <table:table-cell office:value-type="float" office:value="1.562049935181" calcext:value-type="float">
            <text:p>1.562049935181</text:p>
          </table:table-cell>
          <table:table-cell office:value-type="float" office:value="718528" calcext:value-type="float">
            <text:p>718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804633.5" calcext:value-type="float">
            <text:p>127804633.5</text:p>
          </table:table-cell>
          <table:table-cell office:value-type="float" office:value="8470246.28725092" calcext:value-type="float">
            <text:p>8470246.287250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2.3" calcext:value-type="float">
            <text:p>12.3</text:p>
          </table:table-cell>
          <table:table-cell office:value-type="float" office:value="0.953939201417" calcext:value-type="float">
            <text:p>0.953939201417</text:p>
          </table:table-cell>
          <table:table-cell office:value-type="float" office:value="828768" calcext:value-type="float">
            <text:p>828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9283173.5" calcext:value-type="float">
            <text:p>159283173.5</text:p>
          </table:table-cell>
          <table:table-cell office:value-type="float" office:value="9623502.54671759" calcext:value-type="float">
            <text:p>9623502.546717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.45" calcext:value-type="float">
            <text:p>13.45</text:p>
          </table:table-cell>
          <table:table-cell office:value-type="float" office:value="1.071214264281" calcext:value-type="float">
            <text:p>1.071214264281</text:p>
          </table:table-cell>
          <table:table-cell office:value-type="float" office:value="866000" calcext:value-type="float">
            <text:p>86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761713.5" calcext:value-type="float">
            <text:p>194761713.5</text:p>
          </table:table-cell>
          <table:table-cell office:value-type="float" office:value="10776758.8061851" calcext:value-type="float">
            <text:p>10776758.80618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.3" calcext:value-type="float">
            <text:p>31.3</text:p>
          </table:table-cell>
          <table:table-cell office:value-type="float" office:value="5.622277118748" calcext:value-type="float">
            <text:p>5.622277118748</text:p>
          </table:table-cell>
          <table:table-cell office:value-type="float" office:value="1832000" calcext:value-type="float">
            <text:p>18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863997.5" calcext:value-type="float">
            <text:p>253863997.5</text:p>
          </table:table-cell>
          <table:table-cell office:value-type="float" office:value="22706779.6381187" calcext:value-type="float">
            <text:p>22706779.63811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1.35" calcext:value-type="float">
            <text:p>51.35</text:p>
          </table:table-cell>
          <table:table-cell office:value-type="float" office:value="12.503099615695" calcext:value-type="float">
            <text:p>12.503099615695</text:p>
          </table:table-cell>
          <table:table-cell office:value-type="float" office:value="2898960" calcext:value-type="float">
            <text:p>289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5068585.5" calcext:value-type="float">
            <text:p>355068585.5</text:p>
          </table:table-cell>
          <table:table-cell office:value-type="float" office:value="35034258.7073149" calcext:value-type="float">
            <text:p>35034258.707314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72.85" calcext:value-type="float">
            <text:p>72.85</text:p>
          </table:table-cell>
          <table:table-cell office:value-type="float" office:value="20.734693149405" calcext:value-type="float">
            <text:p>20.734693149405</text:p>
          </table:table-cell>
          <table:table-cell office:value-type="float" office:value="3864000" calcext:value-type="float">
            <text:p>38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9682805.5" calcext:value-type="float">
            <text:p>499682805.5</text:p>
          </table:table-cell>
          <table:table-cell office:value-type="float" office:value="47720077.5614525" calcext:value-type="float">
            <text:p>47720077.56145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2.15" calcext:value-type="float">
            <text:p>92.15</text:p>
          </table:table-cell>
          <table:table-cell office:value-type="float" office:value="20.599211149944" calcext:value-type="float">
            <text:p>20.599211149944</text:p>
          </table:table-cell>
          <table:table-cell office:value-type="float" office:value="5106576" calcext:value-type="float">
            <text:p>510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8297025.5" calcext:value-type="float">
            <text:p>688297025.5</text:p>
          </table:table-cell>
          <table:table-cell office:value-type="float" office:value="60405896.4155907" calcext:value-type="float">
            <text:p>60405896.415590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2.55" calcext:value-type="float">
            <text:p>122.55</text:p>
          </table:table-cell>
          <table:table-cell office:value-type="float" office:value="42.176385572972" calcext:value-type="float">
            <text:p>42.176385572972</text:p>
          </table:table-cell>
          <table:table-cell office:value-type="float" office:value="6097920" calcext:value-type="float">
            <text:p>609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1706221.5" calcext:value-type="float">
            <text:p>921706221.5</text:p>
          </table:table-cell>
          <table:table-cell office:value-type="float" office:value="73528291.9593142" calcext:value-type="float">
            <text:p>73528291.95931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2.55" calcext:value-type="float">
            <text:p>162.55</text:p>
          </table:table-cell>
          <table:table-cell office:value-type="float" office:value="62.999583331955" calcext:value-type="float">
            <text:p>62.999583331955</text:p>
          </table:table-cell>
          <table:table-cell office:value-type="float" office:value="7361552" calcext:value-type="float">
            <text:p>736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884681.5" calcext:value-type="float">
            <text:p>1200884681.5</text:p>
          </table:table-cell>
          <table:table-cell office:value-type="float" office:value="86790738.943183" calcext:value-type="float">
            <text:p>86790738.9431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7.9" calcext:value-type="float">
            <text:p>177.9</text:p>
          </table:table-cell>
          <table:table-cell office:value-type="float" office:value="57.673997607241" calcext:value-type="float">
            <text:p>57.673997607241</text:p>
          </table:table-cell>
          <table:table-cell office:value-type="float" office:value="8128000" calcext:value-type="float">
            <text:p>812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26063141.5" calcext:value-type="float">
            <text:p>1526063141.5</text:p>
          </table:table-cell>
          <table:table-cell office:value-type="float" office:value="100053185.927052" calcext:value-type="float">
            <text:p>100053185.92705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01.75" calcext:value-type="float">
            <text:p>201.75</text:p>
          </table:table-cell>
          <table:table-cell office:value-type="float" office:value="70.990052119998" calcext:value-type="float">
            <text:p>70.990052119998</text:p>
          </table:table-cell>
          <table:table-cell office:value-type="float" office:value="9590928" calcext:value-type="float">
            <text:p>959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97241601.5" calcext:value-type="float">
            <text:p>1897241601.5</text:p>
          </table:table-cell>
          <table:table-cell office:value-type="float" office:value="113315632.910926" calcext:value-type="float">
            <text:p>113315632.9109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.6" calcext:value-type="float">
            <text:p>261.6</text:p>
          </table:table-cell>
          <table:table-cell office:value-type="float" office:value="49.447345732607" calcext:value-type="float">
            <text:p>49.447345732607</text:p>
          </table:table-cell>
          <table:table-cell office:value-type="float" office:value="10713152" calcext:value-type="float">
            <text:p>1071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4420061.5" calcext:value-type="float">
            <text:p>2314420061.5</text:p>
          </table:table-cell>
          <table:table-cell office:value-type="float" office:value="126578079.894799" calcext:value-type="float">
            <text:p>126578079.8947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59913.5" calcext:value-type="float">
            <text:p>2522959913.5</text:p>
          </table:table-cell>
          <table:table-cell office:value-type="float" office:value="731.114218162935" calcext:value-type="float">
            <text:p>731.1142181629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63293.5" calcext:value-type="float">
            <text:p>2522963293.5</text:p>
          </table:table-cell>
          <table:table-cell office:value-type="float" office:value="1193.47559673418" calcext:value-type="float">
            <text:p>1193.4755967341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68357.5" calcext:value-type="float">
            <text:p>2522968357.5</text:p>
          </table:table-cell>
          <table:table-cell office:value-type="float" office:value="1701.12433408026" calcext:value-type="float">
            <text:p>1701.124334080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75202.5" calcext:value-type="float">
            <text:p>2522975202.5</text:p>
          </table:table-cell>
          <table:table-cell office:value-type="float" office:value="2220.25584111381" calcext:value-type="float">
            <text:p>2220.2558411138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83847.5" calcext:value-type="float">
            <text:p>2522983847.5</text:p>
          </table:table-cell>
          <table:table-cell office:value-type="float" office:value="2738.94578259592" calcext:value-type="float">
            <text:p>2738.945782595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2994355.5" calcext:value-type="float">
            <text:p>2522994355.5</text:p>
          </table:table-cell>
          <table:table-cell office:value-type="float" office:value="3292.5807507182" calcext:value-type="float">
            <text:p>3292.580750718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006825.5" calcext:value-type="float">
            <text:p>2523006825.5</text:p>
          </table:table-cell>
          <table:table-cell office:value-type="float" office:value="3869.22214404911" calcext:value-type="float">
            <text:p>3869.222144049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021295.5" calcext:value-type="float">
            <text:p>2523021295.5</text:p>
          </table:table-cell>
          <table:table-cell office:value-type="float" office:value="4445.69724565225" calcext:value-type="float">
            <text:p>4445.697245652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037765.5" calcext:value-type="float">
            <text:p>2523037765.5</text:p>
          </table:table-cell>
          <table:table-cell office:value-type="float" office:value="5022.36916205888" calcext:value-type="float">
            <text:p>5022.3691620588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066441.5" calcext:value-type="float">
            <text:p>2523066441.5</text:p>
          </table:table-cell>
          <table:table-cell office:value-type="float" office:value="11203.885040467" calcext:value-type="float">
            <text:p>11203.88504046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117313.5" calcext:value-type="float">
            <text:p>2523117313.5</text:p>
          </table:table-cell>
          <table:table-cell office:value-type="float" office:value="17800.5159475786" calcext:value-type="float">
            <text:p>17800.51594757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191653.5" calcext:value-type="float">
            <text:p>2523191653.5</text:p>
          </table:table-cell>
          <table:table-cell office:value-type="float" office:value="24720.0362459281" calcext:value-type="float">
            <text:p>24720.036245928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289993.5" calcext:value-type="float">
            <text:p>2523289993.5</text:p>
          </table:table-cell>
          <table:table-cell office:value-type="float" office:value="31639.6025259484" calcext:value-type="float">
            <text:p>31639.602525948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413257.5" calcext:value-type="float">
            <text:p>2523413257.5</text:p>
          </table:table-cell>
          <table:table-cell office:value-type="float" office:value="39066.5614560586" calcext:value-type="float">
            <text:p>39066.56145605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3.15" calcext:value-type="float">
            <text:p>3.15</text:p>
          </table:table-cell>
          <table:table-cell office:value-type="float" office:value="10.503689827865" calcext:value-type="float">
            <text:p>10.503689827865</text:p>
          </table:table-cell>
          <table:table-cell office:value-type="float" office:value="3404" calcext:value-type="float">
            <text:p>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562407.5" calcext:value-type="float">
            <text:p>2523562407.5</text:p>
          </table:table-cell>
          <table:table-cell office:value-type="float" office:value="46562.7270679027" calcext:value-type="float">
            <text:p>46562.727067902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737557.5" calcext:value-type="float">
            <text:p>2523737557.5</text:p>
          </table:table-cell>
          <table:table-cell office:value-type="float" office:value="54058.8834512886" calcext:value-type="float">
            <text:p>54058.88345128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3938707.5" calcext:value-type="float">
            <text:p>2523938707.5</text:p>
          </table:table-cell>
          <table:table-cell office:value-type="float" office:value="61555.0589310091" calcext:value-type="float">
            <text:p>61555.05893100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4165857.5" calcext:value-type="float">
            <text:p>2524165857.5</text:p>
          </table:table-cell>
          <table:table-cell office:value-type="float" office:value="69051.2250434415" calcext:value-type="float">
            <text:p>69051.22504344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4552105.5" calcext:value-type="float">
            <text:p>2524552105.5</text:p>
          </table:table-cell>
          <table:table-cell office:value-type="float" office:value="149640.769631809" calcext:value-type="float">
            <text:p>149640.76963180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2" calcext:value-type="float">
            <text:p>1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5228121.5" calcext:value-type="float">
            <text:p>2525228121.5</text:p>
          </table:table-cell>
          <table:table-cell office:value-type="float" office:value="235858.204996137" calcext:value-type="float">
            <text:p>235858.20499613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8" calcext:value-type="float">
            <text:p>24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6203681.5" calcext:value-type="float">
            <text:p>2526203681.5</text:p>
          </table:table-cell>
          <table:table-cell office:value-type="float" office:value="322352.425273954" calcext:value-type="float">
            <text:p>322352.42527395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76" calcext:value-type="float">
            <text:p>31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7488733.5" calcext:value-type="float">
            <text:p>2527488733.5</text:p>
          </table:table-cell>
          <table:table-cell office:value-type="float" office:value="414059.36146403" calcext:value-type="float">
            <text:p>414059.3614640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44" calcext:value-type="float">
            <text:p>3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29092873.5" calcext:value-type="float">
            <text:p>2529092873.5</text:p>
          </table:table-cell>
          <table:table-cell office:value-type="float" office:value="506319.862221501" calcext:value-type="float">
            <text:p>506319.86222150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46996" calcext:value-type="float">
            <text:p>4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1017013.5" calcext:value-type="float">
            <text:p>2531017013.5</text:p>
          </table:table-cell>
          <table:table-cell office:value-type="float" office:value="598580.362123583" calcext:value-type="float">
            <text:p>598580.3621235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56" calcext:value-type="float">
            <text:p>5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3261153.5" calcext:value-type="float">
            <text:p>2533261153.5</text:p>
          </table:table-cell>
          <table:table-cell office:value-type="float" office:value="690840.865218612" calcext:value-type="float">
            <text:p>690840.86521861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63596" calcext:value-type="float">
            <text:p>63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5833777.5" calcext:value-type="float">
            <text:p>2535833777.5</text:p>
          </table:table-cell>
          <table:table-cell office:value-type="float" office:value="787760.519792659" calcext:value-type="float">
            <text:p>787760.5197926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52" calcext:value-type="float">
            <text:p>6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38744577.5" calcext:value-type="float">
            <text:p>2538744577.5</text:p>
          </table:table-cell>
          <table:table-cell office:value-type="float" office:value="885787.301891374" calcext:value-type="float">
            <text:p>885787.30189137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7504" calcext:value-type="float">
            <text:p>14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43639845.5" calcext:value-type="float">
            <text:p>2543639845.5</text:p>
          </table:table-cell>
          <table:table-cell office:value-type="float" office:value="1886905.99517411" calcext:value-type="float">
            <text:p>1886905.995174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3.45" calcext:value-type="float">
            <text:p>3.45</text:p>
          </table:table-cell>
          <table:table-cell office:value-type="float" office:value="0.804673846972" calcext:value-type="float">
            <text:p>0.804673846972</text:p>
          </table:table-cell>
          <table:table-cell office:value-type="float" office:value="233488" calcext:value-type="float">
            <text:p>2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2074465.5" calcext:value-type="float">
            <text:p>2552074465.5</text:p>
          </table:table-cell>
          <table:table-cell office:value-type="float" office:value="2924836.62874219" calcext:value-type="float">
            <text:p>2924836.628742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.9" calcext:value-type="float">
            <text:p>5.9</text:p>
          </table:table-cell>
          <table:table-cell office:value-type="float" office:value="1.813835714722" calcext:value-type="float">
            <text:p>1.813835714722</text:p>
          </table:table-cell>
          <table:table-cell office:value-type="float" office:value="315008" calcext:value-type="float">
            <text:p>31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64185021.5" calcext:value-type="float">
            <text:p>2564185021.5</text:p>
          </table:table-cell>
          <table:table-cell office:value-type="float" office:value="4004469.00864721" calcext:value-type="float">
            <text:p>4004469.0086472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8" calcext:value-type="float">
            <text:p>8</text:p>
          </table:table-cell>
          <table:table-cell office:value-type="float" office:value="2.167948338868" calcext:value-type="float">
            <text:p>2.167948338868</text:p>
          </table:table-cell>
          <table:table-cell office:value-type="float" office:value="426416" calcext:value-type="float">
            <text:p>426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80069281.5" calcext:value-type="float">
            <text:p>2580069281.5</text:p>
          </table:table-cell>
          <table:table-cell office:value-type="float" office:value="5100062.45508425" calcext:value-type="float">
            <text:p>5100062.4550842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9.65" calcext:value-type="float">
            <text:p>9.65</text:p>
          </table:table-cell>
          <table:table-cell office:value-type="float" office:value="1.904599695474" calcext:value-type="float">
            <text:p>1.904599695474</text:p>
          </table:table-cell>
          <table:table-cell office:value-type="float" office:value="496976" calcext:value-type="float">
            <text:p>49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9753541.5" calcext:value-type="float">
            <text:p>2599753541.5</text:p>
          </table:table-cell>
          <table:table-cell office:value-type="float" office:value="6195655.90157233" calcext:value-type="float">
            <text:p>6195655.901572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1.2" calcext:value-type="float">
            <text:p>11.2</text:p>
          </table:table-cell>
          <table:table-cell office:value-type="float" office:value="3.828837943815" calcext:value-type="float">
            <text:p>3.828837943815</text:p>
          </table:table-cell>
          <table:table-cell office:value-type="float" office:value="609456" calcext:value-type="float">
            <text:p>60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23284673.5" calcext:value-type="float">
            <text:p>2623284673.5</text:p>
          </table:table-cell>
          <table:table-cell office:value-type="float" office:value="7316990.02777946" calcext:value-type="float">
            <text:p>7316990.027779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4.1" calcext:value-type="float">
            <text:p>14.1</text:p>
          </table:table-cell>
          <table:table-cell office:value-type="float" office:value="3.672873534441" calcext:value-type="float">
            <text:p>3.672873534441</text:p>
          </table:table-cell>
          <table:table-cell office:value-type="float" office:value="670016" calcext:value-type="float">
            <text:p>670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50763213.5" calcext:value-type="float">
            <text:p>2650763213.5</text:p>
          </table:table-cell>
          <table:table-cell office:value-type="float" office:value="8470246.28750593" calcext:value-type="float">
            <text:p>8470246.2875059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6.65" calcext:value-type="float">
            <text:p>16.65</text:p>
          </table:table-cell>
          <table:table-cell office:value-type="float" office:value="4.746314359585" calcext:value-type="float">
            <text:p>4.746314359585</text:p>
          </table:table-cell>
          <table:table-cell office:value-type="float" office:value="750112" calcext:value-type="float">
            <text:p>75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82241753.5" calcext:value-type="float">
            <text:p>2682241753.5</text:p>
          </table:table-cell>
          <table:table-cell office:value-type="float" office:value="9623502.54674461" calcext:value-type="float">
            <text:p>9623502.5467446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7.7" calcext:value-type="float">
            <text:p>17.7</text:p>
          </table:table-cell>
          <table:table-cell office:value-type="float" office:value="4.859012245303" calcext:value-type="float">
            <text:p>4.859012245303</text:p>
          </table:table-cell>
          <table:table-cell office:value-type="float" office:value="902832" calcext:value-type="float">
            <text:p>90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17720293.5" calcext:value-type="float">
            <text:p>2717720293.5</text:p>
          </table:table-cell>
          <table:table-cell office:value-type="float" office:value="10776758.8062222" calcext:value-type="float">
            <text:p>10776758.806222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4.9" calcext:value-type="float">
            <text:p>34.9</text:p>
          </table:table-cell>
          <table:table-cell office:value-type="float" office:value="9.049309365913" calcext:value-type="float">
            <text:p>9.049309365913</text:p>
          </table:table-cell>
          <table:table-cell office:value-type="float" office:value="1905664" calcext:value-type="float">
            <text:p>1905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76822577.5" calcext:value-type="float">
            <text:p>2776822577.5</text:p>
          </table:table-cell>
          <table:table-cell office:value-type="float" office:value="22706779.6380933" calcext:value-type="float">
            <text:p>22706779.63809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5.6" calcext:value-type="float">
            <text:p>55.6</text:p>
          </table:table-cell>
          <table:table-cell office:value-type="float" office:value="10.915127117904" calcext:value-type="float">
            <text:p>10.915127117904</text:p>
          </table:table-cell>
          <table:table-cell office:value-type="float" office:value="2876656" calcext:value-type="float">
            <text:p>2876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8027165.5" calcext:value-type="float">
            <text:p>2878027165.5</text:p>
          </table:table-cell>
          <table:table-cell office:value-type="float" office:value="35034258.7073186" calcext:value-type="float">
            <text:p>35034258.70731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78.1" calcext:value-type="float">
            <text:p>78.1</text:p>
          </table:table-cell>
          <table:table-cell office:value-type="float" office:value="16.673032117764" calcext:value-type="float">
            <text:p>16.673032117764</text:p>
          </table:table-cell>
          <table:table-cell office:value-type="float" office:value="4011328" calcext:value-type="float">
            <text:p>401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22641385.5" calcext:value-type="float">
            <text:p>3022641385.5</text:p>
          </table:table-cell>
          <table:table-cell office:value-type="float" office:value="47720077.561478" calcext:value-type="float">
            <text:p>47720077.56147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7.35" calcext:value-type="float">
            <text:p>97.35</text:p>
          </table:table-cell>
          <table:table-cell office:value-type="float" office:value="18.328325073503" calcext:value-type="float">
            <text:p>18.328325073503</text:p>
          </table:table-cell>
          <table:table-cell office:value-type="float" office:value="4869040" calcext:value-type="float">
            <text:p>4869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11255605.5" calcext:value-type="float">
            <text:p>3211255605.5</text:p>
          </table:table-cell>
          <table:table-cell office:value-type="float" office:value="60405896.4155774" calcext:value-type="float">
            <text:p>60405896.415577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35" calcext:value-type="float">
            <text:p>135</text:p>
          </table:table-cell>
          <table:table-cell office:value-type="float" office:value="32.977264895682" calcext:value-type="float">
            <text:p>32.977264895682</text:p>
          </table:table-cell>
          <table:table-cell office:value-type="float" office:value="6053312" calcext:value-type="float">
            <text:p>605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44664801.5" calcext:value-type="float">
            <text:p>3444664801.5</text:p>
          </table:table-cell>
          <table:table-cell office:value-type="float" office:value="73528291.959315" calcext:value-type="float">
            <text:p>73528291.95931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79.6" calcext:value-type="float">
            <text:p>179.6</text:p>
          </table:table-cell>
          <table:table-cell office:value-type="float" office:value="32.119153164428" calcext:value-type="float">
            <text:p>32.119153164428</text:p>
          </table:table-cell>
          <table:table-cell office:value-type="float" office:value="6989776" calcext:value-type="float">
            <text:p>698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23843261.5" calcext:value-type="float">
            <text:p>3723843261.5</text:p>
          </table:table-cell>
          <table:table-cell office:value-type="float" office:value="86790738.9431683" calcext:value-type="float">
            <text:p>86790738.943168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7.95" calcext:value-type="float">
            <text:p>207.95</text:p>
          </table:table-cell>
          <table:table-cell office:value-type="float" office:value="49.400885619592" calcext:value-type="float">
            <text:p>49.400885619592</text:p>
          </table:table-cell>
          <table:table-cell office:value-type="float" office:value="8422656" calcext:value-type="float">
            <text:p>842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9021721.5" calcext:value-type="float">
            <text:p>4049021721.5</text:p>
          </table:table-cell>
          <table:table-cell office:value-type="float" office:value="100053185.927044" calcext:value-type="float">
            <text:p>100053185.9270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38" calcext:value-type="float">
            <text:p>238</text:p>
          </table:table-cell>
          <table:table-cell office:value-type="float" office:value="51.255243634188" calcext:value-type="float">
            <text:p>51.255243634188</text:p>
          </table:table-cell>
          <table:table-cell office:value-type="float" office:value="9160400" calcext:value-type="float">
            <text:p>916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20200181.5" calcext:value-type="float">
            <text:p>4420200181.5</text:p>
          </table:table-cell>
          <table:table-cell office:value-type="float" office:value="113315632.910926" calcext:value-type="float">
            <text:p>113315632.9109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1.6" calcext:value-type="float">
            <text:p>261.6</text:p>
          </table:table-cell>
          <table:table-cell office:value-type="float" office:value="53.352038386551" calcext:value-type="float">
            <text:p>53.352038386551</text:p>
          </table:table-cell>
          <table:table-cell office:value-type="float" office:value="10238080" calcext:value-type="float">
            <text:p>10238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37378641.5" calcext:value-type="float">
            <text:p>4837378641.5</text:p>
          </table:table-cell>
          <table:table-cell office:value-type="float" office:value="126578079.894811" calcext:value-type="float">
            <text:p>126578079.8948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.469817807046" calcext:value-type="float">
            <text:p>2.46981780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18493.5" calcext:value-type="float">
            <text:p>5045918493.5</text:p>
          </table:table-cell>
          <table:table-cell office:value-type="float" office:value="729.712272063448" calcext:value-type="float">
            <text:p>729.71227206344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25" calcext:value-type="float">
            <text:p>112.25</text:p>
          </table:table-cell>
          <table:table-cell office:value-type="float" office:value="2.896118091514" calcext:value-type="float">
            <text:p>2.896118091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21873.5" calcext:value-type="float">
            <text:p>5045921873.5</text:p>
          </table:table-cell>
          <table:table-cell office:value-type="float" office:value="1188.74723974443" calcext:value-type="float">
            <text:p>1188.7472397444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.9" calcext:value-type="float">
            <text:p>165.9</text:p>
          </table:table-cell>
          <table:table-cell office:value-type="float" office:value="3.548238999842" calcext:value-type="float">
            <text:p>3.548238999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26937.5" calcext:value-type="float">
            <text:p>5045926937.5</text:p>
          </table:table-cell>
          <table:table-cell office:value-type="float" office:value="1701.72618243947" calcext:value-type="float">
            <text:p>1701.7261824394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65" calcext:value-type="float">
            <text:p>223.65</text:p>
          </table:table-cell>
          <table:table-cell office:value-type="float" office:value="5.022698477909" calcext:value-type="float">
            <text:p>5.022698477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33782.5" calcext:value-type="float">
            <text:p>5045933782.5</text:p>
          </table:table-cell>
          <table:table-cell office:value-type="float" office:value="2220.71700133088" calcext:value-type="float">
            <text:p>2220.7170013308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.05" calcext:value-type="float">
            <text:p>283.05</text:p>
          </table:table-cell>
          <table:table-cell office:value-type="float" office:value="3.106042498098" calcext:value-type="float">
            <text:p>3.10604249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42427.5" calcext:value-type="float">
            <text:p>5045942427.5</text:p>
          </table:table-cell>
          <table:table-cell office:value-type="float" office:value="2739.31962355619" calcext:value-type="float">
            <text:p>2739.319623556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.75" calcext:value-type="float">
            <text:p>344.75</text:p>
          </table:table-cell>
          <table:table-cell office:value-type="float" office:value="5.290321351298" calcext:value-type="float">
            <text:p>5.290321351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52935.5" calcext:value-type="float">
            <text:p>5045952935.5</text:p>
          </table:table-cell>
          <table:table-cell office:value-type="float" office:value="3292.73624816808" calcext:value-type="float">
            <text:p>3292.7362481680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25" calcext:value-type="float">
            <text:p>412.25</text:p>
          </table:table-cell>
          <table:table-cell office:value-type="float" office:value="5.752173502246" calcext:value-type="float">
            <text:p>5.75217350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65405.5" calcext:value-type="float">
            <text:p>5045965405.5</text:p>
          </table:table-cell>
          <table:table-cell office:value-type="float" office:value="3869.22214404911" calcext:value-type="float">
            <text:p>3869.2221440491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.55" calcext:value-type="float">
            <text:p>481.55</text:p>
          </table:table-cell>
          <table:table-cell office:value-type="float" office:value="4.387197283011" calcext:value-type="float">
            <text:p>4.387197283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79875.5" calcext:value-type="float">
            <text:p>5045979875.5</text:p>
          </table:table-cell>
          <table:table-cell office:value-type="float" office:value="4446.04273483735" calcext:value-type="float">
            <text:p>4446.0427348373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.5" calcext:value-type="float">
            <text:p>546.5</text:p>
          </table:table-cell>
          <table:table-cell office:value-type="float" office:value="5.064582904837" calcext:value-type="float">
            <text:p>5.0645829048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5996345.5" calcext:value-type="float">
            <text:p>5045996345.5</text:p>
          </table:table-cell>
          <table:table-cell office:value-type="float" office:value="5021.85941659063" calcext:value-type="float">
            <text:p>5021.8594165906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4.25" calcext:value-type="float">
            <text:p>1294.25</text:p>
          </table:table-cell>
          <table:table-cell office:value-type="float" office:value="7.368005157379" calcext:value-type="float">
            <text:p>7.3680051573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025021.5" calcext:value-type="float">
            <text:p>5046025021.5</text:p>
          </table:table-cell>
          <table:table-cell office:value-type="float" office:value="11203.8393419399" calcext:value-type="float">
            <text:p>11203.839341939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2.65" calcext:value-type="float">
            <text:p>2112.65</text:p>
          </table:table-cell>
          <table:table-cell office:value-type="float" office:value="7.989211475463" calcext:value-type="float">
            <text:p>7.989211475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075893.5" calcext:value-type="float">
            <text:p>5046075893.5</text:p>
          </table:table-cell>
          <table:table-cell office:value-type="float" office:value="17800.6310000517" calcext:value-type="float">
            <text:p>17800.631000051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.4" calcext:value-type="float">
            <text:p>2981.4</text:p>
          </table:table-cell>
          <table:table-cell office:value-type="float" office:value="10.599056561606" calcext:value-type="float">
            <text:p>10.599056561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150233.5" calcext:value-type="float">
            <text:p>5046150233.5</text:p>
          </table:table-cell>
          <table:table-cell office:value-type="float" office:value="24719.9948220059" calcext:value-type="float">
            <text:p>24719.99482200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.45" calcext:value-type="float">
            <text:p>3854.45</text:p>
          </table:table-cell>
          <table:table-cell office:value-type="float" office:value="15.038201355431" calcext:value-type="float">
            <text:p>15.038201355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248573.5" calcext:value-type="float">
            <text:p>5046248573.5</text:p>
          </table:table-cell>
          <table:table-cell office:value-type="float" office:value="31639.5701614292" calcext:value-type="float">
            <text:p>31639.57016142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6.85" calcext:value-type="float">
            <text:p>4816.85</text:p>
          </table:table-cell>
          <table:table-cell office:value-type="float" office:value="9.593096476299" calcext:value-type="float">
            <text:p>9.593096476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371837.5" calcext:value-type="float">
            <text:p>5046371837.5</text:p>
          </table:table-cell>
          <table:table-cell office:value-type="float" office:value="39066.5352443751" calcext:value-type="float">
            <text:p>39066.535244375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2.65" calcext:value-type="float">
            <text:p>5792.65</text:p>
          </table:table-cell>
          <table:table-cell office:value-type="float" office:value="13.595127803487" calcext:value-type="float">
            <text:p>13.595127803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520987.5" calcext:value-type="float">
            <text:p>5046520987.5</text:p>
          </table:table-cell>
          <table:table-cell office:value-type="float" office:value="46562.7160719819" calcext:value-type="float">
            <text:p>46562.716071981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2.65" calcext:value-type="float">
            <text:p>6762.65</text:p>
          </table:table-cell>
          <table:table-cell office:value-type="float" office:value="12.993363691342" calcext:value-type="float">
            <text:p>12.993363691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696137.5" calcext:value-type="float">
            <text:p>5046696137.5</text:p>
          </table:table-cell>
          <table:table-cell office:value-type="float" office:value="54058.9402781816" calcext:value-type="float">
            <text:p>54058.940278181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2" calcext:value-type="float">
            <text:p>7742</text:p>
          </table:table-cell>
          <table:table-cell office:value-type="float" office:value="11.912178641983" calcext:value-type="float">
            <text:p>11.912178641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6897287.5" calcext:value-type="float">
            <text:p>5046897287.5</text:p>
          </table:table-cell>
          <table:table-cell office:value-type="float" office:value="61555.0589310091" calcext:value-type="float">
            <text:p>61555.058931009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7.05" calcext:value-type="float">
            <text:p>8707.05</text:p>
          </table:table-cell>
          <table:table-cell office:value-type="float" office:value="17.951253438612" calcext:value-type="float">
            <text:p>17.95125343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7124437.5" calcext:value-type="float">
            <text:p>5047124437.5</text:p>
          </table:table-cell>
          <table:table-cell office:value-type="float" office:value="69051.1953842944" calcext:value-type="float">
            <text:p>69051.195384294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16.8" calcext:value-type="float">
            <text:p>19416.8</text:p>
          </table:table-cell>
          <table:table-cell office:value-type="float" office:value="24.699392701513" calcext:value-type="float">
            <text:p>24.699392701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7510685.5" calcext:value-type="float">
            <text:p>5047510685.5</text:p>
          </table:table-cell>
          <table:table-cell office:value-type="float" office:value="149640.773053336" calcext:value-type="float">
            <text:p>149640.77305333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17.05" calcext:value-type="float">
            <text:p>31117.05</text:p>
          </table:table-cell>
          <table:table-cell office:value-type="float" office:value="26.380816893919" calcext:value-type="float">
            <text:p>26.380816893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8186701.5" calcext:value-type="float">
            <text:p>5048186701.5</text:p>
          </table:table-cell>
          <table:table-cell office:value-type="float" office:value="235858.200654546" calcext:value-type="float">
            <text:p>235858.2006545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55.95" calcext:value-type="float">
            <text:p>42855.95</text:p>
          </table:table-cell>
          <table:table-cell office:value-type="float" office:value="32.450693361725" calcext:value-type="float">
            <text:p>32.450693361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9162261.5" calcext:value-type="float">
            <text:p>5049162261.5</text:p>
          </table:table-cell>
          <table:table-cell office:value-type="float" office:value="322352.428450601" calcext:value-type="float">
            <text:p>322352.42845060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89.35" calcext:value-type="float">
            <text:p>55489.35</text:p>
          </table:table-cell>
          <table:table-cell office:value-type="float" office:value="53.512872279297" calcext:value-type="float">
            <text:p>53.512872279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0447313.5" calcext:value-type="float">
            <text:p>5050447313.5</text:p>
          </table:table-cell>
          <table:table-cell office:value-type="float" office:value="414059.360227492" calcext:value-type="float">
            <text:p>414059.36022749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20.75" calcext:value-type="float">
            <text:p>68220.75</text:p>
          </table:table-cell>
          <table:table-cell office:value-type="float" office:value="37.409724674084" calcext:value-type="float">
            <text:p>37.409724674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2051453.5" calcext:value-type="float">
            <text:p>5052051453.5</text:p>
          </table:table-cell>
          <table:table-cell office:value-type="float" office:value="506319.864243938" calcext:value-type="float">
            <text:p>506319.864243938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5.55" calcext:value-type="float">
            <text:p>5.55</text:p>
          </table:table-cell>
          <table:table-cell office:value-type="float" office:value="18.690840002525" calcext:value-type="float">
            <text:p>18.690840002525</text:p>
          </table:table-cell>
          <table:table-cell office:value-type="float" office:value="80948.55" calcext:value-type="float">
            <text:p>80948.55</text:p>
          </table:table-cell>
          <table:table-cell office:value-type="float" office:value="46.577328157823" calcext:value-type="float">
            <text:p>46.577328157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3975593.5" calcext:value-type="float">
            <text:p>5053975593.5</text:p>
          </table:table-cell>
          <table:table-cell office:value-type="float" office:value="598580.360412869" calcext:value-type="float">
            <text:p>598580.3604128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85.15" calcext:value-type="float">
            <text:p>93685.15</text:p>
          </table:table-cell>
          <table:table-cell office:value-type="float" office:value="43.318904672902" calcext:value-type="float">
            <text:p>43.318904672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6219733.5" calcext:value-type="float">
            <text:p>5056219733.5</text:p>
          </table:table-cell>
          <table:table-cell office:value-type="float" office:value="690840.87262987" calcext:value-type="float">
            <text:p>690840.8726298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07233.4" calcext:value-type="float">
            <text:p>107233.4</text:p>
          </table:table-cell>
          <table:table-cell office:value-type="float" office:value="55.69955115283" calcext:value-type="float">
            <text:p>55.6995511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58792357.5" calcext:value-type="float">
            <text:p>5058792357.5</text:p>
          </table:table-cell>
          <table:table-cell office:value-type="float" office:value="787760.518492771" calcext:value-type="float">
            <text:p>787760.51849277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959.4" calcext:value-type="float">
            <text:p>120959.4</text:p>
          </table:table-cell>
          <table:table-cell office:value-type="float" office:value="56.342168903223" calcext:value-type="float">
            <text:p>56.342168903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1703157.5" calcext:value-type="float">
            <text:p>5061703157.5</text:p>
          </table:table-cell>
          <table:table-cell office:value-type="float" office:value="885787.308249559" calcext:value-type="float">
            <text:p>885787.30824955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1952.9" calcext:value-type="float">
            <text:p>261952.9</text:p>
          </table:table-cell>
          <table:table-cell office:value-type="float" office:value="72.746752427229" calcext:value-type="float">
            <text:p>72.746752427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6598425.5" calcext:value-type="float">
            <text:p>5066598425.5</text:p>
          </table:table-cell>
          <table:table-cell office:value-type="float" office:value="1886905.99463142" calcext:value-type="float">
            <text:p>1886905.9946314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9280.25" calcext:value-type="float">
            <text:p>409280.25</text:p>
          </table:table-cell>
          <table:table-cell office:value-type="float" office:value="86.125998171488" calcext:value-type="float">
            <text:p>86.125998171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5033045.5" calcext:value-type="float">
            <text:p>5075033045.5</text:p>
          </table:table-cell>
          <table:table-cell office:value-type="float" office:value="2924836.62961746" calcext:value-type="float">
            <text:p>2924836.6296174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2.75" calcext:value-type="float">
            <text:p>12.75</text:p>
          </table:table-cell>
          <table:table-cell office:value-type="float" office:value="6.729598799334" calcext:value-type="float">
            <text:p>6.729598799334</text:p>
          </table:table-cell>
          <table:table-cell office:value-type="float" office:value="563876.1" calcext:value-type="float">
            <text:p>563876.1</text:p>
          </table:table-cell>
          <table:table-cell office:value-type="float" office:value="100.612077610657" calcext:value-type="float">
            <text:p>100.6120776106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87143601.5" calcext:value-type="float">
            <text:p>5087143601.5</text:p>
          </table:table-cell>
          <table:table-cell office:value-type="float" office:value="4004469.00788007" calcext:value-type="float">
            <text:p>4004469.0078800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1279.8" calcext:value-type="float">
            <text:p>721279.8</text:p>
          </table:table-cell>
          <table:table-cell office:value-type="float" office:value="161.53810714068" calcext:value-type="float">
            <text:p>161.53810714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3027861.5" calcext:value-type="float">
            <text:p>5103027861.5</text:p>
          </table:table-cell>
          <table:table-cell office:value-type="float" office:value="5100062.45468269" calcext:value-type="float">
            <text:p>5100062.4546826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8.15" calcext:value-type="float">
            <text:p>18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878571.65" calcext:value-type="float">
            <text:p>878571.65</text:p>
          </table:table-cell>
          <table:table-cell office:value-type="float" office:value="161.867006695143" calcext:value-type="float">
            <text:p>161.867006695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22712121.5" calcext:value-type="float">
            <text:p>5122712121.5</text:p>
          </table:table-cell>
          <table:table-cell office:value-type="float" office:value="6195655.90157233" calcext:value-type="float">
            <text:p>6195655.9015723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21.55" calcext:value-type="float">
            <text:p>21.55</text:p>
          </table:table-cell>
          <table:table-cell office:value-type="float" office:value="0.920597631976" calcext:value-type="float">
            <text:p>0.920597631976</text:p>
          </table:table-cell>
          <table:table-cell office:value-type="float" office:value="1040399.6" calcext:value-type="float">
            <text:p>1040399.6</text:p>
          </table:table-cell>
          <table:table-cell office:value-type="float" office:value="146.866061064421" calcext:value-type="float">
            <text:p>146.8660610644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46243253.5" calcext:value-type="float">
            <text:p>5146243253.5</text:p>
          </table:table-cell>
          <table:table-cell office:value-type="float" office:value="7316990.02756953" calcext:value-type="float">
            <text:p>7316990.0275695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25.25" calcext:value-type="float">
            <text:p>25.25</text:p>
          </table:table-cell>
          <table:table-cell office:value-type="float" office:value="1.089724735885" calcext:value-type="float">
            <text:p>1.089724735885</text:p>
          </table:table-cell>
          <table:table-cell office:value-type="float" office:value="1207856.05" calcext:value-type="float">
            <text:p>1207856.05</text:p>
          </table:table-cell>
          <table:table-cell office:value-type="float" office:value="126.078338974598" calcext:value-type="float">
            <text:p>126.078338974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73721793.5" calcext:value-type="float">
            <text:p>5173721793.5</text:p>
          </table:table-cell>
          <table:table-cell office:value-type="float" office:value="8470246.28738504" calcext:value-type="float">
            <text:p>8470246.2873850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375116.1" calcext:value-type="float">
            <text:p>1375116.1</text:p>
          </table:table-cell>
          <table:table-cell office:value-type="float" office:value="148.23795057351" calcext:value-type="float">
            <text:p>148.23795057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05200333.5" calcext:value-type="float">
            <text:p>5205200333.5</text:p>
          </table:table-cell>
          <table:table-cell office:value-type="float" office:value="9623502.54679781" calcext:value-type="float">
            <text:p>9623502.5467978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.15" calcext:value-type="float">
            <text:p>32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1542525.45" calcext:value-type="float">
            <text:p>1542525.45</text:p>
          </table:table-cell>
          <table:table-cell office:value-type="float" office:value="142.806678970536" calcext:value-type="float">
            <text:p>142.806678970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0678873.5" calcext:value-type="float">
            <text:p>5240678873.5</text:p>
          </table:table-cell>
          <table:table-cell office:value-type="float" office:value="10776758.8063172" calcext:value-type="float">
            <text:p>10776758.806317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71.65" calcext:value-type="float">
            <text:p>71.65</text:p>
          </table:table-cell>
          <table:table-cell office:value-type="float" office:value="4.114304315434" calcext:value-type="float">
            <text:p>4.114304315434</text:p>
          </table:table-cell>
          <table:table-cell office:value-type="float" office:value="3284915.65" calcext:value-type="float">
            <text:p>3284915.65</text:p>
          </table:table-cell>
          <table:table-cell office:value-type="float" office:value="316.848115846733" calcext:value-type="float">
            <text:p>316.8481158467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99781157.5" calcext:value-type="float">
            <text:p>5299781157.5</text:p>
          </table:table-cell>
          <table:table-cell office:value-type="float" office:value="22706779.6381384" calcext:value-type="float">
            <text:p>22706779.638138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118.7" calcext:value-type="float">
            <text:p>118.7</text:p>
          </table:table-cell>
          <table:table-cell office:value-type="float" office:value="7.887331614684" calcext:value-type="float">
            <text:p>7.887331614684</text:p>
          </table:table-cell>
          <table:table-cell office:value-type="float" office:value="5096314.75" calcext:value-type="float">
            <text:p>5096314.75</text:p>
          </table:table-cell>
          <table:table-cell office:value-type="float" office:value="315.776943624768" calcext:value-type="float">
            <text:p>315.776943624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0985745.5" calcext:value-type="float">
            <text:p>5400985745.5</text:p>
          </table:table-cell>
          <table:table-cell office:value-type="float" office:value="35034258.7073186" calcext:value-type="float">
            <text:p>35034258.707318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218.15" calcext:value-type="float">
            <text:p>218.15</text:p>
          </table:table-cell>
          <table:table-cell office:value-type="float" office:value="18.815618512289" calcext:value-type="float">
            <text:p>18.815618512289</text:p>
          </table:table-cell>
          <table:table-cell office:value-type="float" office:value="6969977.6" calcext:value-type="float">
            <text:p>6969977.6</text:p>
          </table:table-cell>
          <table:table-cell office:value-type="float" office:value="388.354008525083" calcext:value-type="float">
            <text:p>388.354008525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5599965.5" calcext:value-type="float">
            <text:p>5545599965.5</text:p>
          </table:table-cell>
          <table:table-cell office:value-type="float" office:value="47720077.5614994" calcext:value-type="float">
            <text:p>47720077.561499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338.95" calcext:value-type="float">
            <text:p>338.95</text:p>
          </table:table-cell>
          <table:table-cell office:value-type="float" office:value="45.657940163787" calcext:value-type="float">
            <text:p>45.657940163787</text:p>
          </table:table-cell>
          <table:table-cell office:value-type="float" office:value="8843412.9" calcext:value-type="float">
            <text:p>8843412.9</text:p>
          </table:table-cell>
          <table:table-cell office:value-type="float" office:value="365.094251529656" calcext:value-type="float">
            <text:p>365.094251529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4214185.5" calcext:value-type="float">
            <text:p>5734214185.5</text:p>
          </table:table-cell>
          <table:table-cell office:value-type="float" office:value="60405896.4155774" calcext:value-type="float">
            <text:p>60405896.415577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443.7" calcext:value-type="float">
            <text:p>443.7</text:p>
          </table:table-cell>
          <table:table-cell office:value-type="float" office:value="62.256003726548" calcext:value-type="float">
            <text:p>62.256003726548</text:p>
          </table:table-cell>
          <table:table-cell office:value-type="float" office:value="10792730.15" calcext:value-type="float">
            <text:p>10792730.15</text:p>
          </table:table-cell>
          <table:table-cell office:value-type="float" office:value="295.771158372482" calcext:value-type="float">
            <text:p>295.77115837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67623381.5" calcext:value-type="float">
            <text:p>5967623381.5</text:p>
          </table:table-cell>
          <table:table-cell office:value-type="float" office:value="73528291.959329" calcext:value-type="float">
            <text:p>73528291.959329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561.9" calcext:value-type="float">
            <text:p>561.9</text:p>
          </table:table-cell>
          <table:table-cell office:value-type="float" office:value="93.192220705379" calcext:value-type="float">
            <text:p>93.192220705379</text:p>
          </table:table-cell>
          <table:table-cell office:value-type="float" office:value="12766150.2" calcext:value-type="float">
            <text:p>12766150.2</text:p>
          </table:table-cell>
          <table:table-cell office:value-type="float" office:value="379.42024030091" calcext:value-type="float">
            <text:p>379.420240300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46801841.5" calcext:value-type="float">
            <text:p>6246801841.5</text:p>
          </table:table-cell>
          <table:table-cell office:value-type="float" office:value="86790738.9432155" calcext:value-type="float">
            <text:p>86790738.943215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680.75" calcext:value-type="float">
            <text:p>680.75</text:p>
          </table:table-cell>
          <table:table-cell office:value-type="float" office:value="111.180877402547" calcext:value-type="float">
            <text:p>111.180877402547</text:p>
          </table:table-cell>
          <table:table-cell office:value-type="float" office:value="14739953.95" calcext:value-type="float">
            <text:p>14739953.95</text:p>
          </table:table-cell>
          <table:table-cell office:value-type="float" office:value="422.670860422149" calcext:value-type="float">
            <text:p>422.670860422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71980301.5" calcext:value-type="float">
            <text:p>6571980301.5</text:p>
          </table:table-cell>
          <table:table-cell office:value-type="float" office:value="100053185.927024" calcext:value-type="float">
            <text:p>100053185.92702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789.45" calcext:value-type="float">
            <text:p>789.45</text:p>
          </table:table-cell>
          <table:table-cell office:value-type="float" office:value="149.805031624442" calcext:value-type="float">
            <text:p>149.805031624442</text:p>
          </table:table-cell>
          <table:table-cell office:value-type="float" office:value="16713450" calcext:value-type="float">
            <text:p>16713450</text:p>
          </table:table-cell>
          <table:table-cell office:value-type="float" office:value="597.434907542236" calcext:value-type="float">
            <text:p>597.434907542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3158761.5" calcext:value-type="float">
            <text:p>6943158761.5</text:p>
          </table:table-cell>
          <table:table-cell office:value-type="float" office:value="113315632.910926" calcext:value-type="float">
            <text:p>113315632.91092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7.9" calcext:value-type="float">
            <text:p>937.9</text:p>
          </table:table-cell>
          <table:table-cell office:value-type="float" office:value="172.839781300486" calcext:value-type="float">
            <text:p>172.839781300486</text:p>
          </table:table-cell>
          <table:table-cell office:value-type="float" office:value="18686813.9" calcext:value-type="float">
            <text:p>18686813.9</text:p>
          </table:table-cell>
          <table:table-cell office:value-type="float" office:value="492.477601013488" calcext:value-type="float">
            <text:p>492.47760101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60337221.5" calcext:value-type="float">
            <text:p>7360337221.5</text:p>
          </table:table-cell>
          <table:table-cell office:value-type="float" office:value="126578079.894795" calcext:value-type="float">
            <text:p>126578079.89479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5" calcext:value-type="float">
            <text:p>63.95</text:p>
          </table:table-cell>
          <table:table-cell office:value-type="float" office:value="1.986831648631" calcext:value-type="float">
            <text:p>1.986831648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877073.5" calcext:value-type="float">
            <text:p>7568877073.5</text:p>
          </table:table-cell>
          <table:table-cell office:value-type="float" office:value="729.712272063448" calcext:value-type="float">
            <text:p>729.7122720634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2.863564212655" calcext:value-type="float">
            <text:p>2.863564212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880453.5" calcext:value-type="float">
            <text:p>7568880453.5</text:p>
          </table:table-cell>
          <table:table-cell office:value-type="float" office:value="1190.46881521525" calcext:value-type="float">
            <text:p>1190.468815215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35" calcext:value-type="float">
            <text:p>167.35</text:p>
          </table:table-cell>
          <table:table-cell office:value-type="float" office:value="3.468068626773" calcext:value-type="float">
            <text:p>3.468068626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885517.5" calcext:value-type="float">
            <text:p>7568885517.5</text:p>
          </table:table-cell>
          <table:table-cell office:value-type="float" office:value="1702.92924104321" calcext:value-type="float">
            <text:p>1702.9292410432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4" calcext:value-type="float">
            <text:p>223.4</text:p>
          </table:table-cell>
          <table:table-cell office:value-type="float" office:value="5.642694391867" calcext:value-type="float">
            <text:p>5.642694391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892362.5" calcext:value-type="float">
            <text:p>7568892362.5</text:p>
          </table:table-cell>
          <table:table-cell office:value-type="float" office:value="2222.56068533572" calcext:value-type="float">
            <text:p>2222.560685335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.45" calcext:value-type="float">
            <text:p>282.45</text:p>
          </table:table-cell>
          <table:table-cell office:value-type="float" office:value="4.737879272414" calcext:value-type="float">
            <text:p>4.737879272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01007.5" calcext:value-type="float">
            <text:p>7568901007.5</text:p>
          </table:table-cell>
          <table:table-cell office:value-type="float" office:value="2739.31962355619" calcext:value-type="float">
            <text:p>2739.319623556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6" calcext:value-type="float">
            <text:p>343.6</text:p>
          </table:table-cell>
          <table:table-cell office:value-type="float" office:value="4.576024475458" calcext:value-type="float">
            <text:p>4.576024475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11515.5" calcext:value-type="float">
            <text:p>7568911515.5</text:p>
          </table:table-cell>
          <table:table-cell office:value-type="float" office:value="3292.11421430059" calcext:value-type="float">
            <text:p>3292.1142143005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0.3" calcext:value-type="float">
            <text:p>410.3</text:p>
          </table:table-cell>
          <table:table-cell office:value-type="float" office:value="5.358171329849" calcext:value-type="float">
            <text:p>5.358171329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23985.5" calcext:value-type="float">
            <text:p>7568923985.5</text:p>
          </table:table-cell>
          <table:table-cell office:value-type="float" office:value="3867.63390201296" calcext:value-type="float">
            <text:p>3867.633902012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8.05" calcext:value-type="float">
            <text:p>478.05</text:p>
          </table:table-cell>
          <table:table-cell office:value-type="float" office:value="5.90317711068" calcext:value-type="float">
            <text:p>5.90317711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38455.5" calcext:value-type="float">
            <text:p>7568938455.5</text:p>
          </table:table-cell>
          <table:table-cell office:value-type="float" office:value="4445.12137067145" calcext:value-type="float">
            <text:p>4445.1213706714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4.85" calcext:value-type="float">
            <text:p>544.85</text:p>
          </table:table-cell>
          <table:table-cell office:value-type="float" office:value="6.436419812291" calcext:value-type="float">
            <text:p>6.436419812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54925.5" calcext:value-type="float">
            <text:p>7568954925.5</text:p>
          </table:table-cell>
          <table:table-cell office:value-type="float" office:value="5022.26721710424" calcext:value-type="float">
            <text:p>5022.267217104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.35" calcext:value-type="float">
            <text:p>1290.35</text:p>
          </table:table-cell>
          <table:table-cell office:value-type="float" office:value="8.057760234777" calcext:value-type="float">
            <text:p>8.0577602347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8983601.5" calcext:value-type="float">
            <text:p>7568983601.5</text:p>
          </table:table-cell>
          <table:table-cell office:value-type="float" office:value="11203.8393419399" calcext:value-type="float">
            <text:p>11203.839341939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1.1" calcext:value-type="float">
            <text:p>2111.1</text:p>
          </table:table-cell>
          <table:table-cell office:value-type="float" office:value="10.319399207329" calcext:value-type="float">
            <text:p>10.319399207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034473.5" calcext:value-type="float">
            <text:p>7569034473.5</text:p>
          </table:table-cell>
          <table:table-cell office:value-type="float" office:value="17800.2858404016" calcext:value-type="float">
            <text:p>17800.28584040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.25" calcext:value-type="float">
            <text:p>2981.25</text:p>
          </table:table-cell>
          <table:table-cell office:value-type="float" office:value="9.853298939968" calcext:value-type="float">
            <text:p>9.85329893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108813.5" calcext:value-type="float">
            <text:p>7569108813.5</text:p>
          </table:table-cell>
          <table:table-cell office:value-type="float" office:value="24720.0776697809" calcext:value-type="float">
            <text:p>24720.077669780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4.6" calcext:value-type="float">
            <text:p>3854.6</text:p>
          </table:table-cell>
          <table:table-cell office:value-type="float" office:value="13.116401945622" calcext:value-type="float">
            <text:p>13.116401945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207153.5" calcext:value-type="float">
            <text:p>7569207153.5</text:p>
          </table:table-cell>
          <table:table-cell office:value-type="float" office:value="31639.5701614292" calcext:value-type="float">
            <text:p>31639.570161429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9.25" calcext:value-type="float">
            <text:p>4819.25</text:p>
          </table:table-cell>
          <table:table-cell office:value-type="float" office:value="11.27774356864" calcext:value-type="float">
            <text:p>11.27774356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330417.5" calcext:value-type="float">
            <text:p>7569330417.5</text:p>
          </table:table-cell>
          <table:table-cell office:value-type="float" office:value="39066.5352443751" calcext:value-type="float">
            <text:p>39066.535244375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1.2" calcext:value-type="float">
            <text:p>5791.2</text:p>
          </table:table-cell>
          <table:table-cell office:value-type="float" office:value="11.8050836502" calcext:value-type="float">
            <text:p>11.8050836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479567.5" calcext:value-type="float">
            <text:p>7569479567.5</text:p>
          </table:table-cell>
          <table:table-cell office:value-type="float" office:value="46562.7160719819" calcext:value-type="float">
            <text:p>46562.71607198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9.95" calcext:value-type="float">
            <text:p>6769.95</text:p>
          </table:table-cell>
          <table:table-cell office:value-type="float" office:value="20.609403193384" calcext:value-type="float">
            <text:p>20.609403193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654717.5" calcext:value-type="float">
            <text:p>7569654717.5</text:p>
          </table:table-cell>
          <table:table-cell office:value-type="float" office:value="54058.9023935929" calcext:value-type="float">
            <text:p>54058.90239359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8.5" calcext:value-type="float">
            <text:p>7738.5</text:p>
          </table:table-cell>
          <table:table-cell office:value-type="float" office:value="16.743655514673" calcext:value-type="float">
            <text:p>16.743655514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69855867.5" calcext:value-type="float">
            <text:p>7569855867.5</text:p>
          </table:table-cell>
          <table:table-cell office:value-type="float" office:value="61555.0256599735" calcext:value-type="float">
            <text:p>61555.025659973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9.7" calcext:value-type="float">
            <text:p>8709.7</text:p>
          </table:table-cell>
          <table:table-cell office:value-type="float" office:value="19.214838016321" calcext:value-type="float">
            <text:p>19.214838016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0083017.5" calcext:value-type="float">
            <text:p>7570083017.5</text:p>
          </table:table-cell>
          <table:table-cell office:value-type="float" office:value="69051.0470883679" calcext:value-type="float">
            <text:p>69051.04708836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25.15" calcext:value-type="float">
            <text:p>19425.15</text:p>
          </table:table-cell>
          <table:table-cell office:value-type="float" office:value="23.533539893652" calcext:value-type="float">
            <text:p>23.533539893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0469265.5" calcext:value-type="float">
            <text:p>7570469265.5</text:p>
          </table:table-cell>
          <table:table-cell office:value-type="float" office:value="149640.759367226" calcext:value-type="float">
            <text:p>149640.7593672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17.3" calcext:value-type="float">
            <text:p>31117.3</text:p>
          </table:table-cell>
          <table:table-cell office:value-type="float" office:value="37.294905817908" calcext:value-type="float">
            <text:p>37.294905817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1145281.5" calcext:value-type="float">
            <text:p>7571145281.5</text:p>
          </table:table-cell>
          <table:table-cell office:value-type="float" office:value="235858.209337729" calcext:value-type="float">
            <text:p>235858.20933772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54.75" calcext:value-type="float">
            <text:p>42854.75</text:p>
          </table:table-cell>
          <table:table-cell office:value-type="float" office:value="25.942002620313" calcext:value-type="float">
            <text:p>25.942002620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2120841.5" calcext:value-type="float">
            <text:p>7572120841.5</text:p>
          </table:table-cell>
          <table:table-cell office:value-type="float" office:value="322352.377624239" calcext:value-type="float">
            <text:p>322352.3776242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80.05" calcext:value-type="float">
            <text:p>55480.05</text:p>
          </table:table-cell>
          <table:table-cell office:value-type="float" office:value="40.074274805448" calcext:value-type="float">
            <text:p>40.074274805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3405893.5" calcext:value-type="float">
            <text:p>7573405893.5</text:p>
          </table:table-cell>
          <table:table-cell office:value-type="float" office:value="414059.355281341" calcext:value-type="float">
            <text:p>414059.3552813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24.55" calcext:value-type="float">
            <text:p>68224.55</text:p>
          </table:table-cell>
          <table:table-cell office:value-type="float" office:value="40.193873883334" calcext:value-type="float">
            <text:p>40.193873883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5010033.5" calcext:value-type="float">
            <text:p>7575010033.5</text:p>
          </table:table-cell>
          <table:table-cell office:value-type="float" office:value="506319.844019568" calcext:value-type="float">
            <text:p>506319.8440195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959.35" calcext:value-type="float">
            <text:p>80959.35</text:p>
          </table:table-cell>
          <table:table-cell office:value-type="float" office:value="43.48134653756" calcext:value-type="float">
            <text:p>43.481346537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6934173.5" calcext:value-type="float">
            <text:p>7576934173.5</text:p>
          </table:table-cell>
          <table:table-cell office:value-type="float" office:value="598580.35699144" calcext:value-type="float">
            <text:p>598580.3569914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82.1" calcext:value-type="float">
            <text:p>93682.1</text:p>
          </table:table-cell>
          <table:table-cell office:value-type="float" office:value="46.712846180095" calcext:value-type="float">
            <text:p>46.712846180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79178313.5" calcext:value-type="float">
            <text:p>7579178313.5</text:p>
          </table:table-cell>
          <table:table-cell office:value-type="float" office:value="690840.860771857" calcext:value-type="float">
            <text:p>690840.8607718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234.5" calcext:value-type="float">
            <text:p>107234.5</text:p>
          </table:table-cell>
          <table:table-cell office:value-type="float" office:value="43.566615650485" calcext:value-type="float">
            <text:p>43.566615650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1750937.5" calcext:value-type="float">
            <text:p>7581750937.5</text:p>
          </table:table-cell>
          <table:table-cell office:value-type="float" office:value="787760.518492771" calcext:value-type="float">
            <text:p>787760.51849277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975.85" calcext:value-type="float">
            <text:p>120975.85</text:p>
          </table:table-cell>
          <table:table-cell office:value-type="float" office:value="45.135656646553" calcext:value-type="float">
            <text:p>45.1356566465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4661737.5" calcext:value-type="float">
            <text:p>7584661737.5</text:p>
          </table:table-cell>
          <table:table-cell office:value-type="float" office:value="885787.301313357" calcext:value-type="float">
            <text:p>885787.3013133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951.15" calcext:value-type="float">
            <text:p>261951.15</text:p>
          </table:table-cell>
          <table:table-cell office:value-type="float" office:value="86.436841100249" calcext:value-type="float">
            <text:p>86.436841100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89557005.5" calcext:value-type="float">
            <text:p>7589557005.5</text:p>
          </table:table-cell>
          <table:table-cell office:value-type="float" office:value="1886905.99680217" calcext:value-type="float">
            <text:p>1886905.996802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8.5" calcext:value-type="float">
            <text:p>8.5</text:p>
          </table:table-cell>
          <table:table-cell office:value-type="float" office:value="10.897247358852" calcext:value-type="float">
            <text:p>10.897247358852</text:p>
          </table:table-cell>
          <table:table-cell office:value-type="float" office:value="409238.15" calcext:value-type="float">
            <text:p>409238.15</text:p>
          </table:table-cell>
          <table:table-cell office:value-type="float" office:value="67.375273581889" calcext:value-type="float">
            <text:p>67.37527358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7991625.5" calcext:value-type="float">
            <text:p>7597991625.5</text:p>
          </table:table-cell>
          <table:table-cell office:value-type="float" office:value="2924836.62821704" calcext:value-type="float">
            <text:p>2924836.628217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8.7" calcext:value-type="float">
            <text:p>8.7</text:p>
          </table:table-cell>
          <table:table-cell office:value-type="float" office:value="0.556776436283" calcext:value-type="float">
            <text:p>0.556776436283</text:p>
          </table:table-cell>
          <table:table-cell office:value-type="float" office:value="563808.3" calcext:value-type="float">
            <text:p>563808.3</text:p>
          </table:table-cell>
          <table:table-cell office:value-type="float" office:value="95.868712615711" calcext:value-type="float">
            <text:p>95.868712615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10102181.5" calcext:value-type="float">
            <text:p>7610102181.5</text:p>
          </table:table-cell>
          <table:table-cell office:value-type="float" office:value="4004469.00634579" calcext:value-type="float">
            <text:p>4004469.006345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1139.45" calcext:value-type="float">
            <text:p>721139.45</text:p>
          </table:table-cell>
          <table:table-cell office:value-type="float" office:value="171.394712108826" calcext:value-type="float">
            <text:p>171.394712108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25986441.5" calcext:value-type="float">
            <text:p>7625986441.5</text:p>
          </table:table-cell>
          <table:table-cell office:value-type="float" office:value="5100062.45628894" calcext:value-type="float">
            <text:p>5100062.4562889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3.7" calcext:value-type="float">
            <text:p>13.7</text:p>
          </table:table-cell>
          <table:table-cell office:value-type="float" office:value="1.307669683062" calcext:value-type="float">
            <text:p>1.307669683062</text:p>
          </table:table-cell>
          <table:table-cell office:value-type="float" office:value="878420.8" calcext:value-type="float">
            <text:p>878420.8</text:p>
          </table:table-cell>
          <table:table-cell office:value-type="float" office:value="131.308263667683" calcext:value-type="float">
            <text:p>131.308263667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5670701.5" calcext:value-type="float">
            <text:p>7645670701.5</text:p>
          </table:table-cell>
          <table:table-cell office:value-type="float" office:value="6195655.90190288" calcext:value-type="float">
            <text:p>6195655.90190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6.05" calcext:value-type="float">
            <text:p>1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040243.5" calcext:value-type="float">
            <text:p>1040243.5</text:p>
          </table:table-cell>
          <table:table-cell office:value-type="float" office:value="127.943150770573" calcext:value-type="float">
            <text:p>127.943150770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69201833.5" calcext:value-type="float">
            <text:p>7669201833.5</text:p>
          </table:table-cell>
          <table:table-cell office:value-type="float" office:value="7316990.02784943" calcext:value-type="float">
            <text:p>7316990.0278494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207610.9" calcext:value-type="float">
            <text:p>1207610.9</text:p>
          </table:table-cell>
          <table:table-cell office:value-type="float" office:value="169.059725889902" calcext:value-type="float">
            <text:p>169.059725889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96680373.5" calcext:value-type="float">
            <text:p>7696680373.5</text:p>
          </table:table-cell>
          <table:table-cell office:value-type="float" office:value="8470246.28690146" calcext:value-type="float">
            <text:p>8470246.2869014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2.1" calcext:value-type="float">
            <text:p>22.1</text:p>
          </table:table-cell>
          <table:table-cell office:value-type="float" office:value="3.09677251344" calcext:value-type="float">
            <text:p>3.09677251344</text:p>
          </table:table-cell>
          <table:table-cell office:value-type="float" office:value="1374911.8" calcext:value-type="float">
            <text:p>1374911.8</text:p>
          </table:table-cell>
          <table:table-cell office:value-type="float" office:value="176.080265122543" calcext:value-type="float">
            <text:p>176.080265122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28158913.5" calcext:value-type="float">
            <text:p>7728158913.5</text:p>
          </table:table-cell>
          <table:table-cell office:value-type="float" office:value="9623502.54679781" calcext:value-type="float">
            <text:p>9623502.5467978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.1" calcext:value-type="float">
            <text:p>24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1542262.15" calcext:value-type="float">
            <text:p>1542262.15</text:p>
          </table:table-cell>
          <table:table-cell office:value-type="float" office:value="183.860347659321" calcext:value-type="float">
            <text:p>183.860347659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63637453.5" calcext:value-type="float">
            <text:p>7763637453.5</text:p>
          </table:table-cell>
          <table:table-cell office:value-type="float" office:value="10776758.8061272" calcext:value-type="float">
            <text:p>10776758.80612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52.6" calcext:value-type="float">
            <text:p>52.6</text:p>
          </table:table-cell>
          <table:table-cell office:value-type="float" office:value="1.624807680927" calcext:value-type="float">
            <text:p>1.624807680927</text:p>
          </table:table-cell>
          <table:table-cell office:value-type="float" office:value="3284393.95" calcext:value-type="float">
            <text:p>3284393.95</text:p>
          </table:table-cell>
          <table:table-cell office:value-type="float" office:value="258.025870038985" calcext:value-type="float">
            <text:p>258.025870038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22739737.5" calcext:value-type="float">
            <text:p>7822739737.5</text:p>
          </table:table-cell>
          <table:table-cell office:value-type="float" office:value="22706779.6382286" calcext:value-type="float">
            <text:p>22706779.638228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85.35" calcext:value-type="float">
            <text:p>85.35</text:p>
          </table:table-cell>
          <table:table-cell office:value-type="float" office:value="8.199237769451" calcext:value-type="float">
            <text:p>8.199237769451</text:p>
          </table:table-cell>
          <table:table-cell office:value-type="float" office:value="5095551.55" calcext:value-type="float">
            <text:p>5095551.55</text:p>
          </table:table-cell>
          <table:table-cell office:value-type="float" office:value="290.384127331798" calcext:value-type="float">
            <text:p>290.384127331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23944325.5" calcext:value-type="float">
            <text:p>7923944325.5</text:p>
          </table:table-cell>
          <table:table-cell office:value-type="float" office:value="35034258.7072017" calcext:value-type="float">
            <text:p>35034258.707201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21.05" calcext:value-type="float">
            <text:p>121.05</text:p>
          </table:table-cell>
          <table:table-cell office:value-type="float" office:value="16.569474946419" calcext:value-type="float">
            <text:p>16.569474946419</text:p>
          </table:table-cell>
          <table:table-cell office:value-type="float" office:value="6968580.4" calcext:value-type="float">
            <text:p>6968580.4</text:p>
          </table:table-cell>
          <table:table-cell office:value-type="float" office:value="351.417920270865" calcext:value-type="float">
            <text:p>351.417920270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8558545.5" calcext:value-type="float">
            <text:p>8068558545.5</text:p>
          </table:table-cell>
          <table:table-cell office:value-type="float" office:value="47720077.5614136" calcext:value-type="float">
            <text:p>47720077.56141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177.65" calcext:value-type="float">
            <text:p>177.65</text:p>
          </table:table-cell>
          <table:table-cell office:value-type="float" office:value="17.669960384789" calcext:value-type="float">
            <text:p>17.669960384789</text:p>
          </table:table-cell>
          <table:table-cell office:value-type="float" office:value="8841622.1" calcext:value-type="float">
            <text:p>8841622.1</text:p>
          </table:table-cell>
          <table:table-cell office:value-type="float" office:value="421.027315028372" calcext:value-type="float">
            <text:p>421.0273150283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57172765.5" calcext:value-type="float">
            <text:p>8257172765.5</text:p>
          </table:table-cell>
          <table:table-cell office:value-type="float" office:value="60405896.415374" calcext:value-type="float">
            <text:p>60405896.41537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278.4" calcext:value-type="float">
            <text:p>278.4</text:p>
          </table:table-cell>
          <table:table-cell office:value-type="float" office:value="21.73568494435" calcext:value-type="float">
            <text:p>21.73568494435</text:p>
          </table:table-cell>
          <table:table-cell office:value-type="float" office:value="10790374.55" calcext:value-type="float">
            <text:p>10790374.55</text:p>
          </table:table-cell>
          <table:table-cell office:value-type="float" office:value="455.83021784432" calcext:value-type="float">
            <text:p>455.83021784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90581961.5" calcext:value-type="float">
            <text:p>8490581961.5</text:p>
          </table:table-cell>
          <table:table-cell office:value-type="float" office:value="73528291.9592733" calcext:value-type="float">
            <text:p>73528291.95927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359.9" calcext:value-type="float">
            <text:p>359.9</text:p>
          </table:table-cell>
          <table:table-cell office:value-type="float" office:value="26.964606431395" calcext:value-type="float">
            <text:p>26.964606431395</text:p>
          </table:table-cell>
          <table:table-cell office:value-type="float" office:value="12763631.1" calcext:value-type="float">
            <text:p>12763631.1</text:p>
          </table:table-cell>
          <table:table-cell office:value-type="float" office:value="373.033259241049" calcext:value-type="float">
            <text:p>373.033259241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9760421.5" calcext:value-type="float">
            <text:p>8769760421.5</text:p>
          </table:table-cell>
          <table:table-cell office:value-type="float" office:value="86790738.9432627" calcext:value-type="float">
            <text:p>86790738.94326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439.65" calcext:value-type="float">
            <text:p>439.65</text:p>
          </table:table-cell>
          <table:table-cell office:value-type="float" office:value="34.293257354763" calcext:value-type="float">
            <text:p>34.293257354763</text:p>
          </table:table-cell>
          <table:table-cell office:value-type="float" office:value="14736842" calcext:value-type="float">
            <text:p>14736842</text:p>
          </table:table-cell>
          <table:table-cell office:value-type="float" office:value="521.201316671399" calcext:value-type="float">
            <text:p>521.201316671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4938881.5" calcext:value-type="float">
            <text:p>9094938881.5</text:p>
          </table:table-cell>
          <table:table-cell office:value-type="float" office:value="100053185.926942" calcext:value-type="float">
            <text:p>100053185.92694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503.2" calcext:value-type="float">
            <text:p>503.2</text:p>
          </table:table-cell>
          <table:table-cell office:value-type="float" office:value="28.361241157608" calcext:value-type="float">
            <text:p>28.361241157608</text:p>
          </table:table-cell>
          <table:table-cell office:value-type="float" office:value="16709826.55" calcext:value-type="float">
            <text:p>16709826.55</text:p>
          </table:table-cell>
          <table:table-cell office:value-type="float" office:value="572.787346010716" calcext:value-type="float">
            <text:p>572.787346010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66117341.5" calcext:value-type="float">
            <text:p>9466117341.5</text:p>
          </table:table-cell>
          <table:table-cell office:value-type="float" office:value="113315632.910926" calcext:value-type="float">
            <text:p>113315632.91092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11.9" calcext:value-type="float">
            <text:p>611.9</text:p>
          </table:table-cell>
          <table:table-cell office:value-type="float" office:value="70.719092188744" calcext:value-type="float">
            <text:p>70.719092188744</text:p>
          </table:table-cell>
          <table:table-cell office:value-type="float" office:value="18683276.7" calcext:value-type="float">
            <text:p>18683276.7</text:p>
          </table:table-cell>
          <table:table-cell office:value-type="float" office:value="477.152491348416" calcext:value-type="float">
            <text:p>477.1524913484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83295801.5" calcext:value-type="float">
            <text:p>9883295801.5</text:p>
          </table:table-cell>
          <table:table-cell office:value-type="float" office:value="126578079.894795" calcext:value-type="float">
            <text:p>126578079.89479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</table:table>
      <table:table table:name="MergeSort - LinkedList" table:style-name="ta1">
        <table:shapes>
          <draw:frame draw:z-index="0" draw:style-name="gr1" draw:text-style-name="P1" svg:width="159.99mm" svg:height="89.99mm" svg:x="340.18mm" svg:y="7.91mm">
            <draw:object draw:notify-on-update-of-ranges="'MergeSort - LinkedList'.C2:'MergeSort - LinkedList'.C46 'MergeSort - LinkedList'.D1:'MergeSort - LinkedList'.D1 'MergeSort - LinkedList'.D2:'MergeSort - LinkedList'.D46 'MergeSort - LinkedList'.E2:'MergeSort - LinkedList'.E46 'MergeSort - LinkedList'.E2:'MergeSort - LinkedList'.E46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1" draw:style-name="gr1" draw:text-style-name="P1" svg:width="159.99mm" svg:height="89.99mm" svg:x="501.17mm" svg:y="8.7mm">
            <draw:object draw:notify-on-update-of-ranges="'MergeSort - LinkedList'.C2:'MergeSort - LinkedList'.C46 'MergeSort - LinkedList'.F1:'MergeSort - LinkedList'.F1 'MergeSort - LinkedList'.F2:'MergeSort - LinkedList'.F46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2" draw:style-name="gr1" draw:text-style-name="P1" svg:width="159.99mm" svg:height="89.99mm" svg:x="665.27mm" svg:y="8.44mm">
            <draw:object draw:notify-on-update-of-ranges="'MergeSort - LinkedList'.C2:'MergeSort - LinkedList'.C46 'MergeSort - LinkedList'.J1:'MergeSort - LinkedList'.J1 'MergeSort - LinkedList'.J2:'MergeSort - LinkedList'.J46 'MergeSort - LinkedList'.K2:'MergeSort - LinkedList'.K46 'MergeSort - LinkedList'.K2:'MergeSort - LinkedList'.K46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3" draw:style-name="gr1" draw:text-style-name="P1" svg:width="159.99mm" svg:height="89.99mm" svg:x="339.1mm" svg:y="198.1mm">
            <draw:object draw:notify-on-update-of-ranges="'MergeSort - LinkedList'.C47:'MergeSort - LinkedList'.C91 'MergeSort - LinkedList'.D1:'MergeSort - LinkedList'.D1 'MergeSort - LinkedList'.D47:'MergeSort - LinkedList'.D91 'MergeSort - LinkedList'.E47:'MergeSort - LinkedList'.E91 'MergeSort - LinkedList'.E47:'MergeSort - LinkedList'.E9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4" draw:style-name="gr1" draw:text-style-name="P1" svg:width="159.99mm" svg:height="89.99mm" svg:x="509.43mm" svg:y="198.35mm">
            <draw:object draw:notify-on-update-of-ranges="'MergeSort - LinkedList'.C47:'MergeSort - LinkedList'.C91 'MergeSort - LinkedList'.F1:'MergeSort - LinkedList'.F1 'MergeSort - LinkedList'.F47:'MergeSort - LinkedList'.F9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5" draw:style-name="gr1" draw:text-style-name="P1" svg:width="159.99mm" svg:height="89.99mm" svg:x="670.54mm" svg:y="197.57mm">
            <draw:object draw:notify-on-update-of-ranges="'MergeSort - LinkedList'.C47:'MergeSort - LinkedList'.C91 'MergeSort - LinkedList'.J1:'MergeSort - LinkedList'.J1 'MergeSort - LinkedList'.J47:'MergeSort - LinkedList'.J91 'MergeSort - LinkedList'.K47:'MergeSort - LinkedList'.K91 'MergeSort - LinkedList'.K47:'MergeSort - LinkedList'.K91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  <draw:frame draw:z-index="6" draw:style-name="gr1" draw:text-style-name="P1" svg:width="159.99mm" svg:height="89.99mm" svg:x="346.29mm" svg:y="410.95mm">
            <draw:object draw:notify-on-update-of-ranges="'MergeSort - LinkedList'.C92:'MergeSort - LinkedList'.C136 'MergeSort - LinkedList'.D1:'MergeSort - LinkedList'.D1 'MergeSort - LinkedList'.D92:'MergeSort - LinkedList'.D136 'MergeSort - LinkedList'.E92:'MergeSort - LinkedList'.E136 'MergeSort - LinkedList'.E92:'MergeSort - LinkedList'.E136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7" draw:style-name="gr1" draw:text-style-name="P1" svg:width="159.99mm" svg:height="89.99mm" svg:x="505.44mm" svg:y="411.6mm">
            <draw:object draw:notify-on-update-of-ranges="'MergeSort - LinkedList'.C92:'MergeSort - LinkedList'.C136 'MergeSort - LinkedList'.F1:'MergeSort - LinkedList'.F1 'MergeSort - LinkedList'.F92:'MergeSort - LinkedList'.F136 'MergeSort - LinkedList'.G92:'MergeSort - LinkedList'.G136 'MergeSort - LinkedList'.G92:'MergeSort - LinkedList'.G136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8" draw:style-name="gr1" draw:text-style-name="P1" svg:width="159.99mm" svg:height="89.99mm" svg:x="667.36mm" svg:y="412.58mm">
            <draw:object draw:notify-on-update-of-ranges="'MergeSort - LinkedList'.C92:'MergeSort - LinkedList'.C136 'MergeSort - LinkedList'.J1:'MergeSort - LinkedList'.J1 'MergeSort - LinkedList'.J92:'MergeSort - LinkedList'.J136 'MergeSort - LinkedList'.K92:'MergeSort - LinkedList'.K136 'MergeSort - LinkedList'.K92:'MergeSort - LinkedList'.K136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9" draw:style-name="gr1" draw:text-style-name="P1" svg:width="159.99mm" svg:height="89.99mm" svg:x="344.03mm" svg:y="629.95mm">
            <draw:object draw:notify-on-update-of-ranges="'MergeSort - LinkedList'.C137:'MergeSort - LinkedList'.C181 'MergeSort - LinkedList'.D1:'MergeSort - LinkedList'.D1 'MergeSort - LinkedList'.D137:'MergeSort - LinkedList'.D181 'MergeSort - LinkedList'.E137:'MergeSort - LinkedList'.E181 'MergeSort - LinkedList'.E137:'MergeSort - LinkedList'.E181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  <draw:frame draw:z-index="10" draw:style-name="gr1" draw:text-style-name="P1" svg:width="159.99mm" svg:height="89.99mm" svg:x="504.14mm" svg:y="630.94mm">
            <draw:object draw:notify-on-update-of-ranges="'MergeSort - LinkedList'.C137:'MergeSort - LinkedList'.C181 'MergeSort - LinkedList'.F1:'MergeSort - LinkedList'.F1 'MergeSort - LinkedList'.F137:'MergeSort - LinkedList'.F181 'MergeSort - LinkedList'.G137:'MergeSort - LinkedList'.G181 'MergeSort - LinkedList'.G137:'MergeSort - LinkedList'.G181"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  <draw:frame draw:z-index="11" draw:style-name="gr1" draw:text-style-name="P1" svg:width="159.99mm" svg:height="89.99mm" svg:x="668.33mm" svg:y="632.86mm">
            <draw:object draw:notify-on-update-of-ranges="'MergeSort - LinkedList'.C137:'MergeSort - LinkedList'.C181 'MergeSort - LinkedList'.J1:'MergeSort - LinkedList'.J1 'MergeSort - LinkedList'.J137:'MergeSort - LinkedList'.J181 'MergeSort - LinkedList'.K136:'MergeSort - LinkedList'.K181 'MergeSort - LinkedList'.K136:'MergeSort - LinkedList'.K181" xlink:href="./Object 48" xlink:type="simple" xlink:show="embed" xlink:actuate="onLoad">
              <loext:p/>
            </draw:object>
            <draw:image xlink:href="./ObjectReplacements/Object 48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office:value-type="string" calcext:value-type="string">
            <text:p>avg_adds</text:p>
          </table:table-cell>
          <table:table-cell office:value-type="string" calcext:value-type="string">
            <text:p>add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" calcext:value-type="float">
            <text:p>4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0" calcext:value-type="float">
            <text:p>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" calcext:value-type="float">
            <text:p>12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08" calcext:value-type="float">
            <text:p>2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80" calcext:value-type="float">
            <text:p>27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4016" calcext:value-type="float">
            <text:p>44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49788" calcext:value-type="float">
            <text:p>49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560" calcext:value-type="float">
            <text:p>5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96" calcext:value-type="float">
            <text:p>6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816" calcext:value-type="float">
            <text:p>7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.85" calcext:value-type="float">
            <text:p>2.8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159632" calcext:value-type="float">
            <text:p>159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4.5" calcext:value-type="float">
            <text:p>4.5</text:p>
          </table:table-cell>
          <table:table-cell office:value-type="float" office:value="0.80622577483" calcext:value-type="float">
            <text:p>0.80622577483</text:p>
          </table:table-cell>
          <table:table-cell office:value-type="float" office:value="243696" calcext:value-type="float">
            <text:p>243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7.35" calcext:value-type="float">
            <text:p>7.35</text:p>
          </table:table-cell>
          <table:table-cell office:value-type="float" office:value="8.205333631243" calcext:value-type="float">
            <text:p>8.205333631243</text:p>
          </table:table-cell>
          <table:table-cell office:value-type="float" office:value="339264" calcext:value-type="float">
            <text:p>33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6.05" calcext:value-type="float">
            <text:p>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08000" calcext:value-type="float">
            <text:p>40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0.25" calcext:value-type="float">
            <text:p>10.25</text:p>
          </table:table-cell>
          <table:table-cell office:value-type="float" office:value="8.011710179481" calcext:value-type="float">
            <text:p>8.011710179481</text:p>
          </table:table-cell>
          <table:table-cell office:value-type="float" office:value="517392" calcext:value-type="float">
            <text:p>51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9.05" calcext:value-type="float">
            <text:p>9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589424" calcext:value-type="float">
            <text:p>58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3.3" calcext:value-type="float">
            <text:p>13.3</text:p>
          </table:table-cell>
          <table:table-cell office:value-type="float" office:value="9.132907532654" calcext:value-type="float">
            <text:p>9.132907532654</text:p>
          </table:table-cell>
          <table:table-cell office:value-type="float" office:value="718528" calcext:value-type="float">
            <text:p>718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2.05" calcext:value-type="float">
            <text:p>12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828768" calcext:value-type="float">
            <text:p>828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.4" calcext:value-type="float">
            <text:p>16.4</text:p>
          </table:table-cell>
          <table:table-cell office:value-type="float" office:value="9.557196241576" calcext:value-type="float">
            <text:p>9.557196241576</text:p>
          </table:table-cell>
          <table:table-cell office:value-type="float" office:value="866000" calcext:value-type="float">
            <text:p>86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2.1" calcext:value-type="float">
            <text:p>32.1</text:p>
          </table:table-cell>
          <table:table-cell office:value-type="float" office:value="2.487971060925" calcext:value-type="float">
            <text:p>2.487971060925</text:p>
          </table:table-cell>
          <table:table-cell office:value-type="float" office:value="1832000" calcext:value-type="float">
            <text:p>18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3.35" calcext:value-type="float">
            <text:p>53.35</text:p>
          </table:table-cell>
          <table:table-cell office:value-type="float" office:value="17.190913297437" calcext:value-type="float">
            <text:p>17.190913297437</text:p>
          </table:table-cell>
          <table:table-cell office:value-type="float" office:value="2898960" calcext:value-type="float">
            <text:p>289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73.1" calcext:value-type="float">
            <text:p>73.1</text:p>
          </table:table-cell>
          <table:table-cell office:value-type="float" office:value="22.547505405255" calcext:value-type="float">
            <text:p>22.547505405255</text:p>
          </table:table-cell>
          <table:table-cell office:value-type="float" office:value="3864000" calcext:value-type="float">
            <text:p>38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4.65" calcext:value-type="float">
            <text:p>94.65</text:p>
          </table:table-cell>
          <table:table-cell office:value-type="float" office:value="23.137145459196" calcext:value-type="float">
            <text:p>23.137145459196</text:p>
          </table:table-cell>
          <table:table-cell office:value-type="float" office:value="5106576" calcext:value-type="float">
            <text:p>510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42.6" calcext:value-type="float">
            <text:p>142.6</text:p>
          </table:table-cell>
          <table:table-cell office:value-type="float" office:value="71.854297018341" calcext:value-type="float">
            <text:p>71.854297018341</text:p>
          </table:table-cell>
          <table:table-cell office:value-type="float" office:value="6097920" calcext:value-type="float">
            <text:p>609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73.35" calcext:value-type="float">
            <text:p>173.35</text:p>
          </table:table-cell>
          <table:table-cell office:value-type="float" office:value="71.929322949684" calcext:value-type="float">
            <text:p>71.929322949684</text:p>
          </table:table-cell>
          <table:table-cell office:value-type="float" office:value="7361552" calcext:value-type="float">
            <text:p>736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7.2" calcext:value-type="float">
            <text:p>227.2</text:p>
          </table:table-cell>
          <table:table-cell office:value-type="float" office:value="52.30544904692" calcext:value-type="float">
            <text:p>52.30544904692</text:p>
          </table:table-cell>
          <table:table-cell office:value-type="float" office:value="8128000" calcext:value-type="float">
            <text:p>812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49" calcext:value-type="float">
            <text:p>249</text:p>
          </table:table-cell>
          <table:table-cell office:value-type="float" office:value="78.670197660868" calcext:value-type="float">
            <text:p>78.670197660868</text:p>
          </table:table-cell>
          <table:table-cell office:value-type="float" office:value="9590928" calcext:value-type="float">
            <text:p>959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9.05" calcext:value-type="float">
            <text:p>289.05</text:p>
          </table:table-cell>
          <table:table-cell office:value-type="float" office:value="73.34539862868" calcext:value-type="float">
            <text:p>73.34539862868</text:p>
          </table:table-cell>
          <table:table-cell office:value-type="float" office:value="10713152" calcext:value-type="float">
            <text:p>1071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4" calcext:value-type="float">
            <text:p>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2" calcext:value-type="float">
            <text:p>1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8" calcext:value-type="float">
            <text:p>24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76" calcext:value-type="float">
            <text:p>31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44" calcext:value-type="float">
            <text:p>3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96" calcext:value-type="float">
            <text:p>4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0.25" calcext:value-type="float">
            <text:p>0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53056" calcext:value-type="float">
            <text:p>5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596" calcext:value-type="float">
            <text:p>63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3.3" calcext:value-type="float">
            <text:p>3.3</text:p>
          </table:table-cell>
          <table:table-cell office:value-type="float" office:value="10.025467570144" calcext:value-type="float">
            <text:p>10.025467570144</text:p>
          </table:table-cell>
          <table:table-cell office:value-type="float" office:value="68752" calcext:value-type="float">
            <text:p>6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.25" calcext:value-type="float">
            <text:p>2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47504" calcext:value-type="float">
            <text:p>14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5.15" calcext:value-type="float">
            <text:p>5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233488" calcext:value-type="float">
            <text:p>2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7.15" calcext:value-type="float">
            <text:p>7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315008" calcext:value-type="float">
            <text:p>31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8.3" calcext:value-type="float">
            <text:p>8.3</text:p>
          </table:table-cell>
          <table:table-cell office:value-type="float" office:value="1.187434208704" calcext:value-type="float">
            <text:p>1.187434208704</text:p>
          </table:table-cell>
          <table:table-cell office:value-type="float" office:value="426416" calcext:value-type="float">
            <text:p>426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8.25" calcext:value-type="float">
            <text:p>8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496976" calcext:value-type="float">
            <text:p>49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0.4" calcext:value-type="float">
            <text:p>10.4</text:p>
          </table:table-cell>
          <table:table-cell office:value-type="float" office:value="1.529705854078" calcext:value-type="float">
            <text:p>1.529705854078</text:p>
          </table:table-cell>
          <table:table-cell office:value-type="float" office:value="609456" calcext:value-type="float">
            <text:p>60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1.9" calcext:value-type="float">
            <text:p>11.9</text:p>
          </table:table-cell>
          <table:table-cell office:value-type="float" office:value="0.3" calcext:value-type="float">
            <text:p>0.3</text:p>
          </table:table-cell>
          <table:table-cell office:value-type="float" office:value="670016" calcext:value-type="float">
            <text:p>670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3.5" calcext:value-type="float">
            <text:p>13.5</text:p>
          </table:table-cell>
          <table:table-cell office:value-type="float" office:value="2.17944947177" calcext:value-type="float">
            <text:p>2.17944947177</text:p>
          </table:table-cell>
          <table:table-cell office:value-type="float" office:value="750112" calcext:value-type="float">
            <text:p>75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.75" calcext:value-type="float">
            <text:p>15.75</text:p>
          </table:table-cell>
          <table:table-cell office:value-type="float" office:value="2.165063509461" calcext:value-type="float">
            <text:p>2.165063509461</text:p>
          </table:table-cell>
          <table:table-cell office:value-type="float" office:value="902832" calcext:value-type="float">
            <text:p>90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7.4" calcext:value-type="float">
            <text:p>37.4</text:p>
          </table:table-cell>
          <table:table-cell office:value-type="float" office:value="5.78273291792" calcext:value-type="float">
            <text:p>5.78273291792</text:p>
          </table:table-cell>
          <table:table-cell office:value-type="float" office:value="1905664" calcext:value-type="float">
            <text:p>1905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7.1" calcext:value-type="float">
            <text:p>57.1</text:p>
          </table:table-cell>
          <table:table-cell office:value-type="float" office:value="9.186402995732" calcext:value-type="float">
            <text:p>9.186402995732</text:p>
          </table:table-cell>
          <table:table-cell office:value-type="float" office:value="2876656" calcext:value-type="float">
            <text:p>2876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76.55" calcext:value-type="float">
            <text:p>76.55</text:p>
          </table:table-cell>
          <table:table-cell office:value-type="float" office:value="8.345507773647" calcext:value-type="float">
            <text:p>8.345507773647</text:p>
          </table:table-cell>
          <table:table-cell office:value-type="float" office:value="4011328" calcext:value-type="float">
            <text:p>401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98.75" calcext:value-type="float">
            <text:p>98.75</text:p>
          </table:table-cell>
          <table:table-cell office:value-type="float" office:value="12.356678356257" calcext:value-type="float">
            <text:p>12.356678356257</text:p>
          </table:table-cell>
          <table:table-cell office:value-type="float" office:value="4869040" calcext:value-type="float">
            <text:p>4869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53.15" calcext:value-type="float">
            <text:p>153.15</text:p>
          </table:table-cell>
          <table:table-cell office:value-type="float" office:value="74.519980542134" calcext:value-type="float">
            <text:p>74.519980542134</text:p>
          </table:table-cell>
          <table:table-cell office:value-type="float" office:value="6053312" calcext:value-type="float">
            <text:p>605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205" calcext:value-type="float">
            <text:p>205</text:p>
          </table:table-cell>
          <table:table-cell office:value-type="float" office:value="56.52433104425" calcext:value-type="float">
            <text:p>56.52433104425</text:p>
          </table:table-cell>
          <table:table-cell office:value-type="float" office:value="6989776" calcext:value-type="float">
            <text:p>698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229.5" calcext:value-type="float">
            <text:p>229.5</text:p>
          </table:table-cell>
          <table:table-cell office:value-type="float" office:value="67.674589027197" calcext:value-type="float">
            <text:p>67.674589027197</text:p>
          </table:table-cell>
          <table:table-cell office:value-type="float" office:value="8422656" calcext:value-type="float">
            <text:p>842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83.9" calcext:value-type="float">
            <text:p>283.9</text:p>
          </table:table-cell>
          <table:table-cell office:value-type="float" office:value="61.740505342927" calcext:value-type="float">
            <text:p>61.740505342927</text:p>
          </table:table-cell>
          <table:table-cell office:value-type="float" office:value="9160400" calcext:value-type="float">
            <text:p>916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07.5" calcext:value-type="float">
            <text:p>307.5</text:p>
          </table:table-cell>
          <table:table-cell office:value-type="float" office:value="84.707437689969" calcext:value-type="float">
            <text:p>84.707437689969</text:p>
          </table:table-cell>
          <table:table-cell office:value-type="float" office:value="10238080" calcext:value-type="float">
            <text:p>10238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" calcext:value-type="float">
            <text:p>64.1</text:p>
          </table:table-cell>
          <table:table-cell office:value-type="float" office:value="2.278157149979" calcext:value-type="float">
            <text:p>2.278157149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05" calcext:value-type="float">
            <text:p>112.05</text:p>
          </table:table-cell>
          <table:table-cell office:value-type="float" office:value="2.479415253644" calcext:value-type="float">
            <text:p>2.4794152536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45" calcext:value-type="float">
            <text:p>167.45</text:p>
          </table:table-cell>
          <table:table-cell office:value-type="float" office:value="3.694252292412" calcext:value-type="float">
            <text:p>3.6942522924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5" calcext:value-type="float">
            <text:p>224.5</text:p>
          </table:table-cell>
          <table:table-cell office:value-type="float" office:value="3.528455752876" calcext:value-type="float">
            <text:p>3.5284557528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.000000000001" calcext:value-type="float">
            <text:p>5.000000000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.464101615136" calcext:value-type="float">
            <text:p>3.46410161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1" calcext:value-type="float">
            <text:p>411.1</text:p>
          </table:table-cell>
          <table:table-cell office:value-type="float" office:value="4.763402145532" calcext:value-type="float">
            <text:p>4.763402145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95" calcext:value-type="float">
            <text:p>479.95</text:p>
          </table:table-cell>
          <table:table-cell office:value-type="float" office:value="3.278337993561" calcext:value-type="float">
            <text:p>3.278337993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4.939635614088" calcext:value-type="float">
            <text:p>4.939635614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1.35" calcext:value-type="float">
            <text:p>1291.35</text:p>
          </table:table-cell>
          <table:table-cell office:value-type="float" office:value="6.980508577497" calcext:value-type="float">
            <text:p>6.980508577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.7" calcext:value-type="float">
            <text:p>2109.7</text:p>
          </table:table-cell>
          <table:table-cell office:value-type="float" office:value="8.78692210043" calcext:value-type="float">
            <text:p>8.78692210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5.6" calcext:value-type="float">
            <text:p>2985.6</text:p>
          </table:table-cell>
          <table:table-cell office:value-type="float" office:value="8.108020720264" calcext:value-type="float">
            <text:p>8.108020720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6.95" calcext:value-type="float">
            <text:p>3856.95</text:p>
          </table:table-cell>
          <table:table-cell office:value-type="float" office:value="8.482187218026" calcext:value-type="float">
            <text:p>8.48218721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2.15" calcext:value-type="float">
            <text:p>4822.15</text:p>
          </table:table-cell>
          <table:table-cell office:value-type="float" office:value="12.080045529956" calcext:value-type="float">
            <text:p>12.080045529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88.25" calcext:value-type="float">
            <text:p>5788.25</text:p>
          </table:table-cell>
          <table:table-cell office:value-type="float" office:value="12.384970730508" calcext:value-type="float">
            <text:p>12.384970730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6.05" calcext:value-type="float">
            <text:p>6766.05</text:p>
          </table:table-cell>
          <table:table-cell office:value-type="float" office:value="12.237136102656" calcext:value-type="float">
            <text:p>12.2371361026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41.1" calcext:value-type="float">
            <text:p>7741.1</text:p>
          </table:table-cell>
          <table:table-cell office:value-type="float" office:value="19.818930344662" calcext:value-type="float">
            <text:p>19.818930344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1.95" calcext:value-type="float">
            <text:p>8711.95</text:p>
          </table:table-cell>
          <table:table-cell office:value-type="float" office:value="15.538581016948" calcext:value-type="float">
            <text:p>15.538581016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27.1" calcext:value-type="float">
            <text:p>19427.1</text:p>
          </table:table-cell>
          <table:table-cell office:value-type="float" office:value="23.164412361063" calcext:value-type="float">
            <text:p>23.1644123610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02.6" calcext:value-type="float">
            <text:p>31102.6</text:p>
          </table:table-cell>
          <table:table-cell office:value-type="float" office:value="32.473681652702" calcext:value-type="float">
            <text:p>32.473681652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35.05" calcext:value-type="float">
            <text:p>42835.05</text:p>
          </table:table-cell>
          <table:table-cell office:value-type="float" office:value="43.405615994881" calcext:value-type="float">
            <text:p>43.405615994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4.45" calcext:value-type="float">
            <text:p>4.45</text:p>
          </table:table-cell>
          <table:table-cell office:value-type="float" office:value="15.730464074527" calcext:value-type="float">
            <text:p>15.730464074527</text:p>
          </table:table-cell>
          <table:table-cell office:value-type="float" office:value="55482.85" calcext:value-type="float">
            <text:p>55482.85</text:p>
          </table:table-cell>
          <table:table-cell office:value-type="float" office:value="45.909993475446" calcext:value-type="float">
            <text:p>45.909993475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20.6" calcext:value-type="float">
            <text:p>68220.6</text:p>
          </table:table-cell>
          <table:table-cell office:value-type="float" office:value="42.090854106203" calcext:value-type="float">
            <text:p>42.090854106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946.25" calcext:value-type="float">
            <text:p>80946.25</text:p>
          </table:table-cell>
          <table:table-cell office:value-type="float" office:value="37.415070554225" calcext:value-type="float">
            <text:p>37.41507055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89.35" calcext:value-type="float">
            <text:p>93689.35</text:p>
          </table:table-cell>
          <table:table-cell office:value-type="float" office:value="60.894396313958" calcext:value-type="float">
            <text:p>60.894396313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249.7" calcext:value-type="float">
            <text:p>107249.7</text:p>
          </table:table-cell>
          <table:table-cell office:value-type="float" office:value="60.312602336579" calcext:value-type="float">
            <text:p>60.3126023365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956.9" calcext:value-type="float">
            <text:p>120956.9</text:p>
          </table:table-cell>
          <table:table-cell office:value-type="float" office:value="62.673678653454" calcext:value-type="float">
            <text:p>62.673678653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.95" calcext:value-type="float">
            <text:p>4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261936" calcext:value-type="float">
            <text:p>261936</text:p>
          </table:table-cell>
          <table:table-cell office:value-type="float" office:value="80.08994953666" calcext:value-type="float">
            <text:p>80.08994953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7.95" calcext:value-type="float">
            <text:p>7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09261.75" calcext:value-type="float">
            <text:p>409261.75</text:p>
          </table:table-cell>
          <table:table-cell office:value-type="float" office:value="96.024411117786" calcext:value-type="float">
            <text:p>96.024411117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2.35" calcext:value-type="float">
            <text:p>12.35</text:p>
          </table:table-cell>
          <table:table-cell office:value-type="float" office:value="4.798697740012" calcext:value-type="float">
            <text:p>4.798697740012</text:p>
          </table:table-cell>
          <table:table-cell office:value-type="float" office:value="563893" calcext:value-type="float">
            <text:p>563893</text:p>
          </table:table-cell>
          <table:table-cell office:value-type="float" office:value="95.858751653434" calcext:value-type="float">
            <text:p>95.85875165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4.2" calcext:value-type="float">
            <text:p>14.2</text:p>
          </table:table-cell>
          <table:table-cell office:value-type="float" office:value="0.871779788708" calcext:value-type="float">
            <text:p>0.871779788708</text:p>
          </table:table-cell>
          <table:table-cell office:value-type="float" office:value="721200.6" calcext:value-type="float">
            <text:p>721200.6</text:p>
          </table:table-cell>
          <table:table-cell office:value-type="float" office:value="157.544089307354" calcext:value-type="float">
            <text:p>157.544089307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7.85" calcext:value-type="float">
            <text:p>17.85</text:p>
          </table:table-cell>
          <table:table-cell office:value-type="float" office:value="1.06183802908" calcext:value-type="float">
            <text:p>1.06183802908</text:p>
          </table:table-cell>
          <table:table-cell office:value-type="float" office:value="878617.1" calcext:value-type="float">
            <text:p>878617.1</text:p>
          </table:table-cell>
          <table:table-cell office:value-type="float" office:value="131.43778001263" calcext:value-type="float">
            <text:p>131.43778001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21" calcext:value-type="float">
            <text:p>21</text:p>
          </table:table-cell>
          <table:table-cell office:value-type="float" office:value="0.4472135955" calcext:value-type="float">
            <text:p>0.4472135955</text:p>
          </table:table-cell>
          <table:table-cell office:value-type="float" office:value="1040377.65" calcext:value-type="float">
            <text:p>1040377.65</text:p>
          </table:table-cell>
          <table:table-cell office:value-type="float" office:value="161.345987207276" calcext:value-type="float">
            <text:p>161.345987207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25.4" calcext:value-type="float">
            <text:p>25.4</text:p>
          </table:table-cell>
          <table:table-cell office:value-type="float" office:value="2.853068523537" calcext:value-type="float">
            <text:p>2.853068523537</text:p>
          </table:table-cell>
          <table:table-cell office:value-type="float" office:value="1207715.95" calcext:value-type="float">
            <text:p>1207715.95</text:p>
          </table:table-cell>
          <table:table-cell office:value-type="float" office:value="170.571826650461" calcext:value-type="float">
            <text:p>170.571826650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8.35" calcext:value-type="float">
            <text:p>28.35</text:p>
          </table:table-cell>
          <table:table-cell office:value-type="float" office:value="2.515452245621" calcext:value-type="float">
            <text:p>2.515452245621</text:p>
          </table:table-cell>
          <table:table-cell office:value-type="float" office:value="1375102.3" calcext:value-type="float">
            <text:p>1375102.3</text:p>
          </table:table-cell>
          <table:table-cell office:value-type="float" office:value="119.772327356492" calcext:value-type="float">
            <text:p>119.772327356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9.3" calcext:value-type="float">
            <text:p>39.3</text:p>
          </table:table-cell>
          <table:table-cell office:value-type="float" office:value="9.60780932367" calcext:value-type="float">
            <text:p>9.60780932367</text:p>
          </table:table-cell>
          <table:table-cell office:value-type="float" office:value="1542470.35" calcext:value-type="float">
            <text:p>1542470.35</text:p>
          </table:table-cell>
          <table:table-cell office:value-type="float" office:value="231.360168014613" calcext:value-type="float">
            <text:p>231.360168014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93.75" calcext:value-type="float">
            <text:p>93.75</text:p>
          </table:table-cell>
          <table:table-cell office:value-type="float" office:value="30.569388283052" calcext:value-type="float">
            <text:p>30.569388283052</text:p>
          </table:table-cell>
          <table:table-cell office:value-type="float" office:value="3284971.55" calcext:value-type="float">
            <text:p>3284971.55</text:p>
          </table:table-cell>
          <table:table-cell office:value-type="float" office:value="204.786841351257" calcext:value-type="float">
            <text:p>204.7868413512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151.3" calcext:value-type="float">
            <text:p>151.3</text:p>
          </table:table-cell>
          <table:table-cell office:value-type="float" office:value="42.687351756697" calcext:value-type="float">
            <text:p>42.687351756697</text:p>
          </table:table-cell>
          <table:table-cell office:value-type="float" office:value="5096314.75" calcext:value-type="float">
            <text:p>5096314.75</text:p>
          </table:table-cell>
          <table:table-cell office:value-type="float" office:value="407.25849822318" calcext:value-type="float">
            <text:p>407.2584982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280.85" calcext:value-type="float">
            <text:p>280.85</text:p>
          </table:table-cell>
          <table:table-cell office:value-type="float" office:value="80.216753237712" calcext:value-type="float">
            <text:p>80.216753237712</text:p>
          </table:table-cell>
          <table:table-cell office:value-type="float" office:value="6969856.15" calcext:value-type="float">
            <text:p>6969856.15</text:p>
          </table:table-cell>
          <table:table-cell office:value-type="float" office:value="369.179421572357" calcext:value-type="float">
            <text:p>369.179421572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388.9" calcext:value-type="float">
            <text:p>388.9</text:p>
          </table:table-cell>
          <table:table-cell office:value-type="float" office:value="89.401286344213" calcext:value-type="float">
            <text:p>89.401286344213</text:p>
          </table:table-cell>
          <table:table-cell office:value-type="float" office:value="8843468.85" calcext:value-type="float">
            <text:p>8843468.85</text:p>
          </table:table-cell>
          <table:table-cell office:value-type="float" office:value="307.261645426174" calcext:value-type="float">
            <text:p>307.261645426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4.9" calcext:value-type="float">
            <text:p>504.9</text:p>
          </table:table-cell>
          <table:table-cell office:value-type="float" office:value="68.30146411315" calcext:value-type="float">
            <text:p>68.30146411315</text:p>
          </table:table-cell>
          <table:table-cell office:value-type="float" office:value="10792768.3" calcext:value-type="float">
            <text:p>10792768.3</text:p>
          </table:table-cell>
          <table:table-cell office:value-type="float" office:value="454.210303714039" calcext:value-type="float">
            <text:p>454.210303714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611.55" calcext:value-type="float">
            <text:p>611.55</text:p>
          </table:table-cell>
          <table:table-cell office:value-type="float" office:value="110.541609812776" calcext:value-type="float">
            <text:p>110.541609812776</text:p>
          </table:table-cell>
          <table:table-cell office:value-type="float" office:value="12766271.75" calcext:value-type="float">
            <text:p>12766271.75</text:p>
          </table:table-cell>
          <table:table-cell office:value-type="float" office:value="319.136285542713" calcext:value-type="float">
            <text:p>319.136285542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742.05" calcext:value-type="float">
            <text:p>742.05</text:p>
          </table:table-cell>
          <table:table-cell office:value-type="float" office:value="142.205300534122" calcext:value-type="float">
            <text:p>142.205300534122</text:p>
          </table:table-cell>
          <table:table-cell office:value-type="float" office:value="14739755.05" calcext:value-type="float">
            <text:p>14739755.05</text:p>
          </table:table-cell>
          <table:table-cell office:value-type="float" office:value="452.436632303354" calcext:value-type="float">
            <text:p>452.4366323033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907.4" calcext:value-type="float">
            <text:p>907.4</text:p>
          </table:table-cell>
          <table:table-cell office:value-type="float" office:value="152.741415470723" calcext:value-type="float">
            <text:p>152.741415470723</text:p>
          </table:table-cell>
          <table:table-cell office:value-type="float" office:value="16713410.45" calcext:value-type="float">
            <text:p>16713410.45</text:p>
          </table:table-cell>
          <table:table-cell office:value-type="float" office:value="518.116601258829" calcext:value-type="float">
            <text:p>518.116601258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97.55" calcext:value-type="float">
            <text:p>997.55</text:p>
          </table:table-cell>
          <table:table-cell office:value-type="float" office:value="166.545331666787" calcext:value-type="float">
            <text:p>166.545331666787</text:p>
          </table:table-cell>
          <table:table-cell office:value-type="float" office:value="18686687.95" calcext:value-type="float">
            <text:p>18686687.95</text:p>
          </table:table-cell>
          <table:table-cell office:value-type="float" office:value="717.952644677906" calcext:value-type="float">
            <text:p>717.952644677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85" calcext:value-type="float">
            <text:p>64.85</text:p>
          </table:table-cell>
          <table:table-cell office:value-type="float" office:value="1.061838029079" calcext:value-type="float">
            <text:p>1.0618380290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2.22261107709" calcext:value-type="float">
            <text:p>2.22261107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7" calcext:value-type="float">
            <text:p>167.7</text:p>
          </table:table-cell>
          <table:table-cell office:value-type="float" office:value="3.392639090735" calcext:value-type="float">
            <text:p>3.392639090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25" calcext:value-type="float">
            <text:p>223.25</text:p>
          </table:table-cell>
          <table:table-cell office:value-type="float" office:value="4.537345038676" calcext:value-type="float">
            <text:p>4.5373450386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95" calcext:value-type="float">
            <text:p>281.95</text:p>
          </table:table-cell>
          <table:table-cell office:value-type="float" office:value="4.030818775392" calcext:value-type="float">
            <text:p>4.030818775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4.679743582718" calcext:value-type="float">
            <text:p>4.6797435827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.25" calcext:value-type="float">
            <text:p>413.25</text:p>
          </table:table-cell>
          <table:table-cell office:value-type="float" office:value="4.613837881851" calcext:value-type="float">
            <text:p>4.61383788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85" calcext:value-type="float">
            <text:p>479.85</text:p>
          </table:table-cell>
          <table:table-cell office:value-type="float" office:value="4.464022849396" calcext:value-type="float">
            <text:p>4.464022849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.75" calcext:value-type="float">
            <text:p>547.75</text:p>
          </table:table-cell>
          <table:table-cell office:value-type="float" office:value="5.018714974994" calcext:value-type="float">
            <text:p>5.018714974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.2" calcext:value-type="float">
            <text:p>1290.2</text:p>
          </table:table-cell>
          <table:table-cell office:value-type="float" office:value="7.65898165548" calcext:value-type="float">
            <text:p>7.65898165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9.6" calcext:value-type="float">
            <text:p>2109.6</text:p>
          </table:table-cell>
          <table:table-cell office:value-type="float" office:value="7.85748051218" calcext:value-type="float">
            <text:p>7.85748051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0.1" calcext:value-type="float">
            <text:p>2990.1</text:p>
          </table:table-cell>
          <table:table-cell office:value-type="float" office:value="9.191844211051" calcext:value-type="float">
            <text:p>9.191844211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6.9" calcext:value-type="float">
            <text:p>3856.9</text:p>
          </table:table-cell>
          <table:table-cell office:value-type="float" office:value="14.442645187014" calcext:value-type="float">
            <text:p>14.44264518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22.7" calcext:value-type="float">
            <text:p>4822.7</text:p>
          </table:table-cell>
          <table:table-cell office:value-type="float" office:value="13.390668392528" calcext:value-type="float">
            <text:p>13.3906683925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4.2" calcext:value-type="float">
            <text:p>5794.2</text:p>
          </table:table-cell>
          <table:table-cell office:value-type="float" office:value="14.715977711146" calcext:value-type="float">
            <text:p>14.715977711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3" calcext:value-type="float">
            <text:p>6773</text:p>
          </table:table-cell>
          <table:table-cell office:value-type="float" office:value="14.501724035335" calcext:value-type="float">
            <text:p>14.501724035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5.25" calcext:value-type="float">
            <text:p>7735.25</text:p>
          </table:table-cell>
          <table:table-cell office:value-type="float" office:value="15.852050340618" calcext:value-type="float">
            <text:p>15.852050340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2.5" calcext:value-type="float">
            <text:p>8712.5</text:p>
          </table:table-cell>
          <table:table-cell office:value-type="float" office:value="13.321035995859" calcext:value-type="float">
            <text:p>13.32103599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27.05" calcext:value-type="float">
            <text:p>19427.05</text:p>
          </table:table-cell>
          <table:table-cell office:value-type="float" office:value="26.73850219613" calcext:value-type="float">
            <text:p>26.73850219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96.5" calcext:value-type="float">
            <text:p>31096.5</text:p>
          </table:table-cell>
          <table:table-cell office:value-type="float" office:value="25.664177368" calcext:value-type="float">
            <text:p>25.664177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52.75" calcext:value-type="float">
            <text:p>42852.75</text:p>
          </table:table-cell>
          <table:table-cell office:value-type="float" office:value="34.093804409218" calcext:value-type="float">
            <text:p>34.093804409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55481.45" calcext:value-type="float">
            <text:p>55481.45</text:p>
          </table:table-cell>
          <table:table-cell office:value-type="float" office:value="38.410252523171" calcext:value-type="float">
            <text:p>38.410252523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08.4" calcext:value-type="float">
            <text:p>68208.4</text:p>
          </table:table-cell>
          <table:table-cell office:value-type="float" office:value="40.409652295296" calcext:value-type="float">
            <text:p>40.409652295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961.25" calcext:value-type="float">
            <text:p>80961.25</text:p>
          </table:table-cell>
          <table:table-cell office:value-type="float" office:value="43.425654820242" calcext:value-type="float">
            <text:p>43.425654820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92.55" calcext:value-type="float">
            <text:p>93692.55</text:p>
          </table:table-cell>
          <table:table-cell office:value-type="float" office:value="48.014034424892" calcext:value-type="float">
            <text:p>48.014034424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229.95" calcext:value-type="float">
            <text:p>107229.95</text:p>
          </table:table-cell>
          <table:table-cell office:value-type="float" office:value="46.418180736638" calcext:value-type="float">
            <text:p>46.418180736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.15" calcext:value-type="float">
            <text:p>1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120965.1" calcext:value-type="float">
            <text:p>120965.1</text:p>
          </table:table-cell>
          <table:table-cell office:value-type="float" office:value="36.322031920349" calcext:value-type="float">
            <text:p>36.322031920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895.45" calcext:value-type="float">
            <text:p>261895.45</text:p>
          </table:table-cell>
          <table:table-cell office:value-type="float" office:value="74.587850860798" calcext:value-type="float">
            <text:p>74.587850860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.15" calcext:value-type="float">
            <text:p>6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409252.5" calcext:value-type="float">
            <text:p>409252.5</text:p>
          </table:table-cell>
          <table:table-cell office:value-type="float" office:value="107.240150835272" calcext:value-type="float">
            <text:p>107.240150835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63820.4" calcext:value-type="float">
            <text:p>563820.4</text:p>
          </table:table-cell>
          <table:table-cell office:value-type="float" office:value="101.549691800542" calcext:value-type="float">
            <text:p>101.5496918005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21157.95" calcext:value-type="float">
            <text:p>721157.95</text:p>
          </table:table-cell>
          <table:table-cell office:value-type="float" office:value="83.843589483983" calcext:value-type="float">
            <text:p>83.843589483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3.2" calcext:value-type="float">
            <text:p>13.2</text:p>
          </table:table-cell>
          <table:table-cell office:value-type="float" office:value="0.871779788708" calcext:value-type="float">
            <text:p>0.871779788708</text:p>
          </table:table-cell>
          <table:table-cell office:value-type="float" office:value="878473" calcext:value-type="float">
            <text:p>878473</text:p>
          </table:table-cell>
          <table:table-cell office:value-type="float" office:value="133.971638425242" calcext:value-type="float">
            <text:p>133.9716384252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6.45" calcext:value-type="float">
            <text:p>16.45</text:p>
          </table:table-cell>
          <table:table-cell office:value-type="float" office:value="1.961504524593" calcext:value-type="float">
            <text:p>1.961504524593</text:p>
          </table:table-cell>
          <table:table-cell office:value-type="float" office:value="1040214.1" calcext:value-type="float">
            <text:p>1040214.1</text:p>
          </table:table-cell>
          <table:table-cell office:value-type="float" office:value="156.665535737413" calcext:value-type="float">
            <text:p>156.665535737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8.6" calcext:value-type="float">
            <text:p>18.6</text:p>
          </table:table-cell>
          <table:table-cell office:value-type="float" office:value="1.8" calcext:value-type="float">
            <text:p>1.8</text:p>
          </table:table-cell>
          <table:table-cell office:value-type="float" office:value="1207574.35" calcext:value-type="float">
            <text:p>1207574.35</text:p>
          </table:table-cell>
          <table:table-cell office:value-type="float" office:value="128.119972271781" calcext:value-type="float">
            <text:p>128.119972271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1.35" calcext:value-type="float">
            <text:p>21.35</text:p>
          </table:table-cell>
          <table:table-cell office:value-type="float" office:value="1.768473918383" calcext:value-type="float">
            <text:p>1.768473918383</text:p>
          </table:table-cell>
          <table:table-cell office:value-type="float" office:value="1374925.65" calcext:value-type="float">
            <text:p>1374925.65</text:p>
          </table:table-cell>
          <table:table-cell office:value-type="float" office:value="134.049345581324" calcext:value-type="float">
            <text:p>134.049345581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3.7" calcext:value-type="float">
            <text:p>23.7</text:p>
          </table:table-cell>
          <table:table-cell office:value-type="float" office:value="3.051229260479" calcext:value-type="float">
            <text:p>3.051229260479</text:p>
          </table:table-cell>
          <table:table-cell office:value-type="float" office:value="1542198.2" calcext:value-type="float">
            <text:p>1542198.2</text:p>
          </table:table-cell>
          <table:table-cell office:value-type="float" office:value="116.009746273616" calcext:value-type="float">
            <text:p>116.0097462736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55.05" calcext:value-type="float">
            <text:p>55.05</text:p>
          </table:table-cell>
          <table:table-cell office:value-type="float" office:value="7.96539390112" calcext:value-type="float">
            <text:p>7.96539390112</text:p>
          </table:table-cell>
          <table:table-cell office:value-type="float" office:value="3284338.35" calcext:value-type="float">
            <text:p>3284338.35</text:p>
          </table:table-cell>
          <table:table-cell office:value-type="float" office:value="293.666524043429" calcext:value-type="float">
            <text:p>293.666524043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2" calcext:value-type="float">
            <text:p>122</text:p>
          </table:table-cell>
          <table:table-cell office:value-type="float" office:value="45.603727917792" calcext:value-type="float">
            <text:p>45.603727917792</text:p>
          </table:table-cell>
          <table:table-cell office:value-type="float" office:value="5095357.5" calcext:value-type="float">
            <text:p>5095357.5</text:p>
          </table:table-cell>
          <table:table-cell office:value-type="float" office:value="314.267482856961" calcext:value-type="float">
            <text:p>314.267482856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76.05" calcext:value-type="float">
            <text:p>176.05</text:p>
          </table:table-cell>
          <table:table-cell office:value-type="float" office:value="56.016493106941" calcext:value-type="float">
            <text:p>56.016493106941</text:p>
          </table:table-cell>
          <table:table-cell office:value-type="float" office:value="6968563.25" calcext:value-type="float">
            <text:p>6968563.25</text:p>
          </table:table-cell>
          <table:table-cell office:value-type="float" office:value="393.819349051694" calcext:value-type="float">
            <text:p>393.819349051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270.9" calcext:value-type="float">
            <text:p>270.9</text:p>
          </table:table-cell>
          <table:table-cell office:value-type="float" office:value="85.576223333354" calcext:value-type="float">
            <text:p>85.576223333354</text:p>
          </table:table-cell>
          <table:table-cell office:value-type="float" office:value="8841710.8" calcext:value-type="float">
            <text:p>8841710.8</text:p>
          </table:table-cell>
          <table:table-cell office:value-type="float" office:value="434.955457489615" calcext:value-type="float">
            <text:p>434.955457489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290.45" calcext:value-type="float">
            <text:p>290.45</text:p>
          </table:table-cell>
          <table:table-cell office:value-type="float" office:value="38.103116670425" calcext:value-type="float">
            <text:p>38.103116670425</text:p>
          </table:table-cell>
          <table:table-cell office:value-type="float" office:value="10790471.65" calcext:value-type="float">
            <text:p>10790471.65</text:p>
          </table:table-cell>
          <table:table-cell office:value-type="float" office:value="334.084967672896" calcext:value-type="float">
            <text:p>334.084967672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14.8" calcext:value-type="float">
            <text:p>414.8</text:p>
          </table:table-cell>
          <table:table-cell office:value-type="float" office:value="49.005713952559" calcext:value-type="float">
            <text:p>49.005713952559</text:p>
          </table:table-cell>
          <table:table-cell office:value-type="float" office:value="12763656.95" calcext:value-type="float">
            <text:p>12763656.95</text:p>
          </table:table-cell>
          <table:table-cell office:value-type="float" office:value="517.01559454237" calcext:value-type="float">
            <text:p>517.01559454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474.1" calcext:value-type="float">
            <text:p>474.1</text:p>
          </table:table-cell>
          <table:table-cell office:value-type="float" office:value="84.156936731324" calcext:value-type="float">
            <text:p>84.156936731324</text:p>
          </table:table-cell>
          <table:table-cell office:value-type="float" office:value="14736684.35" calcext:value-type="float">
            <text:p>14736684.35</text:p>
          </table:table-cell>
          <table:table-cell office:value-type="float" office:value="474.774913774938" calcext:value-type="float">
            <text:p>474.774913774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567.1" calcext:value-type="float">
            <text:p>567.1</text:p>
          </table:table-cell>
          <table:table-cell office:value-type="float" office:value="42.496941066388" calcext:value-type="float">
            <text:p>42.496941066388</text:p>
          </table:table-cell>
          <table:table-cell office:value-type="float" office:value="16709799.85" calcext:value-type="float">
            <text:p>16709799.85</text:p>
          </table:table-cell>
          <table:table-cell office:value-type="float" office:value="517.382806778501" calcext:value-type="float">
            <text:p>517.38280677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97.75" calcext:value-type="float">
            <text:p>697.75</text:p>
          </table:table-cell>
          <table:table-cell office:value-type="float" office:value="75.539972862056" calcext:value-type="float">
            <text:p>75.539972862056</text:p>
          </table:table-cell>
          <table:table-cell office:value-type="float" office:value="18682886.35" calcext:value-type="float">
            <text:p>18682886.35</text:p>
          </table:table-cell>
          <table:table-cell office:value-type="float" office:value="546.669232717555" calcext:value-type="float">
            <text:p>546.669232717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</table:table>
      <table:table table:name="MergeSort - ArrayList" table:style-name="ta1">
        <table:shapes>
          <draw:frame draw:z-index="0" draw:style-name="gr1" draw:text-style-name="P1" svg:width="159.99mm" svg:height="89.99mm" svg:x="340.18mm" svg:y="7.91mm">
            <draw:object draw:notify-on-update-of-ranges="'MergeSort - ArrayList'.C2:'MergeSort - ArrayList'.C46 'MergeSort - ArrayList'.D1:'MergeSort - ArrayList'.D1 'MergeSort - ArrayList'.D2:'MergeSort - ArrayList'.D46 'MergeSort - LinkedList'.E2:'MergeSort - LinkedList'.E46 'MergeSort - LinkedList'.E2:'MergeSort - LinkedList'.E46" xlink:href="./Object 49" xlink:type="simple" xlink:show="embed" xlink:actuate="onLoad">
              <loext:p/>
            </draw:object>
            <draw:image xlink:href="./ObjectReplacements/Object 49" xlink:type="simple" xlink:show="embed" xlink:actuate="onLoad"/>
          </draw:frame>
          <draw:frame draw:z-index="1" draw:style-name="gr1" draw:text-style-name="P1" svg:width="159.99mm" svg:height="89.99mm" svg:x="501.17mm" svg:y="8.7mm">
            <draw:object draw:notify-on-update-of-ranges="'MergeSort - ArrayList'.C2:'MergeSort - ArrayList'.C46 'MergeSort - ArrayList'.F1:'MergeSort - ArrayList'.F1 'MergeSort - ArrayList'.F2:'MergeSort - ArrayList'.F46"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z-index="2" draw:style-name="gr1" draw:text-style-name="P1" svg:width="159.99mm" svg:height="89.99mm" svg:x="665.27mm" svg:y="8.44mm">
            <draw:object draw:notify-on-update-of-ranges="'MergeSort - ArrayList'.C2:'MergeSort - ArrayList'.C46 'MergeSort - ArrayList'.J1:'MergeSort - ArrayList'.J1 'MergeSort - ArrayList'.J2:'MergeSort - ArrayList'.J46 'MergeSort - ArrayList'.K2:'MergeSort - ArrayList'.K46 'MergeSort - ArrayList'.K2:'MergeSort - ArrayList'.K46" xlink:href="./Object 51" xlink:type="simple" xlink:show="embed" xlink:actuate="onLoad">
              <loext:p/>
            </draw:object>
            <draw:image xlink:href="./ObjectReplacements/Object 51" xlink:type="simple" xlink:show="embed" xlink:actuate="onLoad"/>
          </draw:frame>
          <draw:frame draw:z-index="3" draw:style-name="gr1" draw:text-style-name="P1" svg:width="159.99mm" svg:height="89.99mm" svg:x="339.1mm" svg:y="198.1mm">
            <draw:object draw:notify-on-update-of-ranges="'MergeSort - ArrayList'.C47:'MergeSort - ArrayList'.C91 'MergeSort - ArrayList'.D1:'MergeSort - ArrayList'.D1 'MergeSort - ArrayList'.D47:'MergeSort - ArrayList'.D91 'MergeSort - LinkedList'.E47:'MergeSort - LinkedList'.E91 'MergeSort - LinkedList'.E47:'MergeSort - LinkedList'.E91" xlink:href="./Object 52" xlink:type="simple" xlink:show="embed" xlink:actuate="onLoad">
              <loext:p/>
            </draw:object>
            <draw:image xlink:href="./ObjectReplacements/Object 52" xlink:type="simple" xlink:show="embed" xlink:actuate="onLoad"/>
          </draw:frame>
          <draw:frame draw:z-index="4" draw:style-name="gr1" draw:text-style-name="P1" svg:width="159.99mm" svg:height="89.99mm" svg:x="509.43mm" svg:y="198.35mm">
            <draw:object draw:notify-on-update-of-ranges="'MergeSort - ArrayList'.C47:'MergeSort - ArrayList'.C91 'MergeSort - ArrayList'.F1:'MergeSort - ArrayList'.F1 'MergeSort - ArrayList'.F47:'MergeSort - ArrayList'.F91" xlink:href="./Object 53" xlink:type="simple" xlink:show="embed" xlink:actuate="onLoad">
              <loext:p/>
            </draw:object>
            <draw:image xlink:href="./ObjectReplacements/Object 53" xlink:type="simple" xlink:show="embed" xlink:actuate="onLoad"/>
          </draw:frame>
          <draw:frame draw:z-index="5" draw:style-name="gr1" draw:text-style-name="P1" svg:width="159.99mm" svg:height="89.99mm" svg:x="670.54mm" svg:y="197.57mm">
            <draw:object draw:notify-on-update-of-ranges="'MergeSort - ArrayList'.C47:'MergeSort - ArrayList'.C91 'MergeSort - ArrayList'.J1:'MergeSort - ArrayList'.J1 'MergeSort - ArrayList'.J47:'MergeSort - ArrayList'.J91 'MergeSort - ArrayList'.K47:'MergeSort - ArrayList'.K91 'MergeSort - ArrayList'.K47:'MergeSort - ArrayList'.K91" xlink:href="./Object 54" xlink:type="simple" xlink:show="embed" xlink:actuate="onLoad">
              <loext:p/>
            </draw:object>
            <draw:image xlink:href="./ObjectReplacements/Object 54" xlink:type="simple" xlink:show="embed" xlink:actuate="onLoad"/>
          </draw:frame>
          <draw:frame draw:z-index="6" draw:style-name="gr1" draw:text-style-name="P1" svg:width="159.99mm" svg:height="89.99mm" svg:x="346.29mm" svg:y="410.95mm">
            <draw:object draw:notify-on-update-of-ranges="'MergeSort - ArrayList'.C92:'MergeSort - ArrayList'.C136 'MergeSort - ArrayList'.D1:'MergeSort - ArrayList'.D1 'MergeSort - ArrayList'.D92:'MergeSort - ArrayList'.D136 'MergeSort - LinkedList'.E92:'MergeSort - LinkedList'.E136 'MergeSort - LinkedList'.E92:'MergeSort - LinkedList'.E136" xlink:href="./Object 55" xlink:type="simple" xlink:show="embed" xlink:actuate="onLoad">
              <loext:p/>
            </draw:object>
            <draw:image xlink:href="./ObjectReplacements/Object 55" xlink:type="simple" xlink:show="embed" xlink:actuate="onLoad"/>
          </draw:frame>
          <draw:frame draw:z-index="7" draw:style-name="gr1" draw:text-style-name="P1" svg:width="159.99mm" svg:height="89.99mm" svg:x="505.44mm" svg:y="411.6mm">
            <draw:object draw:notify-on-update-of-ranges="'MergeSort - ArrayList'.C92:'MergeSort - ArrayList'.C136 'MergeSort - ArrayList'.F1:'MergeSort - ArrayList'.F1 'MergeSort - ArrayList'.F92:'MergeSort - ArrayList'.F136 'MergeSort - LinkedList'.G92:'MergeSort - LinkedList'.G136 'MergeSort - LinkedList'.G92:'MergeSort - LinkedList'.G136"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z-index="8" draw:style-name="gr1" draw:text-style-name="P1" svg:width="159.99mm" svg:height="89.99mm" svg:x="667.36mm" svg:y="412.58mm">
            <draw:object draw:notify-on-update-of-ranges="'MergeSort - ArrayList'.C92:'MergeSort - ArrayList'.C136 'MergeSort - ArrayList'.J1:'MergeSort - ArrayList'.J1 'MergeSort - ArrayList'.J92:'MergeSort - ArrayList'.J136 'MergeSort - ArrayList'.K92:'MergeSort - ArrayList'.K136 'MergeSort - ArrayList'.K92:'MergeSort - ArrayList'.K136"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  <draw:frame draw:z-index="9" draw:style-name="gr1" draw:text-style-name="P1" svg:width="159.99mm" svg:height="89.99mm" svg:x="344.03mm" svg:y="629.95mm">
            <draw:object draw:notify-on-update-of-ranges="'MergeSort - ArrayList'.C137:'MergeSort - ArrayList'.C181 'MergeSort - ArrayList'.D1:'MergeSort - ArrayList'.D1 'MergeSort - ArrayList'.D137:'MergeSort - ArrayList'.D181 'MergeSort - LinkedList'.E137:'MergeSort - LinkedList'.E181 'MergeSort - LinkedList'.E137:'MergeSort - LinkedList'.E181" xlink:href="./Object 58" xlink:type="simple" xlink:show="embed" xlink:actuate="onLoad">
              <loext:p/>
            </draw:object>
            <draw:image xlink:href="./ObjectReplacements/Object 58" xlink:type="simple" xlink:show="embed" xlink:actuate="onLoad"/>
          </draw:frame>
          <draw:frame draw:z-index="10" draw:style-name="gr1" draw:text-style-name="P1" svg:width="159.99mm" svg:height="89.99mm" svg:x="504.14mm" svg:y="630.94mm">
            <draw:object draw:notify-on-update-of-ranges="'MergeSort - ArrayList'.C137:'MergeSort - ArrayList'.C181 'MergeSort - ArrayList'.F1:'MergeSort - ArrayList'.F1 'MergeSort - ArrayList'.F137:'MergeSort - ArrayList'.F181 'MergeSort - LinkedList'.G137:'MergeSort - LinkedList'.G181 'MergeSort - LinkedList'.G137:'MergeSort - LinkedList'.G181" xlink:href="./Object 59" xlink:type="simple" xlink:show="embed" xlink:actuate="onLoad">
              <loext:p/>
            </draw:object>
            <draw:image xlink:href="./ObjectReplacements/Object 59" xlink:type="simple" xlink:show="embed" xlink:actuate="onLoad"/>
          </draw:frame>
          <draw:frame draw:z-index="11" draw:style-name="gr1" draw:text-style-name="P1" svg:width="159.99mm" svg:height="89.99mm" svg:x="668.33mm" svg:y="632.86mm">
            <draw:object draw:notify-on-update-of-ranges="'MergeSort - ArrayList'.C137:'MergeSort - ArrayList'.C181 'MergeSort - ArrayList'.J1:'MergeSort - ArrayList'.J1 'MergeSort - ArrayList'.J137:'MergeSort - ArrayList'.J181 'MergeSort - ArrayList'.K136:'MergeSort - ArrayList'.K181 'MergeSort - ArrayList'.K136:'MergeSort - ArrayList'.K181" xlink:href="./Object 60" xlink:type="simple" xlink:show="embed" xlink:actuate="onLoad">
              <loext:p/>
            </draw:object>
            <draw:image xlink:href="./ObjectReplacements/Object 60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office:value-type="string" calcext:value-type="string">
            <text:p>avg_adds</text:p>
          </table:table-cell>
          <table:table-cell office:value-type="string" calcext:value-type="string">
            <text:p>add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3180" calcext:value-type="float">
            <text:p>3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6" calcext:value-type="float">
            <text:p>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60" calcext:value-type="float">
            <text:p>48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20" calcext:value-type="float">
            <text:p>58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40" calcext:value-type="float">
            <text:p>12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0.1" calcext:value-type="float">
            <text:p>0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0508" calcext:value-type="float">
            <text:p>20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80" calcext:value-type="float">
            <text:p>272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08" calcext:value-type="float">
            <text:p>34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16" calcext:value-type="float">
            <text:p>44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0.6" calcext:value-type="float">
            <text:p>0.6</text:p>
          </table:table-cell>
          <table:table-cell office:value-type="float" office:value="0.489897948557" calcext:value-type="float">
            <text:p>0.489897948557</text:p>
          </table:table-cell>
          <table:table-cell office:value-type="float" office:value="49788" calcext:value-type="float">
            <text:p>49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.05" calcext:value-type="float">
            <text:p>1.0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58560" calcext:value-type="float">
            <text:p>585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96" calcext:value-type="float">
            <text:p>63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74816" calcext:value-type="float">
            <text:p>74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.4" calcext:value-type="float">
            <text:p>2.4</text:p>
          </table:table-cell>
          <table:table-cell office:value-type="float" office:value="0.734846922835" calcext:value-type="float">
            <text:p>0.734846922835</text:p>
          </table:table-cell>
          <table:table-cell office:value-type="float" office:value="159632" calcext:value-type="float">
            <text:p>159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3.85" calcext:value-type="float">
            <text:p>3.85</text:p>
          </table:table-cell>
          <table:table-cell office:value-type="float" office:value="0.963068014213" calcext:value-type="float">
            <text:p>0.963068014213</text:p>
          </table:table-cell>
          <table:table-cell office:value-type="float" office:value="243696" calcext:value-type="float">
            <text:p>243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.5" calcext:value-type="float">
            <text:p>5.5</text:p>
          </table:table-cell>
          <table:table-cell office:value-type="float" office:value="0.74161984871" calcext:value-type="float">
            <text:p>0.74161984871</text:p>
          </table:table-cell>
          <table:table-cell office:value-type="float" office:value="339264" calcext:value-type="float">
            <text:p>339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6.2" calcext:value-type="float">
            <text:p>6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408000" calcext:value-type="float">
            <text:p>40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8.4" calcext:value-type="float">
            <text:p>8.4</text:p>
          </table:table-cell>
          <table:table-cell office:value-type="float" office:value="1.356465996625" calcext:value-type="float">
            <text:p>1.356465996625</text:p>
          </table:table-cell>
          <table:table-cell office:value-type="float" office:value="517392" calcext:value-type="float">
            <text:p>517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9.4" calcext:value-type="float">
            <text:p>9.4</text:p>
          </table:table-cell>
          <table:table-cell office:value-type="float" office:value="1.157583690279" calcext:value-type="float">
            <text:p>1.157583690279</text:p>
          </table:table-cell>
          <table:table-cell office:value-type="float" office:value="589424" calcext:value-type="float">
            <text:p>58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1.7" calcext:value-type="float">
            <text:p>11.7</text:p>
          </table:table-cell>
          <table:table-cell office:value-type="float" office:value="1.417744687876" calcext:value-type="float">
            <text:p>1.417744687876</text:p>
          </table:table-cell>
          <table:table-cell office:value-type="float" office:value="718528" calcext:value-type="float">
            <text:p>718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2.55" calcext:value-type="float">
            <text:p>12.55</text:p>
          </table:table-cell>
          <table:table-cell office:value-type="float" office:value="1.532155344604" calcext:value-type="float">
            <text:p>1.532155344604</text:p>
          </table:table-cell>
          <table:table-cell office:value-type="float" office:value="828768" calcext:value-type="float">
            <text:p>8287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.45" calcext:value-type="float">
            <text:p>14.45</text:p>
          </table:table-cell>
          <table:table-cell office:value-type="float" office:value="2.459166525472" calcext:value-type="float">
            <text:p>2.459166525472</text:p>
          </table:table-cell>
          <table:table-cell office:value-type="float" office:value="866000" calcext:value-type="float">
            <text:p>866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3.2" calcext:value-type="float">
            <text:p>33.2</text:p>
          </table:table-cell>
          <table:table-cell office:value-type="float" office:value="7.480641683706" calcext:value-type="float">
            <text:p>7.480641683706</text:p>
          </table:table-cell>
          <table:table-cell office:value-type="float" office:value="1832000" calcext:value-type="float">
            <text:p>18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48.65" calcext:value-type="float">
            <text:p>48.65</text:p>
          </table:table-cell>
          <table:table-cell office:value-type="float" office:value="6.01061560907" calcext:value-type="float">
            <text:p>6.01061560907</text:p>
          </table:table-cell>
          <table:table-cell office:value-type="float" office:value="2898960" calcext:value-type="float">
            <text:p>2898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72.5" calcext:value-type="float">
            <text:p>72.5</text:p>
          </table:table-cell>
          <table:table-cell office:value-type="float" office:value="19.236683705878" calcext:value-type="float">
            <text:p>19.236683705878</text:p>
          </table:table-cell>
          <table:table-cell office:value-type="float" office:value="3864000" calcext:value-type="float">
            <text:p>3864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1.35" calcext:value-type="float">
            <text:p>101.35</text:p>
          </table:table-cell>
          <table:table-cell office:value-type="float" office:value="31.469469331401" calcext:value-type="float">
            <text:p>31.469469331401</text:p>
          </table:table-cell>
          <table:table-cell office:value-type="float" office:value="5106576" calcext:value-type="float">
            <text:p>510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24.45" calcext:value-type="float">
            <text:p>124.45</text:p>
          </table:table-cell>
          <table:table-cell office:value-type="float" office:value="35.314975576942" calcext:value-type="float">
            <text:p>35.314975576942</text:p>
          </table:table-cell>
          <table:table-cell office:value-type="float" office:value="6097920" calcext:value-type="float">
            <text:p>60979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3.75" calcext:value-type="float">
            <text:p>163.75</text:p>
          </table:table-cell>
          <table:table-cell office:value-type="float" office:value="60.835741961449" calcext:value-type="float">
            <text:p>60.835741961449</text:p>
          </table:table-cell>
          <table:table-cell office:value-type="float" office:value="7361552" calcext:value-type="float">
            <text:p>7361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9.6" calcext:value-type="float">
            <text:p>179.6</text:p>
          </table:table-cell>
          <table:table-cell office:value-type="float" office:value="55.987855826063" calcext:value-type="float">
            <text:p>55.987855826063</text:p>
          </table:table-cell>
          <table:table-cell office:value-type="float" office:value="8128000" calcext:value-type="float">
            <text:p>8128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00.2" calcext:value-type="float">
            <text:p>200.2</text:p>
          </table:table-cell>
          <table:table-cell office:value-type="float" office:value="64.330863510449" calcext:value-type="float">
            <text:p>64.330863510449</text:p>
          </table:table-cell>
          <table:table-cell office:value-type="float" office:value="9590928" calcext:value-type="float">
            <text:p>95909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2.15" calcext:value-type="float">
            <text:p>232.15</text:p>
          </table:table-cell>
          <table:table-cell office:value-type="float" office:value="65.699524351399" calcext:value-type="float">
            <text:p>65.699524351399</text:p>
          </table:table-cell>
          <table:table-cell office:value-type="float" office:value="10713152" calcext:value-type="float">
            <text:p>107131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2" calcext:value-type="float">
            <text:p>1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6" calcext:value-type="float">
            <text:p>23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4" calcext:value-type="float">
            <text:p>3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04" calcext:value-type="float">
            <text:p>4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4" calcext:value-type="float">
            <text:p>4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32" calcext:value-type="float">
            <text:p>5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64" calcext:value-type="float">
            <text:p>11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72" calcext:value-type="float">
            <text:p>1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28" calcext:value-type="float">
            <text:p>245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76" calcext:value-type="float">
            <text:p>31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744" calcext:value-type="float">
            <text:p>377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96" calcext:value-type="float">
            <text:p>469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056" calcext:value-type="float">
            <text:p>530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4.9" calcext:value-type="float">
            <text:p>4.9</text:p>
          </table:table-cell>
          <table:table-cell office:value-type="float" office:value="16.999705879809" calcext:value-type="float">
            <text:p>16.999705879809</text:p>
          </table:table-cell>
          <table:table-cell office:value-type="float" office:value="63596" calcext:value-type="float">
            <text:p>63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752" calcext:value-type="float">
            <text:p>68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7504" calcext:value-type="float">
            <text:p>147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233488" calcext:value-type="float">
            <text:p>233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5008" calcext:value-type="float">
            <text:p>315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0.55" calcext:value-type="float">
            <text:p>10.55</text:p>
          </table:table-cell>
          <table:table-cell office:value-type="float" office:value="13.49990740709" calcext:value-type="float">
            <text:p>13.49990740709</text:p>
          </table:table-cell>
          <table:table-cell office:value-type="float" office:value="426416" calcext:value-type="float">
            <text:p>426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96976" calcext:value-type="float">
            <text:p>496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9456" calcext:value-type="float">
            <text:p>609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1.1" calcext:value-type="float">
            <text:p>11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670016" calcext:value-type="float">
            <text:p>6700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2.85" calcext:value-type="float">
            <text:p>12.85</text:p>
          </table:table-cell>
          <table:table-cell office:value-type="float" office:value="0.852936105462" calcext:value-type="float">
            <text:p>0.852936105462</text:p>
          </table:table-cell>
          <table:table-cell office:value-type="float" office:value="750112" calcext:value-type="float">
            <text:p>750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.05" calcext:value-type="float">
            <text:p>1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902832" calcext:value-type="float">
            <text:p>902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31.35" calcext:value-type="float">
            <text:p>31.35</text:p>
          </table:table-cell>
          <table:table-cell office:value-type="float" office:value="0.726291952317" calcext:value-type="float">
            <text:p>0.726291952317</text:p>
          </table:table-cell>
          <table:table-cell office:value-type="float" office:value="1905664" calcext:value-type="float">
            <text:p>1905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50.65" calcext:value-type="float">
            <text:p>50.65</text:p>
          </table:table-cell>
          <table:table-cell office:value-type="float" office:value="1.275735082217" calcext:value-type="float">
            <text:p>1.275735082217</text:p>
          </table:table-cell>
          <table:table-cell office:value-type="float" office:value="2876656" calcext:value-type="float">
            <text:p>2876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80" calcext:value-type="float">
            <text:p>80</text:p>
          </table:table-cell>
          <table:table-cell office:value-type="float" office:value="26.86447468312" calcext:value-type="float">
            <text:p>26.86447468312</text:p>
          </table:table-cell>
          <table:table-cell office:value-type="float" office:value="4011328" calcext:value-type="float">
            <text:p>4011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8" calcext:value-type="float">
            <text:p>108</text:p>
          </table:table-cell>
          <table:table-cell office:value-type="float" office:value="39.903633919732" calcext:value-type="float">
            <text:p>39.903633919732</text:p>
          </table:table-cell>
          <table:table-cell office:value-type="float" office:value="4869040" calcext:value-type="float">
            <text:p>48690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141.65" calcext:value-type="float">
            <text:p>141.65</text:p>
          </table:table-cell>
          <table:table-cell office:value-type="float" office:value="39.367848556913" calcext:value-type="float">
            <text:p>39.367848556913</text:p>
          </table:table-cell>
          <table:table-cell office:value-type="float" office:value="6053312" calcext:value-type="float">
            <text:p>60533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169.4" calcext:value-type="float">
            <text:p>169.4</text:p>
          </table:table-cell>
          <table:table-cell office:value-type="float" office:value="26.52055806351" calcext:value-type="float">
            <text:p>26.52055806351</text:p>
          </table:table-cell>
          <table:table-cell office:value-type="float" office:value="6989776" calcext:value-type="float">
            <text:p>6989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193.35" calcext:value-type="float">
            <text:p>193.35</text:p>
          </table:table-cell>
          <table:table-cell office:value-type="float" office:value="49.239491264634" calcext:value-type="float">
            <text:p>49.239491264634</text:p>
          </table:table-cell>
          <table:table-cell office:value-type="float" office:value="8422656" calcext:value-type="float">
            <text:p>8422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249.55" calcext:value-type="float">
            <text:p>249.55</text:p>
          </table:table-cell>
          <table:table-cell office:value-type="float" office:value="38.611494402574" calcext:value-type="float">
            <text:p>38.611494402574</text:p>
          </table:table-cell>
          <table:table-cell office:value-type="float" office:value="9160400" calcext:value-type="float">
            <text:p>91604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6.1" calcext:value-type="float">
            <text:p>266.1</text:p>
          </table:table-cell>
          <table:table-cell office:value-type="float" office:value="79.812217109914" calcext:value-type="float">
            <text:p>79.812217109914</text:p>
          </table:table-cell>
          <table:table-cell office:value-type="float" office:value="10238080" calcext:value-type="float">
            <text:p>102380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15" calcext:value-type="float">
            <text:p>63.15</text:p>
          </table:table-cell>
          <table:table-cell office:value-type="float" office:value="2.031624965391" calcext:value-type="float">
            <text:p>2.03162496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3.376388603227" calcext:value-type="float">
            <text:p>3.376388603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.9" calcext:value-type="float">
            <text:p>166.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7" calcext:value-type="float">
            <text:p>224.7</text:p>
          </table:table-cell>
          <table:table-cell office:value-type="float" office:value="4.462062303464" calcext:value-type="float">
            <text:p>4.462062303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25" calcext:value-type="float">
            <text:p>281.25</text:p>
          </table:table-cell>
          <table:table-cell office:value-type="float" office:value="4.459540335057" calcext:value-type="float">
            <text:p>4.459540335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.6" calcext:value-type="float">
            <text:p>345.6</text:p>
          </table:table-cell>
          <table:table-cell office:value-type="float" office:value="3.498571136904" calcext:value-type="float">
            <text:p>3.498571136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2.85" calcext:value-type="float">
            <text:p>412.85</text:p>
          </table:table-cell>
          <table:table-cell office:value-type="float" office:value="4.234087859263" calcext:value-type="float">
            <text:p>4.234087859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85" calcext:value-type="float">
            <text:p>479.85</text:p>
          </table:table-cell>
          <table:table-cell office:value-type="float" office:value="4.407663780283" calcext:value-type="float">
            <text:p>4.40766378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.85" calcext:value-type="float">
            <text:p>546.85</text:p>
          </table:table-cell>
          <table:table-cell office:value-type="float" office:value="4.962610200282" calcext:value-type="float">
            <text:p>4.962610200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0.15" calcext:value-type="float">
            <text:p>1290.15</text:p>
          </table:table-cell>
          <table:table-cell office:value-type="float" office:value="9.023718745629" calcext:value-type="float">
            <text:p>9.0237187456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7.9" calcext:value-type="float">
            <text:p>2107.9</text:p>
          </table:table-cell>
          <table:table-cell office:value-type="float" office:value="10.695326081926" calcext:value-type="float">
            <text:p>10.695326081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1.6" calcext:value-type="float">
            <text:p>2981.6</text:p>
          </table:table-cell>
          <table:table-cell office:value-type="float" office:value="13.908270920753" calcext:value-type="float">
            <text:p>13.908270920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1.7" calcext:value-type="float">
            <text:p>3851.7</text:p>
          </table:table-cell>
          <table:table-cell office:value-type="float" office:value="13.327040181573" calcext:value-type="float">
            <text:p>13.3270401815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9" calcext:value-type="float">
            <text:p>4819</text:p>
          </table:table-cell>
          <table:table-cell office:value-type="float" office:value="12.373358477347" calcext:value-type="float">
            <text:p>12.3733584773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8.75" calcext:value-type="float">
            <text:p>5798.75</text:p>
          </table:table-cell>
          <table:table-cell office:value-type="float" office:value="9.060215229561" calcext:value-type="float">
            <text:p>9.06021522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6.25" calcext:value-type="float">
            <text:p>6766.25</text:p>
          </table:table-cell>
          <table:table-cell office:value-type="float" office:value="14.791467134351" calcext:value-type="float">
            <text:p>14.7914671343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0.9" calcext:value-type="float">
            <text:p>7730.9</text:p>
          </table:table-cell>
          <table:table-cell office:value-type="float" office:value="17.921774465442" calcext:value-type="float">
            <text:p>17.9217744654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4.9" calcext:value-type="float">
            <text:p>8714.9</text:p>
          </table:table-cell>
          <table:table-cell office:value-type="float" office:value="27.876334048057" calcext:value-type="float">
            <text:p>27.876334048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4.7" calcext:value-type="float">
            <text:p>19434.7</text:p>
          </table:table-cell>
          <table:table-cell office:value-type="float" office:value="22.687221073506" calcext:value-type="float">
            <text:p>22.68722107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12.25" calcext:value-type="float">
            <text:p>31112.25</text:p>
          </table:table-cell>
          <table:table-cell office:value-type="float" office:value="37.64953519381" calcext:value-type="float">
            <text:p>37.6495351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50.2" calcext:value-type="float">
            <text:p>42850.2</text:p>
          </table:table-cell>
          <table:table-cell office:value-type="float" office:value="28.522973191874" calcext:value-type="float">
            <text:p>28.522973191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80.85" calcext:value-type="float">
            <text:p>55480.85</text:p>
          </table:table-cell>
          <table:table-cell office:value-type="float" office:value="27.779983800605" calcext:value-type="float">
            <text:p>27.779983800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12.4" calcext:value-type="float">
            <text:p>68212.4</text:p>
          </table:table-cell>
          <table:table-cell office:value-type="float" office:value="45.376645954219" calcext:value-type="float">
            <text:p>45.376645954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4.2" calcext:value-type="float">
            <text:p>4.2</text:p>
          </table:table-cell>
          <table:table-cell office:value-type="float" office:value="13.94847661933" calcext:value-type="float">
            <text:p>13.94847661933</text:p>
          </table:table-cell>
          <table:table-cell office:value-type="float" office:value="80942.2" calcext:value-type="float">
            <text:p>80942.2</text:p>
          </table:table-cell>
          <table:table-cell office:value-type="float" office:value="36.39313123368" calcext:value-type="float">
            <text:p>36.39313123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93701.2" calcext:value-type="float">
            <text:p>93701.2</text:p>
          </table:table-cell>
          <table:table-cell office:value-type="float" office:value="38.936615225106" calcext:value-type="float">
            <text:p>38.936615225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.75" calcext:value-type="float">
            <text:p>1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07234.6" calcext:value-type="float">
            <text:p>107234.6</text:p>
          </table:table-cell>
          <table:table-cell office:value-type="float" office:value="48.001458344558" calcext:value-type="float">
            <text:p>48.0014583445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967.5" calcext:value-type="float">
            <text:p>120967.5</text:p>
          </table:table-cell>
          <table:table-cell office:value-type="float" office:value="72.824103155353" calcext:value-type="float">
            <text:p>72.8241031553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1946.85" calcext:value-type="float">
            <text:p>261946.85</text:p>
          </table:table-cell>
          <table:table-cell office:value-type="float" office:value="79.780495771167" calcext:value-type="float">
            <text:p>79.780495771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9.4" calcext:value-type="float">
            <text:p>9.4</text:p>
          </table:table-cell>
          <table:table-cell office:value-type="float" office:value="6.102458520957" calcext:value-type="float">
            <text:p>6.102458520957</text:p>
          </table:table-cell>
          <table:table-cell office:value-type="float" office:value="409297.95" calcext:value-type="float">
            <text:p>409297.95</text:p>
          </table:table-cell>
          <table:table-cell office:value-type="float" office:value="110.307060302096" calcext:value-type="float">
            <text:p>110.307060302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1.9" calcext:value-type="float">
            <text:p>11.9</text:p>
          </table:table-cell>
          <table:table-cell office:value-type="float" office:value="0.62449979984" calcext:value-type="float">
            <text:p>0.62449979984</text:p>
          </table:table-cell>
          <table:table-cell office:value-type="float" office:value="563878.95" calcext:value-type="float">
            <text:p>563878.95</text:p>
          </table:table-cell>
          <table:table-cell office:value-type="float" office:value="114.032659302918" calcext:value-type="float">
            <text:p>114.0326593029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21243.65" calcext:value-type="float">
            <text:p>721243.65</text:p>
          </table:table-cell>
          <table:table-cell office:value-type="float" office:value="120.583693947788" calcext:value-type="float">
            <text:p>120.58369394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8.15" calcext:value-type="float">
            <text:p>18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878656.1" calcext:value-type="float">
            <text:p>878656.1</text:p>
          </table:table-cell>
          <table:table-cell office:value-type="float" office:value="135.595318252627" calcext:value-type="float">
            <text:p>135.595318252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21.9" calcext:value-type="float">
            <text:p>21.9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1040462.85" calcext:value-type="float">
            <text:p>1040462.85</text:p>
          </table:table-cell>
          <table:table-cell office:value-type="float" office:value="124.367308964464" calcext:value-type="float">
            <text:p>124.367308964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26.05" calcext:value-type="float">
            <text:p>2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207797.4" calcext:value-type="float">
            <text:p>1207797.4</text:p>
          </table:table-cell>
          <table:table-cell office:value-type="float" office:value="161.767548495036" calcext:value-type="float">
            <text:p>161.767548495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9.7" calcext:value-type="float">
            <text:p>29.7</text:p>
          </table:table-cell>
          <table:table-cell office:value-type="float" office:value="0.9" calcext:value-type="float">
            <text:p>0.9</text:p>
          </table:table-cell>
          <table:table-cell office:value-type="float" office:value="1375145.75" calcext:value-type="float">
            <text:p>1375145.75</text:p>
          </table:table-cell>
          <table:table-cell office:value-type="float" office:value="159.038634782608" calcext:value-type="float">
            <text:p>159.038634782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.7" calcext:value-type="float">
            <text:p>33.7</text:p>
          </table:table-cell>
          <table:table-cell office:value-type="float" office:value="1.977371993328" calcext:value-type="float">
            <text:p>1.977371993328</text:p>
          </table:table-cell>
          <table:table-cell office:value-type="float" office:value="1542494.4" calcext:value-type="float">
            <text:p>1542494.4</text:p>
          </table:table-cell>
          <table:table-cell office:value-type="float" office:value="154.677859548078" calcext:value-type="float">
            <text:p>154.6778595480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80.2" calcext:value-type="float">
            <text:p>80.2</text:p>
          </table:table-cell>
          <table:table-cell office:value-type="float" office:value="10.745231500531" calcext:value-type="float">
            <text:p>10.745231500531</text:p>
          </table:table-cell>
          <table:table-cell office:value-type="float" office:value="3284931" calcext:value-type="float">
            <text:p>3284931</text:p>
          </table:table-cell>
          <table:table-cell office:value-type="float" office:value="278.99138931605" calcext:value-type="float">
            <text:p>278.9913893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129.9" calcext:value-type="float">
            <text:p>129.9</text:p>
          </table:table-cell>
          <table:table-cell office:value-type="float" office:value="16.379560433662" calcext:value-type="float">
            <text:p>16.379560433662</text:p>
          </table:table-cell>
          <table:table-cell office:value-type="float" office:value="5096282.75" calcext:value-type="float">
            <text:p>5096282.75</text:p>
          </table:table-cell>
          <table:table-cell office:value-type="float" office:value="239.022749963262" calcext:value-type="float">
            <text:p>239.022749963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264.65" calcext:value-type="float">
            <text:p>264.65</text:p>
          </table:table-cell>
          <table:table-cell office:value-type="float" office:value="33.602492467077" calcext:value-type="float">
            <text:p>33.602492467077</text:p>
          </table:table-cell>
          <table:table-cell office:value-type="float" office:value="6969839.7" calcext:value-type="float">
            <text:p>6969839.7</text:p>
          </table:table-cell>
          <table:table-cell office:value-type="float" office:value="394.423511279437" calcext:value-type="float">
            <text:p>394.423511279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9.65" calcext:value-type="float">
            <text:p>409.65</text:p>
          </table:table-cell>
          <table:table-cell office:value-type="float" office:value="89.996819388243" calcext:value-type="float">
            <text:p>89.996819388243</text:p>
          </table:table-cell>
          <table:table-cell office:value-type="float" office:value="8843583.5" calcext:value-type="float">
            <text:p>8843583.5</text:p>
          </table:table-cell>
          <table:table-cell office:value-type="float" office:value="381.147035276414" calcext:value-type="float">
            <text:p>381.147035276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538.15" calcext:value-type="float">
            <text:p>538.15</text:p>
          </table:table-cell>
          <table:table-cell office:value-type="float" office:value="102.417417952221" calcext:value-type="float">
            <text:p>102.417417952221</text:p>
          </table:table-cell>
          <table:table-cell office:value-type="float" office:value="10792610.2" calcext:value-type="float">
            <text:p>10792610.2</text:p>
          </table:table-cell>
          <table:table-cell office:value-type="float" office:value="396.07087828443" calcext:value-type="float">
            <text:p>396.07087828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602.45" calcext:value-type="float">
            <text:p>602.45</text:p>
          </table:table-cell>
          <table:table-cell office:value-type="float" office:value="136.819762826866" calcext:value-type="float">
            <text:p>136.819762826866</text:p>
          </table:table-cell>
          <table:table-cell office:value-type="float" office:value="12766255.35" calcext:value-type="float">
            <text:p>12766255.35</text:p>
          </table:table-cell>
          <table:table-cell office:value-type="float" office:value="498.988351567449" calcext:value-type="float">
            <text:p>498.988351567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724.8" calcext:value-type="float">
            <text:p>724.8</text:p>
          </table:table-cell>
          <table:table-cell office:value-type="float" office:value="159.982374029141" calcext:value-type="float">
            <text:p>159.982374029141</text:p>
          </table:table-cell>
          <table:table-cell office:value-type="float" office:value="14739981.55" calcext:value-type="float">
            <text:p>14739981.55</text:p>
          </table:table-cell>
          <table:table-cell office:value-type="float" office:value="339.869690101957" calcext:value-type="float">
            <text:p>339.869690101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916.75" calcext:value-type="float">
            <text:p>916.75</text:p>
          </table:table-cell>
          <table:table-cell office:value-type="float" office:value="218.250744557722" calcext:value-type="float">
            <text:p>218.250744557722</text:p>
          </table:table-cell>
          <table:table-cell office:value-type="float" office:value="16713334.8" calcext:value-type="float">
            <text:p>16713334.8</text:p>
          </table:table-cell>
          <table:table-cell office:value-type="float" office:value="497.222724239349" calcext:value-type="float">
            <text:p>497.2227242393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20.6" calcext:value-type="float">
            <text:p>920.6</text:p>
          </table:table-cell>
          <table:table-cell office:value-type="float" office:value="190.243896091307" calcext:value-type="float">
            <text:p>190.243896091307</text:p>
          </table:table-cell>
          <table:table-cell office:value-type="float" office:value="18687150.1" calcext:value-type="float">
            <text:p>18687150.1</text:p>
          </table:table-cell>
          <table:table-cell office:value-type="float" office:value="497.000880280911" calcext:value-type="float">
            <text:p>497.0008802809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" calcext:value-type="float">
            <text:p>64.1</text:p>
          </table:table-cell>
          <table:table-cell office:value-type="float" office:value="1.670329308848" calcext:value-type="float">
            <text:p>1.670329308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6" calcext:value-type="float">
            <text:p>111.6</text:p>
          </table:table-cell>
          <table:table-cell office:value-type="float" office:value="2.53771550809" calcext:value-type="float">
            <text:p>2.53771550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.8" calcext:value-type="float">
            <text:p>167.8</text:p>
          </table:table-cell>
          <table:table-cell office:value-type="float" office:value="2.925747767663" calcext:value-type="float">
            <text:p>2.925747767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9" calcext:value-type="float">
            <text:p>223.9</text:p>
          </table:table-cell>
          <table:table-cell office:value-type="float" office:value="5.098038838612" calcext:value-type="float">
            <text:p>5.098038838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5" calcext:value-type="float">
            <text:p>281.5</text:p>
          </table:table-cell>
          <table:table-cell office:value-type="float" office:value="5.064582904841" calcext:value-type="float">
            <text:p>5.0645829048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.4" calcext:value-type="float">
            <text:p>343.4</text:p>
          </table:table-cell>
          <table:table-cell office:value-type="float" office:value="3.367491648098" calcext:value-type="float">
            <text:p>3.367491648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1.9" calcext:value-type="float">
            <text:p>411.9</text:p>
          </table:table-cell>
          <table:table-cell office:value-type="float" office:value="5.156549233747" calcext:value-type="float">
            <text:p>5.156549233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5" calcext:value-type="float">
            <text:p>479.5</text:p>
          </table:table-cell>
          <table:table-cell office:value-type="float" office:value="4.043513323828" calcext:value-type="float">
            <text:p>4.0435133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.7" calcext:value-type="float">
            <text:p>545.7</text:p>
          </table:table-cell>
          <table:table-cell office:value-type="float" office:value="5.874521257076" calcext:value-type="float">
            <text:p>5.87452125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.95" calcext:value-type="float">
            <text:p>1295.95</text:p>
          </table:table-cell>
          <table:table-cell office:value-type="float" office:value="6.981940990875" calcext:value-type="float">
            <text:p>6.981940990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0.35" calcext:value-type="float">
            <text:p>2110.35</text:p>
          </table:table-cell>
          <table:table-cell office:value-type="float" office:value="9.007080548125" calcext:value-type="float">
            <text:p>9.007080548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82.4" calcext:value-type="float">
            <text:p>2982.4</text:p>
          </table:table-cell>
          <table:table-cell office:value-type="float" office:value="9.976973489038" calcext:value-type="float">
            <text:p>9.976973489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87" calcext:value-type="float">
            <text:p>4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7.15" calcext:value-type="float">
            <text:p>3857.15</text:p>
          </table:table-cell>
          <table:table-cell office:value-type="float" office:value="7.518477239184" calcext:value-type="float">
            <text:p>7.518477239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7" calcext:value-type="float">
            <text:p>5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18.75" calcext:value-type="float">
            <text:p>4818.75</text:p>
          </table:table-cell>
          <table:table-cell office:value-type="float" office:value="12.242855059146" calcext:value-type="float">
            <text:p>12.242855059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5" calcext:value-type="float">
            <text:p>6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96.1" calcext:value-type="float">
            <text:p>5796.1</text:p>
          </table:table-cell>
          <table:table-cell office:value-type="float" office:value="15.072823226341" calcext:value-type="float">
            <text:p>15.072823226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75" calcext:value-type="float">
            <text:p>8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60.55" calcext:value-type="float">
            <text:p>6760.55</text:p>
          </table:table-cell>
          <table:table-cell office:value-type="float" office:value="17.861900795317" calcext:value-type="float">
            <text:p>17.8619007953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75" calcext:value-type="float">
            <text:p>9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7.35" calcext:value-type="float">
            <text:p>7737.35</text:p>
          </table:table-cell>
          <table:table-cell office:value-type="float" office:value="15.110509587721" calcext:value-type="float">
            <text:p>15.110509587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75" calcext:value-type="float">
            <text:p>10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3.75" calcext:value-type="float">
            <text:p>8703.75</text:p>
          </table:table-cell>
          <table:table-cell office:value-type="float" office:value="17.151894939044" calcext:value-type="float">
            <text:p>17.151894939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75" calcext:value-type="float">
            <text:p>11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28.85" calcext:value-type="float">
            <text:p>19428.85</text:p>
          </table:table-cell>
          <table:table-cell office:value-type="float" office:value="34.530095569594" calcext:value-type="float">
            <text:p>34.5300955695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51" calcext:value-type="float">
            <text:p>25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11.2" calcext:value-type="float">
            <text:p>31111.2</text:p>
          </table:table-cell>
          <table:table-cell office:value-type="float" office:value="29.025161503023" calcext:value-type="float">
            <text:p>29.025161503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903" calcext:value-type="float">
            <text:p>40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5.85" calcext:value-type="float">
            <text:p>5.85</text:p>
          </table:table-cell>
          <table:table-cell office:value-type="float" office:value="25.499558819713" calcext:value-type="float">
            <text:p>25.499558819713</text:p>
          </table:table-cell>
          <table:table-cell office:value-type="float" office:value="42842.3" calcext:value-type="float">
            <text:p>42842.3</text:p>
          </table:table-cell>
          <table:table-cell office:value-type="float" office:value="38.720924571921" calcext:value-type="float">
            <text:p>38.720924571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03" calcext:value-type="float">
            <text:p>55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5484.1" calcext:value-type="float">
            <text:p>55484.1</text:p>
          </table:table-cell>
          <table:table-cell office:value-type="float" office:value="40.585588581836" calcext:value-type="float">
            <text:p>40.5855885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807" calcext:value-type="float">
            <text:p>71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217.5" calcext:value-type="float">
            <text:p>68217.5</text:p>
          </table:table-cell>
          <table:table-cell office:value-type="float" office:value="47.55575675132" calcext:value-type="float">
            <text:p>47.55575675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807" calcext:value-type="float">
            <text:p>87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958.5" calcext:value-type="float">
            <text:p>80958.5</text:p>
          </table:table-cell>
          <table:table-cell office:value-type="float" office:value="42.164558558986" calcext:value-type="float">
            <text:p>42.164558558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807" calcext:value-type="float">
            <text:p>103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694" calcext:value-type="float">
            <text:p>93694</text:p>
          </table:table-cell>
          <table:table-cell office:value-type="float" office:value="34.011762687994" calcext:value-type="float">
            <text:p>34.011762687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07" calcext:value-type="float">
            <text:p>119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7232.35" calcext:value-type="float">
            <text:p>107232.35</text:p>
          </table:table-cell>
          <table:table-cell office:value-type="float" office:value="42.227094366375" calcext:value-type="float">
            <text:p>42.227094366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615" calcext:value-type="float">
            <text:p>136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0983.15" calcext:value-type="float">
            <text:p>120983.15</text:p>
          </table:table-cell>
          <table:table-cell office:value-type="float" office:value="50.366928646653" calcext:value-type="float">
            <text:p>50.366928646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15" calcext:value-type="float">
            <text:p>153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923.75" calcext:value-type="float">
            <text:p>261923.75</text:p>
          </table:table-cell>
          <table:table-cell office:value-type="float" office:value="86.1056764404" calcext:value-type="float">
            <text:p>86.10567644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7231" calcext:value-type="float">
            <text:p>32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09264.25" calcext:value-type="float">
            <text:p>409264.25</text:p>
          </table:table-cell>
          <table:table-cell office:value-type="float" office:value="73.750847659655" calcext:value-type="float">
            <text:p>73.750847659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7231" calcext:value-type="float">
            <text:p>507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8.15" calcext:value-type="float">
            <text:p>8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563850.65" calcext:value-type="float">
            <text:p>563850.65</text:p>
          </table:table-cell>
          <table:table-cell office:value-type="float" office:value="82.815019861426" calcext:value-type="float">
            <text:p>82.815019861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463" calcext:value-type="float">
            <text:p>69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.25" calcext:value-type="float">
            <text:p>15.25</text:p>
          </table:table-cell>
          <table:table-cell office:value-type="float" office:value="17.412280149366" calcext:value-type="float">
            <text:p>17.412280149366</text:p>
          </table:table-cell>
          <table:table-cell office:value-type="float" office:value="721155.35" calcext:value-type="float">
            <text:p>721155.35</text:p>
          </table:table-cell>
          <table:table-cell office:value-type="float" office:value="109.339505122216" calcext:value-type="float">
            <text:p>109.339505122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463" calcext:value-type="float">
            <text:p>88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3.1" calcext:value-type="float">
            <text:p>13.1</text:p>
          </table:table-cell>
          <table:table-cell office:value-type="float" office:value="0.3" calcext:value-type="float">
            <text:p>0.3</text:p>
          </table:table-cell>
          <table:table-cell office:value-type="float" office:value="878480.2" calcext:value-type="float">
            <text:p>878480.2</text:p>
          </table:table-cell>
          <table:table-cell office:value-type="float" office:value="128.51015518375" calcext:value-type="float">
            <text:p>128.51015518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463" calcext:value-type="float">
            <text:p>1074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40253.75" calcext:value-type="float">
            <text:p>1040253.75</text:p>
          </table:table-cell>
          <table:table-cell office:value-type="float" office:value="160.676655270229" calcext:value-type="float">
            <text:p>160.676655270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8927" calcext:value-type="float">
            <text:p>12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9.3" calcext:value-type="float">
            <text:p>19.3</text:p>
          </table:table-cell>
          <table:table-cell office:value-type="float" office:value="1.791647286717" calcext:value-type="float">
            <text:p>1.791647286717</text:p>
          </table:table-cell>
          <table:table-cell office:value-type="float" office:value="1207626.4" calcext:value-type="float">
            <text:p>1207626.4</text:p>
          </table:table-cell>
          <table:table-cell office:value-type="float" office:value="143.175906953758" calcext:value-type="float">
            <text:p>143.175906953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8927" calcext:value-type="float">
            <text:p>14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1.45" calcext:value-type="float">
            <text:p>21.45</text:p>
          </table:table-cell>
          <table:table-cell office:value-type="float" office:value="1.961504524593" calcext:value-type="float">
            <text:p>1.961504524593</text:p>
          </table:table-cell>
          <table:table-cell office:value-type="float" office:value="1374919.4" calcext:value-type="float">
            <text:p>1374919.4</text:p>
          </table:table-cell>
          <table:table-cell office:value-type="float" office:value="191.89799460138" calcext:value-type="float">
            <text:p>191.89799460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8927" calcext:value-type="float">
            <text:p>16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42242.9" calcext:value-type="float">
            <text:p>1542242.9</text:p>
          </table:table-cell>
          <table:table-cell office:value-type="float" office:value="197.617277531359" calcext:value-type="float">
            <text:p>197.617277531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8927" calcext:value-type="float">
            <text:p>18689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0" calcext:value-type="float">
            <text:p>200000</text:p>
          </table:table-cell>
          <table:table-cell office:value-type="float" office:value="53.4" calcext:value-type="float">
            <text:p>53.4</text:p>
          </table:table-cell>
          <table:table-cell office:value-type="float" office:value="2.764054992217" calcext:value-type="float">
            <text:p>2.764054992217</text:p>
          </table:table-cell>
          <table:table-cell office:value-type="float" office:value="3284387.85" calcext:value-type="float">
            <text:p>3284387.85</text:p>
          </table:table-cell>
          <table:table-cell office:value-type="float" office:value="265.189985700111" calcext:value-type="float">
            <text:p>265.189985700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0" calcext:value-type="float">
            <text:p>300000</text:p>
          </table:table-cell>
          <table:table-cell office:value-type="float" office:value="87.55" calcext:value-type="float">
            <text:p>87.55</text:p>
          </table:table-cell>
          <table:table-cell office:value-type="float" office:value="9.107551811546" calcext:value-type="float">
            <text:p>9.107551811546</text:p>
          </table:table-cell>
          <table:table-cell office:value-type="float" office:value="5095364.05" calcext:value-type="float">
            <text:p>5095364.05</text:p>
          </table:table-cell>
          <table:table-cell office:value-type="float" office:value="290.021315218813" calcext:value-type="float">
            <text:p>290.021315218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75711" calcext:value-type="float">
            <text:p>60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0" calcext:value-type="float">
            <text:p>400000</text:p>
          </table:table-cell>
          <table:table-cell office:value-type="float" office:value="133.4" calcext:value-type="float">
            <text:p>133.4</text:p>
          </table:table-cell>
          <table:table-cell office:value-type="float" office:value="18.364095403804" calcext:value-type="float">
            <text:p>18.364095403804</text:p>
          </table:table-cell>
          <table:table-cell office:value-type="float" office:value="6968649.75" calcext:value-type="float">
            <text:p>6968649.75</text:p>
          </table:table-cell>
          <table:table-cell office:value-type="float" office:value="318.640054567846" calcext:value-type="float">
            <text:p>318.6400545678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75711" calcext:value-type="float">
            <text:p>82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0" calcext:value-type="float">
            <text:p>500000</text:p>
          </table:table-cell>
          <table:table-cell office:value-type="float" office:value="216.75" calcext:value-type="float">
            <text:p>216.75</text:p>
          </table:table-cell>
          <table:table-cell office:value-type="float" office:value="34.329105726774" calcext:value-type="float">
            <text:p>34.329105726774</text:p>
          </table:table-cell>
          <table:table-cell office:value-type="float" office:value="8841846.1" calcext:value-type="float">
            <text:p>8841846.1</text:p>
          </table:table-cell>
          <table:table-cell office:value-type="float" office:value="356.522308208056" calcext:value-type="float">
            <text:p>356.522308208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5711" calcext:value-type="float">
            <text:p>10475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0" calcext:value-type="float">
            <text:p>600000</text:p>
          </table:table-cell>
          <table:table-cell office:value-type="float" office:value="324.2" calcext:value-type="float">
            <text:p>324.2</text:p>
          </table:table-cell>
          <table:table-cell office:value-type="float" office:value="24.387701818745" calcext:value-type="float">
            <text:p>24.387701818745</text:p>
          </table:table-cell>
          <table:table-cell office:value-type="float" office:value="10790443.55" calcext:value-type="float">
            <text:p>10790443.55</text:p>
          </table:table-cell>
          <table:table-cell office:value-type="float" office:value="455.889994954923" calcext:value-type="float">
            <text:p>455.8899949549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51423" calcext:value-type="float">
            <text:p>127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0" calcext:value-type="float">
            <text:p>700000</text:p>
          </table:table-cell>
          <table:table-cell office:value-type="float" office:value="404.3" calcext:value-type="float">
            <text:p>404.3</text:p>
          </table:table-cell>
          <table:table-cell office:value-type="float" office:value="40.882881503142" calcext:value-type="float">
            <text:p>40.882881503142</text:p>
          </table:table-cell>
          <table:table-cell office:value-type="float" office:value="12763698.05" calcext:value-type="float">
            <text:p>12763698.05</text:p>
          </table:table-cell>
          <table:table-cell office:value-type="float" office:value="648.108063906013" calcext:value-type="float">
            <text:p>648.108063906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51423" calcext:value-type="float">
            <text:p>150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9.6" calcext:value-type="float">
            <text:p>509.6</text:p>
          </table:table-cell>
          <table:table-cell office:value-type="float" office:value="52.71849770242" calcext:value-type="float">
            <text:p>52.71849770242</text:p>
          </table:table-cell>
          <table:table-cell office:value-type="float" office:value="14736616.85" calcext:value-type="float">
            <text:p>14736616.85</text:p>
          </table:table-cell>
          <table:table-cell office:value-type="float" office:value="410.66101440239" calcext:value-type="float">
            <text:p>410.66101440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51423" calcext:value-type="float">
            <text:p>173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0" calcext:value-type="float">
            <text:p>900000</text:p>
          </table:table-cell>
          <table:table-cell office:value-type="float" office:value="559.35" calcext:value-type="float">
            <text:p>559.35</text:p>
          </table:table-cell>
          <table:table-cell office:value-type="float" office:value="49.160222741562" calcext:value-type="float">
            <text:p>49.160222741562</text:p>
          </table:table-cell>
          <table:table-cell office:value-type="float" office:value="16709773.3" calcext:value-type="float">
            <text:p>16709773.3</text:p>
          </table:table-cell>
          <table:table-cell office:value-type="float" office:value="459.831253015712" calcext:value-type="float">
            <text:p>459.831253015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51423" calcext:value-type="float">
            <text:p>196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21.8" calcext:value-type="float">
            <text:p>621.8</text:p>
          </table:table-cell>
          <table:table-cell office:value-type="float" office:value="50.084528549244" calcext:value-type="float">
            <text:p>50.084528549244</text:p>
          </table:table-cell>
          <table:table-cell office:value-type="float" office:value="18682886.5" calcext:value-type="float">
            <text:p>18682886.5</text:p>
          </table:table-cell>
          <table:table-cell office:value-type="float" office:value="546.029532168362" calcext:value-type="float">
            <text:p>546.029532168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51423" calcext:value-type="float">
            <text:p>2195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</table:table>
      <table:table table:name="Sheet7" table:style-name="ta1">
        <table:table-column table:style-name="co1" table:number-columns-repeated="11" table:default-cell-style-name="Default"/>
        <table:table-column table:style-name="co1" table:number-columns-repeated="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office:value-type="string" calcext:value-type="string">
            <text:p>avg_adds</text:p>
          </table:table-cell>
          <table:table-cell office:value-type="string" calcext:value-type="string">
            <text:p>add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498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998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497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0.3" calcext:value-type="float">
            <text:p>20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17997000" calcext:value-type="float">
            <text:p>17997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28.15" calcext:value-type="float">
            <text:p>28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24496500" calcext:value-type="float">
            <text:p>24496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36.45" calcext:value-type="float">
            <text:p>36.45</text:p>
          </table:table-cell>
          <table:table-cell office:value-type="float" office:value="0.589491306128" calcext:value-type="float">
            <text:p>0.589491306128</text:p>
          </table:table-cell>
          <table:table-cell office:value-type="float" office:value="31996000" calcext:value-type="float">
            <text:p>31996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46.7" calcext:value-type="float">
            <text:p>46.7</text:p>
          </table:table-cell>
          <table:table-cell office:value-type="float" office:value="0.78102496759" calcext:value-type="float">
            <text:p>0.78102496759</text:p>
          </table:table-cell>
          <table:table-cell office:value-type="float" office:value="40495500" calcext:value-type="float">
            <text:p>40495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58.25" calcext:value-type="float">
            <text:p>58.25</text:p>
          </table:table-cell>
          <table:table-cell office:value-type="float" office:value="0.993730345718" calcext:value-type="float">
            <text:p>0.993730345718</text:p>
          </table:table-cell>
          <table:table-cell office:value-type="float" office:value="49995000" calcext:value-type="float">
            <text:p>49995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office:value-type="float" office:value="22650" calcext:value-type="float">
            <text:p>22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office:value-type="float" office:value="62750" calcext:value-type="float">
            <text:p>62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office:value-type="float" office:value="90300" calcext:value-type="float">
            <text:p>9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office:value-type="float" office:value="122850" calcext:value-type="float">
            <text:p>1228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.65" calcext:value-type="float">
            <text:p>1.6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office:value-type="float" office:value="160400" calcext:value-type="float">
            <text:p>16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office:value-type="float" office:value="202950" calcext:value-type="float">
            <text:p>2029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office:value-type="float" office:value="250500" calcext:value-type="float">
            <text:p>25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office:value-type="float" office:value="1001000" calcext:value-type="float">
            <text:p>100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27.15" calcext:value-type="float">
            <text:p>27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office:value-type="float" office:value="2251500" calcext:value-type="float">
            <text:p>225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49.05" calcext:value-type="float">
            <text:p>49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office:value-type="float" office:value="4002000" calcext:value-type="float">
            <text:p>400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76.95" calcext:value-type="float">
            <text:p>76.95</text:p>
          </table:table-cell>
          <table:table-cell office:value-type="float" office:value="0.384057287396" calcext:value-type="float">
            <text:p>0.384057287396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office:value-type="float" office:value="6252500" calcext:value-type="float">
            <text:p>625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11.15" calcext:value-type="float">
            <text:p>111.15</text:p>
          </table:table-cell>
          <table:table-cell office:value-type="float" office:value="0.476969600706" calcext:value-type="float">
            <text:p>0.476969600706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0" calcext:value-type="float">
            <text:p>0</text:p>
          </table:table-cell>
          <table:table-cell office:value-type="float" office:value="9003000" calcext:value-type="float">
            <text:p>900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51.35" calcext:value-type="float">
            <text:p>151.35</text:p>
          </table:table-cell>
          <table:table-cell office:value-type="float" office:value="0.572276157116" calcext:value-type="float">
            <text:p>0.572276157116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0" calcext:value-type="float">
            <text:p>0</text:p>
          </table:table-cell>
          <table:table-cell office:value-type="float" office:value="12253500" calcext:value-type="float">
            <text:p>12253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98.15" calcext:value-type="float">
            <text:p>198.15</text:p>
          </table:table-cell>
          <table:table-cell office:value-type="float" office:value="1.107925990312" calcext:value-type="float">
            <text:p>1.107925990312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0" calcext:value-type="float">
            <text:p>0</text:p>
          </table:table-cell>
          <table:table-cell office:value-type="float" office:value="16004000" calcext:value-type="float">
            <text:p>160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251.7" calcext:value-type="float">
            <text:p>251.7</text:p>
          </table:table-cell>
          <table:table-cell office:value-type="float" office:value="1.452583904629" calcext:value-type="float">
            <text:p>1.452583904629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0" calcext:value-type="float">
            <text:p>0</text:p>
          </table:table-cell>
          <table:table-cell office:value-type="float" office:value="20254500" calcext:value-type="float">
            <text:p>20254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310.1" calcext:value-type="float">
            <text:p>310.1</text:p>
          </table:table-cell>
          <table:table-cell office:value-type="float" office:value="1.260952021279" calcext:value-type="float">
            <text:p>1.260952021279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  <table:table-cell office:value-type="float" office:value="25005000" calcext:value-type="float">
            <text:p>25005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55" calcext:value-type="float">
            <text:p>66.55</text:p>
          </table:table-cell>
          <table:table-cell office:value-type="float" office:value="6.44573502403" calcext:value-type="float">
            <text:p>6.44573502403</text:p>
          </table:table-cell>
          <table:table-cell office:value-type="float" office:value="43" calcext:value-type="float">
            <text:p>43</text:p>
          </table:table-cell>
          <table:table-cell office:value-type="float" office:value="8.15475321515" calcext:value-type="float">
            <text:p>8.15475321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2" calcext:value-type="float">
            <text:p>131.2</text:p>
          </table:table-cell>
          <table:table-cell office:value-type="float" office:value="15.325142739955" calcext:value-type="float">
            <text:p>15.325142739955</text:p>
          </table:table-cell>
          <table:table-cell office:value-type="float" office:value="82.35" calcext:value-type="float">
            <text:p>82.35</text:p>
          </table:table-cell>
          <table:table-cell office:value-type="float" office:value="15.916265265445" calcext:value-type="float">
            <text:p>15.916265265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.55" calcext:value-type="float">
            <text:p>192.55</text:p>
          </table:table-cell>
          <table:table-cell office:value-type="float" office:value="20.524314848491" calcext:value-type="float">
            <text:p>20.524314848491</text:p>
          </table:table-cell>
          <table:table-cell office:value-type="float" office:value="120.05" calcext:value-type="float">
            <text:p>120.05</text:p>
          </table:table-cell>
          <table:table-cell office:value-type="float" office:value="22.848358803205" calcext:value-type="float">
            <text:p>22.848358803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.45" calcext:value-type="float">
            <text:p>255.45</text:p>
          </table:table-cell>
          <table:table-cell office:value-type="float" office:value="22.294562117252" calcext:value-type="float">
            <text:p>22.294562117252</text:p>
          </table:table-cell>
          <table:table-cell office:value-type="float" office:value="144.9" calcext:value-type="float">
            <text:p>144.9</text:p>
          </table:table-cell>
          <table:table-cell office:value-type="float" office:value="35.139578825023" calcext:value-type="float">
            <text:p>35.1395788250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.05" calcext:value-type="float">
            <text:p>334.05</text:p>
          </table:table-cell>
          <table:table-cell office:value-type="float" office:value="39.983090175723" calcext:value-type="float">
            <text:p>39.983090175723</text:p>
          </table:table-cell>
          <table:table-cell office:value-type="float" office:value="202.6" calcext:value-type="float">
            <text:p>202.6</text:p>
          </table:table-cell>
          <table:table-cell office:value-type="float" office:value="40.74604275264" calcext:value-type="float">
            <text:p>40.746042752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8.1" calcext:value-type="float">
            <text:p>408.1</text:p>
          </table:table-cell>
          <table:table-cell office:value-type="float" office:value="47.97280479605" calcext:value-type="float">
            <text:p>47.97280479605</text:p>
          </table:table-cell>
          <table:table-cell office:value-type="float" office:value="238.9" calcext:value-type="float">
            <text:p>238.9</text:p>
          </table:table-cell>
          <table:table-cell office:value-type="float" office:value="49.179162253947" calcext:value-type="float">
            <text:p>49.179162253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9.2" calcext:value-type="float">
            <text:p>479.2</text:p>
          </table:table-cell>
          <table:table-cell office:value-type="float" office:value="46.076675227277" calcext:value-type="float">
            <text:p>46.076675227277</text:p>
          </table:table-cell>
          <table:table-cell office:value-type="float" office:value="286.35" calcext:value-type="float">
            <text:p>286.35</text:p>
          </table:table-cell>
          <table:table-cell office:value-type="float" office:value="54.890140280382" calcext:value-type="float">
            <text:p>54.890140280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6.7" calcext:value-type="float">
            <text:p>576.7</text:p>
          </table:table-cell>
          <table:table-cell office:value-type="float" office:value="51.745627834628" calcext:value-type="float">
            <text:p>51.745627834628</text:p>
          </table:table-cell>
          <table:table-cell office:value-type="float" office:value="321.6" calcext:value-type="float">
            <text:p>321.6</text:p>
          </table:table-cell>
          <table:table-cell office:value-type="float" office:value="45.102549817056" calcext:value-type="float">
            <text:p>45.102549817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.45" calcext:value-type="float">
            <text:p>652.45</text:p>
          </table:table-cell>
          <table:table-cell office:value-type="float" office:value="60.280573155869" calcext:value-type="float">
            <text:p>60.280573155869</text:p>
          </table:table-cell>
          <table:table-cell office:value-type="float" office:value="374.5" calcext:value-type="float">
            <text:p>374.5</text:p>
          </table:table-cell>
          <table:table-cell office:value-type="float" office:value="69.04455083495" calcext:value-type="float">
            <text:p>69.04455083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1.4" calcext:value-type="float">
            <text:p>1551.4</text:p>
          </table:table-cell>
          <table:table-cell office:value-type="float" office:value="99.773944494539" calcext:value-type="float">
            <text:p>99.773944494539</text:p>
          </table:table-cell>
          <table:table-cell office:value-type="float" office:value="841.35" calcext:value-type="float">
            <text:p>841.35</text:p>
          </table:table-cell>
          <table:table-cell office:value-type="float" office:value="70.316623212437" calcext:value-type="float">
            <text:p>70.316623212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.3" calcext:value-type="float">
            <text:p>2543.3</text:p>
          </table:table-cell>
          <table:table-cell office:value-type="float" office:value="237.852496308112" calcext:value-type="float">
            <text:p>237.852496308112</text:p>
          </table:table-cell>
          <table:table-cell office:value-type="float" office:value="1418.5" calcext:value-type="float">
            <text:p>1418.5</text:p>
          </table:table-cell>
          <table:table-cell office:value-type="float" office:value="148.353126020317" calcext:value-type="float">
            <text:p>148.353126020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9.95" calcext:value-type="float">
            <text:p>3709.95</text:p>
          </table:table-cell>
          <table:table-cell office:value-type="float" office:value="234.562459698915" calcext:value-type="float">
            <text:p>234.562459698915</text:p>
          </table:table-cell>
          <table:table-cell office:value-type="float" office:value="2084.55" calcext:value-type="float">
            <text:p>2084.55</text:p>
          </table:table-cell>
          <table:table-cell office:value-type="float" office:value="289.081904483832" calcext:value-type="float">
            <text:p>289.081904483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47.45" calcext:value-type="float">
            <text:p>4847.45</text:p>
          </table:table-cell>
          <table:table-cell office:value-type="float" office:value="434.814382811783" calcext:value-type="float">
            <text:p>434.814382811783</text:p>
          </table:table-cell>
          <table:table-cell office:value-type="float" office:value="2717.4" calcext:value-type="float">
            <text:p>2717.4</text:p>
          </table:table-cell>
          <table:table-cell office:value-type="float" office:value="308.316785141515" calcext:value-type="float">
            <text:p>308.316785141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69.25" calcext:value-type="float">
            <text:p>5869.25</text:p>
          </table:table-cell>
          <table:table-cell office:value-type="float" office:value="308.874064142654" calcext:value-type="float">
            <text:p>308.874064142654</text:p>
          </table:table-cell>
          <table:table-cell office:value-type="float" office:value="3206.25" calcext:value-type="float">
            <text:p>3206.25</text:p>
          </table:table-cell>
          <table:table-cell office:value-type="float" office:value="222.962973383464" calcext:value-type="float">
            <text:p>222.962973383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64.4" calcext:value-type="float">
            <text:p>7164.4</text:p>
          </table:table-cell>
          <table:table-cell office:value-type="float" office:value="461.488829767306" calcext:value-type="float">
            <text:p>461.488829767306</text:p>
          </table:table-cell>
          <table:table-cell office:value-type="float" office:value="3924.95" calcext:value-type="float">
            <text:p>3924.95</text:p>
          </table:table-cell>
          <table:table-cell office:value-type="float" office:value="342.065706407404" calcext:value-type="float">
            <text:p>342.0657064074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62.95" calcext:value-type="float">
            <text:p>8662.95</text:p>
          </table:table-cell>
          <table:table-cell office:value-type="float" office:value="563.866072307986" calcext:value-type="float">
            <text:p>563.866072307986</text:p>
          </table:table-cell>
          <table:table-cell office:value-type="float" office:value="4578.6" calcext:value-type="float">
            <text:p>4578.6</text:p>
          </table:table-cell>
          <table:table-cell office:value-type="float" office:value="364.53619847692" calcext:value-type="float">
            <text:p>364.536198476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4.75" calcext:value-type="float">
            <text:p>9654.75</text:p>
          </table:table-cell>
          <table:table-cell office:value-type="float" office:value="478.19429889951" calcext:value-type="float">
            <text:p>478.19429889951</text:p>
          </table:table-cell>
          <table:table-cell office:value-type="float" office:value="5340.9" calcext:value-type="float">
            <text:p>5340.9</text:p>
          </table:table-cell>
          <table:table-cell office:value-type="float" office:value="472.038335307645" calcext:value-type="float">
            <text:p>472.038335307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48.95" calcext:value-type="float">
            <text:p>10948.95</text:p>
          </table:table-cell>
          <table:table-cell office:value-type="float" office:value="773.352149735164" calcext:value-type="float">
            <text:p>773.352149735164</text:p>
          </table:table-cell>
          <table:table-cell office:value-type="float" office:value="6101.45" calcext:value-type="float">
            <text:p>6101.45</text:p>
          </table:table-cell>
          <table:table-cell office:value-type="float" office:value="514.056463338422" calcext:value-type="float">
            <text:p>514.056463338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326.6" calcext:value-type="float">
            <text:p>25326.6</text:p>
          </table:table-cell>
          <table:table-cell office:value-type="float" office:value="1484.66004189513" calcext:value-type="float">
            <text:p>1484.66004189513</text:p>
          </table:table-cell>
          <table:table-cell office:value-type="float" office:value="14038.75" calcext:value-type="float">
            <text:p>14038.75</text:p>
          </table:table-cell>
          <table:table-cell office:value-type="float" office:value="1183.32209795136" calcext:value-type="float">
            <text:p>1183.32209795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95.9" calcext:value-type="float">
            <text:p>40095.9</text:p>
          </table:table-cell>
          <table:table-cell office:value-type="float" office:value="1833.3566728815" calcext:value-type="float">
            <text:p>1833.3566728815</text:p>
          </table:table-cell>
          <table:table-cell office:value-type="float" office:value="21477.95" calcext:value-type="float">
            <text:p>21477.95</text:p>
          </table:table-cell>
          <table:table-cell office:value-type="float" office:value="1791.26847443371" calcext:value-type="float">
            <text:p>1791.26847443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4104.25" calcext:value-type="float">
            <text:p>54104.25</text:p>
          </table:table-cell>
          <table:table-cell office:value-type="float" office:value="2549.66273995202" calcext:value-type="float">
            <text:p>2549.66273995202</text:p>
          </table:table-cell>
          <table:table-cell office:value-type="float" office:value="29863.85" calcext:value-type="float">
            <text:p>29863.85</text:p>
          </table:table-cell>
          <table:table-cell office:value-type="float" office:value="2244.90579479411" calcext:value-type="float">
            <text:p>2244.90579479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0576.2" calcext:value-type="float">
            <text:p>70576.2</text:p>
          </table:table-cell>
          <table:table-cell office:value-type="float" office:value="2757.92198221809" calcext:value-type="float">
            <text:p>2757.92198221809</text:p>
          </table:table-cell>
          <table:table-cell office:value-type="float" office:value="36855.4" calcext:value-type="float">
            <text:p>36855.4</text:p>
          </table:table-cell>
          <table:table-cell office:value-type="float" office:value="1958.58876234889" calcext:value-type="float">
            <text:p>1958.58876234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7229.1" calcext:value-type="float">
            <text:p>87229.1</text:p>
          </table:table-cell>
          <table:table-cell office:value-type="float" office:value="3254.31788398142" calcext:value-type="float">
            <text:p>3254.31788398142</text:p>
          </table:table-cell>
          <table:table-cell office:value-type="float" office:value="46691.45" calcext:value-type="float">
            <text:p>46691.45</text:p>
          </table:table-cell>
          <table:table-cell office:value-type="float" office:value="3209.84984812384" calcext:value-type="float">
            <text:p>3209.84984812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2830.65" calcext:value-type="float">
            <text:p>102830.65</text:p>
          </table:table-cell>
          <table:table-cell office:value-type="float" office:value="4037.76918947829" calcext:value-type="float">
            <text:p>4037.76918947829</text:p>
          </table:table-cell>
          <table:table-cell office:value-type="float" office:value="55174.3" calcext:value-type="float">
            <text:p>55174.3</text:p>
          </table:table-cell>
          <table:table-cell office:value-type="float" office:value="3922.70703851292" calcext:value-type="float">
            <text:p>3922.70703851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3999.3" calcext:value-type="float">
            <text:p>123999.3</text:p>
          </table:table-cell>
          <table:table-cell office:value-type="float" office:value="5820.10994827413" calcext:value-type="float">
            <text:p>5820.10994827413</text:p>
          </table:table-cell>
          <table:table-cell office:value-type="float" office:value="65706.95" calcext:value-type="float">
            <text:p>65706.95</text:p>
          </table:table-cell>
          <table:table-cell office:value-type="float" office:value="5695.44859932046" calcext:value-type="float">
            <text:p>5695.44859932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39144.75" calcext:value-type="float">
            <text:p>139144.75</text:p>
          </table:table-cell>
          <table:table-cell office:value-type="float" office:value="5762.99572162678" calcext:value-type="float">
            <text:p>5762.99572162678</text:p>
          </table:table-cell>
          <table:table-cell office:value-type="float" office:value="76077.25" calcext:value-type="float">
            <text:p>76077.25</text:p>
          </table:table-cell>
          <table:table-cell office:value-type="float" office:value="5790.17058362703" calcext:value-type="float">
            <text:p>5790.170583627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4.2" calcext:value-type="float">
            <text:p>24.2</text:p>
          </table:table-cell>
          <table:table-cell office:value-type="float" office:value="0.4" calcext:value-type="float">
            <text:p>0.4</text:p>
          </table:table-cell>
          <table:table-cell office:value-type="float" office:value="155965.25" calcext:value-type="float">
            <text:p>155965.25</text:p>
          </table:table-cell>
          <table:table-cell office:value-type="float" office:value="6693.25988495063" calcext:value-type="float">
            <text:p>6693.25988495063</text:p>
          </table:table-cell>
          <table:table-cell office:value-type="float" office:value="82662.7" calcext:value-type="float">
            <text:p>82662.7</text:p>
          </table:table-cell>
          <table:table-cell office:value-type="float" office:value="5101.30740202922" calcext:value-type="float">
            <text:p>5101.30740202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35" calcext:value-type="float">
            <text:p>73.35</text:p>
          </table:table-cell>
          <table:table-cell office:value-type="float" office:value="9.8654700851" calcext:value-type="float">
            <text:p>9.8654700851</text:p>
          </table:table-cell>
          <table:table-cell office:value-type="float" office:value="42.9" calcext:value-type="float">
            <text:p>42.9</text:p>
          </table:table-cell>
          <table:table-cell office:value-type="float" office:value="8.966047066573" calcext:value-type="float">
            <text:p>8.966047066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.3" calcext:value-type="float">
            <text:p>124.3</text:p>
          </table:table-cell>
          <table:table-cell office:value-type="float" office:value="15.649600633882" calcext:value-type="float">
            <text:p>15.649600633882</text:p>
          </table:table-cell>
          <table:table-cell office:value-type="float" office:value="75.15" calcext:value-type="float">
            <text:p>75.15</text:p>
          </table:table-cell>
          <table:table-cell office:value-type="float" office:value="13.954479567508" calcext:value-type="float">
            <text:p>13.954479567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.35" calcext:value-type="float">
            <text:p>184.35</text:p>
          </table:table-cell>
          <table:table-cell office:value-type="float" office:value="17.967401036321" calcext:value-type="float">
            <text:p>17.967401036321</text:p>
          </table:table-cell>
          <table:table-cell office:value-type="float" office:value="110.05" calcext:value-type="float">
            <text:p>110.05</text:p>
          </table:table-cell>
          <table:table-cell office:value-type="float" office:value="18.026300230497" calcext:value-type="float">
            <text:p>18.0263002304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.5" calcext:value-type="float">
            <text:p>255.5</text:p>
          </table:table-cell>
          <table:table-cell office:value-type="float" office:value="22.213734490175" calcext:value-type="float">
            <text:p>22.213734490175</text:p>
          </table:table-cell>
          <table:table-cell office:value-type="float" office:value="155.6" calcext:value-type="float">
            <text:p>155.6</text:p>
          </table:table-cell>
          <table:table-cell office:value-type="float" office:value="21.058015101144" calcext:value-type="float">
            <text:p>21.058015101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.3" calcext:value-type="float">
            <text:p>329.3</text:p>
          </table:table-cell>
          <table:table-cell office:value-type="float" office:value="24.952154215618" calcext:value-type="float">
            <text:p>24.952154215618</text:p>
          </table:table-cell>
          <table:table-cell office:value-type="float" office:value="190.95" calcext:value-type="float">
            <text:p>190.95</text:p>
          </table:table-cell>
          <table:table-cell office:value-type="float" office:value="22.679230586596" calcext:value-type="float">
            <text:p>22.679230586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45" calcext:value-type="float">
            <text:p>421.45</text:p>
          </table:table-cell>
          <table:table-cell office:value-type="float" office:value="47.191604126158" calcext:value-type="float">
            <text:p>47.191604126158</text:p>
          </table:table-cell>
          <table:table-cell office:value-type="float" office:value="247.35" calcext:value-type="float">
            <text:p>247.35</text:p>
          </table:table-cell>
          <table:table-cell office:value-type="float" office:value="40.924656382186" calcext:value-type="float">
            <text:p>40.924656382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.95" calcext:value-type="float">
            <text:p>494.95</text:p>
          </table:table-cell>
          <table:table-cell office:value-type="float" office:value="45.546103016614" calcext:value-type="float">
            <text:p>45.546103016614</text:p>
          </table:table-cell>
          <table:table-cell office:value-type="float" office:value="293.45" calcext:value-type="float">
            <text:p>293.45</text:p>
          </table:table-cell>
          <table:table-cell office:value-type="float" office:value="45.519748461519" calcext:value-type="float">
            <text:p>45.5197484615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7.5" calcext:value-type="float">
            <text:p>577.5</text:p>
          </table:table-cell>
          <table:table-cell office:value-type="float" office:value="53.024994106554" calcext:value-type="float">
            <text:p>53.024994106554</text:p>
          </table:table-cell>
          <table:table-cell office:value-type="float" office:value="339.8" calcext:value-type="float">
            <text:p>339.8</text:p>
          </table:table-cell>
          <table:table-cell office:value-type="float" office:value="57.144203555566" calcext:value-type="float">
            <text:p>57.144203555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6.15" calcext:value-type="float">
            <text:p>656.15</text:p>
          </table:table-cell>
          <table:table-cell office:value-type="float" office:value="50.705300511881" calcext:value-type="float">
            <text:p>50.705300511881</text:p>
          </table:table-cell>
          <table:table-cell office:value-type="float" office:value="392.45" calcext:value-type="float">
            <text:p>392.45</text:p>
          </table:table-cell>
          <table:table-cell office:value-type="float" office:value="37.660954581635" calcext:value-type="float">
            <text:p>37.660954581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.7" calcext:value-type="float">
            <text:p>1597.7</text:p>
          </table:table-cell>
          <table:table-cell office:value-type="float" office:value="105.141381006714" calcext:value-type="float">
            <text:p>105.141381006714</text:p>
          </table:table-cell>
          <table:table-cell office:value-type="float" office:value="884.4" calcext:value-type="float">
            <text:p>884.4</text:p>
          </table:table-cell>
          <table:table-cell office:value-type="float" office:value="99.710280312515" calcext:value-type="float">
            <text:p>99.710280312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6.65" calcext:value-type="float">
            <text:p>2596.65</text:p>
          </table:table-cell>
          <table:table-cell office:value-type="float" office:value="183.295465028462" calcext:value-type="float">
            <text:p>183.295465028462</text:p>
          </table:table-cell>
          <table:table-cell office:value-type="float" office:value="1417.55" calcext:value-type="float">
            <text:p>1417.55</text:p>
          </table:table-cell>
          <table:table-cell office:value-type="float" office:value="173.564822184681" calcext:value-type="float">
            <text:p>173.5648221846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19.35" calcext:value-type="float">
            <text:p>3619.35</text:p>
          </table:table-cell>
          <table:table-cell office:value-type="float" office:value="201.378567628247" calcext:value-type="float">
            <text:p>201.378567628247</text:p>
          </table:table-cell>
          <table:table-cell office:value-type="float" office:value="1933.15" calcext:value-type="float">
            <text:p>1933.15</text:p>
          </table:table-cell>
          <table:table-cell office:value-type="float" office:value="207.199004582552" calcext:value-type="float">
            <text:p>207.199004582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93.05" calcext:value-type="float">
            <text:p>4893.05</text:p>
          </table:table-cell>
          <table:table-cell office:value-type="float" office:value="276.019831715045" calcext:value-type="float">
            <text:p>276.019831715045</text:p>
          </table:table-cell>
          <table:table-cell office:value-type="float" office:value="2484.45" calcext:value-type="float">
            <text:p>2484.45</text:p>
          </table:table-cell>
          <table:table-cell office:value-type="float" office:value="275.344960912667" calcext:value-type="float">
            <text:p>275.344960912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2.25" calcext:value-type="float">
            <text:p>5972.25</text:p>
          </table:table-cell>
          <table:table-cell office:value-type="float" office:value="385.08140373173" calcext:value-type="float">
            <text:p>385.08140373173</text:p>
          </table:table-cell>
          <table:table-cell office:value-type="float" office:value="3166.55" calcext:value-type="float">
            <text:p>3166.55</text:p>
          </table:table-cell>
          <table:table-cell office:value-type="float" office:value="318.343285621035" calcext:value-type="float">
            <text:p>318.343285621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30.95" calcext:value-type="float">
            <text:p>7130.95</text:p>
          </table:table-cell>
          <table:table-cell office:value-type="float" office:value="352.28617273461" calcext:value-type="float">
            <text:p>352.28617273461</text:p>
          </table:table-cell>
          <table:table-cell office:value-type="float" office:value="3633.85" calcext:value-type="float">
            <text:p>3633.85</text:p>
          </table:table-cell>
          <table:table-cell office:value-type="float" office:value="345.285429029378" calcext:value-type="float">
            <text:p>345.285429029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52.55" calcext:value-type="float">
            <text:p>8552.55</text:p>
          </table:table-cell>
          <table:table-cell office:value-type="float" office:value="549.887213435647" calcext:value-type="float">
            <text:p>549.887213435647</text:p>
          </table:table-cell>
          <table:table-cell office:value-type="float" office:value="4371.6" calcext:value-type="float">
            <text:p>4371.6</text:p>
          </table:table-cell>
          <table:table-cell office:value-type="float" office:value="273.495228477561" calcext:value-type="float">
            <text:p>273.495228477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0.55" calcext:value-type="float">
            <text:p>9600.55</text:p>
          </table:table-cell>
          <table:table-cell office:value-type="float" office:value="434.730890896858" calcext:value-type="float">
            <text:p>434.730890896858</text:p>
          </table:table-cell>
          <table:table-cell office:value-type="float" office:value="4954.5" calcext:value-type="float">
            <text:p>4954.5</text:p>
          </table:table-cell>
          <table:table-cell office:value-type="float" office:value="635.208351645356" calcext:value-type="float">
            <text:p>635.2083516453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0.25" calcext:value-type="float">
            <text:p>11230.25</text:p>
          </table:table-cell>
          <table:table-cell office:value-type="float" office:value="628.59349940959" calcext:value-type="float">
            <text:p>628.59349940959</text:p>
          </table:table-cell>
          <table:table-cell office:value-type="float" office:value="5633.35" calcext:value-type="float">
            <text:p>5633.35</text:p>
          </table:table-cell>
          <table:table-cell office:value-type="float" office:value="642.813213538739" calcext:value-type="float">
            <text:p>642.813213538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905.65" calcext:value-type="float">
            <text:p>24905.65</text:p>
          </table:table-cell>
          <table:table-cell office:value-type="float" office:value="919.389649441273" calcext:value-type="float">
            <text:p>919.389649441273</text:p>
          </table:table-cell>
          <table:table-cell office:value-type="float" office:value="11958.45" calcext:value-type="float">
            <text:p>11958.45</text:p>
          </table:table-cell>
          <table:table-cell office:value-type="float" office:value="656.441351150301" calcext:value-type="float">
            <text:p>656.44135115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029.35" calcext:value-type="float">
            <text:p>40029.35</text:p>
          </table:table-cell>
          <table:table-cell office:value-type="float" office:value="2210.3664238085" calcext:value-type="float">
            <text:p>2210.3664238085</text:p>
          </table:table-cell>
          <table:table-cell office:value-type="float" office:value="18448.55" calcext:value-type="float">
            <text:p>18448.55</text:p>
          </table:table-cell>
          <table:table-cell office:value-type="float" office:value="1767.08337310375" calcext:value-type="float">
            <text:p>1767.08337310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973.3" calcext:value-type="float">
            <text:p>56973.3</text:p>
          </table:table-cell>
          <table:table-cell office:value-type="float" office:value="2814.39679327542" calcext:value-type="float">
            <text:p>2814.39679327542</text:p>
          </table:table-cell>
          <table:table-cell office:value-type="float" office:value="25326.15" calcext:value-type="float">
            <text:p>25326.15</text:p>
          </table:table-cell>
          <table:table-cell office:value-type="float" office:value="2079.99709795474" calcext:value-type="float">
            <text:p>2079.99709795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3627.3" calcext:value-type="float">
            <text:p>73627.3</text:p>
          </table:table-cell>
          <table:table-cell office:value-type="float" office:value="2962.8693710658" calcext:value-type="float">
            <text:p>2962.8693710658</text:p>
          </table:table-cell>
          <table:table-cell office:value-type="float" office:value="31205.15" calcext:value-type="float">
            <text:p>31205.15</text:p>
          </table:table-cell>
          <table:table-cell office:value-type="float" office:value="3501.95981237648" calcext:value-type="float">
            <text:p>3501.95981237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508.35" calcext:value-type="float">
            <text:p>92508.35</text:p>
          </table:table-cell>
          <table:table-cell office:value-type="float" office:value="4399.53494445709" calcext:value-type="float">
            <text:p>4399.53494445709</text:p>
          </table:table-cell>
          <table:table-cell office:value-type="float" office:value="38224.15" calcext:value-type="float">
            <text:p>38224.15</text:p>
          </table:table-cell>
          <table:table-cell office:value-type="float" office:value="4082.54837417749" calcext:value-type="float">
            <text:p>4082.54837417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1447.8" calcext:value-type="float">
            <text:p>111447.8</text:p>
          </table:table-cell>
          <table:table-cell office:value-type="float" office:value="4437.83319425156" calcext:value-type="float">
            <text:p>4437.83319425156</text:p>
          </table:table-cell>
          <table:table-cell office:value-type="float" office:value="44671.25" calcext:value-type="float">
            <text:p>44671.25</text:p>
          </table:table-cell>
          <table:table-cell office:value-type="float" office:value="2848.91686216006" calcext:value-type="float">
            <text:p>2848.91686216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1726.5" calcext:value-type="float">
            <text:p>131726.5</text:p>
          </table:table-cell>
          <table:table-cell office:value-type="float" office:value="4366.26710703786" calcext:value-type="float">
            <text:p>4366.26710703786</text:p>
          </table:table-cell>
          <table:table-cell office:value-type="float" office:value="50728.95" calcext:value-type="float">
            <text:p>50728.95</text:p>
          </table:table-cell>
          <table:table-cell office:value-type="float" office:value="4205.73281931944" calcext:value-type="float">
            <text:p>4205.73281931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4345.1" calcext:value-type="float">
            <text:p>154345.1</text:p>
          </table:table-cell>
          <table:table-cell office:value-type="float" office:value="3882.11161483126" calcext:value-type="float">
            <text:p>3882.11161483126</text:p>
          </table:table-cell>
          <table:table-cell office:value-type="float" office:value="58424.1" calcext:value-type="float">
            <text:p>58424.1</text:p>
          </table:table-cell>
          <table:table-cell office:value-type="float" office:value="4067.20059623307" calcext:value-type="float">
            <text:p>4067.20059623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24.05" calcext:value-type="float">
            <text:p>2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75522.65" calcext:value-type="float">
            <text:p>175522.65</text:p>
          </table:table-cell>
          <table:table-cell office:value-type="float" office:value="6652.18727393566" calcext:value-type="float">
            <text:p>6652.18727393566</text:p>
          </table:table-cell>
          <table:table-cell office:value-type="float" office:value="65479.4" calcext:value-type="float">
            <text:p>65479.4</text:p>
          </table:table-cell>
          <table:table-cell office:value-type="float" office:value="7050.70217354278" calcext:value-type="float">
            <text:p>7050.70217354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rking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3.3" calcext:value-type="float">
            <text:p>3.3</text:p>
          </table:table-cell>
          <table:table-cell office:value-type="float" office:value="1.452583904633" calcext:value-type="float">
            <text:p>1.452583904633</text:p>
          </table:table-cell>
          <table:table-cell office:value-type="float" office:value="79800" calcext:value-type="float">
            <text:p>798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4.1" calcext:value-type="float">
            <text:p>14.1</text:p>
          </table:table-cell>
          <table:table-cell office:value-type="float" office:value="0.3" calcext:value-type="float">
            <text:p>0.3</text:p>
          </table:table-cell>
          <table:table-cell office:value-type="float" office:value="1999000" calcext:value-type="float">
            <text:p>1999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33.1" calcext:value-type="float">
            <text:p>33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4498500" calcext:value-type="float">
            <text:p>4498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59.15" calcext:value-type="float">
            <text:p>59.1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7998000" calcext:value-type="float">
            <text:p>7998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92.4" calcext:value-type="float">
            <text:p>92.4</text:p>
          </table:table-cell>
          <table:table-cell office:value-type="float" office:value="0.48989794856" calcext:value-type="float">
            <text:p>0.48989794856</text:p>
          </table:table-cell>
          <table:table-cell office:value-type="float" office:value="12497500" calcext:value-type="float">
            <text:p>12497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34.5" calcext:value-type="float">
            <text:p>134.5</text:p>
          </table:table-cell>
          <table:table-cell office:value-type="float" office:value="1.987460691436" calcext:value-type="float">
            <text:p>1.987460691436</text:p>
          </table:table-cell>
          <table:table-cell office:value-type="float" office:value="17997000" calcext:value-type="float">
            <text:p>17997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83.55" calcext:value-type="float">
            <text:p>183.55</text:p>
          </table:table-cell>
          <table:table-cell office:value-type="float" office:value="3.122098653152" calcext:value-type="float">
            <text:p>3.122098653152</text:p>
          </table:table-cell>
          <table:table-cell office:value-type="float" office:value="24496500" calcext:value-type="float">
            <text:p>24496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40.5" calcext:value-type="float">
            <text:p>240.5</text:p>
          </table:table-cell>
          <table:table-cell office:value-type="float" office:value="4.129164564412" calcext:value-type="float">
            <text:p>4.129164564412</text:p>
          </table:table-cell>
          <table:table-cell office:value-type="float" office:value="31996000" calcext:value-type="float">
            <text:p>31996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304.8" calcext:value-type="float">
            <text:p>304.8</text:p>
          </table:table-cell>
          <table:table-cell office:value-type="float" office:value="5.878775382679" calcext:value-type="float">
            <text:p>5.878775382679</text:p>
          </table:table-cell>
          <table:table-cell office:value-type="float" office:value="40495500" calcext:value-type="float">
            <text:p>404955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374.25" calcext:value-type="float">
            <text:p>374.25</text:p>
          </table:table-cell>
          <table:table-cell office:value-type="float" office:value="1.92028643696" calcext:value-type="float">
            <text:p>1.92028643696</text:p>
          </table:table-cell>
          <table:table-cell office:value-type="float" office:value="49995000" calcext:value-type="float">
            <text:p>4999500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2550" calcext:value-type="float">
            <text:p>25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1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office:value-type="float" office:value="7.05" calcext:value-type="float">
            <text:p>7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office:value-type="float" office:value="22650" calcext:value-type="float">
            <text:p>226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office:value-type="float" office:value="40200" calcext:value-type="float">
            <text:p>402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38.05" calcext:value-type="float">
            <text:p>38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office:value-type="float" office:value="62750" calcext:value-type="float">
            <text:p>62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68.05" calcext:value-type="float">
            <text:p>68.05</text:p>
          </table:table-cell>
          <table:table-cell office:value-type="float" office:value="0.21794494718" calcext:value-type="float">
            <text:p>0.21794494718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office:value-type="float" office:value="90300" calcext:value-type="float">
            <text:p>903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09.1" calcext:value-type="float">
            <text:p>109.1</text:p>
          </table:table-cell>
          <table:table-cell office:value-type="float" office:value="0.3" calcext:value-type="float">
            <text:p>0.3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office:value-type="float" office:value="122850" calcext:value-type="float">
            <text:p>1228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office:value-type="float" office:value="160400" calcext:value-type="float">
            <text:p>1604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236.45" calcext:value-type="float">
            <text:p>236.45</text:p>
          </table:table-cell>
          <table:table-cell office:value-type="float" office:value="0.80467384698" calcext:value-type="float">
            <text:p>0.80467384698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office:value-type="float" office:value="202950" calcext:value-type="float">
            <text:p>2029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26.35" calcext:value-type="float">
            <text:p>326.35</text:p>
          </table:table-cell>
          <table:table-cell office:value-type="float" office:value="0.5722761571" calcext:value-type="float">
            <text:p>0.5722761571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office:value-type="float" office:value="250500" calcext:value-type="float">
            <text:p>250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683.8" calcext:value-type="float">
            <text:p>2683.8</text:p>
          </table:table-cell>
          <table:table-cell office:value-type="float" office:value="1.599999998708" calcext:value-type="float">
            <text:p>1.599999998708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office:value-type="float" office:value="1001000" calcext:value-type="float">
            <text:p>1001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9196.6" calcext:value-type="float">
            <text:p>9196.6</text:p>
          </table:table-cell>
          <table:table-cell office:value-type="float" office:value="3.624913790105" calcext:value-type="float">
            <text:p>3.624913790105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office:value-type="float" office:value="2251500" calcext:value-type="float">
            <text:p>2251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22221.65" calcext:value-type="float">
            <text:p>22221.65</text:p>
          </table:table-cell>
          <table:table-cell office:value-type="float" office:value="373.372906756671" calcext:value-type="float">
            <text:p>373.372906756671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office:value-type="float" office:value="4002000" calcext:value-type="float">
            <text:p>4002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43467.25" calcext:value-type="float">
            <text:p>43467.25</text:p>
          </table:table-cell>
          <table:table-cell office:value-type="float" office:value="95.71461487225" calcext:value-type="float">
            <text:p>95.71461487225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office:value-type="float" office:value="6252500" calcext:value-type="float">
            <text:p>62525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 table:number-rows-repeated="5">
          <table:table-cell table:number-columns-repeated="11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.75" calcext:value-type="float">
            <text:p>72.75</text:p>
          </table:table-cell>
          <table:table-cell office:value-type="float" office:value="9.438617483509" calcext:value-type="float">
            <text:p>9.438617483509</text:p>
          </table:table-cell>
          <table:table-cell office:value-type="float" office:value="46.55" calcext:value-type="float">
            <text:p>46.55</text:p>
          </table:table-cell>
          <table:table-cell office:value-type="float" office:value="10.767892087126" calcext:value-type="float">
            <text:p>10.767892087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.3" calcext:value-type="float">
            <text:p>123.3</text:p>
          </table:table-cell>
          <table:table-cell office:value-type="float" office:value="10.363879582473" calcext:value-type="float">
            <text:p>10.363879582473</text:p>
          </table:table-cell>
          <table:table-cell office:value-type="float" office:value="79.65" calcext:value-type="float">
            <text:p>79.65</text:p>
          </table:table-cell>
          <table:table-cell office:value-type="float" office:value="15.637375099421" calcext:value-type="float">
            <text:p>15.637375099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.9" calcext:value-type="float">
            <text:p>188.9</text:p>
          </table:table-cell>
          <table:table-cell office:value-type="float" office:value="18.146349495146" calcext:value-type="float">
            <text:p>18.146349495146</text:p>
          </table:table-cell>
          <table:table-cell office:value-type="float" office:value="110.2" calcext:value-type="float">
            <text:p>110.2</text:p>
          </table:table-cell>
          <table:table-cell office:value-type="float" office:value="23.288623832249" calcext:value-type="float">
            <text:p>23.2886238322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45" calcext:value-type="float">
            <text:p>262.45</text:p>
          </table:table-cell>
          <table:table-cell office:value-type="float" office:value="32.439905980135" calcext:value-type="float">
            <text:p>32.439905980135</text:p>
          </table:table-cell>
          <table:table-cell office:value-type="float" office:value="151.5" calcext:value-type="float">
            <text:p>151.5</text:p>
          </table:table-cell>
          <table:table-cell office:value-type="float" office:value="33.809022464425" calcext:value-type="float">
            <text:p>33.809022464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8.75" calcext:value-type="float">
            <text:p>338.75</text:p>
          </table:table-cell>
          <table:table-cell office:value-type="float" office:value="28.505920437691" calcext:value-type="float">
            <text:p>28.505920437691</text:p>
          </table:table-cell>
          <table:table-cell office:value-type="float" office:value="193.15" calcext:value-type="float">
            <text:p>193.15</text:p>
          </table:table-cell>
          <table:table-cell office:value-type="float" office:value="43.604214245873" calcext:value-type="float">
            <text:p>43.604214245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.2" calcext:value-type="float">
            <text:p>398.2</text:p>
          </table:table-cell>
          <table:table-cell office:value-type="float" office:value="33.298047990835" calcext:value-type="float">
            <text:p>33.298047990835</text:p>
          </table:table-cell>
          <table:table-cell office:value-type="float" office:value="247.5" calcext:value-type="float">
            <text:p>247.5</text:p>
          </table:table-cell>
          <table:table-cell office:value-type="float" office:value="33.413320696991" calcext:value-type="float">
            <text:p>33.413320696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9.7" calcext:value-type="float">
            <text:p>469.7</text:p>
          </table:table-cell>
          <table:table-cell office:value-type="float" office:value="43.600573390725" calcext:value-type="float">
            <text:p>43.600573390725</text:p>
          </table:table-cell>
          <table:table-cell office:value-type="float" office:value="267" calcext:value-type="float">
            <text:p>267</text:p>
          </table:table-cell>
          <table:table-cell office:value-type="float" office:value="35.901253460012" calcext:value-type="float">
            <text:p>35.90125346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.5" calcext:value-type="float">
            <text:p>554.5</text:p>
          </table:table-cell>
          <table:table-cell office:value-type="float" office:value="35.042117515924" calcext:value-type="float">
            <text:p>35.042117515924</text:p>
          </table:table-cell>
          <table:table-cell office:value-type="float" office:value="326.05" calcext:value-type="float">
            <text:p>326.05</text:p>
          </table:table-cell>
          <table:table-cell office:value-type="float" office:value="50.392931051885" calcext:value-type="float">
            <text:p>50.392931051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15" calcext:value-type="float">
            <text:p>641.15</text:p>
          </table:table-cell>
          <table:table-cell office:value-type="float" office:value="63.326357071917" calcext:value-type="float">
            <text:p>63.326357071917</text:p>
          </table:table-cell>
          <table:table-cell office:value-type="float" office:value="381.2" calcext:value-type="float">
            <text:p>381.2</text:p>
          </table:table-cell>
          <table:table-cell office:value-type="float" office:value="59.783442523829" calcext:value-type="float">
            <text:p>59.783442523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5.9" calcext:value-type="float">
            <text:p>1625.9</text:p>
          </table:table-cell>
          <table:table-cell office:value-type="float" office:value="121.202268955658" calcext:value-type="float">
            <text:p>121.202268955658</text:p>
          </table:table-cell>
          <table:table-cell office:value-type="float" office:value="918.85" calcext:value-type="float">
            <text:p>918.85</text:p>
          </table:table-cell>
          <table:table-cell office:value-type="float" office:value="106.235716686999" calcext:value-type="float">
            <text:p>106.235716686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0.4" calcext:value-type="float">
            <text:p>2570.4</text:p>
          </table:table-cell>
          <table:table-cell office:value-type="float" office:value="137.951585710355" calcext:value-type="float">
            <text:p>137.951585710355</text:p>
          </table:table-cell>
          <table:table-cell office:value-type="float" office:value="1490.85" calcext:value-type="float">
            <text:p>1490.85</text:p>
          </table:table-cell>
          <table:table-cell office:value-type="float" office:value="184.271070708347" calcext:value-type="float">
            <text:p>184.271070708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19.4" calcext:value-type="float">
            <text:p>3619.4</text:p>
          </table:table-cell>
          <table:table-cell office:value-type="float" office:value="242.252430328367" calcext:value-type="float">
            <text:p>242.252430328367</text:p>
          </table:table-cell>
          <table:table-cell office:value-type="float" office:value="2007.4" calcext:value-type="float">
            <text:p>2007.4</text:p>
          </table:table-cell>
          <table:table-cell office:value-type="float" office:value="280.916962819975" calcext:value-type="float">
            <text:p>280.916962819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796.25" calcext:value-type="float">
            <text:p>4796.25</text:p>
          </table:table-cell>
          <table:table-cell office:value-type="float" office:value="232.215174999394" calcext:value-type="float">
            <text:p>232.215174999394</text:p>
          </table:table-cell>
          <table:table-cell office:value-type="float" office:value="2570.3" calcext:value-type="float">
            <text:p>2570.3</text:p>
          </table:table-cell>
          <table:table-cell office:value-type="float" office:value="280.300214056291" calcext:value-type="float">
            <text:p>280.300214056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83.6" calcext:value-type="float">
            <text:p>5883.6</text:p>
          </table:table-cell>
          <table:table-cell office:value-type="float" office:value="320.991650981767" calcext:value-type="float">
            <text:p>320.991650981767</text:p>
          </table:table-cell>
          <table:table-cell office:value-type="float" office:value="3131.4" calcext:value-type="float">
            <text:p>3131.4</text:p>
          </table:table-cell>
          <table:table-cell office:value-type="float" office:value="326.705892202755" calcext:value-type="float">
            <text:p>326.705892202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3.15" calcext:value-type="float">
            <text:p>3.1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7242.75" calcext:value-type="float">
            <text:p>7242.75</text:p>
          </table:table-cell>
          <table:table-cell office:value-type="float" office:value="367.436644198718" calcext:value-type="float">
            <text:p>367.436644198718</text:p>
          </table:table-cell>
          <table:table-cell office:value-type="float" office:value="4017.4" calcext:value-type="float">
            <text:p>4017.4</text:p>
          </table:table-cell>
          <table:table-cell office:value-type="float" office:value="478.822869128033" calcext:value-type="float">
            <text:p>478.8228691280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4.3" calcext:value-type="float">
            <text:p>4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8394.55" calcext:value-type="float">
            <text:p>8394.55</text:p>
          </table:table-cell>
          <table:table-cell office:value-type="float" office:value="448.94136309764" calcext:value-type="float">
            <text:p>448.94136309764</text:p>
          </table:table-cell>
          <table:table-cell office:value-type="float" office:value="4732.8" calcext:value-type="float">
            <text:p>4732.8</text:p>
          </table:table-cell>
          <table:table-cell office:value-type="float" office:value="451.400996897445" calcext:value-type="float">
            <text:p>451.4009968974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5.5" calcext:value-type="float">
            <text:p>5.5</text:p>
          </table:table-cell>
          <table:table-cell office:value-type="float" office:value="0.59160797831" calcext:value-type="float">
            <text:p>0.59160797831</text:p>
          </table:table-cell>
          <table:table-cell office:value-type="float" office:value="9869.5" calcext:value-type="float">
            <text:p>9869.5</text:p>
          </table:table-cell>
          <table:table-cell office:value-type="float" office:value="800.568641654172" calcext:value-type="float">
            <text:p>800.568641654172</text:p>
          </table:table-cell>
          <table:table-cell office:value-type="float" office:value="5480.65" calcext:value-type="float">
            <text:p>5480.65</text:p>
          </table:table-cell>
          <table:table-cell office:value-type="float" office:value="565.357168080497" calcext:value-type="float">
            <text:p>565.357168080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6.9" calcext:value-type="float">
            <text:p>6.9</text:p>
          </table:table-cell>
          <table:table-cell office:value-type="float" office:value="0.62449979984" calcext:value-type="float">
            <text:p>0.62449979984</text:p>
          </table:table-cell>
          <table:table-cell office:value-type="float" office:value="10850.35" calcext:value-type="float">
            <text:p>10850.35</text:p>
          </table:table-cell>
          <table:table-cell office:value-type="float" office:value="596.370293944965" calcext:value-type="float">
            <text:p>596.370293944965</text:p>
          </table:table-cell>
          <table:table-cell office:value-type="float" office:value="5888.3" calcext:value-type="float">
            <text:p>5888.3</text:p>
          </table:table-cell>
          <table:table-cell office:value-type="float" office:value="446.486517153655" calcext:value-type="float">
            <text:p>446.486517153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3.85" calcext:value-type="float">
            <text:p>33.85</text:p>
          </table:table-cell>
          <table:table-cell office:value-type="float" office:value="2.937260628545" calcext:value-type="float">
            <text:p>2.937260628545</text:p>
          </table:table-cell>
          <table:table-cell office:value-type="float" office:value="24969.75" calcext:value-type="float">
            <text:p>24969.75</text:p>
          </table:table-cell>
          <table:table-cell office:value-type="float" office:value="1383.5563911529" calcext:value-type="float">
            <text:p>1383.5563911529</text:p>
          </table:table-cell>
          <table:table-cell office:value-type="float" office:value="13590.65" calcext:value-type="float">
            <text:p>13590.65</text:p>
          </table:table-cell>
          <table:table-cell office:value-type="float" office:value="1080.3948479607" calcext:value-type="float">
            <text:p>1080.3948479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78.4" calcext:value-type="float">
            <text:p>78.4</text:p>
          </table:table-cell>
          <table:table-cell office:value-type="float" office:value="5.633826408401" calcext:value-type="float">
            <text:p>5.633826408401</text:p>
          </table:table-cell>
          <table:table-cell office:value-type="float" office:value="39104.8" calcext:value-type="float">
            <text:p>39104.8</text:p>
          </table:table-cell>
          <table:table-cell office:value-type="float" office:value="1831.76132724762" calcext:value-type="float">
            <text:p>1831.76132724762</text:p>
          </table:table-cell>
          <table:table-cell office:value-type="float" office:value="20959.5" calcext:value-type="float">
            <text:p>20959.5</text:p>
          </table:table-cell>
          <table:table-cell office:value-type="float" office:value="1977.93143207742" calcext:value-type="float">
            <text:p>1977.93143207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49.15" calcext:value-type="float">
            <text:p>149.15</text:p>
          </table:table-cell>
          <table:table-cell office:value-type="float" office:value="14.930756846188" calcext:value-type="float">
            <text:p>14.930756846188</text:p>
          </table:table-cell>
          <table:table-cell office:value-type="float" office:value="55674.1" calcext:value-type="float">
            <text:p>55674.1</text:p>
          </table:table-cell>
          <table:table-cell office:value-type="float" office:value="1826.56598293106" calcext:value-type="float">
            <text:p>1826.56598293106</text:p>
          </table:table-cell>
          <table:table-cell office:value-type="float" office:value="29863.65" calcext:value-type="float">
            <text:p>29863.65</text:p>
          </table:table-cell>
          <table:table-cell office:value-type="float" office:value="3011.46957937479" calcext:value-type="float">
            <text:p>3011.46957937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235.9" calcext:value-type="float">
            <text:p>235.9</text:p>
          </table:table-cell>
          <table:table-cell office:value-type="float" office:value="21.18466426451" calcext:value-type="float">
            <text:p>21.18466426451</text:p>
          </table:table-cell>
          <table:table-cell office:value-type="float" office:value="70529.45" calcext:value-type="float">
            <text:p>70529.45</text:p>
          </table:table-cell>
          <table:table-cell office:value-type="float" office:value="2752.42860897451" calcext:value-type="float">
            <text:p>2752.42860897451</text:p>
          </table:table-cell>
          <table:table-cell office:value-type="float" office:value="37902.6" calcext:value-type="float">
            <text:p>37902.6</text:p>
          </table:table-cell>
          <table:table-cell office:value-type="float" office:value="3162.850382171" calcext:value-type="float">
            <text:p>3162.850382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350.65" calcext:value-type="float">
            <text:p>350.65</text:p>
          </table:table-cell>
          <table:table-cell office:value-type="float" office:value="22.841355038614" calcext:value-type="float">
            <text:p>22.841355038614</text:p>
          </table:table-cell>
          <table:table-cell office:value-type="float" office:value="87262.75" calcext:value-type="float">
            <text:p>87262.75</text:p>
          </table:table-cell>
          <table:table-cell office:value-type="float" office:value="4065.48593497737" calcext:value-type="float">
            <text:p>4065.48593497737</text:p>
          </table:table-cell>
          <table:table-cell office:value-type="float" office:value="47202.4" calcext:value-type="float">
            <text:p>47202.4</text:p>
          </table:table-cell>
          <table:table-cell office:value-type="float" office:value="3035.18978648797" calcext:value-type="float">
            <text:p>3035.18978648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481.45" calcext:value-type="float">
            <text:p>481.45</text:p>
          </table:table-cell>
          <table:table-cell office:value-type="float" office:value="29.863815898174" calcext:value-type="float">
            <text:p>29.863815898174</text:p>
          </table:table-cell>
          <table:table-cell office:value-type="float" office:value="103645.9" calcext:value-type="float">
            <text:p>103645.9</text:p>
          </table:table-cell>
          <table:table-cell office:value-type="float" office:value="4508.85412161426" calcext:value-type="float">
            <text:p>4508.85412161426</text:p>
          </table:table-cell>
          <table:table-cell office:value-type="float" office:value="55448.4" calcext:value-type="float">
            <text:p>55448.4</text:p>
          </table:table-cell>
          <table:table-cell office:value-type="float" office:value="3770.27182574412" calcext:value-type="float">
            <text:p>3770.27182574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641.15" calcext:value-type="float">
            <text:p>641.15</text:p>
          </table:table-cell>
          <table:table-cell office:value-type="float" office:value="38.703068353812" calcext:value-type="float">
            <text:p>38.703068353812</text:p>
          </table:table-cell>
          <table:table-cell office:value-type="float" office:value="119369.8" calcext:value-type="float">
            <text:p>119369.8</text:p>
          </table:table-cell>
          <table:table-cell office:value-type="float" office:value="5012.24135093261" calcext:value-type="float">
            <text:p>5012.24135093261</text:p>
          </table:table-cell>
          <table:table-cell office:value-type="float" office:value="64227.75" calcext:value-type="float">
            <text:p>64227.75</text:p>
          </table:table-cell>
          <table:table-cell office:value-type="float" office:value="3889.2007646174" calcext:value-type="float">
            <text:p>3889.2007646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824.5" calcext:value-type="float">
            <text:p>824.5</text:p>
          </table:table-cell>
          <table:table-cell office:value-type="float" office:value="49.672426959027" calcext:value-type="float">
            <text:p>49.672426959027</text:p>
          </table:table-cell>
          <table:table-cell office:value-type="float" office:value="139221.05" calcext:value-type="float">
            <text:p>139221.05</text:p>
          </table:table-cell>
          <table:table-cell office:value-type="float" office:value="4520.78852054635" calcext:value-type="float">
            <text:p>4520.78852054635</text:p>
          </table:table-cell>
          <table:table-cell office:value-type="float" office:value="73516" calcext:value-type="float">
            <text:p>73516</text:p>
          </table:table-cell>
          <table:table-cell office:value-type="float" office:value="4037.39710704824" calcext:value-type="float">
            <text:p>4037.39710704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027.45" calcext:value-type="float">
            <text:p>1027.45</text:p>
          </table:table-cell>
          <table:table-cell office:value-type="float" office:value="57.432112097674" calcext:value-type="float">
            <text:p>57.432112097674</text:p>
          </table:table-cell>
          <table:table-cell office:value-type="float" office:value="156196.6" calcext:value-type="float">
            <text:p>156196.6</text:p>
          </table:table-cell>
          <table:table-cell office:value-type="float" office:value="5939.29093747635" calcext:value-type="float">
            <text:p>5939.29093747635</text:p>
          </table:table-cell>
          <table:table-cell office:value-type="float" office:value="83645.25" calcext:value-type="float">
            <text:p>83645.25</text:p>
          </table:table-cell>
          <table:table-cell office:value-type="float" office:value="5059.20921562835" calcext:value-type="float">
            <text:p>5059.20921562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.9" calcext:value-type="float">
            <text:p>71.9</text:p>
          </table:table-cell>
          <table:table-cell office:value-type="float" office:value="10.158247880417" calcext:value-type="float">
            <text:p>10.158247880417</text:p>
          </table:table-cell>
          <table:table-cell office:value-type="float" office:value="47.65" calcext:value-type="float">
            <text:p>47.65</text:p>
          </table:table-cell>
          <table:table-cell office:value-type="float" office:value="11.72294758156" calcext:value-type="float">
            <text:p>11.72294758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85" calcext:value-type="float">
            <text:p>131.85</text:p>
          </table:table-cell>
          <table:table-cell office:value-type="float" office:value="20.613769669811" calcext:value-type="float">
            <text:p>20.613769669811</text:p>
          </table:table-cell>
          <table:table-cell office:value-type="float" office:value="82.2" calcext:value-type="float">
            <text:p>82.2</text:p>
          </table:table-cell>
          <table:table-cell office:value-type="float" office:value="22.402232031653" calcext:value-type="float">
            <text:p>22.4022320316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.35" calcext:value-type="float">
            <text:p>189.35</text:p>
          </table:table-cell>
          <table:table-cell office:value-type="float" office:value="20.952983081175" calcext:value-type="float">
            <text:p>20.952983081175</text:p>
          </table:table-cell>
          <table:table-cell office:value-type="float" office:value="111.85" calcext:value-type="float">
            <text:p>111.85</text:p>
          </table:table-cell>
          <table:table-cell office:value-type="float" office:value="21.012555770301" calcext:value-type="float">
            <text:p>21.012555770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.6" calcext:value-type="float">
            <text:p>255.6</text:p>
          </table:table-cell>
          <table:table-cell office:value-type="float" office:value="31.337517451132" calcext:value-type="float">
            <text:p>31.337517451132</text:p>
          </table:table-cell>
          <table:table-cell office:value-type="float" office:value="160.25" calcext:value-type="float">
            <text:p>160.25</text:p>
          </table:table-cell>
          <table:table-cell office:value-type="float" office:value="31.382917327744" calcext:value-type="float">
            <text:p>31.382917327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25" calcext:value-type="float">
            <text:p>330.25</text:p>
          </table:table-cell>
          <table:table-cell office:value-type="float" office:value="30.618417659964" calcext:value-type="float">
            <text:p>30.618417659964</text:p>
          </table:table-cell>
          <table:table-cell office:value-type="float" office:value="197.05" calcext:value-type="float">
            <text:p>197.05</text:p>
          </table:table-cell>
          <table:table-cell office:value-type="float" office:value="32.757403743276" calcext:value-type="float">
            <text:p>32.75740374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6.6" calcext:value-type="float">
            <text:p>416.6</text:p>
          </table:table-cell>
          <table:table-cell office:value-type="float" office:value="42.640825507956" calcext:value-type="float">
            <text:p>42.640825507956</text:p>
          </table:table-cell>
          <table:table-cell office:value-type="float" office:value="238.75" calcext:value-type="float">
            <text:p>238.75</text:p>
          </table:table-cell>
          <table:table-cell office:value-type="float" office:value="39.966079367384" calcext:value-type="float">
            <text:p>39.966079367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8.95" calcext:value-type="float">
            <text:p>488.95</text:p>
          </table:table-cell>
          <table:table-cell office:value-type="float" office:value="50.743940524953" calcext:value-type="float">
            <text:p>50.743940524953</text:p>
          </table:table-cell>
          <table:table-cell office:value-type="float" office:value="278.95" calcext:value-type="float">
            <text:p>278.95</text:p>
          </table:table-cell>
          <table:table-cell office:value-type="float" office:value="54.344709954144" calcext:value-type="float">
            <text:p>54.344709954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44.918815656693" calcext:value-type="float">
            <text:p>44.918815656693</text:p>
          </table:table-cell>
          <table:table-cell office:value-type="float" office:value="332.25" calcext:value-type="float">
            <text:p>332.25</text:p>
          </table:table-cell>
          <table:table-cell office:value-type="float" office:value="39.548546117398" calcext:value-type="float">
            <text:p>39.548546117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1.45" calcext:value-type="float">
            <text:p>641.45</text:p>
          </table:table-cell>
          <table:table-cell office:value-type="float" office:value="59.643503418228" calcext:value-type="float">
            <text:p>59.643503418228</text:p>
          </table:table-cell>
          <table:table-cell office:value-type="float" office:value="357.75" calcext:value-type="float">
            <text:p>357.75</text:p>
          </table:table-cell>
          <table:table-cell office:value-type="float" office:value="57.610654396561" calcext:value-type="float">
            <text:p>57.610654396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2.55" calcext:value-type="float">
            <text:p>1552.55</text:p>
          </table:table-cell>
          <table:table-cell office:value-type="float" office:value="82.037476192289" calcext:value-type="float">
            <text:p>82.037476192289</text:p>
          </table:table-cell>
          <table:table-cell office:value-type="float" office:value="910" calcext:value-type="float">
            <text:p>910</text:p>
          </table:table-cell>
          <table:table-cell office:value-type="float" office:value="98.962619205436" calcext:value-type="float">
            <text:p>98.962619205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92.75" calcext:value-type="float">
            <text:p>2592.75</text:p>
          </table:table-cell>
          <table:table-cell office:value-type="float" office:value="270.384702784762" calcext:value-type="float">
            <text:p>270.384702784762</text:p>
          </table:table-cell>
          <table:table-cell office:value-type="float" office:value="1381.4" calcext:value-type="float">
            <text:p>1381.4</text:p>
          </table:table-cell>
          <table:table-cell office:value-type="float" office:value="124.315485761026" calcext:value-type="float">
            <text:p>124.315485761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office:value-type="float" office:value="0.458257569496" calcext:value-type="float">
            <text:p>0.458257569496</text:p>
          </table:table-cell>
          <table:table-cell office:value-type="float" office:value="3723.3" calcext:value-type="float">
            <text:p>3723.3</text:p>
          </table:table-cell>
          <table:table-cell office:value-type="float" office:value="355.455074517161" calcext:value-type="float">
            <text:p>355.455074517161</text:p>
          </table:table-cell>
          <table:table-cell office:value-type="float" office:value="2017.65" calcext:value-type="float">
            <text:p>2017.65</text:p>
          </table:table-cell>
          <table:table-cell office:value-type="float" office:value="265.701011477185" calcext:value-type="float">
            <text:p>265.70101147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806.85" calcext:value-type="float">
            <text:p>4806.85</text:p>
          </table:table-cell>
          <table:table-cell office:value-type="float" office:value="374.030650482019" calcext:value-type="float">
            <text:p>374.030650482019</text:p>
          </table:table-cell>
          <table:table-cell office:value-type="float" office:value="2540.85" calcext:value-type="float">
            <text:p>2540.85</text:p>
          </table:table-cell>
          <table:table-cell office:value-type="float" office:value="321.540553429892" calcext:value-type="float">
            <text:p>321.5405534298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.95" calcext:value-type="float">
            <text:p>1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6016.95" calcext:value-type="float">
            <text:p>6016.95</text:p>
          </table:table-cell>
          <table:table-cell office:value-type="float" office:value="306.507173651778" calcext:value-type="float">
            <text:p>306.507173651778</text:p>
          </table:table-cell>
          <table:table-cell office:value-type="float" office:value="3179.3" calcext:value-type="float">
            <text:p>3179.3</text:p>
          </table:table-cell>
          <table:table-cell office:value-type="float" office:value="388.100644163345" calcext:value-type="float">
            <text:p>388.100644163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2.9" calcext:value-type="float">
            <text:p>2.9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7043.65" calcext:value-type="float">
            <text:p>7043.65</text:p>
          </table:table-cell>
          <table:table-cell office:value-type="float" office:value="333.234793351478" calcext:value-type="float">
            <text:p>333.234793351478</text:p>
          </table:table-cell>
          <table:table-cell office:value-type="float" office:value="3704.45" calcext:value-type="float">
            <text:p>3704.45</text:p>
          </table:table-cell>
          <table:table-cell office:value-type="float" office:value="348.276251702577" calcext:value-type="float">
            <text:p>348.2762517025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3.75" calcext:value-type="float">
            <text:p>3.75</text:p>
          </table:table-cell>
          <table:table-cell office:value-type="float" office:value="0.536190264738" calcext:value-type="float">
            <text:p>0.536190264738</text:p>
          </table:table-cell>
          <table:table-cell office:value-type="float" office:value="8458.35" calcext:value-type="float">
            <text:p>8458.35</text:p>
          </table:table-cell>
          <table:table-cell office:value-type="float" office:value="652.934550701668" calcext:value-type="float">
            <text:p>652.934550701668</text:p>
          </table:table-cell>
          <table:table-cell office:value-type="float" office:value="4224.5" calcext:value-type="float">
            <text:p>4224.5</text:p>
          </table:table-cell>
          <table:table-cell office:value-type="float" office:value="581.624578228949" calcext:value-type="float">
            <text:p>581.624578228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5.25" calcext:value-type="float">
            <text:p>5.25</text:p>
          </table:table-cell>
          <table:table-cell office:value-type="float" office:value="0.536190264738" calcext:value-type="float">
            <text:p>0.536190264738</text:p>
          </table:table-cell>
          <table:table-cell office:value-type="float" office:value="9624.6" calcext:value-type="float">
            <text:p>9624.6</text:p>
          </table:table-cell>
          <table:table-cell office:value-type="float" office:value="457.40325753101" calcext:value-type="float">
            <text:p>457.40325753101</text:p>
          </table:table-cell>
          <table:table-cell office:value-type="float" office:value="5201.3" calcext:value-type="float">
            <text:p>5201.3</text:p>
          </table:table-cell>
          <table:table-cell office:value-type="float" office:value="488.468637683116" calcext:value-type="float">
            <text:p>488.468637683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6.5" calcext:value-type="float">
            <text:p>6.5</text:p>
          </table:table-cell>
          <table:table-cell office:value-type="float" office:value="0.59160797831" calcext:value-type="float">
            <text:p>0.59160797831</text:p>
          </table:table-cell>
          <table:table-cell office:value-type="float" office:value="10911.7" calcext:value-type="float">
            <text:p>10911.7</text:p>
          </table:table-cell>
          <table:table-cell office:value-type="float" office:value="505.501048465765" calcext:value-type="float">
            <text:p>505.501048465765</text:p>
          </table:table-cell>
          <table:table-cell office:value-type="float" office:value="5647.15" calcext:value-type="float">
            <text:p>5647.15</text:p>
          </table:table-cell>
          <table:table-cell office:value-type="float" office:value="381.460518926933" calcext:value-type="float">
            <text:p>381.460518926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0.8" calcext:value-type="float">
            <text:p>30.8</text:p>
          </table:table-cell>
          <table:table-cell office:value-type="float" office:value="3.234192325759" calcext:value-type="float">
            <text:p>3.234192325759</text:p>
          </table:table-cell>
          <table:table-cell office:value-type="float" office:value="25646.95" calcext:value-type="float">
            <text:p>25646.95</text:p>
          </table:table-cell>
          <table:table-cell office:value-type="float" office:value="1362.98494030565" calcext:value-type="float">
            <text:p>1362.98494030565</text:p>
          </table:table-cell>
          <table:table-cell office:value-type="float" office:value="12561.35" calcext:value-type="float">
            <text:p>12561.35</text:p>
          </table:table-cell>
          <table:table-cell office:value-type="float" office:value="1305.21489705719" calcext:value-type="float">
            <text:p>1305.21489705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8.9" calcext:value-type="float">
            <text:p>68.9</text:p>
          </table:table-cell>
          <table:table-cell office:value-type="float" office:value="3.998749804626" calcext:value-type="float">
            <text:p>3.998749804626</text:p>
          </table:table-cell>
          <table:table-cell office:value-type="float" office:value="39566.3" calcext:value-type="float">
            <text:p>39566.3</text:p>
          </table:table-cell>
          <table:table-cell office:value-type="float" office:value="1442.8598026146" calcext:value-type="float">
            <text:p>1442.8598026146</text:p>
          </table:table-cell>
          <table:table-cell office:value-type="float" office:value="18478.85" calcext:value-type="float">
            <text:p>18478.85</text:p>
          </table:table-cell>
          <table:table-cell office:value-type="float" office:value="1169.90487968035" calcext:value-type="float">
            <text:p>1169.90487968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28.45" calcext:value-type="float">
            <text:p>128.45</text:p>
          </table:table-cell>
          <table:table-cell office:value-type="float" office:value="12.721929885045" calcext:value-type="float">
            <text:p>12.721929885045</text:p>
          </table:table-cell>
          <table:table-cell office:value-type="float" office:value="56514.05" calcext:value-type="float">
            <text:p>56514.05</text:p>
          </table:table-cell>
          <table:table-cell office:value-type="float" office:value="1898.28400074873" calcext:value-type="float">
            <text:p>1898.28400074873</text:p>
          </table:table-cell>
          <table:table-cell office:value-type="float" office:value="25061.65" calcext:value-type="float">
            <text:p>25061.65</text:p>
          </table:table-cell>
          <table:table-cell office:value-type="float" office:value="2485.14609781803" calcext:value-type="float">
            <text:p>2485.1460978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98.6" calcext:value-type="float">
            <text:p>198.6</text:p>
          </table:table-cell>
          <table:table-cell office:value-type="float" office:value="18.092539899086" calcext:value-type="float">
            <text:p>18.092539899086</text:p>
          </table:table-cell>
          <table:table-cell office:value-type="float" office:value="73243.7" calcext:value-type="float">
            <text:p>73243.7</text:p>
          </table:table-cell>
          <table:table-cell office:value-type="float" office:value="2366.71576451384" calcext:value-type="float">
            <text:p>2366.71576451384</text:p>
          </table:table-cell>
          <table:table-cell office:value-type="float" office:value="31548.4" calcext:value-type="float">
            <text:p>31548.4</text:p>
          </table:table-cell>
          <table:table-cell office:value-type="float" office:value="3066.48639977415" calcext:value-type="float">
            <text:p>3066.48639977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307.65" calcext:value-type="float">
            <text:p>307.65</text:p>
          </table:table-cell>
          <table:table-cell office:value-type="float" office:value="23.529290257038" calcext:value-type="float">
            <text:p>23.529290257038</text:p>
          </table:table-cell>
          <table:table-cell office:value-type="float" office:value="94107.45" calcext:value-type="float">
            <text:p>94107.45</text:p>
          </table:table-cell>
          <table:table-cell office:value-type="float" office:value="3924.59201032416" calcext:value-type="float">
            <text:p>3924.59201032416</text:p>
          </table:table-cell>
          <table:table-cell office:value-type="float" office:value="40313.25" calcext:value-type="float">
            <text:p>40313.25</text:p>
          </table:table-cell>
          <table:table-cell office:value-type="float" office:value="3422.50124726046" calcext:value-type="float">
            <text:p>3422.5012472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89.75" calcext:value-type="float">
            <text:p>389.75</text:p>
          </table:table-cell>
          <table:table-cell office:value-type="float" office:value="24.332848168677" calcext:value-type="float">
            <text:p>24.332848168677</text:p>
          </table:table-cell>
          <table:table-cell office:value-type="float" office:value="112263.65" calcext:value-type="float">
            <text:p>112263.65</text:p>
          </table:table-cell>
          <table:table-cell office:value-type="float" office:value="3778.1791550302" calcext:value-type="float">
            <text:p>3778.1791550302</text:p>
          </table:table-cell>
          <table:table-cell office:value-type="float" office:value="43789.55" calcext:value-type="float">
            <text:p>43789.55</text:p>
          </table:table-cell>
          <table:table-cell office:value-type="float" office:value="3053.98723761248" calcext:value-type="float">
            <text:p>3053.98723761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526.35" calcext:value-type="float">
            <text:p>526.35</text:p>
          </table:table-cell>
          <table:table-cell office:value-type="float" office:value="38.556808737236" calcext:value-type="float">
            <text:p>38.556808737236</text:p>
          </table:table-cell>
          <table:table-cell office:value-type="float" office:value="132965.55" calcext:value-type="float">
            <text:p>132965.55</text:p>
          </table:table-cell>
          <table:table-cell office:value-type="float" office:value="3124.7237553891" calcext:value-type="float">
            <text:p>3124.7237553891</text:p>
          </table:table-cell>
          <table:table-cell office:value-type="float" office:value="51894.3" calcext:value-type="float">
            <text:p>51894.3</text:p>
          </table:table-cell>
          <table:table-cell office:value-type="float" office:value="3746.32965847919" calcext:value-type="float">
            <text:p>3746.32965847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673.5" calcext:value-type="float">
            <text:p>673.5</text:p>
          </table:table-cell>
          <table:table-cell office:value-type="float" office:value="67.842833077638" calcext:value-type="float">
            <text:p>67.842833077638</text:p>
          </table:table-cell>
          <table:table-cell office:value-type="float" office:value="153322.45" calcext:value-type="float">
            <text:p>153322.45</text:p>
          </table:table-cell>
          <table:table-cell office:value-type="float" office:value="5143.65710827518" calcext:value-type="float">
            <text:p>5143.65710827518</text:p>
          </table:table-cell>
          <table:table-cell office:value-type="float" office:value="59163.5" calcext:value-type="float">
            <text:p>59163.5</text:p>
          </table:table-cell>
          <table:table-cell office:value-type="float" office:value="5660.07768939604" calcext:value-type="float">
            <text:p>5660.0776893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  <table:table-row table:style-name="ro1">
          <table:table-cell office:value-type="string" calcext:value-type="string">
            <text:p>QuickSort-FirstElemen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809.55" calcext:value-type="float">
            <text:p>809.55</text:p>
          </table:table-cell>
          <table:table-cell office:value-type="float" office:value="72.346717271759" calcext:value-type="float">
            <text:p>72.346717271759</text:p>
          </table:table-cell>
          <table:table-cell office:value-type="float" office:value="175330.45" calcext:value-type="float">
            <text:p>175330.45</text:p>
          </table:table-cell>
          <table:table-cell office:value-type="float" office:value="6338.68997092524" calcext:value-type="float">
            <text:p>6338.68997092524</text:p>
          </table:table-cell>
          <table:table-cell office:value-type="float" office:value="63797.2" calcext:value-type="float">
            <text:p>63797.2</text:p>
          </table:table-cell>
          <table:table-cell office:value-type="float" office:value="6663.40196596291" calcext:value-type="float">
            <text:p>6663.4019659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inkedListGenera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2T10:37:59.942115967</dc:date>
    <meta:editing-duration>PT11H42M17S</meta:editing-duration>
    <meta:editing-cycles>9</meta:editing-cycles>
    <meta:generator>LibreOffice/7.5.2.2$Linux_X86_64 LibreOffice_project/50$Build-2</meta:generator>
    <meta:document-statistic meta:table-count="4" meta:cell-count="10570" meta:object-count="24"/>
  </office:meta>
</office:document-meta>
</file>

<file path=Object 3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2:'MergeSort - LinkedList'.E46" chart:error-lower-range="'MergeSort - LinkedList'.E2:'MergeSort - LinkedList'.E4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2:'MergeSort - LinkedList'.E46" chart:error-lower-range="'MergeSort - LinkedList'.E2:'MergeSort - LinkedList'.E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2:'MergeSort - LinkedList'.E46" chart:error-lower-range="'MergeSort - LinkedList'.E2:'MergeSort - LinkedList'.E4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LinkedList'.C2:'MergeSort - LinkedList'.D46 'MergeSort - LinkedList'.D1:'MergeSort - LinkedList'.D1" chart:data-source-has-labels="row" svg:x="0.32cm" svg:y="0.18cm" svg:width="10.603cm" svg:height="8.64cm">
          <chart:coordinate-region svg:x="1.127cm" svg:y="0.38cm" svg:width="9.14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D2:'MergeSort - LinkedList'.D46" chart:label-cell-address="'MergeSort - LinkedList'.D1:'MergeSort - LinkedList'.D1" chart:class="chart:scatter">
            <chart:domain table:cell-range-address="'MergeSort - LinkedList'.C2:'MergeSort - LinkedList'.C4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LinkedList'.D1:'MergeSort - Linked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2:'MergeSort - LinkedList'.C46</svg:desc>
                </draw:g>
              </table:table-cell>
              <table:table-cell office:value-type="float" office:value="0">
                <text:p>0</text:p>
                <draw:g>
                  <svg:desc>'MergeSort - LinkedList'.D2:'MergeSort - LinkedList'.D46</svg:desc>
                </draw:g>
              </table:table-cell>
              <table:table-cell office:value-type="float" office:value="0">
                <text:p>0</text:p>
                <draw:g>
                  <svg:desc>'MergeSort - LinkedList'.E2:'MergeSort - LinkedList'.E46</svg:desc>
                </draw:g>
              </table:table-cell>
              <table:table-cell office:value-type="float" office:value="0">
                <text:p>0</text:p>
                <draw:g>
                  <svg:desc>'MergeSort - LinkedList'.E2:'MergeSort - LinkedList'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.8">
                <text:p>0.8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.85">
                <text:p>2.8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.5">
                <text:p>4.5</text:p>
              </table:table-cell>
              <table:table-cell office:value-type="float" office:value="0.80622577483">
                <text:p>0.80622577483</text:p>
              </table:table-cell>
              <table:table-cell office:value-type="float" office:value="0.80622577483">
                <text:p>0.80622577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.35">
                <text:p>7.35</text:p>
              </table:table-cell>
              <table:table-cell office:value-type="float" office:value="8.205333631243">
                <text:p>8.205333631243</text:p>
              </table:table-cell>
              <table:table-cell office:value-type="float" office:value="8.205333631243">
                <text:p>8.205333631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.05">
                <text:p>6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.25">
                <text:p>10.25</text:p>
              </table:table-cell>
              <table:table-cell office:value-type="float" office:value="8.011710179481">
                <text:p>8.011710179481</text:p>
              </table:table-cell>
              <table:table-cell office:value-type="float" office:value="8.011710179481">
                <text:p>8.011710179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9.05">
                <text:p>9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3.3">
                <text:p>13.3</text:p>
              </table:table-cell>
              <table:table-cell office:value-type="float" office:value="9.132907532654">
                <text:p>9.132907532654</text:p>
              </table:table-cell>
              <table:table-cell office:value-type="float" office:value="9.132907532654">
                <text:p>9.132907532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2.05">
                <text:p>12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6.4">
                <text:p>16.4</text:p>
              </table:table-cell>
              <table:table-cell office:value-type="float" office:value="9.557196241576">
                <text:p>9.557196241576</text:p>
              </table:table-cell>
              <table:table-cell office:value-type="float" office:value="9.557196241576">
                <text:p>9.557196241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2.1">
                <text:p>32.1</text:p>
              </table:table-cell>
              <table:table-cell office:value-type="float" office:value="2.487971060925">
                <text:p>2.487971060925</text:p>
              </table:table-cell>
              <table:table-cell office:value-type="float" office:value="2.487971060925">
                <text:p>2.487971060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3.35">
                <text:p>53.35</text:p>
              </table:table-cell>
              <table:table-cell office:value-type="float" office:value="17.190913297437">
                <text:p>17.190913297437</text:p>
              </table:table-cell>
              <table:table-cell office:value-type="float" office:value="17.190913297437">
                <text:p>17.19091329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73.1">
                <text:p>73.1</text:p>
              </table:table-cell>
              <table:table-cell office:value-type="float" office:value="22.547505405255">
                <text:p>22.547505405255</text:p>
              </table:table-cell>
              <table:table-cell office:value-type="float" office:value="22.547505405255">
                <text:p>22.547505405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94.65">
                <text:p>94.65</text:p>
              </table:table-cell>
              <table:table-cell office:value-type="float" office:value="23.137145459196">
                <text:p>23.137145459196</text:p>
              </table:table-cell>
              <table:table-cell office:value-type="float" office:value="23.137145459196">
                <text:p>23.137145459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42.6">
                <text:p>142.6</text:p>
              </table:table-cell>
              <table:table-cell office:value-type="float" office:value="71.854297018341">
                <text:p>71.854297018341</text:p>
              </table:table-cell>
              <table:table-cell office:value-type="float" office:value="71.854297018341">
                <text:p>71.854297018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73.35">
                <text:p>173.35</text:p>
              </table:table-cell>
              <table:table-cell office:value-type="float" office:value="71.929322949684">
                <text:p>71.929322949684</text:p>
              </table:table-cell>
              <table:table-cell office:value-type="float" office:value="71.929322949684">
                <text:p>71.929322949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227.2">
                <text:p>227.2</text:p>
              </table:table-cell>
              <table:table-cell office:value-type="float" office:value="52.30544904692">
                <text:p>52.30544904692</text:p>
              </table:table-cell>
              <table:table-cell office:value-type="float" office:value="52.30544904692">
                <text:p>52.30544904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249">
                <text:p>249</text:p>
              </table:table-cell>
              <table:table-cell office:value-type="float" office:value="78.670197660868">
                <text:p>78.670197660868</text:p>
              </table:table-cell>
              <table:table-cell office:value-type="float" office:value="78.670197660868">
                <text:p>78.67019766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89.05">
                <text:p>289.05</text:p>
              </table:table-cell>
              <table:table-cell office:value-type="float" office:value="73.34539862868">
                <text:p>73.34539862868</text:p>
              </table:table-cell>
              <table:table-cell office:value-type="float" office:value="73.34539862868">
                <text:p>73.34539862868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LinkedList'.C2:'MergeSort - LinkedList'.C46 'MergeSort - LinkedList'.F1:'MergeSort - LinkedList'.F46" chart:data-source-has-labels="row" svg:x="0.32cm" svg:y="0.18cm" svg:width="10.074cm" svg:height="8.64cm">
          <chart:coordinate-region svg:x="2.053cm" svg:y="0.38cm" svg:width="8.2cm" svg:height="6.9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F2:'MergeSort - LinkedList'.F46" chart:label-cell-address="'MergeSort - LinkedList'.F1:'MergeSort - LinkedList'.F1" chart:class="chart:scatter">
            <chart:domain table:cell-range-address="'MergeSort - LinkedList'.C2:'MergeSort - LinkedList'.C46"/>
            <chart:regression-curve chart:style-name="ch8">
              <chart:equation chart:display-equation="true" chart:display-r-square="true"/>
            </chart:regression-curve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LinkedList'.F1:'MergeSort - LinkedLi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2:'MergeSort - LinkedList'.C46</svg:desc>
                </draw:g>
              </table:table-cell>
              <table:table-cell office:value-type="float" office:value="52">
                <text:p>52</text:p>
                <draw:g>
                  <svg:desc>'MergeSort - LinkedList'.F2:'MergeSort - LinkedList'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4908">
                <text:p>3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44016">
                <text:p>44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3996">
                <text:p>6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74816">
                <text:p>74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59632">
                <text:p>159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43696">
                <text:p>243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39264">
                <text:p>339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517392">
                <text:p>517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589424">
                <text:p>589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718528">
                <text:p>71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828768">
                <text:p>828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866000">
                <text:p>866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1832000">
                <text:p>183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2898960">
                <text:p>28989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3864000">
                <text:p>386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5106576">
                <text:p>5106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6097920">
                <text:p>60979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7361552">
                <text:p>7361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8128000">
                <text:p>8128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590928">
                <text:p>95909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0713152">
                <text:p>10713152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K2:'MergeSort - LinkedList'.K46" chart:error-lower-range="'MergeSort - LinkedList'.K2:'MergeSort - LinkedList'.K4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K2:'MergeSort - LinkedList'.K46" chart:error-lower-range="'MergeSort - LinkedList'.K2:'MergeSort - LinkedList'.K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K2:'MergeSort - LinkedList'.K46" chart:error-lower-range="'MergeSort - LinkedList'.K2:'MergeSort - LinkedList'.K4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LinkedList'.C2:'MergeSort - LinkedList'.C46 'MergeSort - LinkedList'.J1:'MergeSort - LinkedList'.J46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J2:'MergeSort - LinkedList'.J46" chart:label-cell-address="'MergeSort - LinkedList'.J1:'MergeSort - LinkedList'.J1" chart:class="chart:scatter">
            <chart:domain table:cell-range-address="'MergeSort - LinkedList'.C2:'MergeSort - LinkedList'.C4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2"/>
            <chart:data-point chart:style-name="ch10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LinkedList'.J1:'MergeSort - Linked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2:'MergeSort - LinkedList'.C46</svg:desc>
                </draw:g>
              </table:table-cell>
              <table:table-cell office:value-type="float" office:value="127">
                <text:p>127</text:p>
                <draw:g>
                  <svg:desc>'MergeSort - LinkedList'.J2:'MergeSort - LinkedList'.J46</svg:desc>
                </draw:g>
              </table:table-cell>
              <table:table-cell office:value-type="float" office:value="0">
                <text:p>0</text:p>
                <draw:g>
                  <svg:desc>'MergeSort - LinkedList'.K2:'MergeSort - LinkedList'.K46</svg:desc>
                </draw:g>
              </table:table-cell>
              <table:table-cell office:value-type="float" office:value="0">
                <text:p>0</text:p>
                <draw:g>
                  <svg:desc>'MergeSort - LinkedList'.K2:'MergeSort - LinkedList'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47:'MergeSort - LinkedList'.E91" chart:error-lower-range="'MergeSort - LinkedList'.E47:'MergeSort - LinkedList'.E9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47:'MergeSort - LinkedList'.E91" chart:error-lower-range="'MergeSort - LinkedList'.E47:'MergeSort - LinkedList'.E9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47:'MergeSort - LinkedList'.E91" chart:error-lower-range="'MergeSort - LinkedList'.E47:'MergeSort - LinkedList'.E9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LinkedList'.C47:'MergeSort - LinkedList'.D91 'MergeSort - LinkedList'.D1:'MergeSort - LinkedList'.D1" chart:data-source-has-labels="row" svg:x="0.32cm" svg:y="0.18cm" svg:width="10.603cm" svg:height="8.64cm">
          <chart:coordinate-region svg:x="1.127cm" svg:y="0.38cm" svg:width="9.14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D47:'MergeSort - LinkedList'.D91" chart:label-cell-address="'MergeSort - LinkedList'.D1:'MergeSort - LinkedList'.D1" chart:class="chart:scatter">
            <chart:domain table:cell-range-address="'MergeSort - LinkedList'.C47:'MergeSort - LinkedList'.C9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LinkedList'.D1:'MergeSort - Linked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47:'MergeSort - LinkedList'.C91</svg:desc>
                </draw:g>
              </table:table-cell>
              <table:table-cell office:value-type="float" office:value="0">
                <text:p>0</text:p>
                <draw:g>
                  <svg:desc>'MergeSort - LinkedList'.D47:'MergeSort - LinkedList'.D91</svg:desc>
                </draw:g>
              </table:table-cell>
              <table:table-cell office:value-type="float" office:value="0">
                <text:p>0</text:p>
                <draw:g>
                  <svg:desc>'MergeSort - LinkedList'.E47:'MergeSort - LinkedList'.E91</svg:desc>
                </draw:g>
              </table:table-cell>
              <table:table-cell office:value-type="float" office:value="0">
                <text:p>0</text:p>
                <draw:g>
                  <svg:desc>'MergeSort - LinkedList'.E47:'MergeSort - LinkedList'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.25">
                <text:p>0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3.3">
                <text:p>3.3</text:p>
              </table:table-cell>
              <table:table-cell office:value-type="float" office:value="10.025467570144">
                <text:p>10.025467570144</text:p>
              </table:table-cell>
              <table:table-cell office:value-type="float" office:value="10.025467570144">
                <text:p>10.025467570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.25">
                <text:p>2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.15">
                <text:p>5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.15">
                <text:p>7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.3">
                <text:p>8.3</text:p>
              </table:table-cell>
              <table:table-cell office:value-type="float" office:value="1.187434208704">
                <text:p>1.187434208704</text:p>
              </table:table-cell>
              <table:table-cell office:value-type="float" office:value="1.187434208704">
                <text:p>1.187434208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.25">
                <text:p>8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.4">
                <text:p>10.4</text:p>
              </table:table-cell>
              <table:table-cell office:value-type="float" office:value="1.529705854078">
                <text:p>1.529705854078</text:p>
              </table:table-cell>
              <table:table-cell office:value-type="float" office:value="1.529705854078">
                <text:p>1.529705854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.9">
                <text:p>11.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.5">
                <text:p>13.5</text:p>
              </table:table-cell>
              <table:table-cell office:value-type="float" office:value="2.17944947177">
                <text:p>2.17944947177</text:p>
              </table:table-cell>
              <table:table-cell office:value-type="float" office:value="2.17944947177">
                <text:p>2.1794494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.75">
                <text:p>15.75</text:p>
              </table:table-cell>
              <table:table-cell office:value-type="float" office:value="2.165063509461">
                <text:p>2.165063509461</text:p>
              </table:table-cell>
              <table:table-cell office:value-type="float" office:value="2.165063509461">
                <text:p>2.165063509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7.4">
                <text:p>37.4</text:p>
              </table:table-cell>
              <table:table-cell office:value-type="float" office:value="5.78273291792">
                <text:p>5.78273291792</text:p>
              </table:table-cell>
              <table:table-cell office:value-type="float" office:value="5.78273291792">
                <text:p>5.78273291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7.1">
                <text:p>57.1</text:p>
              </table:table-cell>
              <table:table-cell office:value-type="float" office:value="9.186402995732">
                <text:p>9.186402995732</text:p>
              </table:table-cell>
              <table:table-cell office:value-type="float" office:value="9.186402995732">
                <text:p>9.186402995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76.55">
                <text:p>76.55</text:p>
              </table:table-cell>
              <table:table-cell office:value-type="float" office:value="8.345507773647">
                <text:p>8.345507773647</text:p>
              </table:table-cell>
              <table:table-cell office:value-type="float" office:value="8.345507773647">
                <text:p>8.34550777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98.75">
                <text:p>98.75</text:p>
              </table:table-cell>
              <table:table-cell office:value-type="float" office:value="12.356678356257">
                <text:p>12.356678356257</text:p>
              </table:table-cell>
              <table:table-cell office:value-type="float" office:value="12.356678356257">
                <text:p>12.356678356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53.15">
                <text:p>153.15</text:p>
              </table:table-cell>
              <table:table-cell office:value-type="float" office:value="74.519980542134">
                <text:p>74.519980542134</text:p>
              </table:table-cell>
              <table:table-cell office:value-type="float" office:value="74.519980542134">
                <text:p>74.519980542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205">
                <text:p>205</text:p>
              </table:table-cell>
              <table:table-cell office:value-type="float" office:value="56.52433104425">
                <text:p>56.52433104425</text:p>
              </table:table-cell>
              <table:table-cell office:value-type="float" office:value="56.52433104425">
                <text:p>56.52433104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229.5">
                <text:p>229.5</text:p>
              </table:table-cell>
              <table:table-cell office:value-type="float" office:value="67.674589027197">
                <text:p>67.674589027197</text:p>
              </table:table-cell>
              <table:table-cell office:value-type="float" office:value="67.674589027197">
                <text:p>67.67458902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283.9">
                <text:p>283.9</text:p>
              </table:table-cell>
              <table:table-cell office:value-type="float" office:value="61.740505342927">
                <text:p>61.740505342927</text:p>
              </table:table-cell>
              <table:table-cell office:value-type="float" office:value="61.740505342927">
                <text:p>61.740505342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307.5">
                <text:p>307.5</text:p>
              </table:table-cell>
              <table:table-cell office:value-type="float" office:value="84.707437689969">
                <text:p>84.707437689969</text:p>
              </table:table-cell>
              <table:table-cell office:value-type="float" office:value="84.707437689969">
                <text:p>84.707437689969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LinkedList'.C47:'MergeSort - LinkedList'.C91 'MergeSort - LinkedList'.F1:'MergeSort - LinkedList'.F1 'MergeSort - LinkedList'.F47:'MergeSort - LinkedList'.F91" chart:data-source-has-labels="row" svg:x="0.32cm" svg:y="0.18cm" svg:width="10.074cm" svg:height="8.64cm">
          <chart:coordinate-region svg:x="2.053cm" svg:y="0.38cm" svg:width="8.2cm" svg:height="6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Sort - LinkedList'.F47:'MergeSort - LinkedList'.F91" chart:label-cell-address="'MergeSort - LinkedList'.F1:'MergeSort - LinkedList'.F1" chart:class="chart:scatter">
            <chart:domain table:cell-range-address="'MergeSort - LinkedList'.C47:'MergeSort - LinkedList'.C91"/>
            <chart:regression-curve chart:style-name="ch7">
              <chart:equation chart:display-equation="true" chart:display-r-square="true"/>
            </chart:regression-curve>
            <chart:data-point chart:repeated="38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LinkedList'.F1:'MergeSort - LinkedLi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47:'MergeSort - LinkedList'.C91</svg:desc>
                </draw:g>
              </table:table-cell>
              <table:table-cell office:value-type="float" office:value="44">
                <text:p>44</text:p>
                <draw:g>
                  <svg:desc>'MergeSort - LinkedList'.F47:'MergeSort - LinkedList'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17372">
                <text:p>17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37744">
                <text:p>37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6996">
                <text:p>46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53056">
                <text:p>53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3596">
                <text:p>63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68752">
                <text:p>6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47504">
                <text:p>147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33488">
                <text:p>233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15008">
                <text:p>315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26416">
                <text:p>42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496976">
                <text:p>496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609456">
                <text:p>609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670016">
                <text:p>670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750112">
                <text:p>75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902832">
                <text:p>902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1905664">
                <text:p>1905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2876656">
                <text:p>2876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4011328">
                <text:p>4011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4869040">
                <text:p>4869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6053312">
                <text:p>6053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6989776">
                <text:p>6989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8422656">
                <text:p>8422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160400">
                <text:p>916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0238080">
                <text:p>1023808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K47:'MergeSort - LinkedList'.K91" chart:error-lower-range="'MergeSort - LinkedList'.K47:'MergeSort - LinkedList'.K9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K47:'MergeSort - LinkedList'.K91" chart:error-lower-range="'MergeSort - LinkedList'.K47:'MergeSort - LinkedList'.K9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K47:'MergeSort - LinkedList'.K91" chart:error-lower-range="'MergeSort - LinkedList'.K47:'MergeSort - LinkedList'.K9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LinkedList'.C47:'MergeSort - LinkedList'.C91 'MergeSort - LinkedList'.J1:'MergeSort - LinkedList'.J1 'MergeSort - LinkedList'.J47:'MergeSort - LinkedList'.J91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J47:'MergeSort - LinkedList'.J91" chart:label-cell-address="'MergeSort - LinkedList'.J1:'MergeSort - LinkedList'.J1" chart:class="chart:scatter">
            <chart:domain table:cell-range-address="'MergeSort - LinkedList'.C47:'MergeSort - LinkedList'.C9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LinkedList'.J1:'MergeSort - Linked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47:'MergeSort - LinkedList'.C91</svg:desc>
                </draw:g>
              </table:table-cell>
              <table:table-cell office:value-type="float" office:value="127">
                <text:p>127</text:p>
                <draw:g>
                  <svg:desc>'MergeSort - LinkedList'.J47:'MergeSort - LinkedList'.J91</svg:desc>
                </draw:g>
              </table:table-cell>
              <table:table-cell office:value-type="float" office:value="0">
                <text:p>0</text:p>
                <draw:g>
                  <svg:desc>'MergeSort - LinkedList'.K47:'MergeSort - LinkedList'.K91</svg:desc>
                </draw:g>
              </table:table-cell>
              <table:table-cell office:value-type="float" office:value="0">
                <text:p>0</text:p>
                <draw:g>
                  <svg:desc>'MergeSort - LinkedList'.K47:'MergeSort - LinkedList'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92:'MergeSort - LinkedList'.E136" chart:error-lower-range="'MergeSort - LinkedList'.E92:'MergeSort - LinkedList'.E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92:'MergeSort - LinkedList'.E136" chart:error-lower-range="'MergeSort - LinkedList'.E92:'MergeSort - LinkedList'.E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92:'MergeSort - LinkedList'.E136" chart:error-lower-range="'MergeSort - LinkedList'.E92:'MergeSort - LinkedList'.E13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LinkedList'.C92:'MergeSort - LinkedList'.D136 'MergeSort - LinkedList'.D1:'MergeSort - LinkedList'.D1" chart:data-source-has-labels="row" svg:x="0.32cm" svg:y="0.18cm" svg:width="10.603cm" svg:height="8.64cm">
          <chart:coordinate-region svg:x="1.312cm" svg:y="0.379cm" svg:width="8.9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D92:'MergeSort - LinkedList'.D136" chart:label-cell-address="'MergeSort - LinkedList'.D1:'MergeSort - LinkedList'.D1" chart:class="chart:scatter">
            <chart:domain table:cell-range-address="'MergeSort - LinkedList'.C92:'MergeSort - LinkedList'.C13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LinkedList'.D1:'MergeSort - Linked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92:'MergeSort - LinkedList'.C136</svg:desc>
                </draw:g>
              </table:table-cell>
              <table:table-cell office:value-type="float" office:value="0">
                <text:p>0</text:p>
                <draw:g>
                  <svg:desc>'MergeSort - LinkedList'.D92:'MergeSort - LinkedList'.D136</svg:desc>
                </draw:g>
              </table:table-cell>
              <table:table-cell office:value-type="float" office:value="0">
                <text:p>0</text:p>
                <draw:g>
                  <svg:desc>'MergeSort - LinkedList'.E92:'MergeSort - LinkedList'.E136</svg:desc>
                </draw:g>
              </table:table-cell>
              <table:table-cell office:value-type="float" office:value="0">
                <text:p>0</text:p>
                <draw:g>
                  <svg:desc>'MergeSort - LinkedList'.E92:'MergeSort - LinkedList'.E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.45">
                <text:p>4.45</text:p>
              </table:table-cell>
              <table:table-cell office:value-type="float" office:value="15.730464074527">
                <text:p>15.730464074527</text:p>
              </table:table-cell>
              <table:table-cell office:value-type="float" office:value="15.730464074527">
                <text:p>15.730464074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4.95">
                <text:p>4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7.95">
                <text:p>7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2.35">
                <text:p>12.35</text:p>
              </table:table-cell>
              <table:table-cell office:value-type="float" office:value="4.798697740012">
                <text:p>4.798697740012</text:p>
              </table:table-cell>
              <table:table-cell office:value-type="float" office:value="4.798697740012">
                <text:p>4.79869774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4.2">
                <text:p>14.2</text:p>
              </table:table-cell>
              <table:table-cell office:value-type="float" office:value="0.871779788708">
                <text:p>0.871779788708</text:p>
              </table:table-cell>
              <table:table-cell office:value-type="float" office:value="0.871779788708">
                <text:p>0.871779788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7.85">
                <text:p>17.85</text:p>
              </table:table-cell>
              <table:table-cell office:value-type="float" office:value="1.06183802908">
                <text:p>1.06183802908</text:p>
              </table:table-cell>
              <table:table-cell office:value-type="float" office:value="1.06183802908">
                <text:p>1.06183802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1">
                <text:p>21</text:p>
              </table:table-cell>
              <table:table-cell office:value-type="float" office:value="0.4472135955">
                <text:p>0.4472135955</text:p>
              </table:table-cell>
              <table:table-cell office:value-type="float" office:value="0.4472135955">
                <text:p>0.4472135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25.4">
                <text:p>25.4</text:p>
              </table:table-cell>
              <table:table-cell office:value-type="float" office:value="2.853068523537">
                <text:p>2.853068523537</text:p>
              </table:table-cell>
              <table:table-cell office:value-type="float" office:value="2.853068523537">
                <text:p>2.853068523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8.35">
                <text:p>28.35</text:p>
              </table:table-cell>
              <table:table-cell office:value-type="float" office:value="2.515452245621">
                <text:p>2.515452245621</text:p>
              </table:table-cell>
              <table:table-cell office:value-type="float" office:value="2.515452245621">
                <text:p>2.515452245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39.3">
                <text:p>39.3</text:p>
              </table:table-cell>
              <table:table-cell office:value-type="float" office:value="9.60780932367">
                <text:p>9.60780932367</text:p>
              </table:table-cell>
              <table:table-cell office:value-type="float" office:value="9.60780932367">
                <text:p>9.60780932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93.75">
                <text:p>93.75</text:p>
              </table:table-cell>
              <table:table-cell office:value-type="float" office:value="30.569388283052">
                <text:p>30.569388283052</text:p>
              </table:table-cell>
              <table:table-cell office:value-type="float" office:value="30.569388283052">
                <text:p>30.569388283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151.3">
                <text:p>151.3</text:p>
              </table:table-cell>
              <table:table-cell office:value-type="float" office:value="42.687351756697">
                <text:p>42.687351756697</text:p>
              </table:table-cell>
              <table:table-cell office:value-type="float" office:value="42.687351756697">
                <text:p>42.687351756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280.85">
                <text:p>280.85</text:p>
              </table:table-cell>
              <table:table-cell office:value-type="float" office:value="80.216753237712">
                <text:p>80.216753237712</text:p>
              </table:table-cell>
              <table:table-cell office:value-type="float" office:value="80.216753237712">
                <text:p>80.216753237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388.9">
                <text:p>388.9</text:p>
              </table:table-cell>
              <table:table-cell office:value-type="float" office:value="89.401286344213">
                <text:p>89.401286344213</text:p>
              </table:table-cell>
              <table:table-cell office:value-type="float" office:value="89.401286344213">
                <text:p>89.401286344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504.9">
                <text:p>504.9</text:p>
              </table:table-cell>
              <table:table-cell office:value-type="float" office:value="68.30146411315">
                <text:p>68.30146411315</text:p>
              </table:table-cell>
              <table:table-cell office:value-type="float" office:value="68.30146411315">
                <text:p>68.30146411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611.55">
                <text:p>611.55</text:p>
              </table:table-cell>
              <table:table-cell office:value-type="float" office:value="110.541609812776">
                <text:p>110.541609812776</text:p>
              </table:table-cell>
              <table:table-cell office:value-type="float" office:value="110.541609812776">
                <text:p>110.541609812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742.05">
                <text:p>742.05</text:p>
              </table:table-cell>
              <table:table-cell office:value-type="float" office:value="142.205300534122">
                <text:p>142.205300534122</text:p>
              </table:table-cell>
              <table:table-cell office:value-type="float" office:value="142.205300534122">
                <text:p>142.205300534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07.4">
                <text:p>907.4</text:p>
              </table:table-cell>
              <table:table-cell office:value-type="float" office:value="152.741415470723">
                <text:p>152.741415470723</text:p>
              </table:table-cell>
              <table:table-cell office:value-type="float" office:value="152.741415470723">
                <text:p>152.741415470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997.55">
                <text:p>997.55</text:p>
              </table:table-cell>
              <table:table-cell office:value-type="float" office:value="166.545331666787">
                <text:p>166.545331666787</text:p>
              </table:table-cell>
              <table:table-cell office:value-type="float" office:value="166.545331666787">
                <text:p>166.545331666787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G92:'MergeSort - LinkedList'.G136" chart:error-lower-range="'MergeSort - LinkedList'.G92:'MergeSort - LinkedList'.G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G92:'MergeSort - LinkedList'.G136" chart:error-lower-range="'MergeSort - LinkedList'.G92:'MergeSort - LinkedList'.G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'MergeSort - LinkedList'.G92:'MergeSort - LinkedList'.G136" chart:error-lower-range="'MergeSort - LinkedList'.G92:'MergeSort - LinkedList'.G136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LinkedList'.C92:'MergeSort - LinkedList'.C136 'MergeSort - LinkedList'.F1:'MergeSort - LinkedList'.F1 'MergeSort - LinkedList'.F92:'MergeSort - LinkedList'.F136" chart:data-source-has-labels="row" svg:x="0.32cm" svg:y="0.18cm" svg:width="10.074cm" svg:height="8.64cm">
          <chart:coordinate-region svg:x="2.053cm" svg:y="0.379cm" svg:width="8.2cm" svg:height="6.9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Sort - LinkedList'.F92:'MergeSort - LinkedList'.F136" chart:label-cell-address="'MergeSort - LinkedList'.F1:'MergeSort - LinkedList'.F1" chart:class="chart:scatter">
            <chart:domain table:cell-range-address="'MergeSort - LinkedList'.C92:'MergeSort - LinkedList'.C136"/>
            <chart:regression-curve chart:style-name="ch7">
              <chart:equation chart:display-equation="true" chart:display-r-square="true"/>
            </chart:regression-curve>
            <chart:error-indicator chart:style-name="ch8" chart:dimension="y"/>
            <chart:data-point chart:repeated="40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LinkedList'.F1:'MergeSort - LinkedList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92:'MergeSort - LinkedList'.C136</svg:desc>
                </draw:g>
              </table:table-cell>
              <table:table-cell office:value-type="float" office:value="64.1">
                <text:p>64.1</text:p>
                <draw:g>
                  <svg:desc>'MergeSort - LinkedList'.F92:'MergeSort - LinkedList'.F136</svg:desc>
                </draw:g>
              </table:table-cell>
              <table:table-cell office:value-type="float" office:value="2.278157149979">
                <text:p>2.278157149979</text:p>
                <draw:g>
                  <svg:desc>'MergeSort - LinkedList'.G92:'MergeSort - LinkedList'.G136</svg:desc>
                </draw:g>
              </table:table-cell>
              <table:table-cell office:value-type="float" office:value="2.278157149979">
                <text:p>2.278157149979</text:p>
                <draw:g>
                  <svg:desc>'MergeSort - LinkedList'.G92:'MergeSort - LinkedList'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2.05">
                <text:p>112.05</text:p>
              </table:table-cell>
              <table:table-cell office:value-type="float" office:value="2.479415253644">
                <text:p>2.479415253644</text:p>
              </table:table-cell>
              <table:table-cell office:value-type="float" office:value="2.479415253644">
                <text:p>2.47941525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7.45">
                <text:p>167.45</text:p>
              </table:table-cell>
              <table:table-cell office:value-type="float" office:value="3.694252292412">
                <text:p>3.694252292412</text:p>
              </table:table-cell>
              <table:table-cell office:value-type="float" office:value="3.694252292412">
                <text:p>3.694252292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4.5">
                <text:p>224.5</text:p>
              </table:table-cell>
              <table:table-cell office:value-type="float" office:value="3.528455752876">
                <text:p>3.528455752876</text:p>
              </table:table-cell>
              <table:table-cell office:value-type="float" office:value="3.528455752876">
                <text:p>3.52845575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0">
                <text:p>280</text:p>
              </table:table-cell>
              <table:table-cell office:value-type="float" office:value="5.000000000001">
                <text:p>5.000000000001</text:p>
              </table:table-cell>
              <table:table-cell office:value-type="float" office:value="5.000000000001">
                <text:p>5.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45">
                <text:p>345</text:p>
              </table:table-cell>
              <table:table-cell office:value-type="float" office:value="3.464101615136">
                <text:p>3.464101615136</text:p>
              </table:table-cell>
              <table:table-cell office:value-type="float" office:value="3.464101615136">
                <text:p>3.46410161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11.1">
                <text:p>411.1</text:p>
              </table:table-cell>
              <table:table-cell office:value-type="float" office:value="4.763402145532">
                <text:p>4.763402145532</text:p>
              </table:table-cell>
              <table:table-cell office:value-type="float" office:value="4.763402145532">
                <text:p>4.763402145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79.95">
                <text:p>479.95</text:p>
              </table:table-cell>
              <table:table-cell office:value-type="float" office:value="3.278337993561">
                <text:p>3.278337993561</text:p>
              </table:table-cell>
              <table:table-cell office:value-type="float" office:value="3.278337993561">
                <text:p>3.278337993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47">
                <text:p>547</text:p>
              </table:table-cell>
              <table:table-cell office:value-type="float" office:value="4.939635614088">
                <text:p>4.939635614088</text:p>
              </table:table-cell>
              <table:table-cell office:value-type="float" office:value="4.939635614088">
                <text:p>4.93963561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91.35">
                <text:p>1291.35</text:p>
              </table:table-cell>
              <table:table-cell office:value-type="float" office:value="6.980508577497">
                <text:p>6.980508577497</text:p>
              </table:table-cell>
              <table:table-cell office:value-type="float" office:value="6.980508577497">
                <text:p>6.98050857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109.7">
                <text:p>2109.7</text:p>
              </table:table-cell>
              <table:table-cell office:value-type="float" office:value="8.78692210043">
                <text:p>8.78692210043</text:p>
              </table:table-cell>
              <table:table-cell office:value-type="float" office:value="8.78692210043">
                <text:p>8.78692210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85.6">
                <text:p>2985.6</text:p>
              </table:table-cell>
              <table:table-cell office:value-type="float" office:value="8.108020720264">
                <text:p>8.108020720264</text:p>
              </table:table-cell>
              <table:table-cell office:value-type="float" office:value="8.108020720264">
                <text:p>8.108020720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856.95">
                <text:p>3856.95</text:p>
              </table:table-cell>
              <table:table-cell office:value-type="float" office:value="8.482187218026">
                <text:p>8.482187218026</text:p>
              </table:table-cell>
              <table:table-cell office:value-type="float" office:value="8.482187218026">
                <text:p>8.482187218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822.15">
                <text:p>4822.15</text:p>
              </table:table-cell>
              <table:table-cell office:value-type="float" office:value="12.080045529956">
                <text:p>12.080045529956</text:p>
              </table:table-cell>
              <table:table-cell office:value-type="float" office:value="12.080045529956">
                <text:p>12.080045529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788.25">
                <text:p>5788.25</text:p>
              </table:table-cell>
              <table:table-cell office:value-type="float" office:value="12.384970730508">
                <text:p>12.384970730508</text:p>
              </table:table-cell>
              <table:table-cell office:value-type="float" office:value="12.384970730508">
                <text:p>12.384970730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766.05">
                <text:p>6766.05</text:p>
              </table:table-cell>
              <table:table-cell office:value-type="float" office:value="12.237136102656">
                <text:p>12.237136102656</text:p>
              </table:table-cell>
              <table:table-cell office:value-type="float" office:value="12.237136102656">
                <text:p>12.23713610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741.1">
                <text:p>7741.1</text:p>
              </table:table-cell>
              <table:table-cell office:value-type="float" office:value="19.818930344662">
                <text:p>19.818930344662</text:p>
              </table:table-cell>
              <table:table-cell office:value-type="float" office:value="19.818930344662">
                <text:p>19.818930344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711.95">
                <text:p>8711.95</text:p>
              </table:table-cell>
              <table:table-cell office:value-type="float" office:value="15.538581016948">
                <text:p>15.538581016948</text:p>
              </table:table-cell>
              <table:table-cell office:value-type="float" office:value="15.538581016948">
                <text:p>15.538581016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427.1">
                <text:p>19427.1</text:p>
              </table:table-cell>
              <table:table-cell office:value-type="float" office:value="23.164412361063">
                <text:p>23.164412361063</text:p>
              </table:table-cell>
              <table:table-cell office:value-type="float" office:value="23.164412361063">
                <text:p>23.164412361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1102.6">
                <text:p>31102.6</text:p>
              </table:table-cell>
              <table:table-cell office:value-type="float" office:value="32.473681652702">
                <text:p>32.473681652702</text:p>
              </table:table-cell>
              <table:table-cell office:value-type="float" office:value="32.473681652702">
                <text:p>32.473681652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835.05">
                <text:p>42835.05</text:p>
              </table:table-cell>
              <table:table-cell office:value-type="float" office:value="43.405615994881">
                <text:p>43.405615994881</text:p>
              </table:table-cell>
              <table:table-cell office:value-type="float" office:value="43.405615994881">
                <text:p>43.405615994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5482.85">
                <text:p>55482.85</text:p>
              </table:table-cell>
              <table:table-cell office:value-type="float" office:value="45.909993475446">
                <text:p>45.909993475446</text:p>
              </table:table-cell>
              <table:table-cell office:value-type="float" office:value="45.909993475446">
                <text:p>45.90999347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8220.6">
                <text:p>68220.6</text:p>
              </table:table-cell>
              <table:table-cell office:value-type="float" office:value="42.090854106203">
                <text:p>42.090854106203</text:p>
              </table:table-cell>
              <table:table-cell office:value-type="float" office:value="42.090854106203">
                <text:p>42.090854106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0946.25">
                <text:p>80946.25</text:p>
              </table:table-cell>
              <table:table-cell office:value-type="float" office:value="37.415070554225">
                <text:p>37.415070554225</text:p>
              </table:table-cell>
              <table:table-cell office:value-type="float" office:value="37.415070554225">
                <text:p>37.41507055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3689.35">
                <text:p>93689.35</text:p>
              </table:table-cell>
              <table:table-cell office:value-type="float" office:value="60.894396313958">
                <text:p>60.894396313958</text:p>
              </table:table-cell>
              <table:table-cell office:value-type="float" office:value="60.894396313958">
                <text:p>60.894396313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7249.7">
                <text:p>107249.7</text:p>
              </table:table-cell>
              <table:table-cell office:value-type="float" office:value="60.312602336579">
                <text:p>60.312602336579</text:p>
              </table:table-cell>
              <table:table-cell office:value-type="float" office:value="60.312602336579">
                <text:p>60.312602336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20956.9">
                <text:p>120956.9</text:p>
              </table:table-cell>
              <table:table-cell office:value-type="float" office:value="62.673678653454">
                <text:p>62.673678653454</text:p>
              </table:table-cell>
              <table:table-cell office:value-type="float" office:value="62.673678653454">
                <text:p>62.673678653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1936">
                <text:p>261936</text:p>
              </table:table-cell>
              <table:table-cell office:value-type="float" office:value="80.08994953666">
                <text:p>80.08994953666</text:p>
              </table:table-cell>
              <table:table-cell office:value-type="float" office:value="80.08994953666">
                <text:p>80.08994953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9261.75">
                <text:p>409261.75</text:p>
              </table:table-cell>
              <table:table-cell office:value-type="float" office:value="96.024411117786">
                <text:p>96.024411117786</text:p>
              </table:table-cell>
              <table:table-cell office:value-type="float" office:value="96.024411117786">
                <text:p>96.024411117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63893">
                <text:p>563893</text:p>
              </table:table-cell>
              <table:table-cell office:value-type="float" office:value="95.858751653434">
                <text:p>95.858751653434</text:p>
              </table:table-cell>
              <table:table-cell office:value-type="float" office:value="95.858751653434">
                <text:p>95.858751653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21200.6">
                <text:p>721200.6</text:p>
              </table:table-cell>
              <table:table-cell office:value-type="float" office:value="157.544089307354">
                <text:p>157.544089307354</text:p>
              </table:table-cell>
              <table:table-cell office:value-type="float" office:value="157.544089307354">
                <text:p>157.544089307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78617.1">
                <text:p>878617.1</text:p>
              </table:table-cell>
              <table:table-cell office:value-type="float" office:value="131.43778001263">
                <text:p>131.43778001263</text:p>
              </table:table-cell>
              <table:table-cell office:value-type="float" office:value="131.43778001263">
                <text:p>131.43778001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40377.65">
                <text:p>1040377.65</text:p>
              </table:table-cell>
              <table:table-cell office:value-type="float" office:value="161.345987207276">
                <text:p>161.345987207276</text:p>
              </table:table-cell>
              <table:table-cell office:value-type="float" office:value="161.345987207276">
                <text:p>161.345987207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07715.95">
                <text:p>1207715.95</text:p>
              </table:table-cell>
              <table:table-cell office:value-type="float" office:value="170.571826650461">
                <text:p>170.571826650461</text:p>
              </table:table-cell>
              <table:table-cell office:value-type="float" office:value="170.571826650461">
                <text:p>170.571826650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75102.3">
                <text:p>1375102.3</text:p>
              </table:table-cell>
              <table:table-cell office:value-type="float" office:value="119.772327356492">
                <text:p>119.772327356492</text:p>
              </table:table-cell>
              <table:table-cell office:value-type="float" office:value="119.772327356492">
                <text:p>119.772327356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42470.35">
                <text:p>1542470.35</text:p>
              </table:table-cell>
              <table:table-cell office:value-type="float" office:value="231.360168014613">
                <text:p>231.360168014613</text:p>
              </table:table-cell>
              <table:table-cell office:value-type="float" office:value="231.360168014613">
                <text:p>231.36016801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284971.55">
                <text:p>3284971.55</text:p>
              </table:table-cell>
              <table:table-cell office:value-type="float" office:value="204.786841351257">
                <text:p>204.786841351257</text:p>
              </table:table-cell>
              <table:table-cell office:value-type="float" office:value="204.786841351257">
                <text:p>204.786841351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096314.75">
                <text:p>5096314.75</text:p>
              </table:table-cell>
              <table:table-cell office:value-type="float" office:value="407.25849822318">
                <text:p>407.25849822318</text:p>
              </table:table-cell>
              <table:table-cell office:value-type="float" office:value="407.25849822318">
                <text:p>407.2584982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6969856.15">
                <text:p>6969856.15</text:p>
              </table:table-cell>
              <table:table-cell office:value-type="float" office:value="369.179421572357">
                <text:p>369.179421572357</text:p>
              </table:table-cell>
              <table:table-cell office:value-type="float" office:value="369.179421572357">
                <text:p>369.179421572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8843468.85">
                <text:p>8843468.85</text:p>
              </table:table-cell>
              <table:table-cell office:value-type="float" office:value="307.261645426174">
                <text:p>307.261645426174</text:p>
              </table:table-cell>
              <table:table-cell office:value-type="float" office:value="307.261645426174">
                <text:p>307.261645426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0792768.3">
                <text:p>10792768.3</text:p>
              </table:table-cell>
              <table:table-cell office:value-type="float" office:value="454.210303714039">
                <text:p>454.210303714039</text:p>
              </table:table-cell>
              <table:table-cell office:value-type="float" office:value="454.210303714039">
                <text:p>454.210303714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2766271.75">
                <text:p>12766271.75</text:p>
              </table:table-cell>
              <table:table-cell office:value-type="float" office:value="319.136285542713">
                <text:p>319.136285542713</text:p>
              </table:table-cell>
              <table:table-cell office:value-type="float" office:value="319.136285542713">
                <text:p>319.136285542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4739755.05">
                <text:p>14739755.05</text:p>
              </table:table-cell>
              <table:table-cell office:value-type="float" office:value="452.436632303354">
                <text:p>452.436632303354</text:p>
              </table:table-cell>
              <table:table-cell office:value-type="float" office:value="452.436632303354">
                <text:p>452.436632303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6713410.45">
                <text:p>16713410.45</text:p>
              </table:table-cell>
              <table:table-cell office:value-type="float" office:value="518.116601258829">
                <text:p>518.116601258829</text:p>
              </table:table-cell>
              <table:table-cell office:value-type="float" office:value="518.116601258829">
                <text:p>518.116601258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8686687.95">
                <text:p>18686687.95</text:p>
              </table:table-cell>
              <table:table-cell office:value-type="float" office:value="717.952644677906">
                <text:p>717.952644677906</text:p>
              </table:table-cell>
              <table:table-cell office:value-type="float" office:value="717.952644677906">
                <text:p>717.952644677906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K92:'MergeSort - LinkedList'.K136" chart:error-lower-range="'MergeSort - LinkedList'.K92:'MergeSort - LinkedList'.K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K92:'MergeSort - LinkedList'.K136" chart:error-lower-range="'MergeSort - LinkedList'.K92:'MergeSort - LinkedList'.K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K92:'MergeSort - LinkedList'.K136" chart:error-lower-range="'MergeSort - LinkedList'.K92:'MergeSort - LinkedList'.K13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LinkedList'.C92:'MergeSort - LinkedList'.C136 'MergeSort - LinkedList'.J1:'MergeSort - LinkedList'.J1 'MergeSort - LinkedList'.J92:'MergeSort - LinkedList'.J136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J92:'MergeSort - LinkedList'.J136" chart:label-cell-address="'MergeSort - LinkedList'.J1:'MergeSort - LinkedList'.J1" chart:class="chart:scatter">
            <chart:domain table:cell-range-address="'MergeSort - LinkedList'.C92:'MergeSort - LinkedList'.C13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LinkedList'.J1:'MergeSort - Linked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92:'MergeSort - LinkedList'.C136</svg:desc>
                </draw:g>
              </table:table-cell>
              <table:table-cell office:value-type="float" office:value="127">
                <text:p>127</text:p>
                <draw:g>
                  <svg:desc>'MergeSort - LinkedList'.J92:'MergeSort - LinkedList'.J136</svg:desc>
                </draw:g>
              </table:table-cell>
              <table:table-cell office:value-type="float" office:value="0">
                <text:p>0</text:p>
                <draw:g>
                  <svg:desc>'MergeSort - LinkedList'.K92:'MergeSort - LinkedList'.K136</svg:desc>
                </draw:g>
              </table:table-cell>
              <table:table-cell office:value-type="float" office:value="0">
                <text:p>0</text:p>
                <draw:g>
                  <svg:desc>'MergeSort - LinkedList'.K92:'MergeSort - LinkedList'.K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137:'MergeSort - LinkedList'.E181" chart:error-lower-range="'MergeSort - LinkedList'.E137:'MergeSort - LinkedList'.E18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137:'MergeSort - LinkedList'.E181" chart:error-lower-range="'MergeSort - LinkedList'.E137:'MergeSort - LinkedList'.E18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137:'MergeSort - LinkedList'.E181" chart:error-lower-range="'MergeSort - LinkedList'.E137:'MergeSort - LinkedList'.E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LinkedList'.C137:'MergeSort - LinkedList'.D181 'MergeSort - LinkedList'.D1:'MergeSort - LinkedList'.D1" chart:data-source-has-labels="row" svg:x="0.32cm" svg:y="0.18cm" svg:width="10.603cm" svg:height="8.64cm">
          <chart:coordinate-region svg:x="1.127cm" svg:y="0.379cm" svg:width="9.1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D137:'MergeSort - LinkedList'.D181" chart:label-cell-address="'MergeSort - LinkedList'.D1:'MergeSort - LinkedList'.D1" chart:class="chart:scatter">
            <chart:domain table:cell-range-address="'MergeSort - LinkedList'.C137:'MergeSort - LinkedList'.C18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LinkedList'.D1:'MergeSort - Linked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137:'MergeSort - LinkedList'.C181</svg:desc>
                </draw:g>
              </table:table-cell>
              <table:table-cell office:value-type="float" office:value="0">
                <text:p>0</text:p>
                <draw:g>
                  <svg:desc>'MergeSort - LinkedList'.D137:'MergeSort - LinkedList'.D181</svg:desc>
                </draw:g>
              </table:table-cell>
              <table:table-cell office:value-type="float" office:value="0">
                <text:p>0</text:p>
                <draw:g>
                  <svg:desc>'MergeSort - LinkedList'.E137:'MergeSort - LinkedList'.E181</svg:desc>
                </draw:g>
              </table:table-cell>
              <table:table-cell office:value-type="float" office:value="0">
                <text:p>0</text:p>
                <draw:g>
                  <svg:desc>'MergeSort - LinkedList'.E137:'MergeSort - LinkedList'.E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.15">
                <text:p>1.1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6.15">
                <text:p>6.1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3.2">
                <text:p>13.2</text:p>
              </table:table-cell>
              <table:table-cell office:value-type="float" office:value="0.871779788708">
                <text:p>0.871779788708</text:p>
              </table:table-cell>
              <table:table-cell office:value-type="float" office:value="0.871779788708">
                <text:p>0.871779788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6.45">
                <text:p>16.45</text:p>
              </table:table-cell>
              <table:table-cell office:value-type="float" office:value="1.961504524593">
                <text:p>1.961504524593</text:p>
              </table:table-cell>
              <table:table-cell office:value-type="float" office:value="1.961504524593">
                <text:p>1.961504524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8.6">
                <text:p>18.6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1.35">
                <text:p>21.35</text:p>
              </table:table-cell>
              <table:table-cell office:value-type="float" office:value="1.768473918383">
                <text:p>1.768473918383</text:p>
              </table:table-cell>
              <table:table-cell office:value-type="float" office:value="1.768473918383">
                <text:p>1.768473918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3.7">
                <text:p>23.7</text:p>
              </table:table-cell>
              <table:table-cell office:value-type="float" office:value="3.051229260479">
                <text:p>3.051229260479</text:p>
              </table:table-cell>
              <table:table-cell office:value-type="float" office:value="3.051229260479">
                <text:p>3.051229260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55.05">
                <text:p>55.05</text:p>
              </table:table-cell>
              <table:table-cell office:value-type="float" office:value="7.96539390112">
                <text:p>7.96539390112</text:p>
              </table:table-cell>
              <table:table-cell office:value-type="float" office:value="7.96539390112">
                <text:p>7.9653939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122">
                <text:p>122</text:p>
              </table:table-cell>
              <table:table-cell office:value-type="float" office:value="45.603727917792">
                <text:p>45.603727917792</text:p>
              </table:table-cell>
              <table:table-cell office:value-type="float" office:value="45.603727917792">
                <text:p>45.603727917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176.05">
                <text:p>176.05</text:p>
              </table:table-cell>
              <table:table-cell office:value-type="float" office:value="56.016493106941">
                <text:p>56.016493106941</text:p>
              </table:table-cell>
              <table:table-cell office:value-type="float" office:value="56.016493106941">
                <text:p>56.016493106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270.9">
                <text:p>270.9</text:p>
              </table:table-cell>
              <table:table-cell office:value-type="float" office:value="85.576223333354">
                <text:p>85.576223333354</text:p>
              </table:table-cell>
              <table:table-cell office:value-type="float" office:value="85.576223333354">
                <text:p>85.576223333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290.45">
                <text:p>290.45</text:p>
              </table:table-cell>
              <table:table-cell office:value-type="float" office:value="38.103116670425">
                <text:p>38.103116670425</text:p>
              </table:table-cell>
              <table:table-cell office:value-type="float" office:value="38.103116670425">
                <text:p>38.103116670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414.8">
                <text:p>414.8</text:p>
              </table:table-cell>
              <table:table-cell office:value-type="float" office:value="49.005713952559">
                <text:p>49.005713952559</text:p>
              </table:table-cell>
              <table:table-cell office:value-type="float" office:value="49.005713952559">
                <text:p>49.005713952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474.1">
                <text:p>474.1</text:p>
              </table:table-cell>
              <table:table-cell office:value-type="float" office:value="84.156936731324">
                <text:p>84.156936731324</text:p>
              </table:table-cell>
              <table:table-cell office:value-type="float" office:value="84.156936731324">
                <text:p>84.156936731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567.1">
                <text:p>567.1</text:p>
              </table:table-cell>
              <table:table-cell office:value-type="float" office:value="42.496941066388">
                <text:p>42.496941066388</text:p>
              </table:table-cell>
              <table:table-cell office:value-type="float" office:value="42.496941066388">
                <text:p>42.496941066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697.75">
                <text:p>697.75</text:p>
              </table:table-cell>
              <table:table-cell office:value-type="float" office:value="75.539972862056">
                <text:p>75.539972862056</text:p>
              </table:table-cell>
              <table:table-cell office:value-type="float" office:value="75.539972862056">
                <text:p>75.539972862056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G137:'MergeSort - LinkedList'.G181" chart:error-lower-range="'MergeSort - LinkedList'.G137:'MergeSort - LinkedList'.G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LinkedList'.C137:'MergeSort - LinkedList'.C181 'MergeSort - LinkedList'.F1:'MergeSort - LinkedList'.F1 'MergeSort - LinkedList'.F137:'MergeSort - LinkedList'.F181" chart:data-source-has-labels="row" svg:x="0.32cm" svg:y="0.18cm" svg:width="10.074cm" svg:height="8.64cm">
          <chart:coordinate-region svg:x="2.053cm" svg:y="0.379cm" svg:width="8.2cm" svg:height="6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F137:'MergeSort - LinkedList'.F181" chart:label-cell-address="'MergeSort - LinkedList'.F1:'MergeSort - LinkedList'.F1" chart:class="chart:scatter">
            <chart:domain table:cell-range-address="'MergeSort - LinkedList'.C137:'MergeSort - LinkedList'.C181"/>
            <chart:regression-curve chart:style-name="ch8">
              <chart:equation chart:display-equation="true" chart:display-r-square="true"/>
            </chart:regression-curve>
            <chart:error-indicator chart:style-name="ch9" chart:dimension="x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LinkedList'.F1:'MergeSort - LinkedList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137:'MergeSort - LinkedList'.C181</svg:desc>
                </draw:g>
              </table:table-cell>
              <table:table-cell office:value-type="float" office:value="64.85">
                <text:p>64.85</text:p>
                <draw:g>
                  <svg:desc>'MergeSort - LinkedList'.F137:'MergeSort - LinkedList'.F181</svg:desc>
                </draw:g>
              </table:table-cell>
              <table:table-cell office:value-type="float" office:value="1.061838029079">
                <text:p>1.061838029079</text:p>
                <draw:g>
                  <svg:desc>'MergeSort - LinkedList'.G137:'MergeSort - LinkedList'.G181</svg:desc>
                </draw:g>
              </table:table-cell>
              <table:table-cell office:value-type="float" office:value="1.061838029079">
                <text:p>1.061838029079</text:p>
                <draw:g>
                  <svg:desc>'MergeSort - LinkedList'.G137:'MergeSort - LinkedList'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1.6">
                <text:p>111.6</text:p>
              </table:table-cell>
              <table:table-cell office:value-type="float" office:value="2.22261107709">
                <text:p>2.22261107709</text:p>
              </table:table-cell>
              <table:table-cell office:value-type="float" office:value="2.22261107709">
                <text:p>2.2226110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7.7">
                <text:p>167.7</text:p>
              </table:table-cell>
              <table:table-cell office:value-type="float" office:value="3.392639090735">
                <text:p>3.392639090735</text:p>
              </table:table-cell>
              <table:table-cell office:value-type="float" office:value="3.392639090735">
                <text:p>3.392639090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3.25">
                <text:p>223.25</text:p>
              </table:table-cell>
              <table:table-cell office:value-type="float" office:value="4.537345038676">
                <text:p>4.537345038676</text:p>
              </table:table-cell>
              <table:table-cell office:value-type="float" office:value="4.537345038676">
                <text:p>4.537345038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1.95">
                <text:p>281.95</text:p>
              </table:table-cell>
              <table:table-cell office:value-type="float" office:value="4.030818775392">
                <text:p>4.030818775392</text:p>
              </table:table-cell>
              <table:table-cell office:value-type="float" office:value="4.030818775392">
                <text:p>4.03081877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47">
                <text:p>347</text:p>
              </table:table-cell>
              <table:table-cell office:value-type="float" office:value="4.679743582718">
                <text:p>4.679743582718</text:p>
              </table:table-cell>
              <table:table-cell office:value-type="float" office:value="4.679743582718">
                <text:p>4.679743582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13.25">
                <text:p>413.25</text:p>
              </table:table-cell>
              <table:table-cell office:value-type="float" office:value="4.613837881851">
                <text:p>4.613837881851</text:p>
              </table:table-cell>
              <table:table-cell office:value-type="float" office:value="4.613837881851">
                <text:p>4.613837881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79.85">
                <text:p>479.85</text:p>
              </table:table-cell>
              <table:table-cell office:value-type="float" office:value="4.464022849396">
                <text:p>4.464022849396</text:p>
              </table:table-cell>
              <table:table-cell office:value-type="float" office:value="4.464022849396">
                <text:p>4.464022849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47.75">
                <text:p>547.75</text:p>
              </table:table-cell>
              <table:table-cell office:value-type="float" office:value="5.018714974994">
                <text:p>5.018714974994</text:p>
              </table:table-cell>
              <table:table-cell office:value-type="float" office:value="5.018714974994">
                <text:p>5.018714974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90.2">
                <text:p>1290.2</text:p>
              </table:table-cell>
              <table:table-cell office:value-type="float" office:value="7.65898165548">
                <text:p>7.65898165548</text:p>
              </table:table-cell>
              <table:table-cell office:value-type="float" office:value="7.65898165548">
                <text:p>7.65898165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109.6">
                <text:p>2109.6</text:p>
              </table:table-cell>
              <table:table-cell office:value-type="float" office:value="7.85748051218">
                <text:p>7.85748051218</text:p>
              </table:table-cell>
              <table:table-cell office:value-type="float" office:value="7.85748051218">
                <text:p>7.85748051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90.1">
                <text:p>2990.1</text:p>
              </table:table-cell>
              <table:table-cell office:value-type="float" office:value="9.191844211051">
                <text:p>9.191844211051</text:p>
              </table:table-cell>
              <table:table-cell office:value-type="float" office:value="9.191844211051">
                <text:p>9.191844211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856.9">
                <text:p>3856.9</text:p>
              </table:table-cell>
              <table:table-cell office:value-type="float" office:value="14.442645187014">
                <text:p>14.442645187014</text:p>
              </table:table-cell>
              <table:table-cell office:value-type="float" office:value="14.442645187014">
                <text:p>14.442645187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822.7">
                <text:p>4822.7</text:p>
              </table:table-cell>
              <table:table-cell office:value-type="float" office:value="13.390668392528">
                <text:p>13.390668392528</text:p>
              </table:table-cell>
              <table:table-cell office:value-type="float" office:value="13.390668392528">
                <text:p>13.390668392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794.2">
                <text:p>5794.2</text:p>
              </table:table-cell>
              <table:table-cell office:value-type="float" office:value="14.715977711146">
                <text:p>14.715977711146</text:p>
              </table:table-cell>
              <table:table-cell office:value-type="float" office:value="14.715977711146">
                <text:p>14.71597771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773">
                <text:p>6773</text:p>
              </table:table-cell>
              <table:table-cell office:value-type="float" office:value="14.501724035335">
                <text:p>14.501724035335</text:p>
              </table:table-cell>
              <table:table-cell office:value-type="float" office:value="14.501724035335">
                <text:p>14.501724035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735.25">
                <text:p>7735.25</text:p>
              </table:table-cell>
              <table:table-cell office:value-type="float" office:value="15.852050340618">
                <text:p>15.852050340618</text:p>
              </table:table-cell>
              <table:table-cell office:value-type="float" office:value="15.852050340618">
                <text:p>15.85205034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712.5">
                <text:p>8712.5</text:p>
              </table:table-cell>
              <table:table-cell office:value-type="float" office:value="13.321035995859">
                <text:p>13.321035995859</text:p>
              </table:table-cell>
              <table:table-cell office:value-type="float" office:value="13.321035995859">
                <text:p>13.321035995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427.05">
                <text:p>19427.05</text:p>
              </table:table-cell>
              <table:table-cell office:value-type="float" office:value="26.73850219613">
                <text:p>26.73850219613</text:p>
              </table:table-cell>
              <table:table-cell office:value-type="float" office:value="26.73850219613">
                <text:p>26.73850219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1096.5">
                <text:p>31096.5</text:p>
              </table:table-cell>
              <table:table-cell office:value-type="float" office:value="25.664177368">
                <text:p>25.664177368</text:p>
              </table:table-cell>
              <table:table-cell office:value-type="float" office:value="25.664177368">
                <text:p>25.66417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852.75">
                <text:p>42852.75</text:p>
              </table:table-cell>
              <table:table-cell office:value-type="float" office:value="34.093804409218">
                <text:p>34.093804409218</text:p>
              </table:table-cell>
              <table:table-cell office:value-type="float" office:value="34.093804409218">
                <text:p>34.093804409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5481.45">
                <text:p>55481.45</text:p>
              </table:table-cell>
              <table:table-cell office:value-type="float" office:value="38.410252523171">
                <text:p>38.410252523171</text:p>
              </table:table-cell>
              <table:table-cell office:value-type="float" office:value="38.410252523171">
                <text:p>38.41025252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8208.4">
                <text:p>68208.4</text:p>
              </table:table-cell>
              <table:table-cell office:value-type="float" office:value="40.409652295296">
                <text:p>40.409652295296</text:p>
              </table:table-cell>
              <table:table-cell office:value-type="float" office:value="40.409652295296">
                <text:p>40.409652295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0961.25">
                <text:p>80961.25</text:p>
              </table:table-cell>
              <table:table-cell office:value-type="float" office:value="43.425654820242">
                <text:p>43.425654820242</text:p>
              </table:table-cell>
              <table:table-cell office:value-type="float" office:value="43.425654820242">
                <text:p>43.425654820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3692.55">
                <text:p>93692.55</text:p>
              </table:table-cell>
              <table:table-cell office:value-type="float" office:value="48.014034424892">
                <text:p>48.014034424892</text:p>
              </table:table-cell>
              <table:table-cell office:value-type="float" office:value="48.014034424892">
                <text:p>48.014034424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7229.95">
                <text:p>107229.95</text:p>
              </table:table-cell>
              <table:table-cell office:value-type="float" office:value="46.418180736638">
                <text:p>46.418180736638</text:p>
              </table:table-cell>
              <table:table-cell office:value-type="float" office:value="46.418180736638">
                <text:p>46.418180736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20965.1">
                <text:p>120965.1</text:p>
              </table:table-cell>
              <table:table-cell office:value-type="float" office:value="36.322031920349">
                <text:p>36.322031920349</text:p>
              </table:table-cell>
              <table:table-cell office:value-type="float" office:value="36.322031920349">
                <text:p>36.322031920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1895.45">
                <text:p>261895.45</text:p>
              </table:table-cell>
              <table:table-cell office:value-type="float" office:value="74.587850860798">
                <text:p>74.587850860798</text:p>
              </table:table-cell>
              <table:table-cell office:value-type="float" office:value="74.587850860798">
                <text:p>74.587850860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9252.5">
                <text:p>409252.5</text:p>
              </table:table-cell>
              <table:table-cell office:value-type="float" office:value="107.240150835272">
                <text:p>107.240150835272</text:p>
              </table:table-cell>
              <table:table-cell office:value-type="float" office:value="107.240150835272">
                <text:p>107.240150835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63820.4">
                <text:p>563820.4</text:p>
              </table:table-cell>
              <table:table-cell office:value-type="float" office:value="101.549691800542">
                <text:p>101.549691800542</text:p>
              </table:table-cell>
              <table:table-cell office:value-type="float" office:value="101.549691800542">
                <text:p>101.549691800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21157.95">
                <text:p>721157.95</text:p>
              </table:table-cell>
              <table:table-cell office:value-type="float" office:value="83.843589483983">
                <text:p>83.843589483983</text:p>
              </table:table-cell>
              <table:table-cell office:value-type="float" office:value="83.843589483983">
                <text:p>83.843589483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78473">
                <text:p>878473</text:p>
              </table:table-cell>
              <table:table-cell office:value-type="float" office:value="133.971638425242">
                <text:p>133.971638425242</text:p>
              </table:table-cell>
              <table:table-cell office:value-type="float" office:value="133.971638425242">
                <text:p>133.971638425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40214.1">
                <text:p>1040214.1</text:p>
              </table:table-cell>
              <table:table-cell office:value-type="float" office:value="156.665535737413">
                <text:p>156.665535737413</text:p>
              </table:table-cell>
              <table:table-cell office:value-type="float" office:value="156.665535737413">
                <text:p>156.665535737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07574.35">
                <text:p>1207574.35</text:p>
              </table:table-cell>
              <table:table-cell office:value-type="float" office:value="128.119972271781">
                <text:p>128.119972271781</text:p>
              </table:table-cell>
              <table:table-cell office:value-type="float" office:value="128.119972271781">
                <text:p>128.119972271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74925.65">
                <text:p>1374925.65</text:p>
              </table:table-cell>
              <table:table-cell office:value-type="float" office:value="134.049345581324">
                <text:p>134.049345581324</text:p>
              </table:table-cell>
              <table:table-cell office:value-type="float" office:value="134.049345581324">
                <text:p>134.049345581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42198.2">
                <text:p>1542198.2</text:p>
              </table:table-cell>
              <table:table-cell office:value-type="float" office:value="116.009746273616">
                <text:p>116.009746273616</text:p>
              </table:table-cell>
              <table:table-cell office:value-type="float" office:value="116.009746273616">
                <text:p>116.009746273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284338.35">
                <text:p>3284338.35</text:p>
              </table:table-cell>
              <table:table-cell office:value-type="float" office:value="293.666524043429">
                <text:p>293.666524043429</text:p>
              </table:table-cell>
              <table:table-cell office:value-type="float" office:value="293.666524043429">
                <text:p>293.666524043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095357.5">
                <text:p>5095357.5</text:p>
              </table:table-cell>
              <table:table-cell office:value-type="float" office:value="314.267482856961">
                <text:p>314.267482856961</text:p>
              </table:table-cell>
              <table:table-cell office:value-type="float" office:value="314.267482856961">
                <text:p>314.267482856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6968563.25">
                <text:p>6968563.25</text:p>
              </table:table-cell>
              <table:table-cell office:value-type="float" office:value="393.819349051694">
                <text:p>393.819349051694</text:p>
              </table:table-cell>
              <table:table-cell office:value-type="float" office:value="393.819349051694">
                <text:p>393.81934905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8841710.8">
                <text:p>8841710.8</text:p>
              </table:table-cell>
              <table:table-cell office:value-type="float" office:value="434.955457489615">
                <text:p>434.955457489615</text:p>
              </table:table-cell>
              <table:table-cell office:value-type="float" office:value="434.955457489615">
                <text:p>434.955457489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0790471.65">
                <text:p>10790471.65</text:p>
              </table:table-cell>
              <table:table-cell office:value-type="float" office:value="334.084967672896">
                <text:p>334.084967672896</text:p>
              </table:table-cell>
              <table:table-cell office:value-type="float" office:value="334.084967672896">
                <text:p>334.084967672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2763656.95">
                <text:p>12763656.95</text:p>
              </table:table-cell>
              <table:table-cell office:value-type="float" office:value="517.01559454237">
                <text:p>517.01559454237</text:p>
              </table:table-cell>
              <table:table-cell office:value-type="float" office:value="517.01559454237">
                <text:p>517.01559454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4736684.35">
                <text:p>14736684.35</text:p>
              </table:table-cell>
              <table:table-cell office:value-type="float" office:value="474.774913774938">
                <text:p>474.774913774938</text:p>
              </table:table-cell>
              <table:table-cell office:value-type="float" office:value="474.774913774938">
                <text:p>474.77491377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6709799.85">
                <text:p>16709799.85</text:p>
              </table:table-cell>
              <table:table-cell office:value-type="float" office:value="517.382806778501">
                <text:p>517.382806778501</text:p>
              </table:table-cell>
              <table:table-cell office:value-type="float" office:value="517.382806778501">
                <text:p>517.382806778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8682886.35">
                <text:p>18682886.35</text:p>
              </table:table-cell>
              <table:table-cell office:value-type="float" office:value="546.669232717555">
                <text:p>546.669232717555</text:p>
              </table:table-cell>
              <table:table-cell office:value-type="float" office:value="546.669232717555">
                <text:p>546.669232717555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K136:'MergeSort - LinkedList'.K181" chart:error-lower-range="'MergeSort - LinkedList'.K136:'MergeSort - LinkedList'.K18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K136:'MergeSort - LinkedList'.K181" chart:error-lower-range="'MergeSort - LinkedList'.K136:'MergeSort - LinkedList'.K18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-dash="Dash_20_Dot_20_4"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K136:'MergeSort - LinkedList'.K181" chart:error-lower-range="'MergeSort - LinkedList'.K136:'MergeSort - LinkedList'.K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LinkedList'.C137:'MergeSort - LinkedList'.C181 'MergeSort - LinkedList'.J1:'MergeSort - LinkedList'.J1 'MergeSort - LinkedList'.J137:'MergeSort - LinkedList'.J181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LinkedList'.J137:'MergeSort - LinkedList'.J181" chart:label-cell-address="'MergeSort - LinkedList'.J1:'MergeSort - LinkedList'.J1" chart:class="chart:scatter">
            <chart:domain table:cell-range-address="'MergeSort - LinkedList'.C137:'MergeSort - LinkedList'.C18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LinkedList'.J1:'MergeSort - Linked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LinkedList'.C137:'MergeSort - LinkedList'.C181</svg:desc>
                </draw:g>
              </table:table-cell>
              <table:table-cell office:value-type="float" office:value="127">
                <text:p>127</text:p>
                <draw:g>
                  <svg:desc>'MergeSort - LinkedList'.J137:'MergeSort - LinkedList'.J181</svg:desc>
                </draw:g>
              </table:table-cell>
              <table:table-cell office:value-type="float" office:value="0">
                <text:p>0</text:p>
                <draw:g>
                  <svg:desc>'MergeSort - LinkedList'.K136:'MergeSort - LinkedList'.K181</svg:desc>
                </draw:g>
              </table:table-cell>
              <table:table-cell office:value-type="float" office:value="0">
                <text:p>0</text:p>
                <draw:g>
                  <svg:desc>'MergeSort - LinkedList'.K136:'MergeSort - LinkedList'.K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2:'MergeSort - LinkedList'.E46" chart:error-lower-range="'MergeSort - LinkedList'.E2:'MergeSort - LinkedList'.E4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2:'MergeSort - LinkedList'.E46" chart:error-lower-range="'MergeSort - LinkedList'.E2:'MergeSort - LinkedList'.E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2:'MergeSort - LinkedList'.E46" chart:error-lower-range="'MergeSort - LinkedList'.E2:'MergeSort - LinkedList'.E4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ArrayList'.C2:'MergeSort - ArrayList'.D46 'MergeSort - ArrayList'.D1:'MergeSort - ArrayList'.D1" chart:data-source-has-labels="row" svg:x="0.32cm" svg:y="0.18cm" svg:width="10.603cm" svg:height="8.64cm">
          <chart:coordinate-region svg:x="1.127cm" svg:y="0.379cm" svg:width="9.1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D2:'MergeSort - ArrayList'.D46" chart:label-cell-address="'MergeSort - ArrayList'.D1:'MergeSort - ArrayList'.D1" chart:class="chart:scatter">
            <chart:domain table:cell-range-address="'MergeSort - ArrayList'.C2:'MergeSort - ArrayList'.C4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ArrayList'.D1:'MergeSort - Array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2:'MergeSort - ArrayList'.C46</svg:desc>
                </draw:g>
              </table:table-cell>
              <table:table-cell office:value-type="float" office:value="0">
                <text:p>0</text:p>
                <draw:g>
                  <svg:desc>'MergeSort - ArrayList'.D2:'MergeSort - ArrayList'.D46</svg:desc>
                </draw:g>
              </table:table-cell>
              <table:table-cell office:value-type="float" office:value="0">
                <text:p>0</text:p>
                <draw:g>
                  <svg:desc>'MergeSort - LinkedList'.E2:'MergeSort - LinkedList'.E46</svg:desc>
                </draw:g>
              </table:table-cell>
              <table:table-cell office:value-type="float" office:value="0">
                <text:p>0</text:p>
                <draw:g>
                  <svg:desc>'MergeSort - LinkedList'.E2:'MergeSort - LinkedList'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.6">
                <text:p>0.6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.4">
                <text:p>2.4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.85">
                <text:p>3.85</text:p>
              </table:table-cell>
              <table:table-cell office:value-type="float" office:value="0.80622577483">
                <text:p>0.80622577483</text:p>
              </table:table-cell>
              <table:table-cell office:value-type="float" office:value="0.80622577483">
                <text:p>0.806225774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.5">
                <text:p>5.5</text:p>
              </table:table-cell>
              <table:table-cell office:value-type="float" office:value="8.205333631243">
                <text:p>8.205333631243</text:p>
              </table:table-cell>
              <table:table-cell office:value-type="float" office:value="8.205333631243">
                <text:p>8.2053336312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.2">
                <text:p>6.2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.4">
                <text:p>8.4</text:p>
              </table:table-cell>
              <table:table-cell office:value-type="float" office:value="8.011710179481">
                <text:p>8.011710179481</text:p>
              </table:table-cell>
              <table:table-cell office:value-type="float" office:value="8.011710179481">
                <text:p>8.0117101794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9.4">
                <text:p>9.4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.7">
                <text:p>11.7</text:p>
              </table:table-cell>
              <table:table-cell office:value-type="float" office:value="9.132907532654">
                <text:p>9.132907532654</text:p>
              </table:table-cell>
              <table:table-cell office:value-type="float" office:value="9.132907532654">
                <text:p>9.132907532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2.55">
                <text:p>12.5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4.45">
                <text:p>14.45</text:p>
              </table:table-cell>
              <table:table-cell office:value-type="float" office:value="9.557196241576">
                <text:p>9.557196241576</text:p>
              </table:table-cell>
              <table:table-cell office:value-type="float" office:value="9.557196241576">
                <text:p>9.557196241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3.2">
                <text:p>33.2</text:p>
              </table:table-cell>
              <table:table-cell office:value-type="float" office:value="2.487971060925">
                <text:p>2.487971060925</text:p>
              </table:table-cell>
              <table:table-cell office:value-type="float" office:value="2.487971060925">
                <text:p>2.4879710609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48.65">
                <text:p>48.65</text:p>
              </table:table-cell>
              <table:table-cell office:value-type="float" office:value="17.190913297437">
                <text:p>17.190913297437</text:p>
              </table:table-cell>
              <table:table-cell office:value-type="float" office:value="17.190913297437">
                <text:p>17.1909132974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72.5">
                <text:p>72.5</text:p>
              </table:table-cell>
              <table:table-cell office:value-type="float" office:value="22.547505405255">
                <text:p>22.547505405255</text:p>
              </table:table-cell>
              <table:table-cell office:value-type="float" office:value="22.547505405255">
                <text:p>22.5475054052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1.35">
                <text:p>101.35</text:p>
              </table:table-cell>
              <table:table-cell office:value-type="float" office:value="23.137145459196">
                <text:p>23.137145459196</text:p>
              </table:table-cell>
              <table:table-cell office:value-type="float" office:value="23.137145459196">
                <text:p>23.1371454591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4.45">
                <text:p>124.45</text:p>
              </table:table-cell>
              <table:table-cell office:value-type="float" office:value="71.854297018341">
                <text:p>71.854297018341</text:p>
              </table:table-cell>
              <table:table-cell office:value-type="float" office:value="71.854297018341">
                <text:p>71.854297018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63.75">
                <text:p>163.75</text:p>
              </table:table-cell>
              <table:table-cell office:value-type="float" office:value="71.929322949684">
                <text:p>71.929322949684</text:p>
              </table:table-cell>
              <table:table-cell office:value-type="float" office:value="71.929322949684">
                <text:p>71.9293229496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9.6">
                <text:p>179.6</text:p>
              </table:table-cell>
              <table:table-cell office:value-type="float" office:value="52.30544904692">
                <text:p>52.30544904692</text:p>
              </table:table-cell>
              <table:table-cell office:value-type="float" office:value="52.30544904692">
                <text:p>52.30544904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200.2">
                <text:p>200.2</text:p>
              </table:table-cell>
              <table:table-cell office:value-type="float" office:value="78.670197660868">
                <text:p>78.670197660868</text:p>
              </table:table-cell>
              <table:table-cell office:value-type="float" office:value="78.670197660868">
                <text:p>78.67019766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32.15">
                <text:p>232.15</text:p>
              </table:table-cell>
              <table:table-cell office:value-type="float" office:value="73.34539862868">
                <text:p>73.34539862868</text:p>
              </table:table-cell>
              <table:table-cell office:value-type="float" office:value="73.34539862868">
                <text:p>73.34539862868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ArrayList'.C2:'MergeSort - ArrayList'.C46 'MergeSort - ArrayList'.F1:'MergeSort - ArrayList'.F46" chart:data-source-has-labels="row" svg:x="0.32cm" svg:y="0.18cm" svg:width="10.074cm" svg:height="8.64cm">
          <chart:coordinate-region svg:x="2.053cm" svg:y="0.38cm" svg:width="8.2cm" svg:height="6.9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F2:'MergeSort - ArrayList'.F46" chart:label-cell-address="'MergeSort - ArrayList'.F1:'MergeSort - ArrayList'.F1" chart:class="chart:scatter">
            <chart:domain table:cell-range-address="'MergeSort - ArrayList'.C2:'MergeSort - ArrayList'.C46"/>
            <chart:regression-curve chart:style-name="ch8">
              <chart:equation chart:display-equation="true" chart:display-r-square="true"/>
            </chart:regression-curve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ArrayList'.F1:'MergeSort - ArrayLi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2:'MergeSort - ArrayList'.C46</svg:desc>
                </draw:g>
              </table:table-cell>
              <table:table-cell office:value-type="float" office:value="52">
                <text:p>52</text:p>
                <draw:g>
                  <svg:desc>'MergeSort - ArrayList'.F2:'MergeSort - ArrayList'.F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2660">
                <text:p>26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860">
                <text:p>48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5820">
                <text:p>58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2640">
                <text:p>12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0508">
                <text:p>20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7280">
                <text:p>27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4908">
                <text:p>3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44016">
                <text:p>44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9788">
                <text:p>497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58560">
                <text:p>585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3996">
                <text:p>63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74816">
                <text:p>748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59632">
                <text:p>159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43696">
                <text:p>2436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39264">
                <text:p>339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08000">
                <text:p>408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517392">
                <text:p>5173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589424">
                <text:p>5894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718528">
                <text:p>7185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828768">
                <text:p>828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866000">
                <text:p>866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1832000">
                <text:p>1832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2898960">
                <text:p>28989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3864000">
                <text:p>3864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5106576">
                <text:p>51065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6097920">
                <text:p>60979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7361552">
                <text:p>73615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8128000">
                <text:p>8128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590928">
                <text:p>95909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0713152">
                <text:p>10713152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ArrayList'.K2:'MergeSort - ArrayList'.K46" chart:error-lower-range="'MergeSort - ArrayList'.K2:'MergeSort - ArrayList'.K4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ArrayList'.K2:'MergeSort - ArrayList'.K46" chart:error-lower-range="'MergeSort - ArrayList'.K2:'MergeSort - ArrayList'.K4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ArrayList'.K2:'MergeSort - ArrayList'.K46" chart:error-lower-range="'MergeSort - ArrayList'.K2:'MergeSort - ArrayList'.K46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ArrayList'.C2:'MergeSort - ArrayList'.C46 'MergeSort - ArrayList'.J1:'MergeSort - ArrayList'.J46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J2:'MergeSort - ArrayList'.J46" chart:label-cell-address="'MergeSort - ArrayList'.J1:'MergeSort - ArrayList'.J1" chart:class="chart:scatter">
            <chart:domain table:cell-range-address="'MergeSort - ArrayList'.C2:'MergeSort - ArrayList'.C4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1"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ArrayList'.J1:'MergeSort - Array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2:'MergeSort - ArrayList'.C46</svg:desc>
                </draw:g>
              </table:table-cell>
              <table:table-cell office:value-type="float" office:value="127">
                <text:p>127</text:p>
                <draw:g>
                  <svg:desc>'MergeSort - ArrayList'.J2:'MergeSort - ArrayList'.J46</svg:desc>
                </draw:g>
              </table:table-cell>
              <table:table-cell office:value-type="float" office:value="0">
                <text:p>0</text:p>
                <draw:g>
                  <svg:desc>'MergeSort - ArrayList'.K2:'MergeSort - ArrayList'.K46</svg:desc>
                </draw:g>
              </table:table-cell>
              <table:table-cell office:value-type="float" office:value="0">
                <text:p>0</text:p>
                <draw:g>
                  <svg:desc>'MergeSort - ArrayList'.K2:'MergeSort - ArrayList'.K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47:'MergeSort - LinkedList'.E91" chart:error-lower-range="'MergeSort - LinkedList'.E47:'MergeSort - LinkedList'.E9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47:'MergeSort - LinkedList'.E91" chart:error-lower-range="'MergeSort - LinkedList'.E47:'MergeSort - LinkedList'.E9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47:'MergeSort - LinkedList'.E91" chart:error-lower-range="'MergeSort - LinkedList'.E47:'MergeSort - LinkedList'.E9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ArrayList'.C47:'MergeSort - ArrayList'.D91 'MergeSort - ArrayList'.D1:'MergeSort - ArrayList'.D1" chart:data-source-has-labels="row" svg:x="0.32cm" svg:y="0.18cm" svg:width="10.603cm" svg:height="8.64cm">
          <chart:coordinate-region svg:x="1.127cm" svg:y="0.379cm" svg:width="9.14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D47:'MergeSort - ArrayList'.D91" chart:label-cell-address="'MergeSort - ArrayList'.D1:'MergeSort - ArrayList'.D1" chart:class="chart:scatter">
            <chart:domain table:cell-range-address="'MergeSort - ArrayList'.C47:'MergeSort - ArrayList'.C9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ArrayList'.D1:'MergeSort - Array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47:'MergeSort - ArrayList'.C91</svg:desc>
                </draw:g>
              </table:table-cell>
              <table:table-cell office:value-type="float" office:value="0">
                <text:p>0</text:p>
                <draw:g>
                  <svg:desc>'MergeSort - ArrayList'.D47:'MergeSort - ArrayList'.D91</svg:desc>
                </draw:g>
              </table:table-cell>
              <table:table-cell office:value-type="float" office:value="0">
                <text:p>0</text:p>
                <draw:g>
                  <svg:desc>'MergeSort - LinkedList'.E47:'MergeSort - LinkedList'.E91</svg:desc>
                </draw:g>
              </table:table-cell>
              <table:table-cell office:value-type="float" office:value="0">
                <text:p>0</text:p>
                <draw:g>
                  <svg:desc>'MergeSort - LinkedList'.E47:'MergeSort - LinkedList'.E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0.025467570144">
                <text:p>10.025467570144</text:p>
              </table:table-cell>
              <table:table-cell office:value-type="float" office:value="10.025467570144">
                <text:p>10.0254675701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.9">
                <text:p>3.9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">
                <text:p>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0.55">
                <text:p>10.55</text:p>
              </table:table-cell>
              <table:table-cell office:value-type="float" office:value="1.187434208704">
                <text:p>1.187434208704</text:p>
              </table:table-cell>
              <table:table-cell office:value-type="float" office:value="1.187434208704">
                <text:p>1.1874342087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">
                <text:p>8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">
                <text:p>10</text:p>
              </table:table-cell>
              <table:table-cell office:value-type="float" office:value="1.529705854078">
                <text:p>1.529705854078</text:p>
              </table:table-cell>
              <table:table-cell office:value-type="float" office:value="1.529705854078">
                <text:p>1.5297058540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.1">
                <text:p>1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2.85">
                <text:p>12.85</text:p>
              </table:table-cell>
              <table:table-cell office:value-type="float" office:value="2.17944947177">
                <text:p>2.17944947177</text:p>
              </table:table-cell>
              <table:table-cell office:value-type="float" office:value="2.17944947177">
                <text:p>2.1794494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4.05">
                <text:p>14.05</text:p>
              </table:table-cell>
              <table:table-cell office:value-type="float" office:value="2.165063509461">
                <text:p>2.165063509461</text:p>
              </table:table-cell>
              <table:table-cell office:value-type="float" office:value="2.165063509461">
                <text:p>2.165063509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1.35">
                <text:p>31.35</text:p>
              </table:table-cell>
              <table:table-cell office:value-type="float" office:value="5.78273291792">
                <text:p>5.78273291792</text:p>
              </table:table-cell>
              <table:table-cell office:value-type="float" office:value="5.78273291792">
                <text:p>5.78273291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0.65">
                <text:p>50.65</text:p>
              </table:table-cell>
              <table:table-cell office:value-type="float" office:value="9.186402995732">
                <text:p>9.186402995732</text:p>
              </table:table-cell>
              <table:table-cell office:value-type="float" office:value="9.186402995732">
                <text:p>9.1864029957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0">
                <text:p>80</text:p>
              </table:table-cell>
              <table:table-cell office:value-type="float" office:value="8.345507773647">
                <text:p>8.345507773647</text:p>
              </table:table-cell>
              <table:table-cell office:value-type="float" office:value="8.345507773647">
                <text:p>8.3455077736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8">
                <text:p>108</text:p>
              </table:table-cell>
              <table:table-cell office:value-type="float" office:value="12.356678356257">
                <text:p>12.356678356257</text:p>
              </table:table-cell>
              <table:table-cell office:value-type="float" office:value="12.356678356257">
                <text:p>12.356678356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41.65">
                <text:p>141.65</text:p>
              </table:table-cell>
              <table:table-cell office:value-type="float" office:value="74.519980542134">
                <text:p>74.519980542134</text:p>
              </table:table-cell>
              <table:table-cell office:value-type="float" office:value="74.519980542134">
                <text:p>74.5199805421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69.4">
                <text:p>169.4</text:p>
              </table:table-cell>
              <table:table-cell office:value-type="float" office:value="56.52433104425">
                <text:p>56.52433104425</text:p>
              </table:table-cell>
              <table:table-cell office:value-type="float" office:value="56.52433104425">
                <text:p>56.52433104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93.35">
                <text:p>193.35</text:p>
              </table:table-cell>
              <table:table-cell office:value-type="float" office:value="67.674589027197">
                <text:p>67.674589027197</text:p>
              </table:table-cell>
              <table:table-cell office:value-type="float" office:value="67.674589027197">
                <text:p>67.674589027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249.55">
                <text:p>249.55</text:p>
              </table:table-cell>
              <table:table-cell office:value-type="float" office:value="61.740505342927">
                <text:p>61.740505342927</text:p>
              </table:table-cell>
              <table:table-cell office:value-type="float" office:value="61.740505342927">
                <text:p>61.7405053429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66.1">
                <text:p>266.1</text:p>
              </table:table-cell>
              <table:table-cell office:value-type="float" office:value="84.707437689969">
                <text:p>84.707437689969</text:p>
              </table:table-cell>
              <table:table-cell office:value-type="float" office:value="84.707437689969">
                <text:p>84.707437689969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ArrayList'.C47:'MergeSort - ArrayList'.C91 'MergeSort - ArrayList'.F1:'MergeSort - ArrayList'.F1 'MergeSort - ArrayList'.F47:'MergeSort - ArrayList'.F91" chart:data-source-has-labels="row" svg:x="0.32cm" svg:y="0.18cm" svg:width="10.074cm" svg:height="8.64cm">
          <chart:coordinate-region svg:x="2.053cm" svg:y="0.38cm" svg:width="8.2cm" svg:height="6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Sort - ArrayList'.F47:'MergeSort - ArrayList'.F91" chart:label-cell-address="'MergeSort - ArrayList'.F1:'MergeSort - ArrayList'.F1" chart:class="chart:scatter">
            <chart:domain table:cell-range-address="'MergeSort - ArrayList'.C47:'MergeSort - ArrayList'.C91"/>
            <chart:regression-curve chart:style-name="ch7">
              <chart:equation chart:display-equation="true" chart:display-r-square="true"/>
            </chart:regression-curve>
            <chart:data-point chart:repeated="38"/>
            <chart:data-point chart:style-name="ch8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ArrayList'.F1:'MergeSort - ArrayLis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47:'MergeSort - ArrayList'.C91</svg:desc>
                </draw:g>
              </table:table-cell>
              <table:table-cell office:value-type="float" office:value="44">
                <text:p>44</text:p>
                <draw:g>
                  <svg:desc>'MergeSort - ArrayList'.F47:'MergeSort - ArrayList'.F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304">
                <text:p>4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904">
                <text:p>49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5132">
                <text:p>5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1264">
                <text:p>11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17372">
                <text:p>17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4528">
                <text:p>245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1876">
                <text:p>318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37744">
                <text:p>37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6996">
                <text:p>46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53056">
                <text:p>53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3596">
                <text:p>635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68752">
                <text:p>687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47504">
                <text:p>147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33488">
                <text:p>2334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15008">
                <text:p>3150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26416">
                <text:p>4264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496976">
                <text:p>4969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609456">
                <text:p>609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670016">
                <text:p>6700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750112">
                <text:p>7501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902832">
                <text:p>9028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1905664">
                <text:p>1905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2876656">
                <text:p>28766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4011328">
                <text:p>40113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4869040">
                <text:p>48690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6053312">
                <text:p>6053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6989776">
                <text:p>6989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8422656">
                <text:p>84226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160400">
                <text:p>91604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0238080">
                <text:p>10238080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ArrayList'.K47:'MergeSort - ArrayList'.K91" chart:error-lower-range="'MergeSort - ArrayList'.K47:'MergeSort - ArrayList'.K9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ArrayList'.K47:'MergeSort - ArrayList'.K91" chart:error-lower-range="'MergeSort - ArrayList'.K47:'MergeSort - ArrayList'.K9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ArrayList'.K47:'MergeSort - ArrayList'.K91" chart:error-lower-range="'MergeSort - ArrayList'.K47:'MergeSort - ArrayList'.K9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ArrayList'.C47:'MergeSort - ArrayList'.C91 'MergeSort - ArrayList'.J1:'MergeSort - ArrayList'.J1 'MergeSort - ArrayList'.J47:'MergeSort - ArrayList'.J91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J47:'MergeSort - ArrayList'.J91" chart:label-cell-address="'MergeSort - ArrayList'.J1:'MergeSort - ArrayList'.J1" chart:class="chart:scatter">
            <chart:domain table:cell-range-address="'MergeSort - ArrayList'.C47:'MergeSort - ArrayList'.C9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ArrayList'.J1:'MergeSort - Array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47:'MergeSort - ArrayList'.C91</svg:desc>
                </draw:g>
              </table:table-cell>
              <table:table-cell office:value-type="float" office:value="127">
                <text:p>127</text:p>
                <draw:g>
                  <svg:desc>'MergeSort - ArrayList'.J47:'MergeSort - ArrayList'.J91</svg:desc>
                </draw:g>
              </table:table-cell>
              <table:table-cell office:value-type="float" office:value="0">
                <text:p>0</text:p>
                <draw:g>
                  <svg:desc>'MergeSort - ArrayList'.K47:'MergeSort - ArrayList'.K91</svg:desc>
                </draw:g>
              </table:table-cell>
              <table:table-cell office:value-type="float" office:value="0">
                <text:p>0</text:p>
                <draw:g>
                  <svg:desc>'MergeSort - ArrayList'.K47:'MergeSort - ArrayList'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92:'MergeSort - LinkedList'.E136" chart:error-lower-range="'MergeSort - LinkedList'.E92:'MergeSort - LinkedList'.E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92:'MergeSort - LinkedList'.E136" chart:error-lower-range="'MergeSort - LinkedList'.E92:'MergeSort - LinkedList'.E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92:'MergeSort - LinkedList'.E136" chart:error-lower-range="'MergeSort - LinkedList'.E92:'MergeSort - LinkedList'.E13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ArrayList'.C92:'MergeSort - ArrayList'.D136 'MergeSort - ArrayList'.D1:'MergeSort - ArrayList'.D1" chart:data-source-has-labels="row" svg:x="0.32cm" svg:y="0.18cm" svg:width="10.603cm" svg:height="8.64cm">
          <chart:coordinate-region svg:x="1.312cm" svg:y="0.379cm" svg:width="8.96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D92:'MergeSort - ArrayList'.D136" chart:label-cell-address="'MergeSort - ArrayList'.D1:'MergeSort - ArrayList'.D1" chart:class="chart:scatter">
            <chart:domain table:cell-range-address="'MergeSort - ArrayList'.C92:'MergeSort - ArrayList'.C13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ArrayList'.D1:'MergeSort - Array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92:'MergeSort - ArrayList'.C136</svg:desc>
                </draw:g>
              </table:table-cell>
              <table:table-cell office:value-type="float" office:value="0">
                <text:p>0</text:p>
                <draw:g>
                  <svg:desc>'MergeSort - ArrayList'.D92:'MergeSort - ArrayList'.D136</svg:desc>
                </draw:g>
              </table:table-cell>
              <table:table-cell office:value-type="float" office:value="0">
                <text:p>0</text:p>
                <draw:g>
                  <svg:desc>'MergeSort - LinkedList'.E92:'MergeSort - LinkedList'.E136</svg:desc>
                </draw:g>
              </table:table-cell>
              <table:table-cell office:value-type="float" office:value="0">
                <text:p>0</text:p>
                <draw:g>
                  <svg:desc>'MergeSort - LinkedList'.E92:'MergeSort - LinkedList'.E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15.730464074527">
                <text:p>15.730464074527</text:p>
              </table:table-cell>
              <table:table-cell office:value-type="float" office:value="15.730464074527">
                <text:p>15.730464074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5">
                <text:p>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9.4">
                <text:p>9.4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1.9">
                <text:p>11.9</text:p>
              </table:table-cell>
              <table:table-cell office:value-type="float" office:value="4.798697740012">
                <text:p>4.798697740012</text:p>
              </table:table-cell>
              <table:table-cell office:value-type="float" office:value="4.798697740012">
                <text:p>4.798697740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5">
                <text:p>15</text:p>
              </table:table-cell>
              <table:table-cell office:value-type="float" office:value="0.871779788708">
                <text:p>0.871779788708</text:p>
              </table:table-cell>
              <table:table-cell office:value-type="float" office:value="0.871779788708">
                <text:p>0.871779788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8.15">
                <text:p>18.15</text:p>
              </table:table-cell>
              <table:table-cell office:value-type="float" office:value="1.06183802908">
                <text:p>1.06183802908</text:p>
              </table:table-cell>
              <table:table-cell office:value-type="float" office:value="1.06183802908">
                <text:p>1.061838029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1.9">
                <text:p>21.9</text:p>
              </table:table-cell>
              <table:table-cell office:value-type="float" office:value="0.4472135955">
                <text:p>0.4472135955</text:p>
              </table:table-cell>
              <table:table-cell office:value-type="float" office:value="0.4472135955">
                <text:p>0.44721359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26.05">
                <text:p>26.05</text:p>
              </table:table-cell>
              <table:table-cell office:value-type="float" office:value="2.853068523537">
                <text:p>2.853068523537</text:p>
              </table:table-cell>
              <table:table-cell office:value-type="float" office:value="2.853068523537">
                <text:p>2.8530685235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9.7">
                <text:p>29.7</text:p>
              </table:table-cell>
              <table:table-cell office:value-type="float" office:value="2.515452245621">
                <text:p>2.515452245621</text:p>
              </table:table-cell>
              <table:table-cell office:value-type="float" office:value="2.515452245621">
                <text:p>2.5154522456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33.7">
                <text:p>33.7</text:p>
              </table:table-cell>
              <table:table-cell office:value-type="float" office:value="9.60780932367">
                <text:p>9.60780932367</text:p>
              </table:table-cell>
              <table:table-cell office:value-type="float" office:value="9.60780932367">
                <text:p>9.607809323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80.2">
                <text:p>80.2</text:p>
              </table:table-cell>
              <table:table-cell office:value-type="float" office:value="30.569388283052">
                <text:p>30.569388283052</text:p>
              </table:table-cell>
              <table:table-cell office:value-type="float" office:value="30.569388283052">
                <text:p>30.5693882830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129.9">
                <text:p>129.9</text:p>
              </table:table-cell>
              <table:table-cell office:value-type="float" office:value="42.687351756697">
                <text:p>42.687351756697</text:p>
              </table:table-cell>
              <table:table-cell office:value-type="float" office:value="42.687351756697">
                <text:p>42.6873517566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264.65">
                <text:p>264.65</text:p>
              </table:table-cell>
              <table:table-cell office:value-type="float" office:value="80.216753237712">
                <text:p>80.216753237712</text:p>
              </table:table-cell>
              <table:table-cell office:value-type="float" office:value="80.216753237712">
                <text:p>80.2167532377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409.65">
                <text:p>409.65</text:p>
              </table:table-cell>
              <table:table-cell office:value-type="float" office:value="89.401286344213">
                <text:p>89.401286344213</text:p>
              </table:table-cell>
              <table:table-cell office:value-type="float" office:value="89.401286344213">
                <text:p>89.401286344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538.15">
                <text:p>538.15</text:p>
              </table:table-cell>
              <table:table-cell office:value-type="float" office:value="68.30146411315">
                <text:p>68.30146411315</text:p>
              </table:table-cell>
              <table:table-cell office:value-type="float" office:value="68.30146411315">
                <text:p>68.30146411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602.45">
                <text:p>602.45</text:p>
              </table:table-cell>
              <table:table-cell office:value-type="float" office:value="110.541609812776">
                <text:p>110.541609812776</text:p>
              </table:table-cell>
              <table:table-cell office:value-type="float" office:value="110.541609812776">
                <text:p>110.5416098127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724.8">
                <text:p>724.8</text:p>
              </table:table-cell>
              <table:table-cell office:value-type="float" office:value="142.205300534122">
                <text:p>142.205300534122</text:p>
              </table:table-cell>
              <table:table-cell office:value-type="float" office:value="142.205300534122">
                <text:p>142.2053005341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916.75">
                <text:p>916.75</text:p>
              </table:table-cell>
              <table:table-cell office:value-type="float" office:value="152.741415470723">
                <text:p>152.741415470723</text:p>
              </table:table-cell>
              <table:table-cell office:value-type="float" office:value="152.741415470723">
                <text:p>152.741415470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920.6">
                <text:p>920.6</text:p>
              </table:table-cell>
              <table:table-cell office:value-type="float" office:value="166.545331666787">
                <text:p>166.545331666787</text:p>
              </table:table-cell>
              <table:table-cell office:value-type="float" office:value="166.545331666787">
                <text:p>166.545331666787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G92:'MergeSort - LinkedList'.G136" chart:error-lower-range="'MergeSort - LinkedList'.G92:'MergeSort - LinkedList'.G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G92:'MergeSort - LinkedList'.G136" chart:error-lower-range="'MergeSort - LinkedList'.G92:'MergeSort - LinkedList'.G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error-upper-indicator="true" chart:error-lower-indicator="true" chart:error-category="cell-range" chart:error-upper-range="'MergeSort - LinkedList'.G92:'MergeSort - LinkedList'.G136" chart:error-lower-range="'MergeSort - LinkedList'.G92:'MergeSort - LinkedList'.G136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ArrayList'.C92:'MergeSort - ArrayList'.C136 'MergeSort - ArrayList'.F1:'MergeSort - ArrayList'.F1 'MergeSort - ArrayList'.F92:'MergeSort - ArrayList'.F136" chart:data-source-has-labels="row" svg:x="0.32cm" svg:y="0.18cm" svg:width="10.074cm" svg:height="8.64cm">
          <chart:coordinate-region svg:x="2.053cm" svg:y="0.379cm" svg:width="8.2cm" svg:height="6.9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rgeSort - ArrayList'.F92:'MergeSort - ArrayList'.F136" chart:label-cell-address="'MergeSort - ArrayList'.F1:'MergeSort - ArrayList'.F1" chart:class="chart:scatter">
            <chart:domain table:cell-range-address="'MergeSort - ArrayList'.C92:'MergeSort - ArrayList'.C136"/>
            <chart:regression-curve chart:style-name="ch7">
              <chart:equation chart:display-equation="true" chart:display-r-square="true"/>
            </chart:regression-curve>
            <chart:error-indicator chart:style-name="ch8" chart:dimension="y"/>
            <chart:data-point chart:repeated="40"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ArrayList'.F1:'MergeSort - ArrayList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92:'MergeSort - ArrayList'.C136</svg:desc>
                </draw:g>
              </table:table-cell>
              <table:table-cell office:value-type="float" office:value="63.15">
                <text:p>63.15</text:p>
                <draw:g>
                  <svg:desc>'MergeSort - ArrayList'.F92:'MergeSort - ArrayList'.F136</svg:desc>
                </draw:g>
              </table:table-cell>
              <table:table-cell office:value-type="float" office:value="2.278157149979">
                <text:p>2.278157149979</text:p>
                <draw:g>
                  <svg:desc>'MergeSort - LinkedList'.G92:'MergeSort - LinkedList'.G136</svg:desc>
                </draw:g>
              </table:table-cell>
              <table:table-cell office:value-type="float" office:value="2.278157149979">
                <text:p>2.278157149979</text:p>
                <draw:g>
                  <svg:desc>'MergeSort - LinkedList'.G92:'MergeSort - LinkedList'.G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2">
                <text:p>112</text:p>
              </table:table-cell>
              <table:table-cell office:value-type="float" office:value="2.479415253644">
                <text:p>2.479415253644</text:p>
              </table:table-cell>
              <table:table-cell office:value-type="float" office:value="2.479415253644">
                <text:p>2.479415253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6.9">
                <text:p>166.9</text:p>
              </table:table-cell>
              <table:table-cell office:value-type="float" office:value="3.694252292412">
                <text:p>3.694252292412</text:p>
              </table:table-cell>
              <table:table-cell office:value-type="float" office:value="3.694252292412">
                <text:p>3.694252292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4.7">
                <text:p>224.7</text:p>
              </table:table-cell>
              <table:table-cell office:value-type="float" office:value="3.528455752876">
                <text:p>3.528455752876</text:p>
              </table:table-cell>
              <table:table-cell office:value-type="float" office:value="3.528455752876">
                <text:p>3.52845575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1.25">
                <text:p>281.25</text:p>
              </table:table-cell>
              <table:table-cell office:value-type="float" office:value="5.000000000001">
                <text:p>5.000000000001</text:p>
              </table:table-cell>
              <table:table-cell office:value-type="float" office:value="5.000000000001">
                <text:p>5.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45.6">
                <text:p>345.6</text:p>
              </table:table-cell>
              <table:table-cell office:value-type="float" office:value="3.464101615136">
                <text:p>3.464101615136</text:p>
              </table:table-cell>
              <table:table-cell office:value-type="float" office:value="3.464101615136">
                <text:p>3.464101615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12.85">
                <text:p>412.85</text:p>
              </table:table-cell>
              <table:table-cell office:value-type="float" office:value="4.763402145532">
                <text:p>4.763402145532</text:p>
              </table:table-cell>
              <table:table-cell office:value-type="float" office:value="4.763402145532">
                <text:p>4.7634021455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79.85">
                <text:p>479.85</text:p>
              </table:table-cell>
              <table:table-cell office:value-type="float" office:value="3.278337993561">
                <text:p>3.278337993561</text:p>
              </table:table-cell>
              <table:table-cell office:value-type="float" office:value="3.278337993561">
                <text:p>3.2783379935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46.85">
                <text:p>546.85</text:p>
              </table:table-cell>
              <table:table-cell office:value-type="float" office:value="4.939635614088">
                <text:p>4.939635614088</text:p>
              </table:table-cell>
              <table:table-cell office:value-type="float" office:value="4.939635614088">
                <text:p>4.939635614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90.15">
                <text:p>1290.15</text:p>
              </table:table-cell>
              <table:table-cell office:value-type="float" office:value="6.980508577497">
                <text:p>6.980508577497</text:p>
              </table:table-cell>
              <table:table-cell office:value-type="float" office:value="6.980508577497">
                <text:p>6.980508577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107.9">
                <text:p>2107.9</text:p>
              </table:table-cell>
              <table:table-cell office:value-type="float" office:value="8.78692210043">
                <text:p>8.78692210043</text:p>
              </table:table-cell>
              <table:table-cell office:value-type="float" office:value="8.78692210043">
                <text:p>8.78692210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81.6">
                <text:p>2981.6</text:p>
              </table:table-cell>
              <table:table-cell office:value-type="float" office:value="8.108020720264">
                <text:p>8.108020720264</text:p>
              </table:table-cell>
              <table:table-cell office:value-type="float" office:value="8.108020720264">
                <text:p>8.1080207202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851.7">
                <text:p>3851.7</text:p>
              </table:table-cell>
              <table:table-cell office:value-type="float" office:value="8.482187218026">
                <text:p>8.482187218026</text:p>
              </table:table-cell>
              <table:table-cell office:value-type="float" office:value="8.482187218026">
                <text:p>8.4821872180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819">
                <text:p>4819</text:p>
              </table:table-cell>
              <table:table-cell office:value-type="float" office:value="12.080045529956">
                <text:p>12.080045529956</text:p>
              </table:table-cell>
              <table:table-cell office:value-type="float" office:value="12.080045529956">
                <text:p>12.0800455299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798.75">
                <text:p>5798.75</text:p>
              </table:table-cell>
              <table:table-cell office:value-type="float" office:value="12.384970730508">
                <text:p>12.384970730508</text:p>
              </table:table-cell>
              <table:table-cell office:value-type="float" office:value="12.384970730508">
                <text:p>12.3849707305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766.25">
                <text:p>6766.25</text:p>
              </table:table-cell>
              <table:table-cell office:value-type="float" office:value="12.237136102656">
                <text:p>12.237136102656</text:p>
              </table:table-cell>
              <table:table-cell office:value-type="float" office:value="12.237136102656">
                <text:p>12.2371361026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730.9">
                <text:p>7730.9</text:p>
              </table:table-cell>
              <table:table-cell office:value-type="float" office:value="19.818930344662">
                <text:p>19.818930344662</text:p>
              </table:table-cell>
              <table:table-cell office:value-type="float" office:value="19.818930344662">
                <text:p>19.818930344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714.9">
                <text:p>8714.9</text:p>
              </table:table-cell>
              <table:table-cell office:value-type="float" office:value="15.538581016948">
                <text:p>15.538581016948</text:p>
              </table:table-cell>
              <table:table-cell office:value-type="float" office:value="15.538581016948">
                <text:p>15.538581016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434.7">
                <text:p>19434.7</text:p>
              </table:table-cell>
              <table:table-cell office:value-type="float" office:value="23.164412361063">
                <text:p>23.164412361063</text:p>
              </table:table-cell>
              <table:table-cell office:value-type="float" office:value="23.164412361063">
                <text:p>23.164412361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1112.25">
                <text:p>31112.25</text:p>
              </table:table-cell>
              <table:table-cell office:value-type="float" office:value="32.473681652702">
                <text:p>32.473681652702</text:p>
              </table:table-cell>
              <table:table-cell office:value-type="float" office:value="32.473681652702">
                <text:p>32.473681652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850.2">
                <text:p>42850.2</text:p>
              </table:table-cell>
              <table:table-cell office:value-type="float" office:value="43.405615994881">
                <text:p>43.405615994881</text:p>
              </table:table-cell>
              <table:table-cell office:value-type="float" office:value="43.405615994881">
                <text:p>43.4056159948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5480.85">
                <text:p>55480.85</text:p>
              </table:table-cell>
              <table:table-cell office:value-type="float" office:value="45.909993475446">
                <text:p>45.909993475446</text:p>
              </table:table-cell>
              <table:table-cell office:value-type="float" office:value="45.909993475446">
                <text:p>45.909993475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8212.4">
                <text:p>68212.4</text:p>
              </table:table-cell>
              <table:table-cell office:value-type="float" office:value="42.090854106203">
                <text:p>42.090854106203</text:p>
              </table:table-cell>
              <table:table-cell office:value-type="float" office:value="42.090854106203">
                <text:p>42.0908541062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0942.2">
                <text:p>80942.2</text:p>
              </table:table-cell>
              <table:table-cell office:value-type="float" office:value="37.415070554225">
                <text:p>37.415070554225</text:p>
              </table:table-cell>
              <table:table-cell office:value-type="float" office:value="37.415070554225">
                <text:p>37.4150705542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3701.2">
                <text:p>93701.2</text:p>
              </table:table-cell>
              <table:table-cell office:value-type="float" office:value="60.894396313958">
                <text:p>60.894396313958</text:p>
              </table:table-cell>
              <table:table-cell office:value-type="float" office:value="60.894396313958">
                <text:p>60.8943963139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7234.6">
                <text:p>107234.6</text:p>
              </table:table-cell>
              <table:table-cell office:value-type="float" office:value="60.312602336579">
                <text:p>60.312602336579</text:p>
              </table:table-cell>
              <table:table-cell office:value-type="float" office:value="60.312602336579">
                <text:p>60.312602336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20967.5">
                <text:p>120967.5</text:p>
              </table:table-cell>
              <table:table-cell office:value-type="float" office:value="62.673678653454">
                <text:p>62.673678653454</text:p>
              </table:table-cell>
              <table:table-cell office:value-type="float" office:value="62.673678653454">
                <text:p>62.6736786534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1946.85">
                <text:p>261946.85</text:p>
              </table:table-cell>
              <table:table-cell office:value-type="float" office:value="80.08994953666">
                <text:p>80.08994953666</text:p>
              </table:table-cell>
              <table:table-cell office:value-type="float" office:value="80.08994953666">
                <text:p>80.089949536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9297.95">
                <text:p>409297.95</text:p>
              </table:table-cell>
              <table:table-cell office:value-type="float" office:value="96.024411117786">
                <text:p>96.024411117786</text:p>
              </table:table-cell>
              <table:table-cell office:value-type="float" office:value="96.024411117786">
                <text:p>96.0244111177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63878.95">
                <text:p>563878.95</text:p>
              </table:table-cell>
              <table:table-cell office:value-type="float" office:value="95.858751653434">
                <text:p>95.858751653434</text:p>
              </table:table-cell>
              <table:table-cell office:value-type="float" office:value="95.858751653434">
                <text:p>95.858751653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21243.65">
                <text:p>721243.65</text:p>
              </table:table-cell>
              <table:table-cell office:value-type="float" office:value="157.544089307354">
                <text:p>157.544089307354</text:p>
              </table:table-cell>
              <table:table-cell office:value-type="float" office:value="157.544089307354">
                <text:p>157.5440893073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78656.1">
                <text:p>878656.1</text:p>
              </table:table-cell>
              <table:table-cell office:value-type="float" office:value="131.43778001263">
                <text:p>131.43778001263</text:p>
              </table:table-cell>
              <table:table-cell office:value-type="float" office:value="131.43778001263">
                <text:p>131.437780012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40462.85">
                <text:p>1040462.85</text:p>
              </table:table-cell>
              <table:table-cell office:value-type="float" office:value="161.345987207276">
                <text:p>161.345987207276</text:p>
              </table:table-cell>
              <table:table-cell office:value-type="float" office:value="161.345987207276">
                <text:p>161.3459872072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07797.4">
                <text:p>1207797.4</text:p>
              </table:table-cell>
              <table:table-cell office:value-type="float" office:value="170.571826650461">
                <text:p>170.571826650461</text:p>
              </table:table-cell>
              <table:table-cell office:value-type="float" office:value="170.571826650461">
                <text:p>170.5718266504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75145.75">
                <text:p>1375145.75</text:p>
              </table:table-cell>
              <table:table-cell office:value-type="float" office:value="119.772327356492">
                <text:p>119.772327356492</text:p>
              </table:table-cell>
              <table:table-cell office:value-type="float" office:value="119.772327356492">
                <text:p>119.772327356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42494.4">
                <text:p>1542494.4</text:p>
              </table:table-cell>
              <table:table-cell office:value-type="float" office:value="231.360168014613">
                <text:p>231.360168014613</text:p>
              </table:table-cell>
              <table:table-cell office:value-type="float" office:value="231.360168014613">
                <text:p>231.360168014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284931">
                <text:p>3284931</text:p>
              </table:table-cell>
              <table:table-cell office:value-type="float" office:value="204.786841351257">
                <text:p>204.786841351257</text:p>
              </table:table-cell>
              <table:table-cell office:value-type="float" office:value="204.786841351257">
                <text:p>204.786841351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096282.75">
                <text:p>5096282.75</text:p>
              </table:table-cell>
              <table:table-cell office:value-type="float" office:value="407.25849822318">
                <text:p>407.25849822318</text:p>
              </table:table-cell>
              <table:table-cell office:value-type="float" office:value="407.25849822318">
                <text:p>407.2584982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6969839.7">
                <text:p>6969839.7</text:p>
              </table:table-cell>
              <table:table-cell office:value-type="float" office:value="369.179421572357">
                <text:p>369.179421572357</text:p>
              </table:table-cell>
              <table:table-cell office:value-type="float" office:value="369.179421572357">
                <text:p>369.1794215723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8843583.5">
                <text:p>8843583.5</text:p>
              </table:table-cell>
              <table:table-cell office:value-type="float" office:value="307.261645426174">
                <text:p>307.261645426174</text:p>
              </table:table-cell>
              <table:table-cell office:value-type="float" office:value="307.261645426174">
                <text:p>307.2616454261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0792610.2">
                <text:p>10792610.2</text:p>
              </table:table-cell>
              <table:table-cell office:value-type="float" office:value="454.210303714039">
                <text:p>454.210303714039</text:p>
              </table:table-cell>
              <table:table-cell office:value-type="float" office:value="454.210303714039">
                <text:p>454.2103037140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2766255.35">
                <text:p>12766255.35</text:p>
              </table:table-cell>
              <table:table-cell office:value-type="float" office:value="319.136285542713">
                <text:p>319.136285542713</text:p>
              </table:table-cell>
              <table:table-cell office:value-type="float" office:value="319.136285542713">
                <text:p>319.1362855427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4739981.55">
                <text:p>14739981.55</text:p>
              </table:table-cell>
              <table:table-cell office:value-type="float" office:value="452.436632303354">
                <text:p>452.436632303354</text:p>
              </table:table-cell>
              <table:table-cell office:value-type="float" office:value="452.436632303354">
                <text:p>452.4366323033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6713334.8">
                <text:p>16713334.8</text:p>
              </table:table-cell>
              <table:table-cell office:value-type="float" office:value="518.116601258829">
                <text:p>518.116601258829</text:p>
              </table:table-cell>
              <table:table-cell office:value-type="float" office:value="518.116601258829">
                <text:p>518.1166012588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8687150.1">
                <text:p>18687150.1</text:p>
              </table:table-cell>
              <table:table-cell office:value-type="float" office:value="717.952644677906">
                <text:p>717.952644677906</text:p>
              </table:table-cell>
              <table:table-cell office:value-type="float" office:value="717.952644677906">
                <text:p>717.952644677906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ArrayList'.K92:'MergeSort - ArrayList'.K136" chart:error-lower-range="'MergeSort - ArrayList'.K92:'MergeSort - ArrayList'.K136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ArrayList'.K92:'MergeSort - ArrayList'.K136" chart:error-lower-range="'MergeSort - ArrayList'.K92:'MergeSort - ArrayList'.K136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ArrayList'.K92:'MergeSort - ArrayList'.K136" chart:error-lower-range="'MergeSort - ArrayList'.K92:'MergeSort - ArrayList'.K136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ArrayList'.C92:'MergeSort - ArrayList'.C136 'MergeSort - ArrayList'.J1:'MergeSort - ArrayList'.J1 'MergeSort - ArrayList'.J92:'MergeSort - ArrayList'.J136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J92:'MergeSort - ArrayList'.J136" chart:label-cell-address="'MergeSort - ArrayList'.J1:'MergeSort - ArrayList'.J1" chart:class="chart:scatter">
            <chart:domain table:cell-range-address="'MergeSort - ArrayList'.C92:'MergeSort - ArrayList'.C136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ArrayList'.J1:'MergeSort - Array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92:'MergeSort - ArrayList'.C136</svg:desc>
                </draw:g>
              </table:table-cell>
              <table:table-cell office:value-type="float" office:value="127">
                <text:p>127</text:p>
                <draw:g>
                  <svg:desc>'MergeSort - ArrayList'.J92:'MergeSort - ArrayList'.J136</svg:desc>
                </draw:g>
              </table:table-cell>
              <table:table-cell office:value-type="float" office:value="0">
                <text:p>0</text:p>
                <draw:g>
                  <svg:desc>'MergeSort - ArrayList'.K92:'MergeSort - ArrayList'.K136</svg:desc>
                </draw:g>
              </table:table-cell>
              <table:table-cell office:value-type="float" office:value="0">
                <text:p>0</text:p>
                <draw:g>
                  <svg:desc>'MergeSort - ArrayList'.K92:'MergeSort - ArrayList'.K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LinkedList'.E137:'MergeSort - LinkedList'.E181" chart:error-lower-range="'MergeSort - LinkedList'.E137:'MergeSort - LinkedList'.E18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LinkedList'.E137:'MergeSort - LinkedList'.E181" chart:error-lower-range="'MergeSort - LinkedList'.E137:'MergeSort - LinkedList'.E18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E137:'MergeSort - LinkedList'.E181" chart:error-lower-range="'MergeSort - LinkedList'.E137:'MergeSort - LinkedList'.E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'MergeSort - ArrayList'.C137:'MergeSort - ArrayList'.D181 'MergeSort - ArrayList'.D1:'MergeSort - ArrayList'.D1" chart:data-source-has-labels="row" svg:x="0.32cm" svg:y="0.18cm" svg:width="10.603cm" svg:height="8.64cm">
          <chart:coordinate-region svg:x="1.127cm" svg:y="0.38cm" svg:width="9.14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D137:'MergeSort - ArrayList'.D181" chart:label-cell-address="'MergeSort - ArrayList'.D1:'MergeSort - ArrayList'.D1" chart:class="chart:scatter">
            <chart:domain table:cell-range-address="'MergeSort - ArrayList'.C137:'MergeSort - ArrayList'.C18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'MergeSort - ArrayList'.D1:'MergeSort - ArrayList'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137:'MergeSort - ArrayList'.C181</svg:desc>
                </draw:g>
              </table:table-cell>
              <table:table-cell office:value-type="float" office:value="0">
                <text:p>0</text:p>
                <draw:g>
                  <svg:desc>'MergeSort - ArrayList'.D137:'MergeSort - ArrayList'.D181</svg:desc>
                </draw:g>
              </table:table-cell>
              <table:table-cell office:value-type="float" office:value="0">
                <text:p>0</text:p>
                <draw:g>
                  <svg:desc>'MergeSort - LinkedList'.E137:'MergeSort - LinkedList'.E181</svg:desc>
                </draw:g>
              </table:table-cell>
              <table:table-cell office:value-type="float" office:value="0">
                <text:p>0</text:p>
                <draw:g>
                  <svg:desc>'MergeSort - LinkedList'.E137:'MergeSort - LinkedList'.E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.85">
                <text:p>5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.1">
                <text:p>0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6">
                <text:p>6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8.15">
                <text:p>8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3.1">
                <text:p>13.1</text:p>
              </table:table-cell>
              <table:table-cell office:value-type="float" office:value="0.871779788708">
                <text:p>0.871779788708</text:p>
              </table:table-cell>
              <table:table-cell office:value-type="float" office:value="0.871779788708">
                <text:p>0.87177978870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6">
                <text:p>16</text:p>
              </table:table-cell>
              <table:table-cell office:value-type="float" office:value="1.961504524593">
                <text:p>1.961504524593</text:p>
              </table:table-cell>
              <table:table-cell office:value-type="float" office:value="1.961504524593">
                <text:p>1.9615045245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9.3">
                <text:p>19.3</text:p>
              </table:table-cell>
              <table:table-cell office:value-type="float" office:value="1.8">
                <text:p>1.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1.45">
                <text:p>21.45</text:p>
              </table:table-cell>
              <table:table-cell office:value-type="float" office:value="1.768473918383">
                <text:p>1.768473918383</text:p>
              </table:table-cell>
              <table:table-cell office:value-type="float" office:value="1.768473918383">
                <text:p>1.7684739183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4">
                <text:p>24</text:p>
              </table:table-cell>
              <table:table-cell office:value-type="float" office:value="3.051229260479">
                <text:p>3.051229260479</text:p>
              </table:table-cell>
              <table:table-cell office:value-type="float" office:value="3.051229260479">
                <text:p>3.0512292604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53.4">
                <text:p>53.4</text:p>
              </table:table-cell>
              <table:table-cell office:value-type="float" office:value="7.96539390112">
                <text:p>7.96539390112</text:p>
              </table:table-cell>
              <table:table-cell office:value-type="float" office:value="7.96539390112">
                <text:p>7.96539390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87.55">
                <text:p>87.55</text:p>
              </table:table-cell>
              <table:table-cell office:value-type="float" office:value="45.603727917792">
                <text:p>45.603727917792</text:p>
              </table:table-cell>
              <table:table-cell office:value-type="float" office:value="45.603727917792">
                <text:p>45.6037279177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133.4">
                <text:p>133.4</text:p>
              </table:table-cell>
              <table:table-cell office:value-type="float" office:value="56.016493106941">
                <text:p>56.016493106941</text:p>
              </table:table-cell>
              <table:table-cell office:value-type="float" office:value="56.016493106941">
                <text:p>56.016493106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216.75">
                <text:p>216.75</text:p>
              </table:table-cell>
              <table:table-cell office:value-type="float" office:value="85.576223333354">
                <text:p>85.576223333354</text:p>
              </table:table-cell>
              <table:table-cell office:value-type="float" office:value="85.576223333354">
                <text:p>85.576223333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324.2">
                <text:p>324.2</text:p>
              </table:table-cell>
              <table:table-cell office:value-type="float" office:value="38.103116670425">
                <text:p>38.103116670425</text:p>
              </table:table-cell>
              <table:table-cell office:value-type="float" office:value="38.103116670425">
                <text:p>38.1031166704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404.3">
                <text:p>404.3</text:p>
              </table:table-cell>
              <table:table-cell office:value-type="float" office:value="49.005713952559">
                <text:p>49.005713952559</text:p>
              </table:table-cell>
              <table:table-cell office:value-type="float" office:value="49.005713952559">
                <text:p>49.0057139525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509.6">
                <text:p>509.6</text:p>
              </table:table-cell>
              <table:table-cell office:value-type="float" office:value="84.156936731324">
                <text:p>84.156936731324</text:p>
              </table:table-cell>
              <table:table-cell office:value-type="float" office:value="84.156936731324">
                <text:p>84.1569367313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559.35">
                <text:p>559.35</text:p>
              </table:table-cell>
              <table:table-cell office:value-type="float" office:value="42.496941066388">
                <text:p>42.496941066388</text:p>
              </table:table-cell>
              <table:table-cell office:value-type="float" office:value="42.496941066388">
                <text:p>42.4969410663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621.8">
                <text:p>621.8</text:p>
              </table:table-cell>
              <table:table-cell office:value-type="float" office:value="75.539972862056">
                <text:p>75.539972862056</text:p>
              </table:table-cell>
              <table:table-cell office:value-type="float" office:value="75.539972862056">
                <text:p>75.539972862056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LinkedList'.G137:'MergeSort - LinkedList'.G181" chart:error-lower-range="'MergeSort - LinkedList'.G137:'MergeSort - LinkedList'.G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'MergeSort - ArrayList'.C137:'MergeSort - ArrayList'.C181 'MergeSort - ArrayList'.F1:'MergeSort - ArrayList'.F1 'MergeSort - ArrayList'.F137:'MergeSort - ArrayList'.F181" chart:data-source-has-labels="row" svg:x="0.32cm" svg:y="0.18cm" svg:width="10.074cm" svg:height="8.64cm">
          <chart:coordinate-region svg:x="2.053cm" svg:y="0.379cm" svg:width="8.2cm" svg:height="6.9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F137:'MergeSort - ArrayList'.F181" chart:label-cell-address="'MergeSort - ArrayList'.F1:'MergeSort - ArrayList'.F1" chart:class="chart:scatter">
            <chart:domain table:cell-range-address="'MergeSort - ArrayList'.C137:'MergeSort - ArrayList'.C181"/>
            <chart:regression-curve chart:style-name="ch8">
              <chart:equation chart:display-equation="true" chart:display-r-square="true"/>
            </chart:regression-curve>
            <chart:error-indicator chart:style-name="ch9" chart:dimension="x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'MergeSort - ArrayList'.F1:'MergeSort - ArrayList'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137:'MergeSort - ArrayList'.C181</svg:desc>
                </draw:g>
              </table:table-cell>
              <table:table-cell office:value-type="float" office:value="64.1">
                <text:p>64.1</text:p>
                <draw:g>
                  <svg:desc>'MergeSort - ArrayList'.F137:'MergeSort - ArrayList'.F181</svg:desc>
                </draw:g>
              </table:table-cell>
              <table:table-cell office:value-type="float" office:value="1.061838029079">
                <text:p>1.061838029079</text:p>
                <draw:g>
                  <svg:desc>'MergeSort - LinkedList'.G137:'MergeSort - LinkedList'.G181</svg:desc>
                </draw:g>
              </table:table-cell>
              <table:table-cell office:value-type="float" office:value="1.061838029079">
                <text:p>1.061838029079</text:p>
                <draw:g>
                  <svg:desc>'MergeSort - LinkedList'.G137:'MergeSort - LinkedList'.G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1.6">
                <text:p>111.6</text:p>
              </table:table-cell>
              <table:table-cell office:value-type="float" office:value="2.22261107709">
                <text:p>2.22261107709</text:p>
              </table:table-cell>
              <table:table-cell office:value-type="float" office:value="2.22261107709">
                <text:p>2.222611077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7.8">
                <text:p>167.8</text:p>
              </table:table-cell>
              <table:table-cell office:value-type="float" office:value="3.392639090735">
                <text:p>3.392639090735</text:p>
              </table:table-cell>
              <table:table-cell office:value-type="float" office:value="3.392639090735">
                <text:p>3.392639090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3.9">
                <text:p>223.9</text:p>
              </table:table-cell>
              <table:table-cell office:value-type="float" office:value="4.537345038676">
                <text:p>4.537345038676</text:p>
              </table:table-cell>
              <table:table-cell office:value-type="float" office:value="4.537345038676">
                <text:p>4.5373450386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81.5">
                <text:p>281.5</text:p>
              </table:table-cell>
              <table:table-cell office:value-type="float" office:value="4.030818775392">
                <text:p>4.030818775392</text:p>
              </table:table-cell>
              <table:table-cell office:value-type="float" office:value="4.030818775392">
                <text:p>4.0308187753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43.4">
                <text:p>343.4</text:p>
              </table:table-cell>
              <table:table-cell office:value-type="float" office:value="4.679743582718">
                <text:p>4.679743582718</text:p>
              </table:table-cell>
              <table:table-cell office:value-type="float" office:value="4.679743582718">
                <text:p>4.6797435827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11.9">
                <text:p>411.9</text:p>
              </table:table-cell>
              <table:table-cell office:value-type="float" office:value="4.613837881851">
                <text:p>4.613837881851</text:p>
              </table:table-cell>
              <table:table-cell office:value-type="float" office:value="4.613837881851">
                <text:p>4.6138378818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79.5">
                <text:p>479.5</text:p>
              </table:table-cell>
              <table:table-cell office:value-type="float" office:value="4.464022849396">
                <text:p>4.464022849396</text:p>
              </table:table-cell>
              <table:table-cell office:value-type="float" office:value="4.464022849396">
                <text:p>4.4640228493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45.7">
                <text:p>545.7</text:p>
              </table:table-cell>
              <table:table-cell office:value-type="float" office:value="5.018714974994">
                <text:p>5.018714974994</text:p>
              </table:table-cell>
              <table:table-cell office:value-type="float" office:value="5.018714974994">
                <text:p>5.0187149749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95.95">
                <text:p>1295.95</text:p>
              </table:table-cell>
              <table:table-cell office:value-type="float" office:value="7.65898165548">
                <text:p>7.65898165548</text:p>
              </table:table-cell>
              <table:table-cell office:value-type="float" office:value="7.65898165548">
                <text:p>7.658981655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110.35">
                <text:p>2110.35</text:p>
              </table:table-cell>
              <table:table-cell office:value-type="float" office:value="7.85748051218">
                <text:p>7.85748051218</text:p>
              </table:table-cell>
              <table:table-cell office:value-type="float" office:value="7.85748051218">
                <text:p>7.857480512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82.4">
                <text:p>2982.4</text:p>
              </table:table-cell>
              <table:table-cell office:value-type="float" office:value="9.191844211051">
                <text:p>9.191844211051</text:p>
              </table:table-cell>
              <table:table-cell office:value-type="float" office:value="9.191844211051">
                <text:p>9.1918442110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857.15">
                <text:p>3857.15</text:p>
              </table:table-cell>
              <table:table-cell office:value-type="float" office:value="14.442645187014">
                <text:p>14.442645187014</text:p>
              </table:table-cell>
              <table:table-cell office:value-type="float" office:value="14.442645187014">
                <text:p>14.442645187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818.75">
                <text:p>4818.75</text:p>
              </table:table-cell>
              <table:table-cell office:value-type="float" office:value="13.390668392528">
                <text:p>13.390668392528</text:p>
              </table:table-cell>
              <table:table-cell office:value-type="float" office:value="13.390668392528">
                <text:p>13.3906683925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796.1">
                <text:p>5796.1</text:p>
              </table:table-cell>
              <table:table-cell office:value-type="float" office:value="14.715977711146">
                <text:p>14.715977711146</text:p>
              </table:table-cell>
              <table:table-cell office:value-type="float" office:value="14.715977711146">
                <text:p>14.7159777111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760.55">
                <text:p>6760.55</text:p>
              </table:table-cell>
              <table:table-cell office:value-type="float" office:value="14.501724035335">
                <text:p>14.501724035335</text:p>
              </table:table-cell>
              <table:table-cell office:value-type="float" office:value="14.501724035335">
                <text:p>14.501724035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737.35">
                <text:p>7737.35</text:p>
              </table:table-cell>
              <table:table-cell office:value-type="float" office:value="15.852050340618">
                <text:p>15.852050340618</text:p>
              </table:table-cell>
              <table:table-cell office:value-type="float" office:value="15.852050340618">
                <text:p>15.8520503406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703.75">
                <text:p>8703.75</text:p>
              </table:table-cell>
              <table:table-cell office:value-type="float" office:value="13.321035995859">
                <text:p>13.321035995859</text:p>
              </table:table-cell>
              <table:table-cell office:value-type="float" office:value="13.321035995859">
                <text:p>13.321035995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428.85">
                <text:p>19428.85</text:p>
              </table:table-cell>
              <table:table-cell office:value-type="float" office:value="26.73850219613">
                <text:p>26.73850219613</text:p>
              </table:table-cell>
              <table:table-cell office:value-type="float" office:value="26.73850219613">
                <text:p>26.73850219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1111.2">
                <text:p>31111.2</text:p>
              </table:table-cell>
              <table:table-cell office:value-type="float" office:value="25.664177368">
                <text:p>25.664177368</text:p>
              </table:table-cell>
              <table:table-cell office:value-type="float" office:value="25.664177368">
                <text:p>25.6641773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842.3">
                <text:p>42842.3</text:p>
              </table:table-cell>
              <table:table-cell office:value-type="float" office:value="34.093804409218">
                <text:p>34.093804409218</text:p>
              </table:table-cell>
              <table:table-cell office:value-type="float" office:value="34.093804409218">
                <text:p>34.0938044092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5484.1">
                <text:p>55484.1</text:p>
              </table:table-cell>
              <table:table-cell office:value-type="float" office:value="38.410252523171">
                <text:p>38.410252523171</text:p>
              </table:table-cell>
              <table:table-cell office:value-type="float" office:value="38.410252523171">
                <text:p>38.4102525231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8217.5">
                <text:p>68217.5</text:p>
              </table:table-cell>
              <table:table-cell office:value-type="float" office:value="40.409652295296">
                <text:p>40.409652295296</text:p>
              </table:table-cell>
              <table:table-cell office:value-type="float" office:value="40.409652295296">
                <text:p>40.4096522952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0958.5">
                <text:p>80958.5</text:p>
              </table:table-cell>
              <table:table-cell office:value-type="float" office:value="43.425654820242">
                <text:p>43.425654820242</text:p>
              </table:table-cell>
              <table:table-cell office:value-type="float" office:value="43.425654820242">
                <text:p>43.425654820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3694">
                <text:p>93694</text:p>
              </table:table-cell>
              <table:table-cell office:value-type="float" office:value="48.014034424892">
                <text:p>48.014034424892</text:p>
              </table:table-cell>
              <table:table-cell office:value-type="float" office:value="48.014034424892">
                <text:p>48.0140344248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7232.35">
                <text:p>107232.35</text:p>
              </table:table-cell>
              <table:table-cell office:value-type="float" office:value="46.418180736638">
                <text:p>46.418180736638</text:p>
              </table:table-cell>
              <table:table-cell office:value-type="float" office:value="46.418180736638">
                <text:p>46.4181807366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20983.15">
                <text:p>120983.15</text:p>
              </table:table-cell>
              <table:table-cell office:value-type="float" office:value="36.322031920349">
                <text:p>36.322031920349</text:p>
              </table:table-cell>
              <table:table-cell office:value-type="float" office:value="36.322031920349">
                <text:p>36.3220319203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1923.75">
                <text:p>261923.75</text:p>
              </table:table-cell>
              <table:table-cell office:value-type="float" office:value="74.587850860798">
                <text:p>74.587850860798</text:p>
              </table:table-cell>
              <table:table-cell office:value-type="float" office:value="74.587850860798">
                <text:p>74.587850860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9264.25">
                <text:p>409264.25</text:p>
              </table:table-cell>
              <table:table-cell office:value-type="float" office:value="107.240150835272">
                <text:p>107.240150835272</text:p>
              </table:table-cell>
              <table:table-cell office:value-type="float" office:value="107.240150835272">
                <text:p>107.240150835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63850.65">
                <text:p>563850.65</text:p>
              </table:table-cell>
              <table:table-cell office:value-type="float" office:value="101.549691800542">
                <text:p>101.549691800542</text:p>
              </table:table-cell>
              <table:table-cell office:value-type="float" office:value="101.549691800542">
                <text:p>101.5496918005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21155.35">
                <text:p>721155.35</text:p>
              </table:table-cell>
              <table:table-cell office:value-type="float" office:value="83.843589483983">
                <text:p>83.843589483983</text:p>
              </table:table-cell>
              <table:table-cell office:value-type="float" office:value="83.843589483983">
                <text:p>83.8435894839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78480.2">
                <text:p>878480.2</text:p>
              </table:table-cell>
              <table:table-cell office:value-type="float" office:value="133.971638425242">
                <text:p>133.971638425242</text:p>
              </table:table-cell>
              <table:table-cell office:value-type="float" office:value="133.971638425242">
                <text:p>133.971638425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40253.75">
                <text:p>1040253.75</text:p>
              </table:table-cell>
              <table:table-cell office:value-type="float" office:value="156.665535737413">
                <text:p>156.665535737413</text:p>
              </table:table-cell>
              <table:table-cell office:value-type="float" office:value="156.665535737413">
                <text:p>156.665535737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07626.4">
                <text:p>1207626.4</text:p>
              </table:table-cell>
              <table:table-cell office:value-type="float" office:value="128.119972271781">
                <text:p>128.119972271781</text:p>
              </table:table-cell>
              <table:table-cell office:value-type="float" office:value="128.119972271781">
                <text:p>128.1199722717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74919.4">
                <text:p>1374919.4</text:p>
              </table:table-cell>
              <table:table-cell office:value-type="float" office:value="134.049345581324">
                <text:p>134.049345581324</text:p>
              </table:table-cell>
              <table:table-cell office:value-type="float" office:value="134.049345581324">
                <text:p>134.049345581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42242.9">
                <text:p>1542242.9</text:p>
              </table:table-cell>
              <table:table-cell office:value-type="float" office:value="116.009746273616">
                <text:p>116.009746273616</text:p>
              </table:table-cell>
              <table:table-cell office:value-type="float" office:value="116.009746273616">
                <text:p>116.0097462736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284387.85">
                <text:p>3284387.85</text:p>
              </table:table-cell>
              <table:table-cell office:value-type="float" office:value="293.666524043429">
                <text:p>293.666524043429</text:p>
              </table:table-cell>
              <table:table-cell office:value-type="float" office:value="293.666524043429">
                <text:p>293.666524043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5095364.05">
                <text:p>5095364.05</text:p>
              </table:table-cell>
              <table:table-cell office:value-type="float" office:value="314.267482856961">
                <text:p>314.267482856961</text:p>
              </table:table-cell>
              <table:table-cell office:value-type="float" office:value="314.267482856961">
                <text:p>314.2674828569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6968649.75">
                <text:p>6968649.75</text:p>
              </table:table-cell>
              <table:table-cell office:value-type="float" office:value="393.819349051694">
                <text:p>393.819349051694</text:p>
              </table:table-cell>
              <table:table-cell office:value-type="float" office:value="393.819349051694">
                <text:p>393.8193490516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8841846.1">
                <text:p>8841846.1</text:p>
              </table:table-cell>
              <table:table-cell office:value-type="float" office:value="434.955457489615">
                <text:p>434.955457489615</text:p>
              </table:table-cell>
              <table:table-cell office:value-type="float" office:value="434.955457489615">
                <text:p>434.9554574896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0790443.55">
                <text:p>10790443.55</text:p>
              </table:table-cell>
              <table:table-cell office:value-type="float" office:value="334.084967672896">
                <text:p>334.084967672896</text:p>
              </table:table-cell>
              <table:table-cell office:value-type="float" office:value="334.084967672896">
                <text:p>334.0849676728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2763698.05">
                <text:p>12763698.05</text:p>
              </table:table-cell>
              <table:table-cell office:value-type="float" office:value="517.01559454237">
                <text:p>517.01559454237</text:p>
              </table:table-cell>
              <table:table-cell office:value-type="float" office:value="517.01559454237">
                <text:p>517.01559454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4736616.85">
                <text:p>14736616.85</text:p>
              </table:table-cell>
              <table:table-cell office:value-type="float" office:value="474.774913774938">
                <text:p>474.774913774938</text:p>
              </table:table-cell>
              <table:table-cell office:value-type="float" office:value="474.774913774938">
                <text:p>474.77491377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6709773.3">
                <text:p>16709773.3</text:p>
              </table:table-cell>
              <table:table-cell office:value-type="float" office:value="517.382806778501">
                <text:p>517.382806778501</text:p>
              </table:table-cell>
              <table:table-cell office:value-type="float" office:value="517.382806778501">
                <text:p>517.382806778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18682886.5">
                <text:p>18682886.5</text:p>
              </table:table-cell>
              <table:table-cell office:value-type="float" office:value="546.669232717555">
                <text:p>546.669232717555</text:p>
              </table:table-cell>
              <table:table-cell office:value-type="float" office:value="546.669232717555">
                <text:p>546.669232717555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'MergeSort - ArrayList'.K136:'MergeSort - ArrayList'.K181" chart:error-lower-range="'MergeSort - ArrayList'.K136:'MergeSort - ArrayList'.K18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MergeSort - ArrayList'.K136:'MergeSort - ArrayList'.K181" chart:error-lower-range="'MergeSort - ArrayList'.K136:'MergeSort - ArrayList'.K18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'MergeSort - ArrayList'.K136:'MergeSort - ArrayList'.K181" chart:error-lower-range="'MergeSort - ArrayList'.K136:'MergeSort - ArrayList'.K181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'MergeSort - ArrayList'.C137:'MergeSort - ArrayList'.C181 'MergeSort - ArrayList'.J1:'MergeSort - ArrayList'.J1 'MergeSort - ArrayList'.J137:'MergeSort - ArrayList'.J181" chart:data-source-has-labels="row" svg:x="0.32cm" svg:y="0.18cm" svg:width="11.291cm" svg:height="8.64cm">
          <chart:coordinate-region svg:x="2.053cm" svg:y="0.379cm" svg:width="8.90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MergeSort - ArrayList'.J137:'MergeSort - ArrayList'.J181" chart:label-cell-address="'MergeSort - ArrayList'.J1:'MergeSort - ArrayList'.J1" chart:class="chart:scatter">
            <chart:domain table:cell-range-address="'MergeSort - ArrayList'.C137:'MergeSort - ArrayList'.C181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adds</text:p>
                <draw:g>
                  <svg:desc>'MergeSort - ArrayList'.J1:'MergeSort - ArrayList'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MergeSort - ArrayList'.C137:'MergeSort - ArrayList'.C181</svg:desc>
                </draw:g>
              </table:table-cell>
              <table:table-cell office:value-type="float" office:value="127">
                <text:p>127</text:p>
                <draw:g>
                  <svg:desc>'MergeSort - ArrayList'.J137:'MergeSort - ArrayList'.J181</svg:desc>
                </draw:g>
              </table:table-cell>
              <table:table-cell office:value-type="float" office:value="0">
                <text:p>0</text:p>
                <draw:g>
                  <svg:desc>'MergeSort - ArrayList'.K136:'MergeSort - ArrayList'.K181</svg:desc>
                </draw:g>
              </table:table-cell>
              <table:table-cell office:value-type="float" office:value="0">
                <text:p>0</text:p>
                <draw:g>
                  <svg:desc>'MergeSort - ArrayList'.K136:'MergeSort - ArrayList'.K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571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871">
                <text:p>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43">
                <text:p>19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87">
                <text:p>3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287">
                <text:p>4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487">
                <text:p>5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775">
                <text:p>6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8075">
                <text:p>8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9375">
                <text:p>9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0675">
                <text:p>10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1975">
                <text:p>119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5951">
                <text:p>259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903">
                <text:p>40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55903">
                <text:p>55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1807">
                <text:p>71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87807">
                <text:p>87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03807">
                <text:p>103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19807">
                <text:p>1198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6615">
                <text:p>136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53615">
                <text:p>15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27231">
                <text:p>32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07231">
                <text:p>507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94463">
                <text:p>69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84463">
                <text:p>88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074463">
                <text:p>1074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68927">
                <text:p>12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68927">
                <text:p>14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668927">
                <text:p>16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868927">
                <text:p>1868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0000">
                <text:p>200000</text:p>
              </table:table-cell>
              <table:table-cell office:value-type="float" office:value="3937855">
                <text:p>3937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00">
                <text:p>300000</text:p>
              </table:table-cell>
              <table:table-cell office:value-type="float" office:value="6075711">
                <text:p>60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00">
                <text:p>400000</text:p>
              </table:table-cell>
              <table:table-cell office:value-type="float" office:value="8275711">
                <text:p>82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0000">
                <text:p>500000</text:p>
              </table:table-cell>
              <table:table-cell office:value-type="float" office:value="10475711">
                <text:p>104757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000">
                <text:p>600000</text:p>
              </table:table-cell>
              <table:table-cell office:value-type="float" office:value="12751423">
                <text:p>127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00">
                <text:p>700000</text:p>
              </table:table-cell>
              <table:table-cell office:value-type="float" office:value="15051423">
                <text:p>150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00">
                <text:p>800000</text:p>
              </table:table-cell>
              <table:table-cell office:value-type="float" office:value="17351423">
                <text:p>173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00">
                <text:p>900000</text:p>
              </table:table-cell>
              <table:table-cell office:value-type="float" office:value="19651423">
                <text:p>196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000">
                <text:p>1000000</text:p>
              </table:table-cell>
              <table:table-cell office:value-type="float" office:value="21951423">
                <text:p>21951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